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FA0000280B00001B4A8D4F46F5.svm"/>
  <manifest:file-entry manifest:media-type="image/png" manifest:full-path="Pictures/100000000000000800000008913C8356.png"/>
  <manifest:file-entry manifest:media-type="" manifest:full-path="Pictures/200002FA00002C0E00003F3D31AD3F15.svm"/>
  <manifest:file-entry manifest:media-type="" manifest:full-path="Pictures/2000040E0000280300001B4AD62C10A2.svm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9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271cm"/>
    </style:style>
    <style:style style:name="gr6" style:family="graphic" style:parent-style-name="standard">
      <style:graphic-properties svg:stroke-width="0.102cm" svg:stroke-color="#008000" draw:marker-start-width="0.352cm" draw:marker-end-width="0.352cm" draw:fill="none" draw:textarea-horizontal-align="center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092cm"/>
    </style:style>
    <style:style style:name="gr9" style:family="graphic" style:parent-style-name="standard">
      <style:graphic-properties draw:stroke="none" svg:stroke-width="0.152cm" svg:stroke-color="#000000" draw:marker-start-width="0.427cm" draw:marker-end-width="0.427cm" draw:fill="none" draw:fill-color="#ffffff" draw:textarea-horizontal-align="left" draw:auto-grow-height="true" draw:auto-grow-width="true" fo:min-height="1.111cm" fo:min-width="3.692cm"/>
    </style:style>
    <style:style style:name="gr10" style:family="graphic" style:parent-style-name="standard">
      <style:graphic-properties draw:stroke="dash" draw:stroke-dash="Fine_20_Dashed_20__28_var_29_" svg:stroke-width="0.152cm" svg:stroke-color="#0000ff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556cm" fo:min-width="15.551cm" fo:padding-top="0.201cm" fo:padding-bottom="0.201cm" fo:padding-left="0.326cm" fo:padding-right="0.326cm"/>
    </style:style>
    <style:style style:name="gr12" style:family="graphic" style:parent-style-name="standard">
      <style:graphic-properties draw:stroke="solid" draw:stroke-dash="Fine_20_Dashed_20__28_var_29_" svg:stroke-width="0.152cm" svg:stroke-color="#000000" draw:textarea-horizontal-align="center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556cm" fo:min-width="17.12cm" fo:padding-top="0.201cm" fo:padding-bottom="0.201cm" fo:padding-left="0.326cm" fo:padding-right="0.326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draw:stroke-dash="Ultrafine_20_Dashed" svg:stroke-width="0cm" svg:stroke-color="#000000" draw:fill="solid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draw:stroke-dash="Ultrafine_20_Dashed" svg:stroke-width="0cm" svg:stroke-color="#000000" draw:fill="solid" draw:fill-color="#23ff23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solid" draw:stroke-dash="Ultrafine_20_Dashed" svg:stroke-width="0cm" svg:stroke-color="#000000" draw:fill="solid" draw:fill-color="#e6e64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draw:stroke-dash="Ultrafine_20_Dashed" svg:stroke-width="0cm" svg:stroke-color="#000000" draw:fill="solid" draw:fill-color="#00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draw:stroke-dash="Ultrafine_20_Dashed" svg:stroke-width="0cm" svg:stroke-color="#000000" draw:fill="solid" draw:fill-color="#e6e6ff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stroke="solid" draw:stroke-dash="Ultrafine_20_Dashed" svg:stroke-width="0cm" svg:stroke-color="#000000" draw:fill="solid" draw:fill-color="#c5c5db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solid" draw:stroke-dash="Ultrafine_20_Dashed" svg:stroke-width="0cm" svg:stroke-color="#000000" draw:fill="none" draw:fill-color="#e6e6ff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solid" draw:stroke-dash="Ultrafine_20_Dashed" svg:stroke-width="0cm" svg:stroke-color="#000000" draw:fill="solid" draw:fill-color="#00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draw:stroke-dash="Ultrafine_20_Dashed" svg:stroke-width="0cm" svg:stroke-color="#000000" draw:marker-end="Arrow" draw:marker-end-width="0.3cm" draw:fill="solid" draw:fill-color="#ff9966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solid" draw:stroke-dash="Ultrafine_20_Dashed" svg:stroke-width="0cm" svg:stroke-color="#000000" draw:fill="solid" draw:fill-color="#0000ff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solid" draw:stroke-dash="Ultrafine_20_Dashed" svg:stroke-width="0cm" svg:stroke-color="#000000" draw:fill="solid" draw:fill-color="#008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draw:stroke-dash="Ultrafine_20_Dashed" svg:stroke-width="0cm" svg:stroke-color="#000000" draw:fill="solid" draw:fill-color="#8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solid" draw:stroke-dash="Ultrafine_20_Dashed" svg:stroke-width="0cm" svg:stroke-color="#000000" draw:fill="solid" draw:fill-color="#808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3" style:family="graphic" style:parent-style-name="standard">
      <style:graphic-properties draw:stroke="solid" draw:stroke-dash="Ultrafine_20_Dashed" svg:stroke-width="0cm" svg:stroke-color="#000000" draw:fill="solid" draw:fill-color="#80808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textarea-vertical-align="middle" draw:auto-grow-height="false" fo:min-height="0.749cm" fo:min-width="0.499cm"/>
    </style:style>
    <style:style style:name="gr3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6" style:family="graphic" style:parent-style-name="standard">
      <style:graphic-properties draw:stroke="solid" draw:stroke-dash="Ultrafine_20_Dashed" svg:stroke-width="0cm" svg:stroke-color="#808080" draw:marker-end="Arrow" draw:marker-end-width="0.3cm" draw:fill="solid" draw:fill-color="#ff9966" draw:textarea-horizontal-align="center" draw:textarea-vertical-align="middle"/>
    </style:style>
    <style:style style:name="gr37" style:family="graphic" style:parent-style-name="standard">
      <style:graphic-properties draw:stroke="solid" draw:stroke-dash="Ultrafine_20_Dashed" svg:stroke-width="0cm" svg:stroke-color="#ffffff" draw:marker-end="Arrow" draw:marker-end-width="0.3cm" draw:fill="solid" draw:fill-color="#ff9966" draw:textarea-horizontal-align="center" draw:textarea-vertical-align="middle"/>
    </style:style>
    <style:style style:name="gr38" style:family="graphic" style:parent-style-name="standard">
      <style:graphic-properties svg:stroke-width="0cm" draw:marker-start-width="0.124cm" draw:marker-end="Arrow" draw:marker-end-width="0.224cm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65cm"/>
    </style:style>
    <style:style style:name="gr42" style:family="graphic" style:parent-style-name="standard">
      <style:graphic-properties draw:stroke="dash" draw:stroke-dash="Fine_20_Dashed_20__28_var_29_" svg:stroke-width="0.102cm" svg:stroke-color="#0000ff" draw:marker-start-width="0.125cm" draw:marker-end-width="0.125cm" draw:textarea-horizontal-align="center" draw:textarea-vertical-align="middle" fo:padding-top="0.176cm" fo:padding-bottom="0.176cm" fo:padding-left="0.301cm" fo:padding-right="0.301cm"/>
    </style:style>
    <style:style style:name="gr43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475cm" fo:min-width="6.332cm" fo:padding-top="0.201cm" fo:padding-bottom="0.201cm" fo:padding-left="0.326cm" fo:padding-right="0.326cm"/>
    </style:style>
    <style:style style:name="gr44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175cm" fo:padding-bottom="0.175cm" fo:padding-left="0.3cm" fo:padding-right="0.3cm" draw:shadow="hidden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85cm"/>
    </style:style>
    <style:style style:name="gr4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draw:marker-start-width="0.2cm" draw:marker-end-width="0.2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6.922cm"/>
    </style:style>
    <style:style style:name="gr50" style:family="graphic" style:parent-style-name="standard">
      <style:graphic-properties draw:stroke="dash" draw:stroke-dash="Fine_20_Dashed_20__28_var_29_" svg:stroke-width="0.102cm" svg:stroke-color="#00ffff" draw:marker-start-width="0.125cm" draw:marker-end-width="0.125cm" draw:textarea-horizontal-align="center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dash" draw:stroke-dash="Fine_20_Dashed_20__28_var_29_" svg:stroke-width="0.102cm" svg:stroke-color="#0000ff" draw:marker-start-width="0.152cm" draw:marker-end-width="0.152cm" draw:textarea-horizontal-align="center" draw:textarea-vertical-align="middle" fo:padding-top="0.176cm" fo:padding-bottom="0.176cm" fo:padding-left="0.301cm" fo:padding-right="0.301cm"/>
    </style:style>
    <style:style style:name="gr52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475cm" fo:min-width="9.508cm" fo:padding-top="0.201cm" fo:padding-bottom="0.201cm" fo:padding-left="0.326cm" fo:padding-right="0.326cm"/>
    </style:style>
    <style:style style:name="gr53" style:family="graphic" style:parent-style-name="standard">
      <style:graphic-properties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_32__20_Dots_20_1_20_Dash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solid" draw:stroke-dash="Fine_20_Dashed_20__28_var_29_" svg:stroke-width="0.102cm" svg:stroke-color="#000000" draw:marker-start-width="0.125cm" draw:marker-end-width="0.125cm" draw:textarea-horizontal-align="center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draw:stroke="none" draw:stroke-dash="Fine_20_Dashed_20__28_var_29_" svg:stroke-width="0.152cm" svg:stroke-color="#000000" draw:fill="none" draw:fill-color="#ffffff" draw:textarea-horizontal-align="left" draw:auto-grow-height="true" draw:auto-grow-width="true" fo:min-height="0.475cm" fo:min-width="10.747cm" fo:padding-top="0.201cm" fo:padding-bottom="0.201cm" fo:padding-left="0.326cm" fo:padding-right="0.326cm"/>
    </style:style>
    <style:style style:name="gr5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0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fill="none" draw:textarea-vertical-align="middle" draw:auto-grow-height="false" fo:min-height="0.749cm" fo:min-width="0.499cm"/>
    </style:style>
    <style:style style:name="gr62" style:family="graphic" style:parent-style-name="standard">
      <style:graphic-properties draw:fill="solid" draw:fill-color="#99ccff" draw:fill-gradient-name="Gradient_20_1" draw:fill-hatch-name="Black_20_0_20_Degrees" draw:fill-image-name="Empty" draw:opacity="100%" draw:textarea-horizontal-align="center" draw:textarea-vertical-align="middle" draw:shadow-offset-x="0.305cm" draw:shadow-offset-y="0.305cm" draw:shadow-opacity="100%"/>
    </style:style>
    <style:style style:name="gr63" style:family="graphic" style:parent-style-name="standard">
      <style:graphic-properties draw:stroke="dash" draw:stroke-dash="Ultrafine_20_Dashed"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svg:stroke-width="0.051cm" svg:stroke-color="#0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102cm" svg:stroke-color="#800000" draw:marker-start-width="0.276cm" draw:marker-end-width="0.276cm" draw:fill="none" draw:textarea-horizontal-align="center" draw:textarea-vertical-align="middle" fo:padding-top="0.175cm" fo:padding-bottom="0.175cm" fo:padding-left="0.3cm" fo:padding-right="0.3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33cm"/>
    </style:style>
    <style:style style:name="gr67" style:family="graphic" style:parent-style-name="standard">
      <style:graphic-properties svg:stroke-color="#800000" draw:fill="none" draw:textarea-vertical-align="middle" draw:auto-grow-height="false" fo:min-height="0.749cm" fo:min-width="0.499cm"/>
    </style:style>
    <style:style style:name="gr68" style:family="graphic" style:parent-style-name="standard">
      <style:graphic-properties draw:stroke="solid" draw:stroke-dash="Ultrafine_20_Dashed" svg:stroke-width="0cm" svg:stroke-color="#ffffff" draw:fill="solid" draw:fill-color="#0000ff" draw:textarea-horizontal-align="justify" draw:textarea-vertical-align="middle" draw:auto-grow-height="false" draw:shadow="hidden"/>
    </style:style>
    <style:style style:name="gr69" style:family="graphic" style:parent-style-name="standard">
      <style:graphic-properties draw:stroke="solid" draw:stroke-dash="Ultrafine_20_Dashed" svg:stroke-width="0cm" svg:stroke-color="#ffffff" draw:fill="solid" draw:fill-color="#333333" draw:textarea-horizontal-align="justify" draw:textarea-vertical-align="middle" draw:auto-grow-height="false" draw:shadow="hidden"/>
    </style:style>
    <style:style style:name="gr70" style:family="graphic" style:parent-style-name="standard">
      <style:graphic-properties svg:stroke-color="#008000" draw:fill="solid" draw:fill-color="#008000" draw:textarea-horizontal-align="center" draw:textarea-vertical-align="middle" draw:auto-grow-height="false" fo:min-height="0.749cm" fo:min-width="0.499cm" draw:shadow="hidden"/>
    </style:style>
    <style:style style:name="gr71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dash" draw:stroke-dash="Fine_20_Dashed" svg:stroke-width="0.152cm" svg:stroke-color="#00008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>
      <style:graphic-properties draw:stroke="solid" draw:stroke-dash="Ultrafine_20_Dashed" svg:stroke-width="0cm" svg:stroke-color="#ffffff" draw:fill="solid" draw:fill-color="#ff0000" draw:textarea-horizontal-align="justify" draw:textarea-vertical-align="middle" draw:auto-grow-height="false" draw:shadow="hidden"/>
    </style:style>
    <style:style style:name="gr75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dash" draw:stroke-dash="Fine_20_Dashed" svg:stroke-width="0.152cm" svg:stroke-color="#00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>
      <style:graphic-properties draw:stroke="solid" draw:stroke-dash="Ultrafine_20_Dashed" svg:stroke-width="0cm" svg:stroke-color="#ffffff" draw:fill="solid" draw:fill-color="#000080" draw:textarea-horizontal-align="justify" draw:textarea-vertical-align="middle" draw:auto-grow-height="false" draw:shadow="hidden"/>
    </style:style>
    <style:style style:name="gr78" style:family="graphic" style:parent-style-name="standard" style:list-style-name="L1">
      <style:graphic-properties draw:stroke="dash" draw:stroke-dash="Fine_20_Dashed" svg:stroke-width="0.152cm" svg:stroke-color="#00008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dash" draw:stroke-dash="Fine_20_Dashed" svg:stroke-width="0.152cm" svg:stroke-color="#ff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dash" draw:stroke-dash="Fine_20_Dashed" svg:stroke-width="0.102cm" svg:stroke-color="#000000" draw:marker-start="" draw:marker-start-width="0.352cm" draw:marker-start-center="false" draw:marker-end="" draw:marker-end-width="0.352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dash" draw:stroke-dash="Fine_20_Dashed" svg:stroke-width="0.152cm" svg:stroke-color="#008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dash" draw:stroke-dash="Fine_20_Dashed" svg:stroke-width="0.152cm" svg:stroke-color="#ff0000" draw:marker-start="" draw:marker-start-width="0.427cm" draw:marker-start-center="false" draw:marker-end="" draw:marker-end-width="0.42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>
      <style:graphic-properties draw:stroke="solid" draw:stroke-dash="Fine_20_Dashed" svg:stroke-width="0.152cm" svg:stroke-color="#0080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>
      <style:graphic-properties draw:ole-draw-aspect="1"/>
    </style:style>
    <style:style style:name="gr8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88" style:family="graphic" style:parent-style-name="standard">
      <style:graphic-properties draw:stroke="solid" svg:stroke-color="#b3b3b3" draw:textarea-horizontal-align="center" draw:textarea-vertical-align="middle"/>
    </style:style>
    <style:style style:name="gr89" style:family="graphic" style:parent-style-name="standard">
      <style:graphic-properties draw:stroke="none" draw:fill="none" draw:fill-color="#ffffff" draw:textarea-horizontal-align="left" draw:auto-grow-width="true" fo:min-height="0.061cm" fo:min-width="0.202cm"/>
    </style:style>
    <style:style style:name="gr90" style:family="graphic" style:parent-style-name="standard">
      <style:graphic-properties draw:stroke="none" draw:fill="none" draw:fill-color="#ffffff" draw:textarea-horizontal-align="left" draw:auto-grow-width="true" fo:min-height="0.061cm" fo:min-width="0.046cm"/>
    </style:style>
    <style:style style:name="gr91" style:family="graphic" style:parent-style-name="standard">
      <style:graphic-properties draw:stroke="none" draw:fill="none" draw:fill-color="#ffffff" draw:textarea-horizontal-align="left" draw:auto-grow-width="true" fo:min-height="0.061cm" fo:min-width="0cm"/>
    </style:style>
    <style:style style:name="gr92" style:family="graphic" style:parent-style-name="standard">
      <style:graphic-properties draw:stroke="none" svg:stroke-color="#b3b3b3" draw:fill="solid" draw:fill-color="#004586" draw:textarea-horizontal-align="center" draw:textarea-vertical-align="middle"/>
    </style:style>
    <style:style style:name="gr93" style:family="graphic" style:parent-style-name="standard">
      <style:graphic-properties draw:stroke="solid" svg:stroke-color="#000000" draw:textarea-horizontal-align="center" draw:textarea-vertical-align="middle"/>
    </style:style>
    <style:style style:name="gr94" style:family="graphic" style:parent-style-name="standard">
      <style:graphic-properties draw:stroke="none" svg:stroke-color="#000000" draw:fill="solid" draw:fill-color="#004586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solid" draw:fill-color="#ff420e" draw:textarea-horizontal-align="center" draw:textarea-vertical-align="middle"/>
    </style:style>
    <style:style style:name="gr96" style:family="graphic" style:parent-style-name="standard">
      <style:graphic-properties draw:stroke="none" draw:fill="none" draw:fill-color="#ffffff" draw:textarea-horizontal-align="left" draw:auto-grow-width="true" fo:min-height="0.061cm" fo:min-width="1cm"/>
    </style:style>
    <style:style style:name="gr97" style:family="graphic" style:parent-style-name="standard">
      <style:graphic-properties draw:stroke="none" draw:fill="none" draw:fill-color="#ffffff" draw:textarea-horizontal-align="left" draw:auto-grow-width="true" fo:min-height="0.061cm" fo:min-width="1.156cm"/>
    </style:style>
    <style:style style:name="gr98" style:family="graphic" style:parent-style-name="standard">
      <style:graphic-properties draw:stroke="none" draw:fill="none" draw:fill-color="#ffffff" draw:textarea-horizontal-align="left" draw:auto-grow-width="true" fo:min-height="0.103cm" fo:min-width="0.682cm"/>
    </style:style>
    <style:style style:name="gr99" style:family="graphic" style:parent-style-name="standard">
      <style:graphic-properties draw:stroke="none" draw:fill="none" draw:fill-color="#ffffff" draw:textarea-horizontal-align="left" draw:auto-grow-width="true" fo:min-height="0.113cm" fo:min-width="0.595cm"/>
    </style:style>
    <style:style style:name="gr100" style:family="graphic" style:parent-style-name="standard">
      <style:graphic-properties draw:stroke="none" draw:fill="none" draw:fill-color="#ffffff" draw:textarea-horizontal-align="left" draw:auto-grow-width="true" fo:min-height="0.062cm" fo:min-width="0.046cm"/>
    </style:style>
    <style:style style:name="gr101" style:family="graphic" style:parent-style-name="standard">
      <style:graphic-properties draw:stroke="none" draw:fill="none" draw:fill-color="#ffffff" draw:textarea-horizontal-align="left" draw:auto-grow-width="true" fo:min-height="0.062cm" fo:min-width="0cm"/>
    </style:style>
    <style:style style:name="gr102" style:family="graphic" style:parent-style-name="standard">
      <style:graphic-properties draw:stroke="none" draw:fill="none" draw:fill-color="#ffffff" draw:textarea-horizontal-align="left" draw:auto-grow-width="true" fo:min-height="0.062cm" fo:min-width="0.999cm"/>
    </style:style>
    <style:style style:name="gr103" style:family="graphic" style:parent-style-name="standard">
      <style:graphic-properties draw:stroke="none" draw:fill="none" draw:fill-color="#ffffff" draw:textarea-horizontal-align="left" draw:auto-grow-width="true" fo:min-height="0.062cm" fo:min-width="1.155cm"/>
    </style:style>
    <style:style style:name="gr104" style:family="graphic" style:parent-style-name="standard">
      <style:graphic-properties draw:stroke="none" draw:fill="none" draw:fill-color="#ffffff" draw:textarea-horizontal-align="left" draw:auto-grow-width="true" fo:min-height="0.102cm" fo:min-width="1.593cm"/>
    </style:style>
    <style:style style:name="gr105" style:family="graphic" style:parent-style-name="standard">
      <style:graphic-properties draw:stroke="none" draw:fill="none" draw:fill-color="#ffffff" draw:textarea-horizontal-align="left" draw:auto-grow-width="true" fo:min-height="0.113cm" fo:min-width="0.591cm"/>
    </style:style>
    <style:style style:name="gr106" style:family="graphic" style:parent-style-name="standard">
      <style:graphic-properties draw:stroke="none" svg:stroke-color="#000000" draw:fill="solid" draw:fill-color="#ffd320" draw:textarea-horizontal-align="center" draw:textarea-vertical-align="middle"/>
    </style:style>
    <style:style style:name="gr107" style:family="graphic" style:parent-style-name="standard">
      <style:graphic-properties draw:stroke="none" draw:fill="none" draw:fill-color="#ffffff" draw:textarea-horizontal-align="left" draw:auto-grow-width="true" fo:min-height="0.061cm" fo:min-width="0.734cm"/>
    </style:style>
    <style:style style:name="gr108" style:family="graphic" style:parent-style-name="standard">
      <style:graphic-properties draw:stroke="none" draw:fill="none" draw:fill-color="#ffffff" draw:textarea-horizontal-align="left" draw:auto-grow-width="true" fo:min-height="0.061cm" fo:min-width="0.985cm"/>
    </style:style>
    <style:style style:name="gr109" style:family="graphic" style:parent-style-name="standard">
      <style:graphic-properties draw:stroke="none" draw:fill="none" draw:fill-color="#ffffff" draw:textarea-horizontal-align="left" draw:auto-grow-width="true" fo:min-height="0.061cm" fo:min-width="1.282cm"/>
    </style:style>
    <style:style style:name="gr110" style:family="graphic" style:parent-style-name="standard">
      <style:graphic-properties draw:stroke="none" draw:fill="none" draw:fill-color="#ffffff" draw:textarea-horizontal-align="left" draw:auto-grow-width="true" fo:min-height="0.061cm" fo:min-width="0.938cm"/>
    </style:style>
    <style:style style:name="gr111" style:family="graphic" style:parent-style-name="standard">
      <style:graphic-properties draw:stroke="none" draw:fill="none" draw:fill-color="#ffffff" draw:textarea-horizontal-align="left" draw:auto-grow-width="true" fo:min-height="0.061cm" fo:min-width="0.594cm"/>
    </style:style>
    <style:style style:name="gr112" style:family="graphic" style:parent-style-name="standard">
      <style:graphic-properties draw:stroke="none" draw:fill="none" draw:fill-color="#ffffff" draw:textarea-horizontal-align="left" draw:auto-grow-width="true" fo:min-height="0.103cm" fo:min-width="0.683cm"/>
    </style:style>
    <style:style style:name="gr113" style:family="graphic" style:parent-style-name="standard">
      <style:graphic-properties draw:stroke="none" draw:fill="none" draw:fill-color="#ffffff" draw:textarea-horizontal-align="left" draw:auto-grow-width="true" fo:min-height="0.113cm" fo:min-width="3.10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color="#008000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color="#0000ff"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color="#800000"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color="#0000ff"/>
    </style:style>
    <style:style style:name="P17" style:family="paragraph">
      <style:text-properties fo:color="#800000"/>
    </style:style>
    <style:style style:name="P18" style:family="paragraph">
      <style:text-properties fo:color="#800000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P21" style:family="paragraph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8000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800000" fo:font-size="12pt" style:font-size-asian="12pt" style:font-size-complex="12pt"/>
    </style:style>
    <style:style style:name="T11" style:family="text">
      <style:text-properties fo:color="#0000ff"/>
    </style:style>
    <style:style style:name="T12" style:family="text">
      <style:text-properties fo:color="#800000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8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8pt" style:font-family-complex="Arial" style:font-family-generic-complex="swiss" style:font-pitch-complex="variable" style:font-size-complex="8pt" style:text-scale="100%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9pt" fo:letter-spacing="normal" fo:font-style="normal" fo:text-shadow="none" style:text-underline-style="none" fo:font-weight="normal" style:text-underline-mode="continuous" style:text-line-through-mode="continuous" style:font-family-asian="Arial" style:font-family-generic-asian="swiss" style:font-pitch-asian="variable" style:font-size-asian="9pt" style:font-family-complex="Arial" style:font-family-generic-complex="swiss" style:font-pitch-complex="variable" style:font-size-complex="9pt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layer="layout" svg:x1="5.08cm" svg:y1="11.43cm" svg:x2="5.08cm" svg:y2="5.715cm">
          <text:p/>
        </draw:line>
        <draw:line draw:style-name="gr2" draw:layer="layout" svg:x1="3.809cm" svg:y1="10.159cm" svg:x2="23.494cm" svg:y2="10.159cm">
          <text:p/>
        </draw:line>
        <draw:line draw:style-name="gr3" draw:layer="layout" svg:x1="5.08cm" svg:y1="10.16cm" svg:x2="8.255cm" svg:y2="10.16cm">
          <text:p/>
        </draw:line>
        <draw:line draw:style-name="gr3" draw:layer="layout" svg:x1="8.255cm" svg:y1="10.159cm" svg:x2="8.255cm" svg:y2="6.984cm">
          <text:p/>
        </draw:line>
        <draw:line draw:style-name="gr3" draw:layer="layout" svg:x1="8.255cm" svg:y1="6.985cm" svg:x2="13.97cm" svg:y2="6.985cm">
          <text:p/>
        </draw:line>
        <draw:line draw:style-name="gr3" draw:layer="layout" svg:x1="13.969cm" svg:y1="6.984cm" svg:x2="13.969cm" svg:y2="10.159cm">
          <text:p/>
        </draw:line>
        <draw:line draw:style-name="gr3" draw:layer="layout" svg:x1="13.969cm" svg:y1="10.16cm" svg:x2="20.319cm" svg:y2="10.16cm">
          <text:p/>
        </draw:line>
        <draw:line draw:style-name="gr3" draw:layer="layout" svg:x1="20.32cm" svg:y1="10.159cm" svg:x2="20.32cm" svg:y2="6.984cm">
          <text:p/>
        </draw:line>
        <draw:line draw:style-name="gr3" draw:layer="layout" svg:x1="20.32cm" svg:y1="6.984cm" svg:x2="22.86cm" svg:y2="6.984cm">
          <text:p/>
        </draw:line>
        <draw:frame draw:style-name="gr4" draw:text-style-name="P2" draw:layer="layout" svg:width="3.485cm" svg:height="0.843cm" svg:x="2.54cm" svg:y="6.777cm">
          <draw:text-box>
            <text:p text:style-name="P1"><text:span text:style-name="T1">Reward 1</text:span></text:p>
          </draw:text-box>
        </draw:frame>
        <draw:frame draw:style-name="gr4" draw:text-style-name="P2" draw:layer="layout" svg:width="3.485cm" svg:height="0.843cm" svg:x="2.54cm" svg:y="9.316cm">
          <draw:text-box>
            <text:p text:style-name="P1"><text:span text:style-name="T1">Reward 0</text:span></text:p>
          </draw:text-box>
        </draw:frame>
        <draw:frame draw:style-name="gr5" draw:text-style-name="P2" draw:layer="layout" svg:width="1.771cm" svg:height="0.843cm" svg:x="24.072cm" svg:y="9.525cm">
          <draw:text-box>
            <text:p text:style-name="P1"><text:span text:style-name="T1">Zeit</text:span></text:p>
          </draw:text-box>
        </draw:frame>
        <draw:ellipse draw:style-name="gr6" draw:layer="layout" svg:width="1.271cm" svg:height="4.446cm" svg:x="7.618cm" svg:y="6.349cm">
          <text:p/>
        </draw:ellipse>
        <draw:ellipse draw:style-name="gr7" draw:layer="layout" svg:width="1.271cm" svg:height="4.446cm" svg:x="13.334cm" svg:y="6.349cm">
          <text:p/>
        </draw:ellipse>
        <draw:ellipse draw:style-name="gr6" draw:layer="layout" svg:width="1.271cm" svg:height="4.446cm" svg:x="19.684cm" svg:y="6.349cm">
          <text:p/>
        </draw:ellipse>
        <draw:frame draw:style-name="gr8" draw:text-style-name="P3" draw:layer="layout" svg:width="4.592cm" svg:height="1.361cm" svg:x="6.457cm" svg:y="10.794cm">
          <draw:text-box>
            <text:p text:style-name="P1"><text:span text:style-name="T2">Ziel kommt </text:span></text:p>
            <text:p text:style-name="P1"><text:span text:style-name="T2">in Reichweite</text:span></text:p>
          </draw:text-box>
        </draw:frame>
        <draw:frame draw:style-name="gr9" draw:text-style-name="P4" draw:layer="layout" svg:width="4.192cm" svg:height="1.361cm" svg:x="12.04cm" svg:y="10.794cm">
          <draw:text-box>
            <text:p text:style-name="P1"><text:span text:style-name="T3">Ziel verlässt</text:span></text:p>
            <text:p text:style-name="P1"><text:span text:style-name="T3">Reichweite</text:span></text:p>
          </draw:text-box>
        </draw:frame>
        <draw:frame draw:style-name="gr8" draw:text-style-name="P3" draw:layer="layout" svg:width="4.592cm" svg:height="1.361cm" svg:x="18.2cm" svg:y="10.794cm">
          <draw:text-box>
            <text:p text:style-name="P1"><text:span text:style-name="T2">Ziel wieder </text:span></text:p>
            <text:p text:style-name="P1"><text:span text:style-name="T2">in Reichweite</text:span></text:p>
          </draw:text-box>
        </draw:frame>
        <draw:line draw:style-name="gr10" draw:text-style-name="P5" draw:layer="layout" svg:x1="5.08cm" svg:y1="10.159cm" svg:x2="8.255cm" svg:y2="6.984cm">
          <text:p/>
        </draw:line>
        <draw:line draw:style-name="gr10" draw:text-style-name="P5" draw:layer="layout" svg:x1="8.255cm" svg:y1="6.984cm" svg:x2="13.97cm" svg:y2="10.159cm">
          <text:p/>
        </draw:line>
        <draw:line draw:style-name="gr10" draw:text-style-name="P5" draw:layer="layout" svg:x1="13.969cm" svg:y1="10.159cm" svg:x2="20.319cm" svg:y2="6.984cm">
          <text:p/>
        </draw:line>
        <draw:line draw:style-name="gr10" draw:text-style-name="P5" draw:layer="layout" svg:x1="5.715cm" svg:y1="3.174cm" svg:x2="9.525cm" svg:y2="3.174cm">
          <text:p/>
        </draw:line>
        <draw:frame draw:style-name="gr11" draw:text-style-name="P6" draw:layer="layout" svg:width="16.203cm" svg:height="0.958cm" svg:x="9.653cm" svg:y="2.539cm">
          <draw:text-box>
            <text:p text:style-name="P1"><text:span text:style-name="T4">Interner, übersetzter Reward an jeweilige ActionSets</text:span></text:p>
          </draw:text-box>
        </draw:frame>
        <draw:line draw:style-name="gr12" draw:text-style-name="P5" draw:layer="layout" svg:x1="5.715cm" svg:y1="4.085cm" svg:x2="9.525cm" svg:y2="4.085cm">
          <text:p/>
        </draw:line>
        <draw:frame draw:style-name="gr13" draw:text-style-name="P7" draw:layer="layout" svg:width="17.772cm" svg:height="0.958cm" svg:x="9.653cm" svg:y="3.45cm">
          <draw:text-box>
            <text:p text:style-name="P1"><text:span text:style-name="T5">Externer Reward (Zielagent in Überwachungsreichweite?)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rect draw:style-name="gr15" draw:text-style-name="P8" draw:layer="layout" svg:width="0.635cm" svg:height="0.635cm" svg:x="12.066cm" svg:y="12.065cm">
            <text:p/>
          </draw:rect>
        </draw:g>
        <draw:g>
          <draw:rect draw:style-name="gr15" draw:text-style-name="P8" draw:layer="layout" svg:width="0.634cm" svg:height="0.635cm" svg:x="12.701cm" svg:y="12.065cm">
            <text:p/>
          </draw:rect>
        </draw:g>
        <draw:g>
          <draw:rect draw:style-name="gr16" draw:text-style-name="P8" draw:layer="layout" svg:width="0.635cm" svg:height="0.635cm" svg:x="13.335cm" svg:y="12.065cm">
            <text:p/>
          </draw:rect>
        </draw:g>
        <draw:g>
          <draw:rect draw:style-name="gr17" draw:text-style-name="P8" draw:layer="layout" svg:width="0.634cm" svg:height="0.635cm" svg:x="12.701cm" svg:y="12.7cm">
            <text:p/>
          </draw:rect>
        </draw:g>
        <draw:g>
          <draw:rect draw:style-name="gr18" draw:text-style-name="P8" draw:layer="layout" svg:width="0.635cm" svg:height="0.635cm" svg:x="12.066cm" svg:y="13.335cm">
            <text:p/>
          </draw:rect>
        </draw:g>
        <draw:g>
          <draw:rect draw:style-name="gr19" draw:text-style-name="P8" draw:layer="layout" svg:width="0.634cm" svg:height="0.635cm" svg:x="12.701cm" svg:y="13.335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1cm" svg:y="12.7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1cm" svg:y="12.887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6cm" svg:y="12.887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4cm" svg:y="13.156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1cm" svg:y="11.43cm">
            <text:p/>
          </draw:rect>
        </draw:g>
        <draw:g>
          <draw:rect draw:style-name="gr15" draw:text-style-name="P8" draw:layer="layout" svg:width="0.635cm" svg:height="0.635cm" svg:x="12.066cm" svg:y="11.43cm">
            <text:p/>
          </draw:rect>
        </draw:g>
        <draw:g>
          <draw:rect draw:style-name="gr15" draw:text-style-name="P8" draw:layer="layout" svg:width="0.634cm" svg:height="0.635cm" svg:x="12.701cm" svg:y="11.43cm">
            <text:p/>
          </draw:rect>
        </draw:g>
        <draw:g>
          <draw:rect draw:style-name="gr15" draw:text-style-name="P8" draw:layer="layout" svg:width="0.635cm" svg:height="0.635cm" svg:x="13.335cm" svg:y="11.43cm">
            <text:p/>
          </draw:rect>
        </draw:g>
        <draw:g>
          <draw:rect draw:style-name="gr17" draw:text-style-name="P8" draw:layer="layout" svg:width="0.635cm" svg:height="0.635cm" svg:x="10.796cm" svg:y="10.795cm">
            <text:p/>
          </draw:rect>
        </draw:g>
        <draw:g>
          <draw:rect draw:style-name="gr17" draw:text-style-name="P8" draw:layer="layout" svg:width="0.635cm" svg:height="0.635cm" svg:x="11.431cm" svg:y="10.795cm">
            <text:p/>
          </draw:rect>
        </draw:g>
        <draw:g>
          <draw:rect draw:style-name="gr15" draw:text-style-name="P8" draw:layer="layout" svg:width="0.634cm" svg:height="0.635cm" svg:x="12.701cm" svg:y="10.795cm">
            <text:p/>
          </draw:rect>
        </draw:g>
        <draw:g>
          <draw:rect draw:style-name="gr17" draw:text-style-name="P8" draw:layer="layout" svg:width="0.635cm" svg:height="0.635cm" svg:x="13.97cm" svg:y="10.795cm">
            <text:p/>
          </draw:rect>
        </draw:g>
        <draw:g>
          <draw:rect draw:style-name="gr16" draw:text-style-name="P8" draw:layer="layout" svg:width="0.635cm" svg:height="0.635cm" svg:x="13.335cm" svg:y="12.7cm">
            <text:p/>
          </draw:rect>
        </draw:g>
        <draw:g>
          <draw:rect draw:style-name="gr23" draw:text-style-name="P8" draw:layer="layout" svg:width="0.635cm" svg:height="0.635cm" svg:x="13.97cm" svg:y="11.43cm">
            <text:p/>
          </draw:rect>
        </draw:g>
        <draw:g>
          <draw:rect draw:style-name="gr16" draw:text-style-name="P8" draw:layer="layout" svg:width="0.635cm" svg:height="0.635cm" svg:x="13.97cm" svg:y="12.065cm">
            <text:p/>
          </draw:rect>
        </draw:g>
        <draw:g>
          <draw:rect draw:style-name="gr16" draw:text-style-name="P8" draw:layer="layout" svg:width="0.635cm" svg:height="0.635cm" svg:x="13.97cm" svg:y="12.7cm">
            <text:p/>
          </draw:rect>
        </draw:g>
        <draw:g>
          <draw:rect draw:style-name="gr16" draw:text-style-name="P8" draw:layer="layout" svg:width="0.635cm" svg:height="0.635cm" svg:x="13.97cm" svg:y="13.335cm">
            <text:p/>
          </draw:rect>
        </draw:g>
        <draw:g>
          <draw:rect draw:style-name="gr17" draw:text-style-name="P8" draw:layer="layout" svg:width="0.635cm" svg:height="0.635cm" svg:x="14.605cm" svg:y="10.795cm">
            <text:p/>
          </draw:rect>
        </draw:g>
        <draw:g>
          <draw:rect draw:style-name="gr17" draw:text-style-name="P8" draw:layer="layout" svg:width="0.635cm" svg:height="0.635cm" svg:x="14.605cm" svg:y="11.43cm">
            <text:p/>
          </draw:rect>
        </draw:g>
        <draw:g>
          <draw:rect draw:style-name="gr16" draw:text-style-name="P8" draw:layer="layout" svg:width="0.635cm" svg:height="0.635cm" svg:x="14.605cm" svg:y="12.7cm">
            <text:p/>
          </draw:rect>
        </draw:g>
        <draw:g>
          <draw:rect draw:style-name="gr17" draw:text-style-name="P8" draw:layer="layout" svg:width="0.635cm" svg:height="0.635cm" svg:x="14.605cm" svg:y="13.97cm">
            <text:p/>
          </draw:rect>
        </draw:g>
        <draw:g>
          <draw:rect draw:style-name="gr19" draw:text-style-name="P8" draw:layer="layout" svg:width="0.635cm" svg:height="0.635cm" svg:x="13.335cm" svg:y="13.335cm">
            <text:p/>
          </draw:rect>
        </draw:g>
        <draw:g>
          <draw:rect draw:style-name="gr19" draw:text-style-name="P8" draw:layer="layout" svg:width="0.635cm" svg:height="0.635cm" svg:x="12.066cm" svg:y="13.97cm">
            <text:p/>
          </draw:rect>
        </draw:g>
        <draw:g>
          <draw:rect draw:style-name="gr19" draw:text-style-name="P8" draw:layer="layout" svg:width="0.634cm" svg:height="0.635cm" svg:x="12.701cm" svg:y="13.97cm">
            <text:p/>
          </draw:rect>
        </draw:g>
        <draw:g>
          <draw:rect draw:style-name="gr19" draw:text-style-name="P8" draw:layer="layout" svg:width="0.635cm" svg:height="0.635cm" svg:x="13.335cm" svg:y="13.97cm">
            <text:p/>
          </draw:rect>
        </draw:g>
        <draw:g>
          <draw:rect draw:style-name="gr19" draw:text-style-name="P8" draw:layer="layout" svg:width="0.635cm" svg:height="0.635cm" svg:x="13.97cm" svg:y="13.97cm">
            <text:p/>
          </draw:rect>
        </draw:g>
        <draw:g>
          <draw:rect draw:style-name="gr17" draw:text-style-name="P8" draw:layer="layout" svg:width="0.635cm" svg:height="0.635cm" svg:x="11.431cm" svg:y="14.605cm">
            <text:p/>
          </draw:rect>
        </draw:g>
        <draw:g>
          <draw:rect draw:style-name="gr19" draw:text-style-name="P8" draw:layer="layout" svg:width="0.634cm" svg:height="0.635cm" svg:x="12.701cm" svg:y="14.605cm">
            <text:p/>
          </draw:rect>
        </draw:g>
        <draw:g>
          <draw:rect draw:style-name="gr17" draw:text-style-name="P8" draw:layer="layout" svg:width="0.635cm" svg:height="0.635cm" svg:x="13.97cm" svg:y="14.605cm">
            <text:p/>
          </draw:rect>
        </draw:g>
        <draw:g>
          <draw:rect draw:style-name="gr17" draw:text-style-name="P8" draw:layer="layout" svg:width="0.635cm" svg:height="0.635cm" svg:x="14.605cm" svg:y="14.605cm">
            <text:p/>
          </draw:rect>
        </draw:g>
        <draw:g>
          <draw:rect draw:style-name="gr18" draw:text-style-name="P8" draw:layer="layout" svg:width="0.635cm" svg:height="0.635cm" svg:x="12.066cm" svg:y="12.7cm">
            <text:p/>
          </draw:rect>
        </draw:g>
        <draw:g>
          <draw:rect draw:style-name="gr17" draw:text-style-name="P8" draw:layer="layout" svg:width="0.635cm" svg:height="0.635cm" svg:x="10.796cm" svg:y="11.43cm">
            <text:p/>
          </draw:rect>
        </draw:g>
        <draw:g>
          <draw:rect draw:style-name="gr18" draw:text-style-name="P8" draw:layer="layout" svg:width="0.635cm" svg:height="0.635cm" svg:x="10.796cm" svg:y="12.7cm">
            <text:p/>
          </draw:rect>
        </draw:g>
        <draw:g>
          <draw:rect draw:style-name="gr18" draw:text-style-name="P8" draw:layer="layout" svg:width="0.635cm" svg:height="0.635cm" svg:x="11.431cm" svg:y="12.7cm">
            <text:p/>
          </draw:rect>
        </draw:g>
        <draw:g>
          <draw:rect draw:style-name="gr18" draw:text-style-name="P8" draw:layer="layout" svg:width="0.635cm" svg:height="0.635cm" svg:x="11.431cm" svg:y="12.065cm">
            <text:p/>
          </draw:rect>
        </draw:g>
        <draw:g>
          <draw:rect draw:style-name="gr18" draw:text-style-name="P8" draw:layer="layout" svg:width="0.635cm" svg:height="0.635cm" svg:x="11.431cm" svg:y="13.97cm">
            <text:p/>
          </draw:rect>
        </draw:g>
        <draw:g>
          <draw:rect draw:style-name="gr18" draw:text-style-name="P8" draw:layer="layout" svg:width="0.635cm" svg:height="0.635cm" svg:x="11.431cm" svg:y="13.335cm">
            <text:p/>
          </draw:rect>
        </draw:g>
        <draw:g>
          <draw:rect draw:style-name="gr17" draw:text-style-name="P8" draw:layer="layout" svg:width="0.635cm" svg:height="0.635cm" svg:x="10.796cm" svg:y="14.605cm">
            <text:p/>
          </draw:rect>
        </draw:g>
        <draw:g>
          <draw:rect draw:style-name="gr17" draw:text-style-name="P8" draw:layer="layout" svg:width="0.635cm" svg:height="0.635cm" svg:x="10.796cm" svg:y="13.97cm">
            <text:p/>
          </draw:rect>
        </draw:g>
        <draw:frame draw:style-name="gr24" draw:text-style-name="P9" draw:layer="layout" svg:width="1.903cm" svg:height="0.818cm" svg:x="16.512cm" svg:y="12.517cm">
          <draw:text-box>
            <text:p text:style-name="P1"><text:span text:style-name="T6">Osten</text:span></text:p>
          </draw:text-box>
        </draw:frame>
        <draw:frame draw:style-name="gr24" draw:text-style-name="P9" draw:layer="layout" svg:width="2.25cm" svg:height="0.818cm" svg:x="7.275cm" svg:y="12.517cm">
          <draw:text-box>
            <text:p text:style-name="P1"><text:span text:style-name="T6">Westen</text:span></text:p>
          </draw:text-box>
        </draw:frame>
        <draw:frame draw:style-name="gr24" draw:text-style-name="P9" draw:layer="layout" svg:width="2.009cm" svg:height="0.818cm" svg:x="11.961cm" svg:y="16.51cm">
          <draw:text-box>
            <text:p text:style-name="P1"><text:span text:style-name="T6">Süden</text:span></text:p>
          </draw:text-box>
        </draw:frame>
        <draw:frame draw:style-name="gr24" draw:text-style-name="P9" draw:layer="layout" svg:width="2.229cm" svg:height="0.818cm" svg:x="11.741cm" svg:y="8.707cm">
          <draw:text-box>
            <text:p text:style-name="P1"><text:span text:style-name="T6">Norden</text:span></text:p>
          </draw:text-box>
        </draw:frame>
        <draw:line draw:style-name="gr25" draw:text-style-name="P10" draw:layer="layout" svg:x1="12.701cm" svg:y1="13.018cm" svg:x2="12.066cm" svg:y2="13.018cm">
          <text:p/>
        </draw:line>
        <draw:line draw:style-name="gr25" draw:text-style-name="P10" draw:layer="layout" svg:x1="13.018cm" svg:y1="12.7cm" svg:x2="13.018cm" svg:y2="12.065cm">
          <text:p/>
        </draw:line>
        <draw:line draw:style-name="gr25" draw:text-style-name="P10" draw:layer="layout" svg:x1="13.335cm" svg:y1="13.018cm" svg:x2="13.97cm" svg:y2="13.018cm">
          <text:p/>
        </draw:line>
        <draw:line draw:style-name="gr25" draw:text-style-name="P10" draw:layer="layout" svg:x1="13.018cm" svg:y1="13.335cm" svg:x2="13.018cm" svg:y2="13.97cm">
          <text:p/>
        </draw:line>
        <draw:frame draw:style-name="gr26" draw:text-style-name="P1" draw:layer="layout" svg:width="10.16cm" svg:height="1.204cm" svg:x="7.62cm" svg:y="8.255cm">
          <draw:text-box>
            <text:p/>
          </draw:text-box>
        </draw:frame>
        <draw:g>
          <draw:rect draw:style-name="gr17" draw:text-style-name="P8" draw:layer="layout" svg:width="0.635cm" svg:height="0.635cm" svg:x="14.605cm" svg:y="13.335cm">
            <text:p/>
          </draw:rect>
        </draw:g>
        <draw:g>
          <draw:rect draw:style-name="gr17" draw:text-style-name="P8" draw:layer="layout" svg:width="0.635cm" svg:height="0.635cm" svg:x="13.335cm" svg:y="14.605cm">
            <text:p/>
          </draw:rect>
        </draw:g>
        <draw:g>
          <draw:rect draw:style-name="gr17" draw:text-style-name="P8" draw:layer="layout" svg:width="0.635cm" svg:height="0.635cm" svg:x="12.065cm" svg:y="14.605cm">
            <text:p/>
          </draw:rect>
        </draw:g>
        <draw:g>
          <draw:rect draw:style-name="gr17" draw:text-style-name="P8" draw:layer="layout" svg:width="0.635cm" svg:height="0.635cm" svg:x="10.795cm" svg:y="13.335cm">
            <text:p/>
          </draw:rect>
        </draw:g>
        <draw:g>
          <draw:rect draw:style-name="gr17" draw:text-style-name="P8" draw:layer="layout" svg:width="0.635cm" svg:height="0.635cm" svg:x="10.795cm" svg:y="12.065cm">
            <text:p/>
          </draw:rect>
        </draw:g>
        <draw:g>
          <draw:rect draw:style-name="gr17" draw:text-style-name="P8" draw:layer="layout" svg:width="0.635cm" svg:height="0.635cm" svg:x="12.065cm" svg:y="10.795cm">
            <text:p/>
          </draw:rect>
        </draw:g>
        <draw:g>
          <draw:rect draw:style-name="gr17" draw:text-style-name="P8" draw:layer="layout" svg:width="0.635cm" svg:height="0.635cm" svg:x="14.605cm" svg:y="12.065cm">
            <text:p/>
          </draw:rect>
        </draw:g>
        <draw:g>
          <draw:rect draw:style-name="gr17" draw:text-style-name="P8" draw:layer="layout" svg:width="0.635cm" svg:height="0.635cm" svg:x="13.335cm" svg:y="10.795cm">
            <text:p/>
          </draw:rect>
        </draw:g>
        <draw:g>
          <draw:rect draw:style-name="gr17" draw:text-style-name="P8" draw:layer="layout" svg:width="0.635cm" svg:height="0.635cm" svg:x="11.43cm" svg:y="15.24cm">
            <text:p/>
          </draw:rect>
        </draw:g>
        <draw:g>
          <draw:rect draw:style-name="gr27" draw:text-style-name="P8" draw:layer="layout" svg:width="0.634cm" svg:height="0.635cm" svg:x="12.7cm" svg:y="15.24cm">
            <text:p/>
          </draw:rect>
        </draw:g>
        <draw:g>
          <draw:rect draw:style-name="gr17" draw:text-style-name="P8" draw:layer="layout" svg:width="0.635cm" svg:height="0.635cm" svg:x="13.969cm" svg:y="15.24cm">
            <text:p/>
          </draw:rect>
        </draw:g>
        <draw:g>
          <draw:rect draw:style-name="gr17" draw:text-style-name="P8" draw:layer="layout" svg:width="0.635cm" svg:height="0.635cm" svg:x="14.604cm" svg:y="15.24cm">
            <text:p/>
          </draw:rect>
        </draw:g>
        <draw:g>
          <draw:rect draw:style-name="gr17" draw:text-style-name="P8" draw:layer="layout" svg:width="0.635cm" svg:height="0.635cm" svg:x="10.795cm" svg:y="15.24cm">
            <text:p/>
          </draw:rect>
        </draw:g>
        <draw:g>
          <draw:rect draw:style-name="gr17" draw:text-style-name="P8" draw:layer="layout" svg:width="0.635cm" svg:height="0.635cm" svg:x="13.334cm" svg:y="15.24cm">
            <text:p/>
          </draw:rect>
        </draw:g>
        <draw:g>
          <draw:rect draw:style-name="gr17" draw:text-style-name="P8" draw:layer="layout" svg:width="0.635cm" svg:height="0.635cm" svg:x="12.064cm" svg:y="15.24cm">
            <text:p/>
          </draw:rect>
        </draw:g>
        <draw:g>
          <draw:rect draw:style-name="gr17" draw:text-style-name="P8" draw:layer="layout" svg:width="0.635cm" svg:height="0.635cm" svg:x="15.876cm" svg:y="10.795cm">
            <text:p/>
          </draw:rect>
        </draw:g>
        <draw:g>
          <draw:rect draw:style-name="gr17" draw:text-style-name="P8" draw:layer="layout" svg:width="0.635cm" svg:height="0.635cm" svg:x="15.876cm" svg:y="11.43cm">
            <text:p/>
          </draw:rect>
        </draw:g>
        <draw:g>
          <draw:rect draw:style-name="gr28" draw:text-style-name="P8" draw:layer="layout" svg:width="0.635cm" svg:height="0.635cm" svg:x="15.876cm" svg:y="12.7cm">
            <text:p/>
          </draw:rect>
        </draw:g>
        <draw:g>
          <draw:rect draw:style-name="gr17" draw:text-style-name="P8" draw:layer="layout" svg:width="0.635cm" svg:height="0.635cm" svg:x="15.876cm" svg:y="13.97cm">
            <text:p/>
          </draw:rect>
        </draw:g>
        <draw:g>
          <draw:rect draw:style-name="gr17" draw:text-style-name="P8" draw:layer="layout" svg:width="0.635cm" svg:height="0.635cm" svg:x="15.876cm" svg:y="14.605cm">
            <text:p/>
          </draw:rect>
        </draw:g>
        <draw:g>
          <draw:rect draw:style-name="gr17" draw:text-style-name="P8" draw:layer="layout" svg:width="0.635cm" svg:height="0.635cm" svg:x="15.876cm" svg:y="13.335cm">
            <text:p/>
          </draw:rect>
        </draw:g>
        <draw:g>
          <draw:rect draw:style-name="gr17" draw:text-style-name="P8" draw:layer="layout" svg:width="0.635cm" svg:height="0.635cm" svg:x="15.876cm" svg:y="12.065cm">
            <text:p/>
          </draw:rect>
        </draw:g>
        <draw:g>
          <draw:rect draw:style-name="gr17" draw:text-style-name="P8" draw:layer="layout" svg:width="0.635cm" svg:height="0.635cm" svg:x="15.875cm" svg:y="15.24cm">
            <text:p/>
          </draw:rect>
        </draw:g>
        <draw:g>
          <draw:rect draw:style-name="gr17" draw:text-style-name="P8" draw:layer="layout" svg:width="0.635cm" svg:height="0.635cm" svg:x="10.795cm" svg:y="10.16cm">
            <text:p/>
          </draw:rect>
        </draw:g>
        <draw:g>
          <draw:rect draw:style-name="gr17" draw:text-style-name="P8" draw:layer="layout" svg:width="0.635cm" svg:height="0.635cm" svg:x="11.43cm" svg:y="10.16cm">
            <text:p/>
          </draw:rect>
        </draw:g>
        <draw:g>
          <draw:rect draw:style-name="gr29" draw:text-style-name="P8" draw:layer="layout" svg:width="0.634cm" svg:height="0.635cm" svg:x="12.7cm" svg:y="10.16cm">
            <text:p/>
          </draw:rect>
        </draw:g>
        <draw:g>
          <draw:rect draw:style-name="gr17" draw:text-style-name="P8" draw:layer="layout" svg:width="0.635cm" svg:height="0.635cm" svg:x="13.969cm" svg:y="10.16cm">
            <text:p/>
          </draw:rect>
        </draw:g>
        <draw:g>
          <draw:rect draw:style-name="gr17" draw:text-style-name="P8" draw:layer="layout" svg:width="0.635cm" svg:height="0.635cm" svg:x="14.604cm" svg:y="10.16cm">
            <text:p/>
          </draw:rect>
        </draw:g>
        <draw:g>
          <draw:rect draw:style-name="gr17" draw:text-style-name="P8" draw:layer="layout" svg:width="0.635cm" svg:height="0.635cm" svg:x="12.064cm" svg:y="10.16cm">
            <text:p/>
          </draw:rect>
        </draw:g>
        <draw:g>
          <draw:rect draw:style-name="gr17" draw:text-style-name="P8" draw:layer="layout" svg:width="0.635cm" svg:height="0.635cm" svg:x="13.334cm" svg:y="10.16cm">
            <text:p/>
          </draw:rect>
        </draw:g>
        <draw:g>
          <draw:rect draw:style-name="gr17" draw:text-style-name="P8" draw:layer="layout" svg:width="0.635cm" svg:height="0.635cm" svg:x="15.875cm" svg:y="10.16cm">
            <text:p/>
          </draw:rect>
        </draw:g>
        <draw:g>
          <draw:rect draw:style-name="gr17" draw:text-style-name="P8" draw:layer="layout" svg:width="0.635cm" svg:height="0.635cm" svg:x="10.16cm" svg:y="10.795cm">
            <text:p/>
          </draw:rect>
        </draw:g>
        <draw:g>
          <draw:rect draw:style-name="gr17" draw:text-style-name="P8" draw:layer="layout" svg:width="0.635cm" svg:height="0.635cm" svg:x="10.16cm" svg:y="11.43cm">
            <text:p/>
          </draw:rect>
        </draw:g>
        <draw:g>
          <draw:rect draw:style-name="gr30" draw:text-style-name="P8" draw:layer="layout" svg:width="0.635cm" svg:height="0.635cm" svg:x="10.16cm" svg:y="12.7cm">
            <text:p/>
          </draw:rect>
        </draw:g>
        <draw:g>
          <draw:rect draw:style-name="gr17" draw:text-style-name="P8" draw:layer="layout" svg:width="0.635cm" svg:height="0.635cm" svg:x="10.16cm" svg:y="14.605cm">
            <text:p/>
          </draw:rect>
        </draw:g>
        <draw:g>
          <draw:rect draw:style-name="gr17" draw:text-style-name="P8" draw:layer="layout" svg:width="0.635cm" svg:height="0.635cm" svg:x="10.16cm" svg:y="13.97cm">
            <text:p/>
          </draw:rect>
        </draw:g>
        <draw:g>
          <draw:rect draw:style-name="gr17" draw:text-style-name="P8" draw:layer="layout" svg:width="0.635cm" svg:height="0.635cm" svg:x="10.159cm" svg:y="13.335cm">
            <text:p/>
          </draw:rect>
        </draw:g>
        <draw:g>
          <draw:rect draw:style-name="gr17" draw:text-style-name="P8" draw:layer="layout" svg:width="0.635cm" svg:height="0.635cm" svg:x="10.159cm" svg:y="12.065cm">
            <text:p/>
          </draw:rect>
        </draw:g>
        <draw:g>
          <draw:rect draw:style-name="gr17" draw:text-style-name="P8" draw:layer="layout" svg:width="0.635cm" svg:height="0.635cm" svg:x="10.159cm" svg:y="15.24cm">
            <text:p/>
          </draw:rect>
        </draw:g>
        <draw:g>
          <draw:rect draw:style-name="gr17" draw:text-style-name="P8" draw:layer="layout" svg:width="0.635cm" svg:height="0.635cm" svg:x="10.159cm" svg:y="10.16cm">
            <text:p/>
          </draw:rect>
        </draw:g>
        <draw:g>
          <draw:rect draw:style-name="gr17" draw:text-style-name="P8" draw:layer="layout" svg:width="0.635cm" svg:height="0.635cm" svg:x="15.24cm" svg:y="10.795cm">
            <text:p/>
          </draw:rect>
        </draw:g>
        <draw:g>
          <draw:rect draw:style-name="gr17" draw:text-style-name="P8" draw:layer="layout" svg:width="0.635cm" svg:height="0.635cm" svg:x="15.24cm" svg:y="11.43cm">
            <text:p/>
          </draw:rect>
        </draw:g>
        <draw:g>
          <draw:rect draw:style-name="gr28" draw:text-style-name="P8" draw:layer="layout" svg:width="0.635cm" svg:height="0.635cm" svg:x="15.24cm" svg:y="12.7cm">
            <text:p/>
          </draw:rect>
        </draw:g>
        <draw:g>
          <draw:rect draw:style-name="gr17" draw:text-style-name="P8" draw:layer="layout" svg:width="0.635cm" svg:height="0.635cm" svg:x="15.24cm" svg:y="13.97cm">
            <text:p/>
          </draw:rect>
        </draw:g>
        <draw:g>
          <draw:rect draw:style-name="gr17" draw:text-style-name="P8" draw:layer="layout" svg:width="0.635cm" svg:height="0.635cm" svg:x="15.24cm" svg:y="14.605cm">
            <text:p/>
          </draw:rect>
        </draw:g>
        <draw:g>
          <draw:rect draw:style-name="gr17" draw:text-style-name="P8" draw:layer="layout" svg:width="0.635cm" svg:height="0.635cm" svg:x="15.24cm" svg:y="13.335cm">
            <text:p/>
          </draw:rect>
        </draw:g>
        <draw:g>
          <draw:rect draw:style-name="gr17" draw:text-style-name="P8" draw:layer="layout" svg:width="0.635cm" svg:height="0.635cm" svg:x="15.24cm" svg:y="12.065cm">
            <text:p/>
          </draw:rect>
        </draw:g>
        <draw:g>
          <draw:rect draw:style-name="gr17" draw:text-style-name="P8" draw:layer="layout" svg:width="0.635cm" svg:height="0.635cm" svg:x="15.239cm" svg:y="15.24cm">
            <text:p/>
          </draw:rect>
        </draw:g>
        <draw:g>
          <draw:rect draw:style-name="gr17" draw:text-style-name="P8" draw:layer="layout" svg:width="0.635cm" svg:height="0.635cm" svg:x="15.239cm" svg:y="10.16cm">
            <text:p/>
          </draw:rect>
        </draw:g>
        <draw:g>
          <draw:rect draw:style-name="gr17" draw:text-style-name="P8" draw:layer="layout" svg:width="0.635cm" svg:height="0.635cm" svg:x="10.795cm" svg:y="9.525cm">
            <text:p/>
          </draw:rect>
        </draw:g>
        <draw:g>
          <draw:rect draw:style-name="gr17" draw:text-style-name="P8" draw:layer="layout" svg:width="0.635cm" svg:height="0.635cm" svg:x="11.43cm" svg:y="9.525cm">
            <text:p/>
          </draw:rect>
        </draw:g>
        <draw:g>
          <draw:rect draw:style-name="gr29" draw:text-style-name="P8" draw:layer="layout" svg:width="0.634cm" svg:height="0.635cm" svg:x="12.7cm" svg:y="9.525cm">
            <text:p/>
          </draw:rect>
        </draw:g>
        <draw:g>
          <draw:rect draw:style-name="gr17" draw:text-style-name="P8" draw:layer="layout" svg:width="0.635cm" svg:height="0.635cm" svg:x="13.969cm" svg:y="9.525cm">
            <text:p/>
          </draw:rect>
        </draw:g>
        <draw:g>
          <draw:rect draw:style-name="gr17" draw:text-style-name="P8" draw:layer="layout" svg:width="0.635cm" svg:height="0.635cm" svg:x="14.604cm" svg:y="9.525cm">
            <text:p/>
          </draw:rect>
        </draw:g>
        <draw:g>
          <draw:rect draw:style-name="gr17" draw:text-style-name="P8" draw:layer="layout" svg:width="0.635cm" svg:height="0.635cm" svg:x="12.064cm" svg:y="9.525cm">
            <text:p/>
          </draw:rect>
        </draw:g>
        <draw:g>
          <draw:rect draw:style-name="gr17" draw:text-style-name="P8" draw:layer="layout" svg:width="0.635cm" svg:height="0.635cm" svg:x="13.334cm" svg:y="9.525cm">
            <text:p/>
          </draw:rect>
        </draw:g>
        <draw:g>
          <draw:rect draw:style-name="gr17" draw:text-style-name="P8" draw:layer="layout" svg:width="0.635cm" svg:height="0.635cm" svg:x="15.875cm" svg:y="9.525cm">
            <text:p/>
          </draw:rect>
        </draw:g>
        <draw:g>
          <draw:rect draw:style-name="gr17" draw:text-style-name="P8" draw:layer="layout" svg:width="0.635cm" svg:height="0.635cm" svg:x="10.159cm" svg:y="9.525cm">
            <text:p/>
          </draw:rect>
        </draw:g>
        <draw:g>
          <draw:rect draw:style-name="gr17" draw:text-style-name="P8" draw:layer="layout" svg:width="0.635cm" svg:height="0.635cm" svg:x="15.239cm" svg:y="9.525cm">
            <text:p/>
          </draw:rect>
        </draw:g>
        <draw:g>
          <draw:rect draw:style-name="gr17" draw:text-style-name="P8" draw:layer="layout" svg:width="0.635cm" svg:height="0.635cm" svg:x="9.525cm" svg:y="10.795cm">
            <text:p/>
          </draw:rect>
        </draw:g>
        <draw:g>
          <draw:rect draw:style-name="gr17" draw:text-style-name="P8" draw:layer="layout" svg:width="0.635cm" svg:height="0.635cm" svg:x="9.525cm" svg:y="11.43cm">
            <text:p/>
          </draw:rect>
        </draw:g>
        <draw:g>
          <draw:rect draw:style-name="gr30" draw:text-style-name="P8" draw:layer="layout" svg:width="0.635cm" svg:height="0.635cm" svg:x="9.525cm" svg:y="12.7cm">
            <text:p/>
          </draw:rect>
        </draw:g>
        <draw:g>
          <draw:rect draw:style-name="gr17" draw:text-style-name="P8" draw:layer="layout" svg:width="0.635cm" svg:height="0.635cm" svg:x="9.525cm" svg:y="14.605cm">
            <text:p/>
          </draw:rect>
        </draw:g>
        <draw:g>
          <draw:rect draw:style-name="gr17" draw:text-style-name="P8" draw:layer="layout" svg:width="0.635cm" svg:height="0.635cm" svg:x="9.525cm" svg:y="13.97cm">
            <text:p/>
          </draw:rect>
        </draw:g>
        <draw:g>
          <draw:rect draw:style-name="gr17" draw:text-style-name="P8" draw:layer="layout" svg:width="0.635cm" svg:height="0.635cm" svg:x="9.524cm" svg:y="13.335cm">
            <text:p/>
          </draw:rect>
        </draw:g>
        <draw:g>
          <draw:rect draw:style-name="gr17" draw:text-style-name="P8" draw:layer="layout" svg:width="0.635cm" svg:height="0.635cm" svg:x="9.524cm" svg:y="12.065cm">
            <text:p/>
          </draw:rect>
        </draw:g>
        <draw:g>
          <draw:rect draw:style-name="gr17" draw:text-style-name="P8" draw:layer="layout" svg:width="0.635cm" svg:height="0.635cm" svg:x="9.524cm" svg:y="15.24cm">
            <text:p/>
          </draw:rect>
        </draw:g>
        <draw:g>
          <draw:rect draw:style-name="gr17" draw:text-style-name="P8" draw:layer="layout" svg:width="0.635cm" svg:height="0.635cm" svg:x="9.524cm" svg:y="10.16cm">
            <text:p/>
          </draw:rect>
        </draw:g>
        <draw:g>
          <draw:rect draw:style-name="gr17" draw:text-style-name="P8" draw:layer="layout" svg:width="0.635cm" svg:height="0.635cm" svg:x="9.524cm" svg:y="9.525cm">
            <text:p/>
          </draw:rect>
        </draw:g>
        <draw:g>
          <draw:rect draw:style-name="gr17" draw:text-style-name="P8" draw:layer="layout" svg:width="0.635cm" svg:height="0.635cm" svg:x="11.43cm" svg:y="15.875cm">
            <text:p/>
          </draw:rect>
        </draw:g>
        <draw:g>
          <draw:rect draw:style-name="gr27" draw:text-style-name="P8" draw:layer="layout" svg:width="0.634cm" svg:height="0.635cm" svg:x="12.7cm" svg:y="15.875cm">
            <text:p/>
          </draw:rect>
        </draw:g>
        <draw:g>
          <draw:rect draw:style-name="gr17" draw:text-style-name="P8" draw:layer="layout" svg:width="0.635cm" svg:height="0.635cm" svg:x="13.969cm" svg:y="15.875cm">
            <text:p/>
          </draw:rect>
        </draw:g>
        <draw:g>
          <draw:rect draw:style-name="gr17" draw:text-style-name="P8" draw:layer="layout" svg:width="0.635cm" svg:height="0.635cm" svg:x="14.604cm" svg:y="15.875cm">
            <text:p/>
          </draw:rect>
        </draw:g>
        <draw:g>
          <draw:rect draw:style-name="gr17" draw:text-style-name="P8" draw:layer="layout" svg:width="0.635cm" svg:height="0.635cm" svg:x="10.795cm" svg:y="15.875cm">
            <text:p/>
          </draw:rect>
        </draw:g>
        <draw:g>
          <draw:rect draw:style-name="gr17" draw:text-style-name="P8" draw:layer="layout" svg:width="0.635cm" svg:height="0.635cm" svg:x="13.334cm" svg:y="15.875cm">
            <text:p/>
          </draw:rect>
        </draw:g>
        <draw:g>
          <draw:rect draw:style-name="gr17" draw:text-style-name="P8" draw:layer="layout" svg:width="0.635cm" svg:height="0.635cm" svg:x="12.064cm" svg:y="15.875cm">
            <text:p/>
          </draw:rect>
        </draw:g>
        <draw:g>
          <draw:rect draw:style-name="gr17" draw:text-style-name="P8" draw:layer="layout" svg:width="0.635cm" svg:height="0.635cm" svg:x="15.875cm" svg:y="15.875cm">
            <text:p/>
          </draw:rect>
        </draw:g>
        <draw:g>
          <draw:rect draw:style-name="gr17" draw:text-style-name="P8" draw:layer="layout" svg:width="0.635cm" svg:height="0.635cm" svg:x="10.159cm" svg:y="15.875cm">
            <text:p/>
          </draw:rect>
        </draw:g>
        <draw:g>
          <draw:rect draw:style-name="gr17" draw:text-style-name="P8" draw:layer="layout" svg:width="0.635cm" svg:height="0.635cm" svg:x="15.239cm" svg:y="15.875cm">
            <text:p/>
          </draw:rect>
        </draw:g>
        <draw:g>
          <draw:rect draw:style-name="gr17" draw:text-style-name="P8" draw:layer="layout" svg:width="0.635cm" svg:height="0.635cm" svg:x="9.524cm" svg:y="15.875cm">
            <text:p/>
          </draw:rect>
        </draw:g>
        <draw:g>
          <draw:rect draw:style-name="gr18" draw:text-style-name="P8" draw:layer="layout" svg:width="0.635cm" svg:height="0.635cm" svg:x="11.432cm" svg:y="13.971cm">
            <text:p/>
          </draw:rect>
        </draw:g>
        <draw:g>
          <draw:rect draw:style-name="gr30" draw:text-style-name="P8" draw:layer="layout" svg:width="0.635cm" svg:height="0.635cm" svg:x="10.16cm" svg:y="12.065cm">
            <text:p/>
          </draw:rect>
        </draw:g>
        <draw:g>
          <draw:rect draw:style-name="gr30" draw:text-style-name="P8" draw:layer="layout" svg:width="0.635cm" svg:height="0.635cm" svg:x="10.16cm" svg:y="13.335cm">
            <text:p/>
          </draw:rect>
        </draw:g>
        <draw:g>
          <draw:rect draw:style-name="gr30" draw:text-style-name="P8" draw:layer="layout" svg:width="0.635cm" svg:height="0.635cm" svg:x="10.795cm" svg:y="12.065cm">
            <text:p/>
          </draw:rect>
        </draw:g>
        <draw:g>
          <draw:rect draw:style-name="gr30" draw:text-style-name="P8" draw:layer="layout" svg:width="0.635cm" svg:height="0.635cm" svg:x="10.795cm" svg:y="13.335cm">
            <text:p/>
          </draw:rect>
        </draw:g>
        <draw:g>
          <draw:rect draw:style-name="gr30" draw:text-style-name="P8" draw:layer="layout" svg:width="0.635cm" svg:height="0.635cm" svg:x="10.795cm" svg:y="13.97cm">
            <text:p/>
          </draw:rect>
        </draw:g>
        <draw:g>
          <draw:rect draw:style-name="gr30" draw:text-style-name="P8" draw:layer="layout" svg:width="0.635cm" svg:height="0.635cm" svg:x="10.795cm" svg:y="11.43cm">
            <text:p/>
          </draw:rect>
        </draw:g>
        <draw:g>
          <draw:rect draw:style-name="gr30" draw:text-style-name="P8" draw:layer="layout" svg:width="0.635cm" svg:height="0.635cm" svg:x="10.16cm" svg:y="11.43cm">
            <text:p/>
          </draw:rect>
        </draw:g>
        <draw:g>
          <draw:rect draw:style-name="gr30" draw:text-style-name="P8" draw:layer="layout" svg:width="0.635cm" svg:height="0.635cm" svg:x="10.16cm" svg:y="13.97cm">
            <text:p/>
          </draw:rect>
        </draw:g>
        <draw:g>
          <draw:rect draw:style-name="gr27" draw:text-style-name="P8" draw:layer="layout" svg:width="0.634cm" svg:height="0.635cm" svg:x="12.065cm" svg:y="15.24cm">
            <text:p/>
          </draw:rect>
        </draw:g>
        <draw:g>
          <draw:rect draw:style-name="gr27" draw:text-style-name="P8" draw:layer="layout" svg:width="0.634cm" svg:height="0.635cm" svg:x="13.335cm" svg:y="15.24cm">
            <text:p/>
          </draw:rect>
        </draw:g>
        <draw:g>
          <draw:rect draw:style-name="gr27" draw:text-style-name="P8" draw:layer="layout" svg:width="0.634cm" svg:height="0.635cm" svg:x="11.43cm" svg:y="15.24cm">
            <text:p/>
          </draw:rect>
        </draw:g>
        <draw:g>
          <draw:rect draw:style-name="gr27" draw:text-style-name="P8" draw:layer="layout" svg:width="0.634cm" svg:height="0.635cm" svg:x="13.971cm" svg:y="15.24cm">
            <text:p/>
          </draw:rect>
        </draw:g>
        <draw:g>
          <draw:rect draw:style-name="gr27" draw:text-style-name="P8" draw:layer="layout" svg:width="0.634cm" svg:height="0.635cm" svg:x="12.066cm" svg:y="14.605cm">
            <text:p/>
          </draw:rect>
        </draw:g>
        <draw:g>
          <draw:rect draw:style-name="gr27" draw:text-style-name="P8" draw:layer="layout" svg:width="0.634cm" svg:height="0.635cm" svg:x="13.335cm" svg:y="14.605cm">
            <text:p/>
          </draw:rect>
        </draw:g>
        <draw:g>
          <draw:rect draw:style-name="gr27" draw:text-style-name="P8" draw:layer="layout" svg:width="0.634cm" svg:height="0.635cm" svg:x="11.431cm" svg:y="14.605cm">
            <text:p/>
          </draw:rect>
        </draw:g>
        <draw:g>
          <draw:rect draw:style-name="gr27" draw:text-style-name="P8" draw:layer="layout" svg:width="0.634cm" svg:height="0.635cm" svg:x="13.971cm" svg:y="14.605cm">
            <text:p/>
          </draw:rect>
        </draw:g>
        <draw:g>
          <draw:rect draw:style-name="gr30" draw:text-style-name="P8" draw:layer="layout" svg:width="0.635cm" svg:height="0.635cm" svg:x="10.795cm" svg:y="14.605cm">
            <text:p/>
          </draw:rect>
        </draw:g>
        <draw:g>
          <draw:rect draw:style-name="gr27" draw:text-style-name="P8" draw:layer="layout" svg:width="0.634cm" svg:height="0.635cm" svg:x="14.606cm" svg:y="14.605cm">
            <text:p/>
          </draw:rect>
        </draw:g>
        <draw:g>
          <draw:rect draw:style-name="gr28" draw:text-style-name="P8" draw:layer="layout" svg:width="0.635cm" svg:height="0.635cm" svg:x="15.24cm" svg:y="13.335cm">
            <text:p/>
          </draw:rect>
        </draw:g>
        <draw:g>
          <draw:rect draw:style-name="gr28" draw:text-style-name="P8" draw:layer="layout" svg:width="0.635cm" svg:height="0.635cm" svg:x="15.24cm" svg:y="12.065cm">
            <text:p/>
          </draw:rect>
        </draw:g>
        <draw:g>
          <draw:rect draw:style-name="gr28" draw:text-style-name="P8" draw:layer="layout" svg:width="0.635cm" svg:height="0.635cm" svg:x="15.24cm" svg:y="13.97cm">
            <text:p/>
          </draw:rect>
        </draw:g>
        <draw:g>
          <draw:rect draw:style-name="gr28" draw:text-style-name="P8" draw:layer="layout" svg:width="0.635cm" svg:height="0.635cm" svg:x="15.24cm" svg:y="11.43cm">
            <text:p/>
          </draw:rect>
        </draw:g>
        <draw:g>
          <draw:rect draw:style-name="gr28" draw:text-style-name="P8" draw:layer="layout" svg:width="0.635cm" svg:height="0.635cm" svg:x="14.605cm" svg:y="13.335cm">
            <text:p/>
          </draw:rect>
        </draw:g>
        <draw:g>
          <draw:rect draw:style-name="gr28" draw:text-style-name="P8" draw:layer="layout" svg:width="0.635cm" svg:height="0.635cm" svg:x="14.605cm" svg:y="13.97cm">
            <text:p/>
          </draw:rect>
        </draw:g>
        <draw:g>
          <draw:rect draw:style-name="gr28" draw:text-style-name="P8" draw:layer="layout" svg:width="0.635cm" svg:height="0.635cm" svg:x="14.605cm" svg:y="12.065cm">
            <text:p/>
          </draw:rect>
        </draw:g>
        <draw:g>
          <draw:rect draw:style-name="gr28" draw:text-style-name="P8" draw:layer="layout" svg:width="0.635cm" svg:height="0.635cm" svg:x="14.605cm" svg:y="11.43cm">
            <text:p/>
          </draw:rect>
        </draw:g>
        <draw:g>
          <draw:rect draw:style-name="gr28" draw:text-style-name="P8" draw:layer="layout" svg:width="0.635cm" svg:height="0.635cm" svg:x="14.605cm" svg:y="10.795cm">
            <text:p/>
          </draw:rect>
        </draw:g>
        <draw:g>
          <draw:rect draw:style-name="gr29" draw:text-style-name="P8" draw:layer="layout" svg:width="0.634cm" svg:height="0.635cm" svg:x="12.065cm" svg:y="10.16cm">
            <text:p/>
          </draw:rect>
        </draw:g>
        <draw:g>
          <draw:rect draw:style-name="gr29" draw:text-style-name="P8" draw:layer="layout" svg:width="0.634cm" svg:height="0.635cm" svg:x="13.336cm" svg:y="10.16cm">
            <text:p/>
          </draw:rect>
        </draw:g>
        <draw:g>
          <draw:rect draw:style-name="gr29" draw:text-style-name="P8" draw:layer="layout" svg:width="0.634cm" svg:height="0.635cm" svg:x="12.066cm" svg:y="10.795cm">
            <text:p/>
          </draw:rect>
        </draw:g>
        <draw:g>
          <draw:rect draw:style-name="gr29" draw:text-style-name="P8" draw:layer="layout" svg:width="0.634cm" svg:height="0.635cm" svg:x="13.336cm" svg:y="10.795cm">
            <text:p/>
          </draw:rect>
        </draw:g>
        <draw:g>
          <draw:rect draw:style-name="gr29" draw:text-style-name="P8" draw:layer="layout" svg:width="0.634cm" svg:height="0.635cm" svg:x="13.971cm" svg:y="10.795cm">
            <text:p/>
          </draw:rect>
        </draw:g>
        <draw:g>
          <draw:rect draw:style-name="gr29" draw:text-style-name="P8" draw:layer="layout" svg:width="0.634cm" svg:height="0.635cm" svg:x="11.431cm" svg:y="10.795cm">
            <text:p/>
          </draw:rect>
        </draw:g>
        <draw:g>
          <draw:rect draw:style-name="gr29" draw:text-style-name="P8" draw:layer="layout" svg:width="0.634cm" svg:height="0.635cm" svg:x="11.431cm" svg:y="10.16cm">
            <text:p/>
          </draw:rect>
        </draw:g>
        <draw:g>
          <draw:rect draw:style-name="gr29" draw:text-style-name="P8" draw:layer="layout" svg:width="0.634cm" svg:height="0.635cm" svg:x="13.971cm" svg:y="10.16cm">
            <text:p/>
          </draw:rect>
        </draw:g>
        <draw:g>
          <draw:rect draw:style-name="gr29" draw:text-style-name="P8" draw:layer="layout" svg:width="0.634cm" svg:height="0.635cm" svg:x="10.796cm" svg:y="10.795cm">
            <text:p/>
          </draw:rect>
        </draw:g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rect draw:style-name="gr15" draw:text-style-name="P8" draw:layer="layout" svg:width="0.635cm" svg:height="0.635cm" svg:x="12.066cm" svg:y="12.066cm">
            <text:p/>
          </draw:rect>
        </draw:g>
        <draw:g>
          <draw:rect draw:style-name="gr15" draw:text-style-name="P8" draw:layer="layout" svg:width="0.634cm" svg:height="0.635cm" svg:x="12.701cm" svg:y="12.066cm">
            <text:p/>
          </draw:rect>
        </draw:g>
        <draw:g>
          <draw:rect draw:style-name="gr16" draw:text-style-name="P8" draw:layer="layout" svg:width="0.635cm" svg:height="0.635cm" svg:x="13.335cm" svg:y="12.066cm">
            <text:p/>
          </draw:rect>
        </draw:g>
        <draw:g>
          <draw:rect draw:style-name="gr17" draw:text-style-name="P8" draw:layer="layout" svg:width="0.634cm" svg:height="0.635cm" svg:x="12.701cm" svg:y="12.701cm">
            <text:p/>
          </draw:rect>
        </draw:g>
        <draw:g>
          <draw:rect draw:style-name="gr18" draw:text-style-name="P8" draw:layer="layout" svg:width="0.635cm" svg:height="0.635cm" svg:x="12.066cm" svg:y="13.336cm">
            <text:p/>
          </draw:rect>
        </draw:g>
        <draw:g>
          <draw:rect draw:style-name="gr19" draw:text-style-name="P8" draw:layer="layout" svg:width="0.634cm" svg:height="0.635cm" svg:x="12.701cm" svg:y="13.336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1cm" svg:y="12.701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1cm" svg:y="12.888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6cm" svg:y="12.888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4cm" svg:y="13.157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1cm" svg:y="11.431cm">
            <text:p/>
          </draw:rect>
        </draw:g>
        <draw:g>
          <draw:rect draw:style-name="gr15" draw:text-style-name="P8" draw:layer="layout" svg:width="0.635cm" svg:height="0.635cm" svg:x="12.066cm" svg:y="11.431cm">
            <text:p/>
          </draw:rect>
        </draw:g>
        <draw:g>
          <draw:rect draw:style-name="gr15" draw:text-style-name="P8" draw:layer="layout" svg:width="0.634cm" svg:height="0.635cm" svg:x="12.701cm" svg:y="11.431cm">
            <text:p/>
          </draw:rect>
        </draw:g>
        <draw:g>
          <draw:rect draw:style-name="gr15" draw:text-style-name="P8" draw:layer="layout" svg:width="0.635cm" svg:height="0.635cm" svg:x="13.335cm" svg:y="11.431cm">
            <text:p/>
          </draw:rect>
        </draw:g>
        <draw:g>
          <draw:rect draw:style-name="gr17" draw:text-style-name="P8" draw:layer="layout" svg:width="0.635cm" svg:height="0.635cm" svg:x="10.796cm" svg:y="10.796cm">
            <text:p/>
          </draw:rect>
        </draw:g>
        <draw:g>
          <draw:rect draw:style-name="gr17" draw:text-style-name="P8" draw:layer="layout" svg:width="0.635cm" svg:height="0.635cm" svg:x="11.431cm" svg:y="10.796cm">
            <text:p/>
          </draw:rect>
        </draw:g>
        <draw:g>
          <draw:rect draw:style-name="gr15" draw:text-style-name="P8" draw:layer="layout" svg:width="0.634cm" svg:height="0.635cm" svg:x="12.701cm" svg:y="10.796cm">
            <text:p/>
          </draw:rect>
        </draw:g>
        <draw:g>
          <draw:rect draw:style-name="gr17" draw:text-style-name="P8" draw:layer="layout" svg:width="0.635cm" svg:height="0.635cm" svg:x="13.97cm" svg:y="10.796cm">
            <text:p/>
          </draw:rect>
        </draw:g>
        <draw:g>
          <draw:rect draw:style-name="gr16" draw:text-style-name="P8" draw:layer="layout" svg:width="0.635cm" svg:height="0.635cm" svg:x="13.335cm" svg:y="12.701cm">
            <text:p/>
          </draw:rect>
        </draw:g>
        <draw:g>
          <draw:rect draw:style-name="gr23" draw:text-style-name="P8" draw:layer="layout" svg:width="0.635cm" svg:height="0.635cm" svg:x="13.97cm" svg:y="11.431cm">
            <text:p/>
          </draw:rect>
        </draw:g>
        <draw:g>
          <draw:rect draw:style-name="gr16" draw:text-style-name="P8" draw:layer="layout" svg:width="0.635cm" svg:height="0.635cm" svg:x="13.97cm" svg:y="12.066cm">
            <text:p/>
          </draw:rect>
        </draw:g>
        <draw:g>
          <draw:rect draw:style-name="gr16" draw:text-style-name="P8" draw:layer="layout" svg:width="0.635cm" svg:height="0.635cm" svg:x="13.97cm" svg:y="12.701cm">
            <text:p/>
          </draw:rect>
        </draw:g>
        <draw:g>
          <draw:rect draw:style-name="gr16" draw:text-style-name="P8" draw:layer="layout" svg:width="0.635cm" svg:height="0.635cm" svg:x="13.97cm" svg:y="13.336cm">
            <text:p/>
          </draw:rect>
        </draw:g>
        <draw:g>
          <draw:rect draw:style-name="gr17" draw:text-style-name="P8" draw:layer="layout" svg:width="0.635cm" svg:height="0.635cm" svg:x="14.605cm" svg:y="10.796cm">
            <text:p/>
          </draw:rect>
        </draw:g>
        <draw:g>
          <draw:rect draw:style-name="gr17" draw:text-style-name="P8" draw:layer="layout" svg:width="0.635cm" svg:height="0.635cm" svg:x="14.605cm" svg:y="11.431cm">
            <text:p/>
          </draw:rect>
        </draw:g>
        <draw:g>
          <draw:rect draw:style-name="gr16" draw:text-style-name="P8" draw:layer="layout" svg:width="0.635cm" svg:height="0.635cm" svg:x="14.605cm" svg:y="12.701cm">
            <text:p/>
          </draw:rect>
        </draw:g>
        <draw:g>
          <draw:rect draw:style-name="gr17" draw:text-style-name="P8" draw:layer="layout" svg:width="0.635cm" svg:height="0.635cm" svg:x="14.605cm" svg:y="13.971cm">
            <text:p/>
          </draw:rect>
        </draw:g>
        <draw:g>
          <draw:rect draw:style-name="gr19" draw:text-style-name="P8" draw:layer="layout" svg:width="0.635cm" svg:height="0.635cm" svg:x="13.335cm" svg:y="13.336cm">
            <text:p/>
          </draw:rect>
        </draw:g>
        <draw:g>
          <draw:rect draw:style-name="gr19" draw:text-style-name="P8" draw:layer="layout" svg:width="0.635cm" svg:height="0.635cm" svg:x="12.066cm" svg:y="13.971cm">
            <text:p/>
          </draw:rect>
        </draw:g>
        <draw:g>
          <draw:rect draw:style-name="gr19" draw:text-style-name="P8" draw:layer="layout" svg:width="0.634cm" svg:height="0.635cm" svg:x="12.701cm" svg:y="13.971cm">
            <text:p/>
          </draw:rect>
        </draw:g>
        <draw:g>
          <draw:rect draw:style-name="gr19" draw:text-style-name="P8" draw:layer="layout" svg:width="0.635cm" svg:height="0.635cm" svg:x="13.335cm" svg:y="13.971cm">
            <text:p/>
          </draw:rect>
        </draw:g>
        <draw:g>
          <draw:rect draw:style-name="gr19" draw:text-style-name="P8" draw:layer="layout" svg:width="0.635cm" svg:height="0.635cm" svg:x="13.97cm" svg:y="13.971cm">
            <text:p/>
          </draw:rect>
        </draw:g>
        <draw:g>
          <draw:rect draw:style-name="gr17" draw:text-style-name="P8" draw:layer="layout" svg:width="0.635cm" svg:height="0.635cm" svg:x="11.431cm" svg:y="14.606cm">
            <text:p/>
          </draw:rect>
        </draw:g>
        <draw:g>
          <draw:rect draw:style-name="gr19" draw:text-style-name="P8" draw:layer="layout" svg:width="0.634cm" svg:height="0.635cm" svg:x="12.701cm" svg:y="14.606cm">
            <text:p/>
          </draw:rect>
        </draw:g>
        <draw:g>
          <draw:rect draw:style-name="gr17" draw:text-style-name="P8" draw:layer="layout" svg:width="0.635cm" svg:height="0.635cm" svg:x="13.97cm" svg:y="14.606cm">
            <text:p/>
          </draw:rect>
        </draw:g>
        <draw:g>
          <draw:rect draw:style-name="gr17" draw:text-style-name="P8" draw:layer="layout" svg:width="0.635cm" svg:height="0.635cm" svg:x="14.605cm" svg:y="14.606cm">
            <text:p/>
          </draw:rect>
        </draw:g>
        <draw:g>
          <draw:rect draw:style-name="gr18" draw:text-style-name="P8" draw:layer="layout" svg:width="0.635cm" svg:height="0.635cm" svg:x="12.066cm" svg:y="12.701cm">
            <text:p/>
          </draw:rect>
        </draw:g>
        <draw:g>
          <draw:rect draw:style-name="gr17" draw:text-style-name="P8" draw:layer="layout" svg:width="0.635cm" svg:height="0.635cm" svg:x="10.796cm" svg:y="11.431cm">
            <text:p/>
          </draw:rect>
        </draw:g>
        <draw:g>
          <draw:rect draw:style-name="gr18" draw:text-style-name="P8" draw:layer="layout" svg:width="0.635cm" svg:height="0.635cm" svg:x="10.796cm" svg:y="12.701cm">
            <text:p/>
          </draw:rect>
        </draw:g>
        <draw:g>
          <draw:rect draw:style-name="gr18" draw:text-style-name="P8" draw:layer="layout" svg:width="0.635cm" svg:height="0.635cm" svg:x="11.431cm" svg:y="12.701cm">
            <text:p/>
          </draw:rect>
        </draw:g>
        <draw:g>
          <draw:rect draw:style-name="gr18" draw:text-style-name="P8" draw:layer="layout" svg:width="0.635cm" svg:height="0.635cm" svg:x="11.431cm" svg:y="12.066cm">
            <text:p/>
          </draw:rect>
        </draw:g>
        <draw:g>
          <draw:rect draw:style-name="gr18" draw:text-style-name="P8" draw:layer="layout" svg:width="0.635cm" svg:height="0.635cm" svg:x="11.431cm" svg:y="13.971cm">
            <text:p/>
          </draw:rect>
        </draw:g>
        <draw:g>
          <draw:rect draw:style-name="gr18" draw:text-style-name="P8" draw:layer="layout" svg:width="0.635cm" svg:height="0.635cm" svg:x="11.431cm" svg:y="13.336cm">
            <text:p/>
          </draw:rect>
        </draw:g>
        <draw:g>
          <draw:rect draw:style-name="gr17" draw:text-style-name="P8" draw:layer="layout" svg:width="0.635cm" svg:height="0.635cm" svg:x="10.796cm" svg:y="14.606cm">
            <text:p/>
          </draw:rect>
        </draw:g>
        <draw:g>
          <draw:rect draw:style-name="gr17" draw:text-style-name="P8" draw:layer="layout" svg:width="0.635cm" svg:height="0.635cm" svg:x="10.796cm" svg:y="13.971cm">
            <text:p/>
          </draw:rect>
        </draw:g>
        <draw:line draw:style-name="gr25" draw:text-style-name="P10" draw:layer="layout" svg:x1="12.701cm" svg:y1="13.019cm" svg:x2="12.066cm" svg:y2="13.019cm">
          <text:p/>
        </draw:line>
        <draw:line draw:style-name="gr25" draw:text-style-name="P10" draw:layer="layout" svg:x1="13.018cm" svg:y1="12.701cm" svg:x2="13.018cm" svg:y2="12.066cm">
          <text:p/>
        </draw:line>
        <draw:line draw:style-name="gr25" draw:text-style-name="P10" draw:layer="layout" svg:x1="13.335cm" svg:y1="13.019cm" svg:x2="13.97cm" svg:y2="13.019cm">
          <text:p/>
        </draw:line>
        <draw:line draw:style-name="gr25" draw:text-style-name="P10" draw:layer="layout" svg:x1="13.018cm" svg:y1="13.336cm" svg:x2="13.018cm" svg:y2="13.971cm">
          <text:p/>
        </draw:line>
        <draw:frame draw:style-name="gr26" draw:text-style-name="P1" draw:layer="layout" svg:width="10.16cm" svg:height="1.204cm" svg:x="7.62cm" svg:y="8.256cm">
          <draw:text-box>
            <text:p/>
          </draw:text-box>
        </draw:frame>
        <draw:g>
          <draw:rect draw:style-name="gr17" draw:text-style-name="P8" draw:layer="layout" svg:width="0.635cm" svg:height="0.635cm" svg:x="14.605cm" svg:y="13.336cm">
            <text:p/>
          </draw:rect>
        </draw:g>
        <draw:g>
          <draw:rect draw:style-name="gr17" draw:text-style-name="P8" draw:layer="layout" svg:width="0.635cm" svg:height="0.635cm" svg:x="13.335cm" svg:y="14.606cm">
            <text:p/>
          </draw:rect>
        </draw:g>
        <draw:g>
          <draw:rect draw:style-name="gr17" draw:text-style-name="P8" draw:layer="layout" svg:width="0.635cm" svg:height="0.635cm" svg:x="12.065cm" svg:y="14.606cm">
            <text:p/>
          </draw:rect>
        </draw:g>
        <draw:g>
          <draw:rect draw:style-name="gr17" draw:text-style-name="P8" draw:layer="layout" svg:width="0.635cm" svg:height="0.635cm" svg:x="10.795cm" svg:y="13.336cm">
            <text:p/>
          </draw:rect>
        </draw:g>
        <draw:g>
          <draw:rect draw:style-name="gr17" draw:text-style-name="P8" draw:layer="layout" svg:width="0.635cm" svg:height="0.635cm" svg:x="10.795cm" svg:y="12.066cm">
            <text:p/>
          </draw:rect>
        </draw:g>
        <draw:g>
          <draw:rect draw:style-name="gr17" draw:text-style-name="P8" draw:layer="layout" svg:width="0.635cm" svg:height="0.635cm" svg:x="12.065cm" svg:y="10.796cm">
            <text:p/>
          </draw:rect>
        </draw:g>
        <draw:g>
          <draw:rect draw:style-name="gr17" draw:text-style-name="P8" draw:layer="layout" svg:width="0.635cm" svg:height="0.635cm" svg:x="14.605cm" svg:y="12.066cm">
            <text:p/>
          </draw:rect>
        </draw:g>
        <draw:g>
          <draw:rect draw:style-name="gr17" draw:text-style-name="P8" draw:layer="layout" svg:width="0.635cm" svg:height="0.635cm" svg:x="13.335cm" svg:y="10.796cm">
            <text:p/>
          </draw:rect>
        </draw:g>
        <draw:g>
          <draw:rect draw:style-name="gr17" draw:text-style-name="P8" draw:layer="layout" svg:width="0.635cm" svg:height="0.635cm" svg:x="11.43cm" svg:y="15.241cm">
            <text:p/>
          </draw:rect>
        </draw:g>
        <draw:g>
          <draw:rect draw:style-name="gr27" draw:text-style-name="P8" draw:layer="layout" svg:width="0.634cm" svg:height="0.635cm" svg:x="12.7cm" svg:y="15.241cm">
            <text:p/>
          </draw:rect>
        </draw:g>
        <draw:g>
          <draw:rect draw:style-name="gr17" draw:text-style-name="P8" draw:layer="layout" svg:width="0.635cm" svg:height="0.635cm" svg:x="13.969cm" svg:y="15.241cm">
            <text:p/>
          </draw:rect>
        </draw:g>
        <draw:g>
          <draw:rect draw:style-name="gr17" draw:text-style-name="P8" draw:layer="layout" svg:width="0.635cm" svg:height="0.635cm" svg:x="14.604cm" svg:y="15.241cm">
            <text:p/>
          </draw:rect>
        </draw:g>
        <draw:g>
          <draw:rect draw:style-name="gr17" draw:text-style-name="P8" draw:layer="layout" svg:width="0.635cm" svg:height="0.635cm" svg:x="10.795cm" svg:y="15.241cm">
            <text:p/>
          </draw:rect>
        </draw:g>
        <draw:g>
          <draw:rect draw:style-name="gr17" draw:text-style-name="P8" draw:layer="layout" svg:width="0.635cm" svg:height="0.635cm" svg:x="13.334cm" svg:y="15.241cm">
            <text:p/>
          </draw:rect>
        </draw:g>
        <draw:g>
          <draw:rect draw:style-name="gr17" draw:text-style-name="P8" draw:layer="layout" svg:width="0.635cm" svg:height="0.635cm" svg:x="12.064cm" svg:y="15.241cm">
            <text:p/>
          </draw:rect>
        </draw:g>
        <draw:g>
          <draw:rect draw:style-name="gr17" draw:text-style-name="P8" draw:layer="layout" svg:width="0.635cm" svg:height="0.635cm" svg:x="15.876cm" svg:y="10.796cm">
            <text:p/>
          </draw:rect>
        </draw:g>
        <draw:g>
          <draw:rect draw:style-name="gr17" draw:text-style-name="P8" draw:layer="layout" svg:width="0.635cm" svg:height="0.635cm" svg:x="15.876cm" svg:y="11.431cm">
            <text:p/>
          </draw:rect>
        </draw:g>
        <draw:g>
          <draw:rect draw:style-name="gr28" draw:text-style-name="P8" draw:layer="layout" svg:width="0.635cm" svg:height="0.635cm" svg:x="15.876cm" svg:y="12.701cm">
            <text:p/>
          </draw:rect>
        </draw:g>
        <draw:g>
          <draw:rect draw:style-name="gr17" draw:text-style-name="P8" draw:layer="layout" svg:width="0.635cm" svg:height="0.635cm" svg:x="15.876cm" svg:y="13.971cm">
            <text:p/>
          </draw:rect>
        </draw:g>
        <draw:g>
          <draw:rect draw:style-name="gr17" draw:text-style-name="P8" draw:layer="layout" svg:width="0.635cm" svg:height="0.635cm" svg:x="15.876cm" svg:y="14.606cm">
            <text:p/>
          </draw:rect>
        </draw:g>
        <draw:g>
          <draw:rect draw:style-name="gr17" draw:text-style-name="P8" draw:layer="layout" svg:width="0.635cm" svg:height="0.635cm" svg:x="15.876cm" svg:y="13.336cm">
            <text:p/>
          </draw:rect>
        </draw:g>
        <draw:g>
          <draw:rect draw:style-name="gr17" draw:text-style-name="P8" draw:layer="layout" svg:width="0.635cm" svg:height="0.635cm" svg:x="15.876cm" svg:y="12.066cm">
            <text:p/>
          </draw:rect>
        </draw:g>
        <draw:g>
          <draw:rect draw:style-name="gr17" draw:text-style-name="P8" draw:layer="layout" svg:width="0.635cm" svg:height="0.635cm" svg:x="15.875cm" svg:y="15.241cm">
            <text:p/>
          </draw:rect>
        </draw:g>
        <draw:g>
          <draw:rect draw:style-name="gr17" draw:text-style-name="P8" draw:layer="layout" svg:width="0.635cm" svg:height="0.635cm" svg:x="10.795cm" svg:y="10.161cm">
            <text:p/>
          </draw:rect>
        </draw:g>
        <draw:g>
          <draw:rect draw:style-name="gr17" draw:text-style-name="P8" draw:layer="layout" svg:width="0.635cm" svg:height="0.635cm" svg:x="11.43cm" svg:y="10.161cm">
            <text:p/>
          </draw:rect>
        </draw:g>
        <draw:g>
          <draw:rect draw:style-name="gr29" draw:text-style-name="P8" draw:layer="layout" svg:width="0.634cm" svg:height="0.635cm" svg:x="12.7cm" svg:y="10.161cm">
            <text:p/>
          </draw:rect>
        </draw:g>
        <draw:g>
          <draw:rect draw:style-name="gr17" draw:text-style-name="P8" draw:layer="layout" svg:width="0.635cm" svg:height="0.635cm" svg:x="13.969cm" svg:y="10.161cm">
            <text:p/>
          </draw:rect>
        </draw:g>
        <draw:g>
          <draw:rect draw:style-name="gr17" draw:text-style-name="P8" draw:layer="layout" svg:width="0.635cm" svg:height="0.635cm" svg:x="14.604cm" svg:y="10.161cm">
            <text:p/>
          </draw:rect>
        </draw:g>
        <draw:g>
          <draw:rect draw:style-name="gr17" draw:text-style-name="P8" draw:layer="layout" svg:width="0.635cm" svg:height="0.635cm" svg:x="12.064cm" svg:y="10.161cm">
            <text:p/>
          </draw:rect>
        </draw:g>
        <draw:g>
          <draw:rect draw:style-name="gr17" draw:text-style-name="P8" draw:layer="layout" svg:width="0.635cm" svg:height="0.635cm" svg:x="13.334cm" svg:y="10.161cm">
            <text:p/>
          </draw:rect>
        </draw:g>
        <draw:g>
          <draw:rect draw:style-name="gr17" draw:text-style-name="P8" draw:layer="layout" svg:width="0.635cm" svg:height="0.635cm" svg:x="15.875cm" svg:y="10.161cm">
            <text:p/>
          </draw:rect>
        </draw:g>
        <draw:g>
          <draw:rect draw:style-name="gr17" draw:text-style-name="P8" draw:layer="layout" svg:width="0.635cm" svg:height="0.635cm" svg:x="10.16cm" svg:y="10.796cm">
            <text:p/>
          </draw:rect>
        </draw:g>
        <draw:g>
          <draw:rect draw:style-name="gr17" draw:text-style-name="P8" draw:layer="layout" svg:width="0.635cm" svg:height="0.635cm" svg:x="10.16cm" svg:y="11.431cm">
            <text:p/>
          </draw:rect>
        </draw:g>
        <draw:g>
          <draw:rect draw:style-name="gr30" draw:text-style-name="P8" draw:layer="layout" svg:width="0.635cm" svg:height="0.635cm" svg:x="10.16cm" svg:y="12.701cm">
            <text:p/>
          </draw:rect>
        </draw:g>
        <draw:g>
          <draw:rect draw:style-name="gr17" draw:text-style-name="P8" draw:layer="layout" svg:width="0.635cm" svg:height="0.635cm" svg:x="10.16cm" svg:y="14.606cm">
            <text:p/>
          </draw:rect>
        </draw:g>
        <draw:g>
          <draw:rect draw:style-name="gr17" draw:text-style-name="P8" draw:layer="layout" svg:width="0.635cm" svg:height="0.635cm" svg:x="10.16cm" svg:y="13.971cm">
            <text:p/>
          </draw:rect>
        </draw:g>
        <draw:g>
          <draw:rect draw:style-name="gr17" draw:text-style-name="P8" draw:layer="layout" svg:width="0.635cm" svg:height="0.635cm" svg:x="10.159cm" svg:y="13.336cm">
            <text:p/>
          </draw:rect>
        </draw:g>
        <draw:g>
          <draw:rect draw:style-name="gr17" draw:text-style-name="P8" draw:layer="layout" svg:width="0.635cm" svg:height="0.635cm" svg:x="10.159cm" svg:y="12.066cm">
            <text:p/>
          </draw:rect>
        </draw:g>
        <draw:g>
          <draw:rect draw:style-name="gr17" draw:text-style-name="P8" draw:layer="layout" svg:width="0.635cm" svg:height="0.635cm" svg:x="10.159cm" svg:y="15.241cm">
            <text:p/>
          </draw:rect>
        </draw:g>
        <draw:g>
          <draw:rect draw:style-name="gr17" draw:text-style-name="P8" draw:layer="layout" svg:width="0.635cm" svg:height="0.635cm" svg:x="10.159cm" svg:y="10.161cm">
            <text:p/>
          </draw:rect>
        </draw:g>
        <draw:g>
          <draw:rect draw:style-name="gr17" draw:text-style-name="P8" draw:layer="layout" svg:width="0.635cm" svg:height="0.635cm" svg:x="15.24cm" svg:y="10.796cm">
            <text:p/>
          </draw:rect>
        </draw:g>
        <draw:g>
          <draw:rect draw:style-name="gr17" draw:text-style-name="P8" draw:layer="layout" svg:width="0.635cm" svg:height="0.635cm" svg:x="15.24cm" svg:y="11.431cm">
            <text:p/>
          </draw:rect>
        </draw:g>
        <draw:g>
          <draw:rect draw:style-name="gr28" draw:text-style-name="P8" draw:layer="layout" svg:width="0.635cm" svg:height="0.635cm" svg:x="15.24cm" svg:y="12.701cm">
            <text:p/>
          </draw:rect>
        </draw:g>
        <draw:g>
          <draw:rect draw:style-name="gr17" draw:text-style-name="P8" draw:layer="layout" svg:width="0.635cm" svg:height="0.635cm" svg:x="15.24cm" svg:y="13.971cm">
            <text:p/>
          </draw:rect>
        </draw:g>
        <draw:g>
          <draw:rect draw:style-name="gr17" draw:text-style-name="P8" draw:layer="layout" svg:width="0.635cm" svg:height="0.635cm" svg:x="15.24cm" svg:y="14.606cm">
            <text:p/>
          </draw:rect>
        </draw:g>
        <draw:g>
          <draw:rect draw:style-name="gr17" draw:text-style-name="P8" draw:layer="layout" svg:width="0.635cm" svg:height="0.635cm" svg:x="15.24cm" svg:y="13.336cm">
            <text:p/>
          </draw:rect>
        </draw:g>
        <draw:g>
          <draw:rect draw:style-name="gr17" draw:text-style-name="P8" draw:layer="layout" svg:width="0.635cm" svg:height="0.635cm" svg:x="15.24cm" svg:y="12.066cm">
            <text:p/>
          </draw:rect>
        </draw:g>
        <draw:g>
          <draw:rect draw:style-name="gr17" draw:text-style-name="P8" draw:layer="layout" svg:width="0.635cm" svg:height="0.635cm" svg:x="15.239cm" svg:y="15.241cm">
            <text:p/>
          </draw:rect>
        </draw:g>
        <draw:g>
          <draw:rect draw:style-name="gr17" draw:text-style-name="P8" draw:layer="layout" svg:width="0.635cm" svg:height="0.635cm" svg:x="15.239cm" svg:y="10.161cm">
            <text:p/>
          </draw:rect>
        </draw:g>
        <draw:g>
          <draw:rect draw:style-name="gr17" draw:text-style-name="P8" draw:layer="layout" svg:width="0.635cm" svg:height="0.635cm" svg:x="10.795cm" svg:y="9.526cm">
            <text:p/>
          </draw:rect>
        </draw:g>
        <draw:g>
          <draw:rect draw:style-name="gr17" draw:text-style-name="P8" draw:layer="layout" svg:width="0.635cm" svg:height="0.635cm" svg:x="11.43cm" svg:y="9.526cm">
            <text:p/>
          </draw:rect>
        </draw:g>
        <draw:g>
          <draw:rect draw:style-name="gr29" draw:text-style-name="P8" draw:layer="layout" svg:width="0.634cm" svg:height="0.635cm" svg:x="12.7cm" svg:y="9.526cm">
            <text:p/>
          </draw:rect>
        </draw:g>
        <draw:g>
          <draw:rect draw:style-name="gr17" draw:text-style-name="P8" draw:layer="layout" svg:width="0.635cm" svg:height="0.635cm" svg:x="13.969cm" svg:y="9.526cm">
            <text:p/>
          </draw:rect>
        </draw:g>
        <draw:g>
          <draw:rect draw:style-name="gr17" draw:text-style-name="P8" draw:layer="layout" svg:width="0.635cm" svg:height="0.635cm" svg:x="14.604cm" svg:y="9.526cm">
            <text:p/>
          </draw:rect>
        </draw:g>
        <draw:g>
          <draw:rect draw:style-name="gr17" draw:text-style-name="P8" draw:layer="layout" svg:width="0.635cm" svg:height="0.635cm" svg:x="12.064cm" svg:y="9.526cm">
            <text:p/>
          </draw:rect>
        </draw:g>
        <draw:g>
          <draw:rect draw:style-name="gr17" draw:text-style-name="P8" draw:layer="layout" svg:width="0.635cm" svg:height="0.635cm" svg:x="13.334cm" svg:y="9.526cm">
            <text:p/>
          </draw:rect>
        </draw:g>
        <draw:g>
          <draw:rect draw:style-name="gr17" draw:text-style-name="P8" draw:layer="layout" svg:width="0.635cm" svg:height="0.635cm" svg:x="15.875cm" svg:y="9.526cm">
            <text:p/>
          </draw:rect>
        </draw:g>
        <draw:g>
          <draw:rect draw:style-name="gr17" draw:text-style-name="P8" draw:layer="layout" svg:width="0.635cm" svg:height="0.635cm" svg:x="10.159cm" svg:y="9.526cm">
            <text:p/>
          </draw:rect>
        </draw:g>
        <draw:g>
          <draw:rect draw:style-name="gr17" draw:text-style-name="P8" draw:layer="layout" svg:width="0.635cm" svg:height="0.635cm" svg:x="15.239cm" svg:y="9.526cm">
            <text:p/>
          </draw:rect>
        </draw:g>
        <draw:g>
          <draw:rect draw:style-name="gr17" draw:text-style-name="P8" draw:layer="layout" svg:width="0.635cm" svg:height="0.635cm" svg:x="9.525cm" svg:y="10.796cm">
            <text:p/>
          </draw:rect>
        </draw:g>
        <draw:g>
          <draw:rect draw:style-name="gr17" draw:text-style-name="P8" draw:layer="layout" svg:width="0.635cm" svg:height="0.635cm" svg:x="9.525cm" svg:y="11.431cm">
            <text:p/>
          </draw:rect>
        </draw:g>
        <draw:g>
          <draw:rect draw:style-name="gr30" draw:text-style-name="P8" draw:layer="layout" svg:width="0.635cm" svg:height="0.635cm" svg:x="9.525cm" svg:y="12.701cm">
            <text:p/>
          </draw:rect>
        </draw:g>
        <draw:g>
          <draw:rect draw:style-name="gr17" draw:text-style-name="P8" draw:layer="layout" svg:width="0.635cm" svg:height="0.635cm" svg:x="9.525cm" svg:y="14.606cm">
            <text:p/>
          </draw:rect>
        </draw:g>
        <draw:g>
          <draw:rect draw:style-name="gr17" draw:text-style-name="P8" draw:layer="layout" svg:width="0.635cm" svg:height="0.635cm" svg:x="9.525cm" svg:y="13.971cm">
            <text:p/>
          </draw:rect>
        </draw:g>
        <draw:g>
          <draw:rect draw:style-name="gr17" draw:text-style-name="P8" draw:layer="layout" svg:width="0.635cm" svg:height="0.635cm" svg:x="9.524cm" svg:y="13.336cm">
            <text:p/>
          </draw:rect>
        </draw:g>
        <draw:g>
          <draw:rect draw:style-name="gr17" draw:text-style-name="P8" draw:layer="layout" svg:width="0.635cm" svg:height="0.635cm" svg:x="9.524cm" svg:y="12.066cm">
            <text:p/>
          </draw:rect>
        </draw:g>
        <draw:g>
          <draw:rect draw:style-name="gr17" draw:text-style-name="P8" draw:layer="layout" svg:width="0.635cm" svg:height="0.635cm" svg:x="9.524cm" svg:y="15.241cm">
            <text:p/>
          </draw:rect>
        </draw:g>
        <draw:g>
          <draw:rect draw:style-name="gr17" draw:text-style-name="P8" draw:layer="layout" svg:width="0.635cm" svg:height="0.635cm" svg:x="9.524cm" svg:y="10.161cm">
            <text:p/>
          </draw:rect>
        </draw:g>
        <draw:g>
          <draw:rect draw:style-name="gr17" draw:text-style-name="P8" draw:layer="layout" svg:width="0.635cm" svg:height="0.635cm" svg:x="9.524cm" svg:y="9.526cm">
            <text:p/>
          </draw:rect>
        </draw:g>
        <draw:g>
          <draw:rect draw:style-name="gr17" draw:text-style-name="P8" draw:layer="layout" svg:width="0.635cm" svg:height="0.635cm" svg:x="11.43cm" svg:y="15.876cm">
            <text:p/>
          </draw:rect>
        </draw:g>
        <draw:g>
          <draw:rect draw:style-name="gr27" draw:text-style-name="P8" draw:layer="layout" svg:width="0.634cm" svg:height="0.635cm" svg:x="12.7cm" svg:y="15.876cm">
            <text:p/>
          </draw:rect>
        </draw:g>
        <draw:g>
          <draw:rect draw:style-name="gr17" draw:text-style-name="P8" draw:layer="layout" svg:width="0.635cm" svg:height="0.635cm" svg:x="13.969cm" svg:y="15.876cm">
            <text:p/>
          </draw:rect>
        </draw:g>
        <draw:g>
          <draw:rect draw:style-name="gr17" draw:text-style-name="P8" draw:layer="layout" svg:width="0.635cm" svg:height="0.635cm" svg:x="14.604cm" svg:y="15.876cm">
            <text:p/>
          </draw:rect>
        </draw:g>
        <draw:g>
          <draw:rect draw:style-name="gr17" draw:text-style-name="P8" draw:layer="layout" svg:width="0.635cm" svg:height="0.635cm" svg:x="10.795cm" svg:y="15.876cm">
            <text:p/>
          </draw:rect>
        </draw:g>
        <draw:g>
          <draw:rect draw:style-name="gr17" draw:text-style-name="P8" draw:layer="layout" svg:width="0.635cm" svg:height="0.635cm" svg:x="13.334cm" svg:y="15.876cm">
            <text:p/>
          </draw:rect>
        </draw:g>
        <draw:g>
          <draw:rect draw:style-name="gr17" draw:text-style-name="P8" draw:layer="layout" svg:width="0.635cm" svg:height="0.635cm" svg:x="12.064cm" svg:y="15.876cm">
            <text:p/>
          </draw:rect>
        </draw:g>
        <draw:g>
          <draw:rect draw:style-name="gr17" draw:text-style-name="P8" draw:layer="layout" svg:width="0.635cm" svg:height="0.635cm" svg:x="15.875cm" svg:y="15.876cm">
            <text:p/>
          </draw:rect>
        </draw:g>
        <draw:g>
          <draw:rect draw:style-name="gr17" draw:text-style-name="P8" draw:layer="layout" svg:width="0.635cm" svg:height="0.635cm" svg:x="10.159cm" svg:y="15.876cm">
            <text:p/>
          </draw:rect>
        </draw:g>
        <draw:g>
          <draw:rect draw:style-name="gr17" draw:text-style-name="P8" draw:layer="layout" svg:width="0.635cm" svg:height="0.635cm" svg:x="15.239cm" svg:y="15.876cm">
            <text:p/>
          </draw:rect>
        </draw:g>
        <draw:g>
          <draw:rect draw:style-name="gr17" draw:text-style-name="P8" draw:layer="layout" svg:width="0.635cm" svg:height="0.635cm" svg:x="9.524cm" svg:y="15.876cm">
            <text:p/>
          </draw:rect>
        </draw:g>
        <draw:g>
          <draw:rect draw:style-name="gr18" draw:text-style-name="P8" draw:layer="layout" svg:width="0.635cm" svg:height="0.635cm" svg:x="11.432cm" svg:y="13.972cm">
            <text:p/>
          </draw:rect>
        </draw:g>
        <draw:g>
          <draw:rect draw:style-name="gr30" draw:text-style-name="P8" draw:layer="layout" svg:width="0.635cm" svg:height="0.635cm" svg:x="10.16cm" svg:y="12.066cm">
            <text:p/>
          </draw:rect>
        </draw:g>
        <draw:g>
          <draw:rect draw:style-name="gr30" draw:text-style-name="P8" draw:layer="layout" svg:width="0.635cm" svg:height="0.635cm" svg:x="10.16cm" svg:y="13.336cm">
            <text:p/>
          </draw:rect>
        </draw:g>
        <draw:g>
          <draw:rect draw:style-name="gr30" draw:text-style-name="P8" draw:layer="layout" svg:width="0.635cm" svg:height="0.635cm" svg:x="10.795cm" svg:y="12.066cm">
            <text:p/>
          </draw:rect>
        </draw:g>
        <draw:g>
          <draw:rect draw:style-name="gr30" draw:text-style-name="P8" draw:layer="layout" svg:width="0.635cm" svg:height="0.635cm" svg:x="10.795cm" svg:y="13.336cm">
            <text:p/>
          </draw:rect>
        </draw:g>
        <draw:g>
          <draw:rect draw:style-name="gr30" draw:text-style-name="P8" draw:layer="layout" svg:width="0.635cm" svg:height="0.635cm" svg:x="10.795cm" svg:y="13.971cm">
            <text:p/>
          </draw:rect>
        </draw:g>
        <draw:g>
          <draw:rect draw:style-name="gr30" draw:text-style-name="P8" draw:layer="layout" svg:width="0.635cm" svg:height="0.635cm" svg:x="10.795cm" svg:y="11.431cm">
            <text:p/>
          </draw:rect>
        </draw:g>
        <draw:g>
          <draw:rect draw:style-name="gr30" draw:text-style-name="P8" draw:layer="layout" svg:width="0.635cm" svg:height="0.635cm" svg:x="10.16cm" svg:y="11.431cm">
            <text:p/>
          </draw:rect>
        </draw:g>
        <draw:g>
          <draw:rect draw:style-name="gr30" draw:text-style-name="P8" draw:layer="layout" svg:width="0.635cm" svg:height="0.635cm" svg:x="10.16cm" svg:y="13.971cm">
            <text:p/>
          </draw:rect>
        </draw:g>
        <draw:g>
          <draw:rect draw:style-name="gr27" draw:text-style-name="P8" draw:layer="layout" svg:width="0.634cm" svg:height="0.635cm" svg:x="12.065cm" svg:y="15.241cm">
            <text:p/>
          </draw:rect>
        </draw:g>
        <draw:g>
          <draw:rect draw:style-name="gr27" draw:text-style-name="P8" draw:layer="layout" svg:width="0.634cm" svg:height="0.635cm" svg:x="13.335cm" svg:y="15.241cm">
            <text:p/>
          </draw:rect>
        </draw:g>
        <draw:g>
          <draw:rect draw:style-name="gr27" draw:text-style-name="P8" draw:layer="layout" svg:width="0.634cm" svg:height="0.635cm" svg:x="11.43cm" svg:y="15.241cm">
            <text:p/>
          </draw:rect>
        </draw:g>
        <draw:g>
          <draw:rect draw:style-name="gr27" draw:text-style-name="P8" draw:layer="layout" svg:width="0.634cm" svg:height="0.635cm" svg:x="13.971cm" svg:y="15.241cm">
            <text:p/>
          </draw:rect>
        </draw:g>
        <draw:g>
          <draw:rect draw:style-name="gr27" draw:text-style-name="P8" draw:layer="layout" svg:width="0.634cm" svg:height="0.635cm" svg:x="12.066cm" svg:y="14.606cm">
            <text:p/>
          </draw:rect>
        </draw:g>
        <draw:g>
          <draw:rect draw:style-name="gr27" draw:text-style-name="P8" draw:layer="layout" svg:width="0.634cm" svg:height="0.635cm" svg:x="13.335cm" svg:y="14.606cm">
            <text:p/>
          </draw:rect>
        </draw:g>
        <draw:g>
          <draw:rect draw:style-name="gr27" draw:text-style-name="P8" draw:layer="layout" svg:width="0.634cm" svg:height="0.635cm" svg:x="11.431cm" svg:y="14.606cm">
            <text:p/>
          </draw:rect>
        </draw:g>
        <draw:g>
          <draw:rect draw:style-name="gr27" draw:text-style-name="P8" draw:layer="layout" svg:width="0.634cm" svg:height="0.635cm" svg:x="13.971cm" svg:y="14.606cm">
            <text:p/>
          </draw:rect>
        </draw:g>
        <draw:g>
          <draw:rect draw:style-name="gr30" draw:text-style-name="P8" draw:layer="layout" svg:width="0.635cm" svg:height="0.635cm" svg:x="10.795cm" svg:y="14.606cm">
            <text:p/>
          </draw:rect>
        </draw:g>
        <draw:g>
          <draw:rect draw:style-name="gr27" draw:text-style-name="P8" draw:layer="layout" svg:width="0.634cm" svg:height="0.635cm" svg:x="14.606cm" svg:y="14.606cm">
            <text:p/>
          </draw:rect>
        </draw:g>
        <draw:g>
          <draw:rect draw:style-name="gr28" draw:text-style-name="P8" draw:layer="layout" svg:width="0.635cm" svg:height="0.635cm" svg:x="15.24cm" svg:y="13.336cm">
            <text:p/>
          </draw:rect>
        </draw:g>
        <draw:g>
          <draw:rect draw:style-name="gr28" draw:text-style-name="P8" draw:layer="layout" svg:width="0.635cm" svg:height="0.635cm" svg:x="15.24cm" svg:y="12.066cm">
            <text:p/>
          </draw:rect>
        </draw:g>
        <draw:g>
          <draw:rect draw:style-name="gr28" draw:text-style-name="P8" draw:layer="layout" svg:width="0.635cm" svg:height="0.635cm" svg:x="15.24cm" svg:y="13.971cm">
            <text:p/>
          </draw:rect>
        </draw:g>
        <draw:g>
          <draw:rect draw:style-name="gr28" draw:text-style-name="P8" draw:layer="layout" svg:width="0.635cm" svg:height="0.635cm" svg:x="15.24cm" svg:y="11.431cm">
            <text:p/>
          </draw:rect>
        </draw:g>
        <draw:g>
          <draw:rect draw:style-name="gr28" draw:text-style-name="P8" draw:layer="layout" svg:width="0.635cm" svg:height="0.635cm" svg:x="14.605cm" svg:y="13.336cm">
            <text:p/>
          </draw:rect>
        </draw:g>
        <draw:g>
          <draw:rect draw:style-name="gr28" draw:text-style-name="P8" draw:layer="layout" svg:width="0.635cm" svg:height="0.635cm" svg:x="14.605cm" svg:y="13.971cm">
            <text:p/>
          </draw:rect>
        </draw:g>
        <draw:g>
          <draw:rect draw:style-name="gr28" draw:text-style-name="P8" draw:layer="layout" svg:width="0.635cm" svg:height="0.635cm" svg:x="14.605cm" svg:y="12.066cm">
            <text:p/>
          </draw:rect>
        </draw:g>
        <draw:g>
          <draw:rect draw:style-name="gr28" draw:text-style-name="P8" draw:layer="layout" svg:width="0.635cm" svg:height="0.635cm" svg:x="14.605cm" svg:y="11.431cm">
            <text:p/>
          </draw:rect>
        </draw:g>
        <draw:g>
          <draw:rect draw:style-name="gr28" draw:text-style-name="P8" draw:layer="layout" svg:width="0.635cm" svg:height="0.635cm" svg:x="14.605cm" svg:y="10.796cm">
            <text:p/>
          </draw:rect>
        </draw:g>
        <draw:g>
          <draw:rect draw:style-name="gr29" draw:text-style-name="P8" draw:layer="layout" svg:width="0.634cm" svg:height="0.635cm" svg:x="12.065cm" svg:y="10.161cm">
            <text:p/>
          </draw:rect>
        </draw:g>
        <draw:g>
          <draw:rect draw:style-name="gr29" draw:text-style-name="P8" draw:layer="layout" svg:width="0.634cm" svg:height="0.635cm" svg:x="13.336cm" svg:y="10.161cm">
            <text:p/>
          </draw:rect>
        </draw:g>
        <draw:g>
          <draw:rect draw:style-name="gr29" draw:text-style-name="P8" draw:layer="layout" svg:width="0.634cm" svg:height="0.635cm" svg:x="12.066cm" svg:y="10.796cm">
            <text:p/>
          </draw:rect>
        </draw:g>
        <draw:g>
          <draw:rect draw:style-name="gr29" draw:text-style-name="P8" draw:layer="layout" svg:width="0.634cm" svg:height="0.635cm" svg:x="13.336cm" svg:y="10.796cm">
            <text:p/>
          </draw:rect>
        </draw:g>
        <draw:g>
          <draw:rect draw:style-name="gr29" draw:text-style-name="P8" draw:layer="layout" svg:width="0.634cm" svg:height="0.635cm" svg:x="13.971cm" svg:y="10.796cm">
            <text:p/>
          </draw:rect>
        </draw:g>
        <draw:g>
          <draw:rect draw:style-name="gr29" draw:text-style-name="P8" draw:layer="layout" svg:width="0.634cm" svg:height="0.635cm" svg:x="11.431cm" svg:y="10.796cm">
            <text:p/>
          </draw:rect>
        </draw:g>
        <draw:g>
          <draw:rect draw:style-name="gr29" draw:text-style-name="P8" draw:layer="layout" svg:width="0.634cm" svg:height="0.635cm" svg:x="11.431cm" svg:y="10.161cm">
            <text:p/>
          </draw:rect>
        </draw:g>
        <draw:g>
          <draw:rect draw:style-name="gr29" draw:text-style-name="P8" draw:layer="layout" svg:width="0.634cm" svg:height="0.635cm" svg:x="13.971cm" svg:y="10.161cm">
            <text:p/>
          </draw:rect>
        </draw:g>
        <draw:g>
          <draw:rect draw:style-name="gr29" draw:text-style-name="P8" draw:layer="layout" svg:width="0.634cm" svg:height="0.635cm" svg:x="10.796cm" svg:y="10.796cm">
            <text:p/>
          </draw:rect>
        </draw:g>
        <draw:custom-shape draw:style-name="gr31" draw:text-style-name="P8" draw:layer="layout" svg:width="0.635cm" svg:height="0.635cm" svg:x="11.43cm" svg:y="14.6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3.97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0.16cm" svg:y="11.4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3.335cm" svg:y="14.6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rect draw:style-name="gr15" draw:text-style-name="P8" draw:layer="layout" svg:width="0.635cm" svg:height="0.635cm" svg:x="12.067cm" svg:y="12.067cm">
            <text:p/>
          </draw:rect>
        </draw:g>
        <draw:g>
          <draw:rect draw:style-name="gr15" draw:text-style-name="P8" draw:layer="layout" svg:width="0.634cm" svg:height="0.635cm" svg:x="12.702cm" svg:y="12.067cm">
            <text:p/>
          </draw:rect>
        </draw:g>
        <draw:g>
          <draw:rect draw:style-name="gr16" draw:text-style-name="P8" draw:layer="layout" svg:width="0.635cm" svg:height="0.635cm" svg:x="13.336cm" svg:y="12.067cm">
            <text:p/>
          </draw:rect>
        </draw:g>
        <draw:g>
          <draw:rect draw:style-name="gr17" draw:text-style-name="P8" draw:layer="layout" svg:width="0.634cm" svg:height="0.635cm" svg:x="12.702cm" svg:y="12.702cm">
            <text:p/>
          </draw:rect>
        </draw:g>
        <draw:g>
          <draw:rect draw:style-name="gr18" draw:text-style-name="P8" draw:layer="layout" svg:width="0.635cm" svg:height="0.635cm" svg:x="12.067cm" svg:y="13.337cm">
            <text:p/>
          </draw:rect>
        </draw:g>
        <draw:g>
          <draw:rect draw:style-name="gr19" draw:text-style-name="P8" draw:layer="layout" svg:width="0.634cm" svg:height="0.635cm" svg:x="12.702cm" svg:y="13.33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2cm" svg:y="12.702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2cm" svg:y="12.889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7cm" svg:y="12.889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5cm" svg:y="13.158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2cm" svg:y="11.432cm">
            <text:p/>
          </draw:rect>
        </draw:g>
        <draw:g>
          <draw:rect draw:style-name="gr15" draw:text-style-name="P8" draw:layer="layout" svg:width="0.635cm" svg:height="0.635cm" svg:x="12.067cm" svg:y="11.432cm">
            <text:p/>
          </draw:rect>
        </draw:g>
        <draw:g>
          <draw:rect draw:style-name="gr15" draw:text-style-name="P8" draw:layer="layout" svg:width="0.634cm" svg:height="0.635cm" svg:x="12.702cm" svg:y="11.432cm">
            <text:p/>
          </draw:rect>
        </draw:g>
        <draw:g>
          <draw:rect draw:style-name="gr15" draw:text-style-name="P8" draw:layer="layout" svg:width="0.635cm" svg:height="0.635cm" svg:x="13.336cm" svg:y="11.432cm">
            <text:p/>
          </draw:rect>
        </draw:g>
        <draw:g>
          <draw:rect draw:style-name="gr17" draw:text-style-name="P8" draw:layer="layout" svg:width="0.635cm" svg:height="0.635cm" svg:x="10.797cm" svg:y="10.797cm">
            <text:p/>
          </draw:rect>
        </draw:g>
        <draw:g>
          <draw:rect draw:style-name="gr17" draw:text-style-name="P8" draw:layer="layout" svg:width="0.635cm" svg:height="0.635cm" svg:x="11.432cm" svg:y="10.797cm">
            <text:p/>
          </draw:rect>
        </draw:g>
        <draw:g>
          <draw:rect draw:style-name="gr15" draw:text-style-name="P8" draw:layer="layout" svg:width="0.634cm" svg:height="0.635cm" svg:x="12.702cm" svg:y="10.797cm">
            <text:p/>
          </draw:rect>
        </draw:g>
        <draw:g>
          <draw:rect draw:style-name="gr17" draw:text-style-name="P8" draw:layer="layout" svg:width="0.635cm" svg:height="0.635cm" svg:x="13.971cm" svg:y="10.797cm">
            <text:p/>
          </draw:rect>
        </draw:g>
        <draw:g>
          <draw:rect draw:style-name="gr16" draw:text-style-name="P8" draw:layer="layout" svg:width="0.635cm" svg:height="0.635cm" svg:x="13.336cm" svg:y="12.702cm">
            <text:p/>
          </draw:rect>
        </draw:g>
        <draw:g>
          <draw:rect draw:style-name="gr23" draw:text-style-name="P8" draw:layer="layout" svg:width="0.635cm" svg:height="0.635cm" svg:x="13.971cm" svg:y="11.432cm">
            <text:p/>
          </draw:rect>
        </draw:g>
        <draw:g>
          <draw:rect draw:style-name="gr16" draw:text-style-name="P8" draw:layer="layout" svg:width="0.635cm" svg:height="0.635cm" svg:x="13.971cm" svg:y="12.067cm">
            <text:p/>
          </draw:rect>
        </draw:g>
        <draw:g>
          <draw:rect draw:style-name="gr16" draw:text-style-name="P8" draw:layer="layout" svg:width="0.635cm" svg:height="0.635cm" svg:x="13.971cm" svg:y="12.702cm">
            <text:p/>
          </draw:rect>
        </draw:g>
        <draw:g>
          <draw:rect draw:style-name="gr16" draw:text-style-name="P8" draw:layer="layout" svg:width="0.635cm" svg:height="0.635cm" svg:x="13.971cm" svg:y="13.337cm">
            <text:p/>
          </draw:rect>
        </draw:g>
        <draw:g>
          <draw:rect draw:style-name="gr17" draw:text-style-name="P8" draw:layer="layout" svg:width="0.635cm" svg:height="0.635cm" svg:x="14.606cm" svg:y="10.797cm">
            <text:p/>
          </draw:rect>
        </draw:g>
        <draw:g>
          <draw:rect draw:style-name="gr17" draw:text-style-name="P8" draw:layer="layout" svg:width="0.635cm" svg:height="0.635cm" svg:x="14.606cm" svg:y="11.432cm">
            <text:p/>
          </draw:rect>
        </draw:g>
        <draw:g>
          <draw:rect draw:style-name="gr16" draw:text-style-name="P8" draw:layer="layout" svg:width="0.635cm" svg:height="0.635cm" svg:x="14.606cm" svg:y="12.702cm">
            <text:p/>
          </draw:rect>
        </draw:g>
        <draw:g>
          <draw:rect draw:style-name="gr17" draw:text-style-name="P8" draw:layer="layout" svg:width="0.635cm" svg:height="0.635cm" svg:x="14.606cm" svg:y="13.972cm">
            <text:p/>
          </draw:rect>
        </draw:g>
        <draw:g>
          <draw:rect draw:style-name="gr19" draw:text-style-name="P8" draw:layer="layout" svg:width="0.635cm" svg:height="0.635cm" svg:x="13.336cm" svg:y="13.337cm">
            <text:p/>
          </draw:rect>
        </draw:g>
        <draw:g>
          <draw:rect draw:style-name="gr19" draw:text-style-name="P8" draw:layer="layout" svg:width="0.635cm" svg:height="0.635cm" svg:x="12.067cm" svg:y="13.972cm">
            <text:p/>
          </draw:rect>
        </draw:g>
        <draw:g>
          <draw:rect draw:style-name="gr19" draw:text-style-name="P8" draw:layer="layout" svg:width="0.634cm" svg:height="0.635cm" svg:x="12.702cm" svg:y="13.972cm">
            <text:p/>
          </draw:rect>
        </draw:g>
        <draw:g>
          <draw:rect draw:style-name="gr19" draw:text-style-name="P8" draw:layer="layout" svg:width="0.635cm" svg:height="0.635cm" svg:x="13.336cm" svg:y="13.972cm">
            <text:p/>
          </draw:rect>
        </draw:g>
        <draw:g>
          <draw:rect draw:style-name="gr19" draw:text-style-name="P8" draw:layer="layout" svg:width="0.635cm" svg:height="0.635cm" svg:x="13.971cm" svg:y="13.972cm">
            <text:p/>
          </draw:rect>
        </draw:g>
        <draw:g>
          <draw:rect draw:style-name="gr17" draw:text-style-name="P8" draw:layer="layout" svg:width="0.635cm" svg:height="0.635cm" svg:x="11.432cm" svg:y="14.607cm">
            <text:p/>
          </draw:rect>
        </draw:g>
        <draw:g>
          <draw:rect draw:style-name="gr19" draw:text-style-name="P8" draw:layer="layout" svg:width="0.634cm" svg:height="0.635cm" svg:x="12.702cm" svg:y="14.607cm">
            <text:p/>
          </draw:rect>
        </draw:g>
        <draw:g>
          <draw:rect draw:style-name="gr17" draw:text-style-name="P8" draw:layer="layout" svg:width="0.635cm" svg:height="0.635cm" svg:x="13.971cm" svg:y="14.607cm">
            <text:p/>
          </draw:rect>
        </draw:g>
        <draw:g>
          <draw:rect draw:style-name="gr17" draw:text-style-name="P8" draw:layer="layout" svg:width="0.635cm" svg:height="0.635cm" svg:x="14.606cm" svg:y="14.607cm">
            <text:p/>
          </draw:rect>
        </draw:g>
        <draw:g>
          <draw:rect draw:style-name="gr18" draw:text-style-name="P8" draw:layer="layout" svg:width="0.635cm" svg:height="0.635cm" svg:x="12.067cm" svg:y="12.702cm">
            <text:p/>
          </draw:rect>
        </draw:g>
        <draw:g>
          <draw:rect draw:style-name="gr17" draw:text-style-name="P8" draw:layer="layout" svg:width="0.635cm" svg:height="0.635cm" svg:x="10.797cm" svg:y="11.432cm">
            <text:p/>
          </draw:rect>
        </draw:g>
        <draw:g>
          <draw:rect draw:style-name="gr18" draw:text-style-name="P8" draw:layer="layout" svg:width="0.635cm" svg:height="0.635cm" svg:x="10.797cm" svg:y="12.702cm">
            <text:p/>
          </draw:rect>
        </draw:g>
        <draw:g>
          <draw:rect draw:style-name="gr18" draw:text-style-name="P8" draw:layer="layout" svg:width="0.635cm" svg:height="0.635cm" svg:x="11.432cm" svg:y="12.702cm">
            <text:p/>
          </draw:rect>
        </draw:g>
        <draw:g>
          <draw:rect draw:style-name="gr18" draw:text-style-name="P8" draw:layer="layout" svg:width="0.635cm" svg:height="0.635cm" svg:x="11.432cm" svg:y="12.067cm">
            <text:p/>
          </draw:rect>
        </draw:g>
        <draw:g>
          <draw:rect draw:style-name="gr18" draw:text-style-name="P8" draw:layer="layout" svg:width="0.635cm" svg:height="0.635cm" svg:x="11.432cm" svg:y="13.972cm">
            <text:p/>
          </draw:rect>
        </draw:g>
        <draw:g>
          <draw:rect draw:style-name="gr18" draw:text-style-name="P8" draw:layer="layout" svg:width="0.635cm" svg:height="0.635cm" svg:x="11.432cm" svg:y="13.337cm">
            <text:p/>
          </draw:rect>
        </draw:g>
        <draw:g>
          <draw:rect draw:style-name="gr17" draw:text-style-name="P8" draw:layer="layout" svg:width="0.635cm" svg:height="0.635cm" svg:x="10.797cm" svg:y="14.607cm">
            <text:p/>
          </draw:rect>
        </draw:g>
        <draw:g>
          <draw:rect draw:style-name="gr17" draw:text-style-name="P8" draw:layer="layout" svg:width="0.635cm" svg:height="0.635cm" svg:x="10.797cm" svg:y="13.972cm">
            <text:p/>
          </draw:rect>
        </draw:g>
        <draw:line draw:style-name="gr25" draw:text-style-name="P10" draw:layer="layout" svg:x1="13.019cm" svg:y1="13.337cm" svg:x2="13.019cm" svg:y2="13.972cm">
          <text:p/>
        </draw:line>
        <draw:g>
          <draw:rect draw:style-name="gr17" draw:text-style-name="P8" draw:layer="layout" svg:width="0.635cm" svg:height="0.635cm" svg:x="14.606cm" svg:y="13.337cm">
            <text:p/>
          </draw:rect>
        </draw:g>
        <draw:g>
          <draw:rect draw:style-name="gr17" draw:text-style-name="P8" draw:layer="layout" svg:width="0.635cm" svg:height="0.635cm" svg:x="13.336cm" svg:y="14.607cm">
            <text:p/>
          </draw:rect>
        </draw:g>
        <draw:g>
          <draw:rect draw:style-name="gr17" draw:text-style-name="P8" draw:layer="layout" svg:width="0.635cm" svg:height="0.635cm" svg:x="12.066cm" svg:y="14.607cm">
            <text:p/>
          </draw:rect>
        </draw:g>
        <draw:g>
          <draw:rect draw:style-name="gr17" draw:text-style-name="P8" draw:layer="layout" svg:width="0.635cm" svg:height="0.635cm" svg:x="10.796cm" svg:y="13.337cm">
            <text:p/>
          </draw:rect>
        </draw:g>
        <draw:g>
          <draw:rect draw:style-name="gr17" draw:text-style-name="P8" draw:layer="layout" svg:width="0.635cm" svg:height="0.635cm" svg:x="10.796cm" svg:y="12.067cm">
            <text:p/>
          </draw:rect>
        </draw:g>
        <draw:g>
          <draw:rect draw:style-name="gr17" draw:text-style-name="P8" draw:layer="layout" svg:width="0.635cm" svg:height="0.635cm" svg:x="12.066cm" svg:y="10.797cm">
            <text:p/>
          </draw:rect>
        </draw:g>
        <draw:g>
          <draw:rect draw:style-name="gr17" draw:text-style-name="P8" draw:layer="layout" svg:width="0.635cm" svg:height="0.635cm" svg:x="14.606cm" svg:y="12.067cm">
            <text:p/>
          </draw:rect>
        </draw:g>
        <draw:g>
          <draw:rect draw:style-name="gr17" draw:text-style-name="P8" draw:layer="layout" svg:width="0.635cm" svg:height="0.635cm" svg:x="13.336cm" svg:y="10.797cm">
            <text:p/>
          </draw:rect>
        </draw:g>
        <draw:g>
          <draw:rect draw:style-name="gr17" draw:text-style-name="P8" draw:layer="layout" svg:width="0.635cm" svg:height="0.635cm" svg:x="11.431cm" svg:y="15.242cm">
            <text:p/>
          </draw:rect>
        </draw:g>
        <draw:g>
          <draw:rect draw:style-name="gr27" draw:text-style-name="P8" draw:layer="layout" svg:width="0.634cm" svg:height="0.635cm" svg:x="12.701cm" svg:y="15.242cm">
            <text:p/>
          </draw:rect>
        </draw:g>
        <draw:g>
          <draw:rect draw:style-name="gr17" draw:text-style-name="P8" draw:layer="layout" svg:width="0.635cm" svg:height="0.635cm" svg:x="13.97cm" svg:y="15.242cm">
            <text:p/>
          </draw:rect>
        </draw:g>
        <draw:g>
          <draw:rect draw:style-name="gr17" draw:text-style-name="P8" draw:layer="layout" svg:width="0.635cm" svg:height="0.635cm" svg:x="14.605cm" svg:y="15.242cm">
            <text:p/>
          </draw:rect>
        </draw:g>
        <draw:g>
          <draw:rect draw:style-name="gr17" draw:text-style-name="P8" draw:layer="layout" svg:width="0.635cm" svg:height="0.635cm" svg:x="10.796cm" svg:y="15.242cm">
            <text:p/>
          </draw:rect>
        </draw:g>
        <draw:g>
          <draw:rect draw:style-name="gr17" draw:text-style-name="P8" draw:layer="layout" svg:width="0.635cm" svg:height="0.635cm" svg:x="13.335cm" svg:y="15.242cm">
            <text:p/>
          </draw:rect>
        </draw:g>
        <draw:g>
          <draw:rect draw:style-name="gr17" draw:text-style-name="P8" draw:layer="layout" svg:width="0.635cm" svg:height="0.635cm" svg:x="12.065cm" svg:y="15.242cm">
            <text:p/>
          </draw:rect>
        </draw:g>
        <draw:g>
          <draw:rect draw:style-name="gr17" draw:text-style-name="P8" draw:layer="layout" svg:width="0.635cm" svg:height="0.635cm" svg:x="15.877cm" svg:y="10.797cm">
            <text:p/>
          </draw:rect>
        </draw:g>
        <draw:g>
          <draw:rect draw:style-name="gr17" draw:text-style-name="P8" draw:layer="layout" svg:width="0.635cm" svg:height="0.635cm" svg:x="15.877cm" svg:y="11.432cm">
            <text:p/>
          </draw:rect>
        </draw:g>
        <draw:g>
          <draw:rect draw:style-name="gr28" draw:text-style-name="P8" draw:layer="layout" svg:width="0.635cm" svg:height="0.635cm" svg:x="15.877cm" svg:y="12.702cm">
            <text:p/>
          </draw:rect>
        </draw:g>
        <draw:g>
          <draw:rect draw:style-name="gr17" draw:text-style-name="P8" draw:layer="layout" svg:width="0.635cm" svg:height="0.635cm" svg:x="15.877cm" svg:y="13.972cm">
            <text:p/>
          </draw:rect>
        </draw:g>
        <draw:g>
          <draw:rect draw:style-name="gr17" draw:text-style-name="P8" draw:layer="layout" svg:width="0.635cm" svg:height="0.635cm" svg:x="15.877cm" svg:y="14.607cm">
            <text:p/>
          </draw:rect>
        </draw:g>
        <draw:g>
          <draw:rect draw:style-name="gr17" draw:text-style-name="P8" draw:layer="layout" svg:width="0.635cm" svg:height="0.635cm" svg:x="15.877cm" svg:y="13.337cm">
            <text:p/>
          </draw:rect>
        </draw:g>
        <draw:g>
          <draw:rect draw:style-name="gr17" draw:text-style-name="P8" draw:layer="layout" svg:width="0.635cm" svg:height="0.635cm" svg:x="15.877cm" svg:y="12.067cm">
            <text:p/>
          </draw:rect>
        </draw:g>
        <draw:g>
          <draw:rect draw:style-name="gr17" draw:text-style-name="P8" draw:layer="layout" svg:width="0.635cm" svg:height="0.635cm" svg:x="15.876cm" svg:y="15.242cm">
            <text:p/>
          </draw:rect>
        </draw:g>
        <draw:g>
          <draw:rect draw:style-name="gr17" draw:text-style-name="P8" draw:layer="layout" svg:width="0.635cm" svg:height="0.635cm" svg:x="10.796cm" svg:y="10.162cm">
            <text:p/>
          </draw:rect>
        </draw:g>
        <draw:g>
          <draw:rect draw:style-name="gr17" draw:text-style-name="P8" draw:layer="layout" svg:width="0.635cm" svg:height="0.635cm" svg:x="11.431cm" svg:y="10.162cm">
            <text:p/>
          </draw:rect>
        </draw:g>
        <draw:g>
          <draw:rect draw:style-name="gr29" draw:text-style-name="P8" draw:layer="layout" svg:width="0.634cm" svg:height="0.635cm" svg:x="12.701cm" svg:y="10.162cm">
            <text:p/>
          </draw:rect>
        </draw:g>
        <draw:g>
          <draw:rect draw:style-name="gr17" draw:text-style-name="P8" draw:layer="layout" svg:width="0.635cm" svg:height="0.635cm" svg:x="13.97cm" svg:y="10.162cm">
            <text:p/>
          </draw:rect>
        </draw:g>
        <draw:g>
          <draw:rect draw:style-name="gr17" draw:text-style-name="P8" draw:layer="layout" svg:width="0.635cm" svg:height="0.635cm" svg:x="14.605cm" svg:y="10.162cm">
            <text:p/>
          </draw:rect>
        </draw:g>
        <draw:g>
          <draw:rect draw:style-name="gr17" draw:text-style-name="P8" draw:layer="layout" svg:width="0.635cm" svg:height="0.635cm" svg:x="12.065cm" svg:y="10.162cm">
            <text:p/>
          </draw:rect>
        </draw:g>
        <draw:g>
          <draw:rect draw:style-name="gr17" draw:text-style-name="P8" draw:layer="layout" svg:width="0.635cm" svg:height="0.635cm" svg:x="13.335cm" svg:y="10.162cm">
            <text:p/>
          </draw:rect>
        </draw:g>
        <draw:g>
          <draw:rect draw:style-name="gr17" draw:text-style-name="P8" draw:layer="layout" svg:width="0.635cm" svg:height="0.635cm" svg:x="15.876cm" svg:y="10.162cm">
            <text:p/>
          </draw:rect>
        </draw:g>
        <draw:g>
          <draw:rect draw:style-name="gr17" draw:text-style-name="P8" draw:layer="layout" svg:width="0.635cm" svg:height="0.635cm" svg:x="10.161cm" svg:y="10.797cm">
            <text:p/>
          </draw:rect>
        </draw:g>
        <draw:g>
          <draw:rect draw:style-name="gr17" draw:text-style-name="P8" draw:layer="layout" svg:width="0.635cm" svg:height="0.635cm" svg:x="10.161cm" svg:y="11.432cm">
            <text:p/>
          </draw:rect>
        </draw:g>
        <draw:g>
          <draw:rect draw:style-name="gr30" draw:text-style-name="P8" draw:layer="layout" svg:width="0.635cm" svg:height="0.635cm" svg:x="10.161cm" svg:y="12.702cm">
            <text:p/>
          </draw:rect>
        </draw:g>
        <draw:g>
          <draw:rect draw:style-name="gr17" draw:text-style-name="P8" draw:layer="layout" svg:width="0.635cm" svg:height="0.635cm" svg:x="10.161cm" svg:y="14.607cm">
            <text:p/>
          </draw:rect>
        </draw:g>
        <draw:g>
          <draw:rect draw:style-name="gr17" draw:text-style-name="P8" draw:layer="layout" svg:width="0.635cm" svg:height="0.635cm" svg:x="10.161cm" svg:y="13.972cm">
            <text:p/>
          </draw:rect>
        </draw:g>
        <draw:g>
          <draw:rect draw:style-name="gr17" draw:text-style-name="P8" draw:layer="layout" svg:width="0.635cm" svg:height="0.635cm" svg:x="10.16cm" svg:y="13.337cm">
            <text:p/>
          </draw:rect>
        </draw:g>
        <draw:g>
          <draw:rect draw:style-name="gr17" draw:text-style-name="P8" draw:layer="layout" svg:width="0.635cm" svg:height="0.635cm" svg:x="10.16cm" svg:y="12.067cm">
            <text:p/>
          </draw:rect>
        </draw:g>
        <draw:g>
          <draw:rect draw:style-name="gr17" draw:text-style-name="P8" draw:layer="layout" svg:width="0.635cm" svg:height="0.635cm" svg:x="10.16cm" svg:y="15.242cm">
            <text:p/>
          </draw:rect>
        </draw:g>
        <draw:g>
          <draw:rect draw:style-name="gr17" draw:text-style-name="P8" draw:layer="layout" svg:width="0.635cm" svg:height="0.635cm" svg:x="10.16cm" svg:y="10.162cm">
            <text:p/>
          </draw:rect>
        </draw:g>
        <draw:g>
          <draw:rect draw:style-name="gr17" draw:text-style-name="P8" draw:layer="layout" svg:width="0.635cm" svg:height="0.635cm" svg:x="15.241cm" svg:y="10.797cm">
            <text:p/>
          </draw:rect>
        </draw:g>
        <draw:g>
          <draw:rect draw:style-name="gr17" draw:text-style-name="P8" draw:layer="layout" svg:width="0.635cm" svg:height="0.635cm" svg:x="15.241cm" svg:y="11.432cm">
            <text:p/>
          </draw:rect>
        </draw:g>
        <draw:g>
          <draw:rect draw:style-name="gr28" draw:text-style-name="P8" draw:layer="layout" svg:width="0.635cm" svg:height="0.635cm" svg:x="15.241cm" svg:y="12.702cm">
            <text:p/>
          </draw:rect>
        </draw:g>
        <draw:g>
          <draw:rect draw:style-name="gr17" draw:text-style-name="P8" draw:layer="layout" svg:width="0.635cm" svg:height="0.635cm" svg:x="15.241cm" svg:y="13.972cm">
            <text:p/>
          </draw:rect>
        </draw:g>
        <draw:g>
          <draw:rect draw:style-name="gr17" draw:text-style-name="P8" draw:layer="layout" svg:width="0.635cm" svg:height="0.635cm" svg:x="15.241cm" svg:y="14.607cm">
            <text:p/>
          </draw:rect>
        </draw:g>
        <draw:g>
          <draw:rect draw:style-name="gr17" draw:text-style-name="P8" draw:layer="layout" svg:width="0.635cm" svg:height="0.635cm" svg:x="15.241cm" svg:y="13.337cm">
            <text:p/>
          </draw:rect>
        </draw:g>
        <draw:g>
          <draw:rect draw:style-name="gr17" draw:text-style-name="P8" draw:layer="layout" svg:width="0.635cm" svg:height="0.635cm" svg:x="15.241cm" svg:y="12.067cm">
            <text:p/>
          </draw:rect>
        </draw:g>
        <draw:g>
          <draw:rect draw:style-name="gr17" draw:text-style-name="P8" draw:layer="layout" svg:width="0.635cm" svg:height="0.635cm" svg:x="15.24cm" svg:y="15.242cm">
            <text:p/>
          </draw:rect>
        </draw:g>
        <draw:g>
          <draw:rect draw:style-name="gr17" draw:text-style-name="P8" draw:layer="layout" svg:width="0.635cm" svg:height="0.635cm" svg:x="15.24cm" svg:y="10.162cm">
            <text:p/>
          </draw:rect>
        </draw:g>
        <draw:g>
          <draw:rect draw:style-name="gr17" draw:text-style-name="P8" draw:layer="layout" svg:width="0.635cm" svg:height="0.635cm" svg:x="10.796cm" svg:y="9.527cm">
            <text:p/>
          </draw:rect>
        </draw:g>
        <draw:g>
          <draw:rect draw:style-name="gr17" draw:text-style-name="P8" draw:layer="layout" svg:width="0.635cm" svg:height="0.635cm" svg:x="11.431cm" svg:y="9.527cm">
            <text:p/>
          </draw:rect>
        </draw:g>
        <draw:g>
          <draw:rect draw:style-name="gr29" draw:text-style-name="P8" draw:layer="layout" svg:width="0.634cm" svg:height="0.635cm" svg:x="12.701cm" svg:y="9.527cm">
            <text:p/>
          </draw:rect>
        </draw:g>
        <draw:g>
          <draw:rect draw:style-name="gr17" draw:text-style-name="P8" draw:layer="layout" svg:width="0.635cm" svg:height="0.635cm" svg:x="13.97cm" svg:y="9.527cm">
            <text:p/>
          </draw:rect>
        </draw:g>
        <draw:g>
          <draw:rect draw:style-name="gr17" draw:text-style-name="P8" draw:layer="layout" svg:width="0.635cm" svg:height="0.635cm" svg:x="14.605cm" svg:y="9.527cm">
            <text:p/>
          </draw:rect>
        </draw:g>
        <draw:g>
          <draw:rect draw:style-name="gr17" draw:text-style-name="P8" draw:layer="layout" svg:width="0.635cm" svg:height="0.635cm" svg:x="12.065cm" svg:y="9.527cm">
            <text:p/>
          </draw:rect>
        </draw:g>
        <draw:g>
          <draw:rect draw:style-name="gr17" draw:text-style-name="P8" draw:layer="layout" svg:width="0.635cm" svg:height="0.635cm" svg:x="13.335cm" svg:y="9.527cm">
            <text:p/>
          </draw:rect>
        </draw:g>
        <draw:g>
          <draw:rect draw:style-name="gr17" draw:text-style-name="P8" draw:layer="layout" svg:width="0.635cm" svg:height="0.635cm" svg:x="15.876cm" svg:y="9.527cm">
            <text:p/>
          </draw:rect>
        </draw:g>
        <draw:g>
          <draw:rect draw:style-name="gr17" draw:text-style-name="P8" draw:layer="layout" svg:width="0.635cm" svg:height="0.635cm" svg:x="10.16cm" svg:y="9.527cm">
            <text:p/>
          </draw:rect>
        </draw:g>
        <draw:g>
          <draw:rect draw:style-name="gr17" draw:text-style-name="P8" draw:layer="layout" svg:width="0.635cm" svg:height="0.635cm" svg:x="15.24cm" svg:y="9.527cm">
            <text:p/>
          </draw:rect>
        </draw:g>
        <draw:g>
          <draw:rect draw:style-name="gr17" draw:text-style-name="P8" draw:layer="layout" svg:width="0.635cm" svg:height="0.635cm" svg:x="9.526cm" svg:y="10.797cm">
            <text:p/>
          </draw:rect>
        </draw:g>
        <draw:g>
          <draw:rect draw:style-name="gr17" draw:text-style-name="P8" draw:layer="layout" svg:width="0.635cm" svg:height="0.635cm" svg:x="9.526cm" svg:y="11.432cm">
            <text:p/>
          </draw:rect>
        </draw:g>
        <draw:g>
          <draw:rect draw:style-name="gr30" draw:text-style-name="P8" draw:layer="layout" svg:width="0.635cm" svg:height="0.635cm" svg:x="9.526cm" svg:y="12.702cm">
            <text:p/>
          </draw:rect>
        </draw:g>
        <draw:g>
          <draw:rect draw:style-name="gr17" draw:text-style-name="P8" draw:layer="layout" svg:width="0.635cm" svg:height="0.635cm" svg:x="9.526cm" svg:y="14.607cm">
            <text:p/>
          </draw:rect>
        </draw:g>
        <draw:g>
          <draw:rect draw:style-name="gr17" draw:text-style-name="P8" draw:layer="layout" svg:width="0.635cm" svg:height="0.635cm" svg:x="9.526cm" svg:y="13.972cm">
            <text:p/>
          </draw:rect>
        </draw:g>
        <draw:g>
          <draw:rect draw:style-name="gr17" draw:text-style-name="P8" draw:layer="layout" svg:width="0.635cm" svg:height="0.635cm" svg:x="9.525cm" svg:y="13.337cm">
            <text:p/>
          </draw:rect>
        </draw:g>
        <draw:g>
          <draw:rect draw:style-name="gr17" draw:text-style-name="P8" draw:layer="layout" svg:width="0.635cm" svg:height="0.635cm" svg:x="9.525cm" svg:y="12.067cm">
            <text:p/>
          </draw:rect>
        </draw:g>
        <draw:g>
          <draw:rect draw:style-name="gr17" draw:text-style-name="P8" draw:layer="layout" svg:width="0.635cm" svg:height="0.635cm" svg:x="9.525cm" svg:y="15.242cm">
            <text:p/>
          </draw:rect>
        </draw:g>
        <draw:g>
          <draw:rect draw:style-name="gr17" draw:text-style-name="P8" draw:layer="layout" svg:width="0.635cm" svg:height="0.635cm" svg:x="9.525cm" svg:y="10.162cm">
            <text:p/>
          </draw:rect>
        </draw:g>
        <draw:g>
          <draw:rect draw:style-name="gr17" draw:text-style-name="P8" draw:layer="layout" svg:width="0.635cm" svg:height="0.635cm" svg:x="9.525cm" svg:y="9.527cm">
            <text:p/>
          </draw:rect>
        </draw:g>
        <draw:g>
          <draw:rect draw:style-name="gr17" draw:text-style-name="P8" draw:layer="layout" svg:width="0.635cm" svg:height="0.635cm" svg:x="11.431cm" svg:y="15.877cm">
            <text:p/>
          </draw:rect>
        </draw:g>
        <draw:g>
          <draw:rect draw:style-name="gr27" draw:text-style-name="P8" draw:layer="layout" svg:width="0.634cm" svg:height="0.635cm" svg:x="12.701cm" svg:y="15.877cm">
            <text:p/>
          </draw:rect>
        </draw:g>
        <draw:g>
          <draw:rect draw:style-name="gr17" draw:text-style-name="P8" draw:layer="layout" svg:width="0.635cm" svg:height="0.635cm" svg:x="13.97cm" svg:y="15.877cm">
            <text:p/>
          </draw:rect>
        </draw:g>
        <draw:g>
          <draw:rect draw:style-name="gr17" draw:text-style-name="P8" draw:layer="layout" svg:width="0.635cm" svg:height="0.635cm" svg:x="14.605cm" svg:y="15.877cm">
            <text:p/>
          </draw:rect>
        </draw:g>
        <draw:g>
          <draw:rect draw:style-name="gr17" draw:text-style-name="P8" draw:layer="layout" svg:width="0.635cm" svg:height="0.635cm" svg:x="10.796cm" svg:y="15.877cm">
            <text:p/>
          </draw:rect>
        </draw:g>
        <draw:g>
          <draw:rect draw:style-name="gr17" draw:text-style-name="P8" draw:layer="layout" svg:width="0.635cm" svg:height="0.635cm" svg:x="13.335cm" svg:y="15.877cm">
            <text:p/>
          </draw:rect>
        </draw:g>
        <draw:g>
          <draw:rect draw:style-name="gr17" draw:text-style-name="P8" draw:layer="layout" svg:width="0.635cm" svg:height="0.635cm" svg:x="12.065cm" svg:y="15.877cm">
            <text:p/>
          </draw:rect>
        </draw:g>
        <draw:g>
          <draw:rect draw:style-name="gr17" draw:text-style-name="P8" draw:layer="layout" svg:width="0.635cm" svg:height="0.635cm" svg:x="15.876cm" svg:y="15.877cm">
            <text:p/>
          </draw:rect>
        </draw:g>
        <draw:g>
          <draw:rect draw:style-name="gr17" draw:text-style-name="P8" draw:layer="layout" svg:width="0.635cm" svg:height="0.635cm" svg:x="10.16cm" svg:y="15.877cm">
            <text:p/>
          </draw:rect>
        </draw:g>
        <draw:g>
          <draw:rect draw:style-name="gr17" draw:text-style-name="P8" draw:layer="layout" svg:width="0.635cm" svg:height="0.635cm" svg:x="15.24cm" svg:y="15.877cm">
            <text:p/>
          </draw:rect>
        </draw:g>
        <draw:g>
          <draw:rect draw:style-name="gr17" draw:text-style-name="P8" draw:layer="layout" svg:width="0.635cm" svg:height="0.635cm" svg:x="9.525cm" svg:y="15.877cm">
            <text:p/>
          </draw:rect>
        </draw:g>
        <draw:g>
          <draw:rect draw:style-name="gr18" draw:text-style-name="P8" draw:layer="layout" svg:width="0.635cm" svg:height="0.635cm" svg:x="11.433cm" svg:y="13.973cm">
            <text:p/>
          </draw:rect>
        </draw:g>
        <draw:g>
          <draw:rect draw:style-name="gr30" draw:text-style-name="P8" draw:layer="layout" svg:width="0.635cm" svg:height="0.635cm" svg:x="10.161cm" svg:y="12.067cm">
            <text:p/>
          </draw:rect>
        </draw:g>
        <draw:g>
          <draw:rect draw:style-name="gr30" draw:text-style-name="P8" draw:layer="layout" svg:width="0.635cm" svg:height="0.635cm" svg:x="10.161cm" svg:y="13.337cm">
            <text:p/>
          </draw:rect>
        </draw:g>
        <draw:g>
          <draw:rect draw:style-name="gr30" draw:text-style-name="P8" draw:layer="layout" svg:width="0.635cm" svg:height="0.635cm" svg:x="10.796cm" svg:y="12.067cm">
            <text:p/>
          </draw:rect>
        </draw:g>
        <draw:g>
          <draw:rect draw:style-name="gr30" draw:text-style-name="P8" draw:layer="layout" svg:width="0.635cm" svg:height="0.635cm" svg:x="10.796cm" svg:y="13.337cm">
            <text:p/>
          </draw:rect>
        </draw:g>
        <draw:g>
          <draw:rect draw:style-name="gr30" draw:text-style-name="P8" draw:layer="layout" svg:width="0.635cm" svg:height="0.635cm" svg:x="10.796cm" svg:y="13.972cm">
            <text:p/>
          </draw:rect>
        </draw:g>
        <draw:g>
          <draw:rect draw:style-name="gr30" draw:text-style-name="P8" draw:layer="layout" svg:width="0.635cm" svg:height="0.635cm" svg:x="10.796cm" svg:y="11.432cm">
            <text:p/>
          </draw:rect>
        </draw:g>
        <draw:g>
          <draw:rect draw:style-name="gr30" draw:text-style-name="P8" draw:layer="layout" svg:width="0.635cm" svg:height="0.635cm" svg:x="10.161cm" svg:y="11.432cm">
            <text:p/>
          </draw:rect>
        </draw:g>
        <draw:g>
          <draw:rect draw:style-name="gr30" draw:text-style-name="P8" draw:layer="layout" svg:width="0.635cm" svg:height="0.635cm" svg:x="10.161cm" svg:y="13.972cm">
            <text:p/>
          </draw:rect>
        </draw:g>
        <draw:g>
          <draw:rect draw:style-name="gr27" draw:text-style-name="P8" draw:layer="layout" svg:width="0.634cm" svg:height="0.635cm" svg:x="12.066cm" svg:y="15.242cm">
            <text:p/>
          </draw:rect>
        </draw:g>
        <draw:g>
          <draw:rect draw:style-name="gr27" draw:text-style-name="P8" draw:layer="layout" svg:width="0.634cm" svg:height="0.635cm" svg:x="13.336cm" svg:y="15.242cm">
            <text:p/>
          </draw:rect>
        </draw:g>
        <draw:g>
          <draw:rect draw:style-name="gr27" draw:text-style-name="P8" draw:layer="layout" svg:width="0.634cm" svg:height="0.635cm" svg:x="11.431cm" svg:y="15.242cm">
            <text:p/>
          </draw:rect>
        </draw:g>
        <draw:g>
          <draw:rect draw:style-name="gr27" draw:text-style-name="P8" draw:layer="layout" svg:width="0.634cm" svg:height="0.635cm" svg:x="13.972cm" svg:y="15.242cm">
            <text:p/>
          </draw:rect>
        </draw:g>
        <draw:g>
          <draw:rect draw:style-name="gr27" draw:text-style-name="P8" draw:layer="layout" svg:width="0.634cm" svg:height="0.635cm" svg:x="12.067cm" svg:y="14.607cm">
            <text:p/>
          </draw:rect>
        </draw:g>
        <draw:g>
          <draw:rect draw:style-name="gr27" draw:text-style-name="P8" draw:layer="layout" svg:width="0.634cm" svg:height="0.635cm" svg:x="13.336cm" svg:y="14.607cm">
            <text:p/>
          </draw:rect>
        </draw:g>
        <draw:g>
          <draw:rect draw:style-name="gr27" draw:text-style-name="P8" draw:layer="layout" svg:width="0.634cm" svg:height="0.635cm" svg:x="11.432cm" svg:y="14.607cm">
            <text:p/>
          </draw:rect>
        </draw:g>
        <draw:g>
          <draw:rect draw:style-name="gr27" draw:text-style-name="P8" draw:layer="layout" svg:width="0.634cm" svg:height="0.635cm" svg:x="13.972cm" svg:y="14.607cm">
            <text:p/>
          </draw:rect>
        </draw:g>
        <draw:g>
          <draw:rect draw:style-name="gr30" draw:text-style-name="P8" draw:layer="layout" svg:width="0.635cm" svg:height="0.635cm" svg:x="10.796cm" svg:y="14.607cm">
            <text:p/>
          </draw:rect>
        </draw:g>
        <draw:g>
          <draw:rect draw:style-name="gr27" draw:text-style-name="P8" draw:layer="layout" svg:width="0.634cm" svg:height="0.635cm" svg:x="14.607cm" svg:y="14.607cm">
            <text:p/>
          </draw:rect>
        </draw:g>
        <draw:g>
          <draw:rect draw:style-name="gr28" draw:text-style-name="P8" draw:layer="layout" svg:width="0.635cm" svg:height="0.635cm" svg:x="15.241cm" svg:y="13.337cm">
            <text:p/>
          </draw:rect>
        </draw:g>
        <draw:g>
          <draw:rect draw:style-name="gr28" draw:text-style-name="P8" draw:layer="layout" svg:width="0.635cm" svg:height="0.635cm" svg:x="15.241cm" svg:y="12.067cm">
            <text:p/>
          </draw:rect>
        </draw:g>
        <draw:g>
          <draw:rect draw:style-name="gr28" draw:text-style-name="P8" draw:layer="layout" svg:width="0.635cm" svg:height="0.635cm" svg:x="15.241cm" svg:y="13.972cm">
            <text:p/>
          </draw:rect>
        </draw:g>
        <draw:g>
          <draw:rect draw:style-name="gr28" draw:text-style-name="P8" draw:layer="layout" svg:width="0.635cm" svg:height="0.635cm" svg:x="15.241cm" svg:y="11.432cm">
            <text:p/>
          </draw:rect>
        </draw:g>
        <draw:g>
          <draw:rect draw:style-name="gr28" draw:text-style-name="P8" draw:layer="layout" svg:width="0.635cm" svg:height="0.635cm" svg:x="14.606cm" svg:y="13.337cm">
            <text:p/>
          </draw:rect>
        </draw:g>
        <draw:g>
          <draw:rect draw:style-name="gr28" draw:text-style-name="P8" draw:layer="layout" svg:width="0.635cm" svg:height="0.635cm" svg:x="14.606cm" svg:y="13.972cm">
            <text:p/>
          </draw:rect>
        </draw:g>
        <draw:g>
          <draw:rect draw:style-name="gr28" draw:text-style-name="P8" draw:layer="layout" svg:width="0.635cm" svg:height="0.635cm" svg:x="14.606cm" svg:y="12.067cm">
            <text:p/>
          </draw:rect>
        </draw:g>
        <draw:g>
          <draw:rect draw:style-name="gr28" draw:text-style-name="P8" draw:layer="layout" svg:width="0.635cm" svg:height="0.635cm" svg:x="14.606cm" svg:y="11.432cm">
            <text:p/>
          </draw:rect>
        </draw:g>
        <draw:g>
          <draw:rect draw:style-name="gr28" draw:text-style-name="P8" draw:layer="layout" svg:width="0.635cm" svg:height="0.635cm" svg:x="14.606cm" svg:y="10.797cm">
            <text:p/>
          </draw:rect>
        </draw:g>
        <draw:g>
          <draw:rect draw:style-name="gr29" draw:text-style-name="P8" draw:layer="layout" svg:width="0.634cm" svg:height="0.635cm" svg:x="12.066cm" svg:y="10.162cm">
            <text:p/>
          </draw:rect>
        </draw:g>
        <draw:g>
          <draw:rect draw:style-name="gr29" draw:text-style-name="P8" draw:layer="layout" svg:width="0.634cm" svg:height="0.635cm" svg:x="13.337cm" svg:y="10.162cm">
            <text:p/>
          </draw:rect>
        </draw:g>
        <draw:g>
          <draw:rect draw:style-name="gr29" draw:text-style-name="P8" draw:layer="layout" svg:width="0.634cm" svg:height="0.635cm" svg:x="12.067cm" svg:y="10.797cm">
            <text:p/>
          </draw:rect>
        </draw:g>
        <draw:g>
          <draw:rect draw:style-name="gr29" draw:text-style-name="P8" draw:layer="layout" svg:width="0.634cm" svg:height="0.635cm" svg:x="13.337cm" svg:y="10.797cm">
            <text:p/>
          </draw:rect>
        </draw:g>
        <draw:g>
          <draw:rect draw:style-name="gr29" draw:text-style-name="P8" draw:layer="layout" svg:width="0.634cm" svg:height="0.635cm" svg:x="13.972cm" svg:y="10.797cm">
            <text:p/>
          </draw:rect>
        </draw:g>
        <draw:g>
          <draw:rect draw:style-name="gr29" draw:text-style-name="P8" draw:layer="layout" svg:width="0.634cm" svg:height="0.635cm" svg:x="11.432cm" svg:y="10.797cm">
            <text:p/>
          </draw:rect>
        </draw:g>
        <draw:g>
          <draw:rect draw:style-name="gr29" draw:text-style-name="P8" draw:layer="layout" svg:width="0.634cm" svg:height="0.635cm" svg:x="11.432cm" svg:y="10.162cm">
            <text:p/>
          </draw:rect>
        </draw:g>
        <draw:g>
          <draw:rect draw:style-name="gr29" draw:text-style-name="P8" draw:layer="layout" svg:width="0.634cm" svg:height="0.635cm" svg:x="13.972cm" svg:y="10.162cm">
            <text:p/>
          </draw:rect>
        </draw:g>
        <draw:g>
          <draw:rect draw:style-name="gr29" draw:text-style-name="P8" draw:layer="layout" svg:width="0.634cm" svg:height="0.635cm" svg:x="10.797cm" svg:y="10.797cm">
            <text:p/>
          </draw:rect>
        </draw:g>
        <draw:custom-shape draw:style-name="gr31" draw:text-style-name="P8" draw:layer="layout" svg:width="0.635cm" svg:height="0.635cm" svg:x="11.431cm" svg:y="14.60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3.971cm" svg:y="13.97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0.161cm" svg:y="11.43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1cm" svg:y="13.33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3.336cm" svg:y="14.6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rect draw:style-name="gr15" draw:text-style-name="P8" draw:layer="layout" svg:width="0.635cm" svg:height="0.635cm" svg:x="12.068cm" svg:y="12.068cm">
            <text:p/>
          </draw:rect>
        </draw:g>
        <draw:g>
          <draw:rect draw:style-name="gr15" draw:text-style-name="P8" draw:layer="layout" svg:width="0.634cm" svg:height="0.635cm" svg:x="12.703cm" svg:y="12.068cm">
            <text:p/>
          </draw:rect>
        </draw:g>
        <draw:g>
          <draw:rect draw:style-name="gr16" draw:text-style-name="P8" draw:layer="layout" svg:width="0.635cm" svg:height="0.635cm" svg:x="13.337cm" svg:y="12.068cm">
            <text:p/>
          </draw:rect>
        </draw:g>
        <draw:g>
          <draw:rect draw:style-name="gr17" draw:text-style-name="P8" draw:layer="layout" svg:width="0.634cm" svg:height="0.635cm" svg:x="12.703cm" svg:y="12.703cm">
            <text:p/>
          </draw:rect>
        </draw:g>
        <draw:g>
          <draw:rect draw:style-name="gr18" draw:text-style-name="P8" draw:layer="layout" svg:width="0.635cm" svg:height="0.635cm" svg:x="12.068cm" svg:y="13.338cm">
            <text:p/>
          </draw:rect>
        </draw:g>
        <draw:g>
          <draw:rect draw:style-name="gr19" draw:text-style-name="P8" draw:layer="layout" svg:width="0.634cm" svg:height="0.635cm" svg:x="12.703cm" svg:y="13.338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20" draw:text-style-name="P8" draw:layer="layout" svg:width="0.634cm" svg:height="0.634cm" svg:x="12.703cm" svg:y="12.703cm" svg:viewBox="0 0 635 635" svg:d="m317 0c180 0 318 138 318 318s-138 317-318 317-317-137-317-317 137-318 317-318z">
            <text:p/>
          </draw:path>
          <draw:path draw:style-name="gr21" draw:text-style-name="P8" draw:layer="layout" svg:width="0.067cm" svg:height="0.067cm" svg:x="12.883cm" svg:y="12.89cm" svg:viewBox="0 0 68 68" svg:d="m34 0c19 0 34 15 34 34s-15 34-34 34-34-15-34-34 15-34 34-34z">
            <text:p/>
          </draw:path>
          <draw:path draw:style-name="gr21" draw:text-style-name="P8" draw:layer="layout" svg:width="0.067cm" svg:height="0.067cm" svg:x="13.088cm" svg:y="12.89cm" svg:viewBox="0 0 68 68" svg:d="m34 0c19 0 34 15 34 34s-15 34-34 34-34-15-34-34 15-34 34-34z">
            <text:p/>
          </draw:path>
          <draw:path draw:style-name="gr22" draw:text-style-name="P8" draw:layer="layout" svg:width="0.348cm" svg:height="0.043cm" svg:x="12.846cm" svg:y="13.159cm" svg:viewBox="0 0 349 44" svg:d="m0 0c112 59 237 59 349 0">
            <text:p/>
          </draw:path>
        </draw:g>
        <draw:g>
          <draw:rect draw:style-name="gr15" draw:text-style-name="P8" draw:layer="layout" svg:width="0.635cm" svg:height="0.635cm" svg:x="11.433cm" svg:y="11.433cm">
            <text:p/>
          </draw:rect>
        </draw:g>
        <draw:g>
          <draw:rect draw:style-name="gr15" draw:text-style-name="P8" draw:layer="layout" svg:width="0.635cm" svg:height="0.635cm" svg:x="12.068cm" svg:y="11.433cm">
            <text:p/>
          </draw:rect>
        </draw:g>
        <draw:g>
          <draw:rect draw:style-name="gr15" draw:text-style-name="P8" draw:layer="layout" svg:width="0.634cm" svg:height="0.635cm" svg:x="12.703cm" svg:y="11.433cm">
            <text:p/>
          </draw:rect>
        </draw:g>
        <draw:g>
          <draw:rect draw:style-name="gr15" draw:text-style-name="P8" draw:layer="layout" svg:width="0.635cm" svg:height="0.635cm" svg:x="13.337cm" svg:y="11.433cm">
            <text:p/>
          </draw:rect>
        </draw:g>
        <draw:g>
          <draw:rect draw:style-name="gr17" draw:text-style-name="P8" draw:layer="layout" svg:width="0.635cm" svg:height="0.635cm" svg:x="10.798cm" svg:y="10.798cm">
            <text:p/>
          </draw:rect>
        </draw:g>
        <draw:g>
          <draw:rect draw:style-name="gr17" draw:text-style-name="P8" draw:layer="layout" svg:width="0.635cm" svg:height="0.635cm" svg:x="11.433cm" svg:y="10.798cm">
            <text:p/>
          </draw:rect>
        </draw:g>
        <draw:g>
          <draw:rect draw:style-name="gr15" draw:text-style-name="P8" draw:layer="layout" svg:width="0.634cm" svg:height="0.635cm" svg:x="12.703cm" svg:y="10.798cm">
            <text:p/>
          </draw:rect>
        </draw:g>
        <draw:g>
          <draw:rect draw:style-name="gr17" draw:text-style-name="P8" draw:layer="layout" svg:width="0.635cm" svg:height="0.635cm" svg:x="13.972cm" svg:y="10.798cm">
            <text:p/>
          </draw:rect>
        </draw:g>
        <draw:g>
          <draw:rect draw:style-name="gr16" draw:text-style-name="P8" draw:layer="layout" svg:width="0.635cm" svg:height="0.635cm" svg:x="13.337cm" svg:y="12.703cm">
            <text:p/>
          </draw:rect>
        </draw:g>
        <draw:g>
          <draw:rect draw:style-name="gr23" draw:text-style-name="P8" draw:layer="layout" svg:width="0.635cm" svg:height="0.635cm" svg:x="13.972cm" svg:y="11.433cm">
            <text:p/>
          </draw:rect>
        </draw:g>
        <draw:g>
          <draw:rect draw:style-name="gr16" draw:text-style-name="P8" draw:layer="layout" svg:width="0.635cm" svg:height="0.635cm" svg:x="13.972cm" svg:y="12.068cm">
            <text:p/>
          </draw:rect>
        </draw:g>
        <draw:g>
          <draw:rect draw:style-name="gr16" draw:text-style-name="P8" draw:layer="layout" svg:width="0.635cm" svg:height="0.635cm" svg:x="13.972cm" svg:y="12.703cm">
            <text:p/>
          </draw:rect>
        </draw:g>
        <draw:g>
          <draw:rect draw:style-name="gr16" draw:text-style-name="P8" draw:layer="layout" svg:width="0.635cm" svg:height="0.635cm" svg:x="13.972cm" svg:y="13.338cm">
            <text:p/>
          </draw:rect>
        </draw:g>
        <draw:g>
          <draw:rect draw:style-name="gr17" draw:text-style-name="P8" draw:layer="layout" svg:width="0.635cm" svg:height="0.635cm" svg:x="14.607cm" svg:y="10.798cm">
            <text:p/>
          </draw:rect>
        </draw:g>
        <draw:g>
          <draw:rect draw:style-name="gr17" draw:text-style-name="P8" draw:layer="layout" svg:width="0.635cm" svg:height="0.635cm" svg:x="14.607cm" svg:y="11.433cm">
            <text:p/>
          </draw:rect>
        </draw:g>
        <draw:g>
          <draw:rect draw:style-name="gr16" draw:text-style-name="P8" draw:layer="layout" svg:width="0.635cm" svg:height="0.635cm" svg:x="14.607cm" svg:y="12.703cm">
            <text:p/>
          </draw:rect>
        </draw:g>
        <draw:g>
          <draw:rect draw:style-name="gr17" draw:text-style-name="P8" draw:layer="layout" svg:width="0.635cm" svg:height="0.635cm" svg:x="14.607cm" svg:y="13.973cm">
            <text:p/>
          </draw:rect>
        </draw:g>
        <draw:g>
          <draw:rect draw:style-name="gr19" draw:text-style-name="P8" draw:layer="layout" svg:width="0.635cm" svg:height="0.635cm" svg:x="13.337cm" svg:y="13.338cm">
            <text:p/>
          </draw:rect>
        </draw:g>
        <draw:g>
          <draw:rect draw:style-name="gr19" draw:text-style-name="P8" draw:layer="layout" svg:width="0.635cm" svg:height="0.635cm" svg:x="12.068cm" svg:y="13.973cm">
            <text:p/>
          </draw:rect>
        </draw:g>
        <draw:g>
          <draw:rect draw:style-name="gr19" draw:text-style-name="P8" draw:layer="layout" svg:width="0.634cm" svg:height="0.635cm" svg:x="12.703cm" svg:y="13.973cm">
            <text:p/>
          </draw:rect>
        </draw:g>
        <draw:g>
          <draw:rect draw:style-name="gr19" draw:text-style-name="P8" draw:layer="layout" svg:width="0.635cm" svg:height="0.635cm" svg:x="13.337cm" svg:y="13.973cm">
            <text:p/>
          </draw:rect>
        </draw:g>
        <draw:g>
          <draw:rect draw:style-name="gr19" draw:text-style-name="P8" draw:layer="layout" svg:width="0.635cm" svg:height="0.635cm" svg:x="13.972cm" svg:y="13.973cm">
            <text:p/>
          </draw:rect>
        </draw:g>
        <draw:g>
          <draw:rect draw:style-name="gr17" draw:text-style-name="P8" draw:layer="layout" svg:width="0.635cm" svg:height="0.635cm" svg:x="11.433cm" svg:y="14.608cm">
            <text:p/>
          </draw:rect>
        </draw:g>
        <draw:g>
          <draw:rect draw:style-name="gr19" draw:text-style-name="P8" draw:layer="layout" svg:width="0.634cm" svg:height="0.635cm" svg:x="12.703cm" svg:y="14.608cm">
            <text:p/>
          </draw:rect>
        </draw:g>
        <draw:g>
          <draw:rect draw:style-name="gr17" draw:text-style-name="P8" draw:layer="layout" svg:width="0.635cm" svg:height="0.635cm" svg:x="13.972cm" svg:y="14.608cm">
            <text:p/>
          </draw:rect>
        </draw:g>
        <draw:g>
          <draw:rect draw:style-name="gr17" draw:text-style-name="P8" draw:layer="layout" svg:width="0.635cm" svg:height="0.635cm" svg:x="14.607cm" svg:y="14.608cm">
            <text:p/>
          </draw:rect>
        </draw:g>
        <draw:g>
          <draw:rect draw:style-name="gr18" draw:text-style-name="P8" draw:layer="layout" svg:width="0.635cm" svg:height="0.635cm" svg:x="12.068cm" svg:y="12.703cm">
            <text:p/>
          </draw:rect>
        </draw:g>
        <draw:g>
          <draw:rect draw:style-name="gr17" draw:text-style-name="P8" draw:layer="layout" svg:width="0.635cm" svg:height="0.635cm" svg:x="10.798cm" svg:y="11.433cm">
            <text:p/>
          </draw:rect>
        </draw:g>
        <draw:g>
          <draw:rect draw:style-name="gr18" draw:text-style-name="P8" draw:layer="layout" svg:width="0.635cm" svg:height="0.635cm" svg:x="10.798cm" svg:y="12.703cm">
            <text:p/>
          </draw:rect>
        </draw:g>
        <draw:g>
          <draw:rect draw:style-name="gr18" draw:text-style-name="P8" draw:layer="layout" svg:width="0.635cm" svg:height="0.635cm" svg:x="11.433cm" svg:y="12.703cm">
            <text:p/>
          </draw:rect>
        </draw:g>
        <draw:g>
          <draw:rect draw:style-name="gr18" draw:text-style-name="P8" draw:layer="layout" svg:width="0.635cm" svg:height="0.635cm" svg:x="11.433cm" svg:y="12.068cm">
            <text:p/>
          </draw:rect>
        </draw:g>
        <draw:g>
          <draw:rect draw:style-name="gr18" draw:text-style-name="P8" draw:layer="layout" svg:width="0.635cm" svg:height="0.635cm" svg:x="11.433cm" svg:y="13.973cm">
            <text:p/>
          </draw:rect>
        </draw:g>
        <draw:g>
          <draw:rect draw:style-name="gr18" draw:text-style-name="P8" draw:layer="layout" svg:width="0.635cm" svg:height="0.635cm" svg:x="11.433cm" svg:y="13.338cm">
            <text:p/>
          </draw:rect>
        </draw:g>
        <draw:g>
          <draw:rect draw:style-name="gr17" draw:text-style-name="P8" draw:layer="layout" svg:width="0.635cm" svg:height="0.635cm" svg:x="10.798cm" svg:y="14.608cm">
            <text:p/>
          </draw:rect>
        </draw:g>
        <draw:g>
          <draw:rect draw:style-name="gr17" draw:text-style-name="P8" draw:layer="layout" svg:width="0.635cm" svg:height="0.635cm" svg:x="10.798cm" svg:y="13.973cm">
            <text:p/>
          </draw:rect>
        </draw:g>
        <draw:g>
          <draw:rect draw:style-name="gr17" draw:text-style-name="P8" draw:layer="layout" svg:width="0.635cm" svg:height="0.635cm" svg:x="14.607cm" svg:y="13.338cm">
            <text:p/>
          </draw:rect>
        </draw:g>
        <draw:g>
          <draw:rect draw:style-name="gr17" draw:text-style-name="P8" draw:layer="layout" svg:width="0.635cm" svg:height="0.635cm" svg:x="13.337cm" svg:y="14.608cm">
            <text:p/>
          </draw:rect>
        </draw:g>
        <draw:g>
          <draw:rect draw:style-name="gr17" draw:text-style-name="P8" draw:layer="layout" svg:width="0.635cm" svg:height="0.635cm" svg:x="12.067cm" svg:y="14.608cm">
            <text:p/>
          </draw:rect>
        </draw:g>
        <draw:g>
          <draw:rect draw:style-name="gr17" draw:text-style-name="P8" draw:layer="layout" svg:width="0.635cm" svg:height="0.635cm" svg:x="10.797cm" svg:y="13.338cm">
            <text:p/>
          </draw:rect>
        </draw:g>
        <draw:g>
          <draw:rect draw:style-name="gr17" draw:text-style-name="P8" draw:layer="layout" svg:width="0.635cm" svg:height="0.635cm" svg:x="10.797cm" svg:y="12.068cm">
            <text:p/>
          </draw:rect>
        </draw:g>
        <draw:g>
          <draw:rect draw:style-name="gr17" draw:text-style-name="P8" draw:layer="layout" svg:width="0.635cm" svg:height="0.635cm" svg:x="12.067cm" svg:y="10.798cm">
            <text:p/>
          </draw:rect>
        </draw:g>
        <draw:g>
          <draw:rect draw:style-name="gr17" draw:text-style-name="P8" draw:layer="layout" svg:width="0.635cm" svg:height="0.635cm" svg:x="14.607cm" svg:y="12.068cm">
            <text:p/>
          </draw:rect>
        </draw:g>
        <draw:g>
          <draw:rect draw:style-name="gr17" draw:text-style-name="P8" draw:layer="layout" svg:width="0.635cm" svg:height="0.635cm" svg:x="13.337cm" svg:y="10.798cm">
            <text:p/>
          </draw:rect>
        </draw:g>
        <draw:g>
          <draw:rect draw:style-name="gr17" draw:text-style-name="P8" draw:layer="layout" svg:width="0.635cm" svg:height="0.635cm" svg:x="11.432cm" svg:y="15.243cm">
            <text:p/>
          </draw:rect>
        </draw:g>
        <draw:g>
          <draw:rect draw:style-name="gr27" draw:text-style-name="P8" draw:layer="layout" svg:width="0.634cm" svg:height="0.635cm" svg:x="12.702cm" svg:y="15.243cm">
            <text:p/>
          </draw:rect>
        </draw:g>
        <draw:g>
          <draw:rect draw:style-name="gr17" draw:text-style-name="P8" draw:layer="layout" svg:width="0.635cm" svg:height="0.635cm" svg:x="13.971cm" svg:y="15.243cm">
            <text:p/>
          </draw:rect>
        </draw:g>
        <draw:g>
          <draw:rect draw:style-name="gr17" draw:text-style-name="P8" draw:layer="layout" svg:width="0.635cm" svg:height="0.635cm" svg:x="14.606cm" svg:y="15.243cm">
            <text:p/>
          </draw:rect>
        </draw:g>
        <draw:g>
          <draw:rect draw:style-name="gr17" draw:text-style-name="P8" draw:layer="layout" svg:width="0.635cm" svg:height="0.635cm" svg:x="10.797cm" svg:y="15.243cm">
            <text:p/>
          </draw:rect>
        </draw:g>
        <draw:g>
          <draw:rect draw:style-name="gr17" draw:text-style-name="P8" draw:layer="layout" svg:width="0.635cm" svg:height="0.635cm" svg:x="13.336cm" svg:y="15.243cm">
            <text:p/>
          </draw:rect>
        </draw:g>
        <draw:g>
          <draw:rect draw:style-name="gr17" draw:text-style-name="P8" draw:layer="layout" svg:width="0.635cm" svg:height="0.635cm" svg:x="12.066cm" svg:y="15.243cm">
            <text:p/>
          </draw:rect>
        </draw:g>
        <draw:g>
          <draw:rect draw:style-name="gr17" draw:text-style-name="P8" draw:layer="layout" svg:width="0.635cm" svg:height="0.635cm" svg:x="15.878cm" svg:y="10.798cm">
            <text:p/>
          </draw:rect>
        </draw:g>
        <draw:g>
          <draw:rect draw:style-name="gr17" draw:text-style-name="P8" draw:layer="layout" svg:width="0.635cm" svg:height="0.635cm" svg:x="15.878cm" svg:y="11.433cm">
            <text:p/>
          </draw:rect>
        </draw:g>
        <draw:g>
          <draw:rect draw:style-name="gr28" draw:text-style-name="P8" draw:layer="layout" svg:width="0.635cm" svg:height="0.635cm" svg:x="15.878cm" svg:y="12.703cm">
            <text:p/>
          </draw:rect>
        </draw:g>
        <draw:g>
          <draw:rect draw:style-name="gr17" draw:text-style-name="P8" draw:layer="layout" svg:width="0.635cm" svg:height="0.635cm" svg:x="15.878cm" svg:y="13.973cm">
            <text:p/>
          </draw:rect>
        </draw:g>
        <draw:g>
          <draw:rect draw:style-name="gr17" draw:text-style-name="P8" draw:layer="layout" svg:width="0.635cm" svg:height="0.635cm" svg:x="15.878cm" svg:y="14.608cm">
            <text:p/>
          </draw:rect>
        </draw:g>
        <draw:g>
          <draw:rect draw:style-name="gr17" draw:text-style-name="P8" draw:layer="layout" svg:width="0.635cm" svg:height="0.635cm" svg:x="15.878cm" svg:y="13.338cm">
            <text:p/>
          </draw:rect>
        </draw:g>
        <draw:g>
          <draw:rect draw:style-name="gr17" draw:text-style-name="P8" draw:layer="layout" svg:width="0.635cm" svg:height="0.635cm" svg:x="15.878cm" svg:y="12.068cm">
            <text:p/>
          </draw:rect>
        </draw:g>
        <draw:g>
          <draw:rect draw:style-name="gr17" draw:text-style-name="P8" draw:layer="layout" svg:width="0.635cm" svg:height="0.635cm" svg:x="15.877cm" svg:y="15.243cm">
            <text:p/>
          </draw:rect>
        </draw:g>
        <draw:g>
          <draw:rect draw:style-name="gr17" draw:text-style-name="P8" draw:layer="layout" svg:width="0.635cm" svg:height="0.635cm" svg:x="10.797cm" svg:y="10.163cm">
            <text:p/>
          </draw:rect>
        </draw:g>
        <draw:g>
          <draw:rect draw:style-name="gr17" draw:text-style-name="P8" draw:layer="layout" svg:width="0.635cm" svg:height="0.635cm" svg:x="11.432cm" svg:y="10.163cm">
            <text:p/>
          </draw:rect>
        </draw:g>
        <draw:g>
          <draw:rect draw:style-name="gr29" draw:text-style-name="P8" draw:layer="layout" svg:width="0.634cm" svg:height="0.635cm" svg:x="12.702cm" svg:y="10.163cm">
            <text:p/>
          </draw:rect>
        </draw:g>
        <draw:g>
          <draw:rect draw:style-name="gr17" draw:text-style-name="P8" draw:layer="layout" svg:width="0.635cm" svg:height="0.635cm" svg:x="13.971cm" svg:y="10.163cm">
            <text:p/>
          </draw:rect>
        </draw:g>
        <draw:g>
          <draw:rect draw:style-name="gr17" draw:text-style-name="P8" draw:layer="layout" svg:width="0.635cm" svg:height="0.635cm" svg:x="14.606cm" svg:y="10.163cm">
            <text:p/>
          </draw:rect>
        </draw:g>
        <draw:g>
          <draw:rect draw:style-name="gr17" draw:text-style-name="P8" draw:layer="layout" svg:width="0.635cm" svg:height="0.635cm" svg:x="12.066cm" svg:y="10.163cm">
            <text:p/>
          </draw:rect>
        </draw:g>
        <draw:g>
          <draw:rect draw:style-name="gr17" draw:text-style-name="P8" draw:layer="layout" svg:width="0.635cm" svg:height="0.635cm" svg:x="13.336cm" svg:y="10.163cm">
            <text:p/>
          </draw:rect>
        </draw:g>
        <draw:g>
          <draw:rect draw:style-name="gr17" draw:text-style-name="P8" draw:layer="layout" svg:width="0.635cm" svg:height="0.635cm" svg:x="15.877cm" svg:y="10.163cm">
            <text:p/>
          </draw:rect>
        </draw:g>
        <draw:g>
          <draw:rect draw:style-name="gr17" draw:text-style-name="P8" draw:layer="layout" svg:width="0.635cm" svg:height="0.635cm" svg:x="10.162cm" svg:y="10.798cm">
            <text:p/>
          </draw:rect>
        </draw:g>
        <draw:g>
          <draw:rect draw:style-name="gr17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2.703cm">
            <text:p/>
          </draw:rect>
        </draw:g>
        <draw:g>
          <draw:rect draw:style-name="gr17" draw:text-style-name="P8" draw:layer="layout" svg:width="0.635cm" svg:height="0.635cm" svg:x="10.162cm" svg:y="14.608cm">
            <text:p/>
          </draw:rect>
        </draw:g>
        <draw:g>
          <draw:rect draw:style-name="gr17" draw:text-style-name="P8" draw:layer="layout" svg:width="0.635cm" svg:height="0.635cm" svg:x="10.162cm" svg:y="13.973cm">
            <text:p/>
          </draw:rect>
        </draw:g>
        <draw:g>
          <draw:rect draw:style-name="gr17" draw:text-style-name="P8" draw:layer="layout" svg:width="0.635cm" svg:height="0.635cm" svg:x="10.161cm" svg:y="13.338cm">
            <text:p/>
          </draw:rect>
        </draw:g>
        <draw:g>
          <draw:rect draw:style-name="gr17" draw:text-style-name="P8" draw:layer="layout" svg:width="0.635cm" svg:height="0.635cm" svg:x="10.161cm" svg:y="12.068cm">
            <text:p/>
          </draw:rect>
        </draw:g>
        <draw:g>
          <draw:rect draw:style-name="gr17" draw:text-style-name="P8" draw:layer="layout" svg:width="0.635cm" svg:height="0.635cm" svg:x="10.161cm" svg:y="15.243cm">
            <text:p/>
          </draw:rect>
        </draw:g>
        <draw:g>
          <draw:rect draw:style-name="gr17" draw:text-style-name="P8" draw:layer="layout" svg:width="0.635cm" svg:height="0.635cm" svg:x="10.161cm" svg:y="10.163cm">
            <text:p/>
          </draw:rect>
        </draw:g>
        <draw:g>
          <draw:rect draw:style-name="gr17" draw:text-style-name="P8" draw:layer="layout" svg:width="0.635cm" svg:height="0.635cm" svg:x="15.242cm" svg:y="10.798cm">
            <text:p/>
          </draw:rect>
        </draw:g>
        <draw:g>
          <draw:rect draw:style-name="gr17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5.242cm" svg:y="12.703cm">
            <text:p/>
          </draw:rect>
        </draw:g>
        <draw:g>
          <draw:rect draw:style-name="gr17" draw:text-style-name="P8" draw:layer="layout" svg:width="0.635cm" svg:height="0.635cm" svg:x="15.242cm" svg:y="13.973cm">
            <text:p/>
          </draw:rect>
        </draw:g>
        <draw:g>
          <draw:rect draw:style-name="gr17" draw:text-style-name="P8" draw:layer="layout" svg:width="0.635cm" svg:height="0.635cm" svg:x="15.242cm" svg:y="14.608cm">
            <text:p/>
          </draw:rect>
        </draw:g>
        <draw:g>
          <draw:rect draw:style-name="gr17" draw:text-style-name="P8" draw:layer="layout" svg:width="0.635cm" svg:height="0.635cm" svg:x="15.242cm" svg:y="13.338cm">
            <text:p/>
          </draw:rect>
        </draw:g>
        <draw:g>
          <draw:rect draw:style-name="gr17" draw:text-style-name="P8" draw:layer="layout" svg:width="0.635cm" svg:height="0.635cm" svg:x="15.242cm" svg:y="12.068cm">
            <text:p/>
          </draw:rect>
        </draw:g>
        <draw:g>
          <draw:rect draw:style-name="gr17" draw:text-style-name="P8" draw:layer="layout" svg:width="0.635cm" svg:height="0.635cm" svg:x="15.241cm" svg:y="15.243cm">
            <text:p/>
          </draw:rect>
        </draw:g>
        <draw:g>
          <draw:rect draw:style-name="gr17" draw:text-style-name="P8" draw:layer="layout" svg:width="0.635cm" svg:height="0.635cm" svg:x="15.241cm" svg:y="10.163cm">
            <text:p/>
          </draw:rect>
        </draw:g>
        <draw:g>
          <draw:rect draw:style-name="gr17" draw:text-style-name="P8" draw:layer="layout" svg:width="0.635cm" svg:height="0.635cm" svg:x="10.797cm" svg:y="9.528cm">
            <text:p/>
          </draw:rect>
        </draw:g>
        <draw:g>
          <draw:rect draw:style-name="gr17" draw:text-style-name="P8" draw:layer="layout" svg:width="0.635cm" svg:height="0.635cm" svg:x="11.432cm" svg:y="9.528cm">
            <text:p/>
          </draw:rect>
        </draw:g>
        <draw:g>
          <draw:rect draw:style-name="gr29" draw:text-style-name="P8" draw:layer="layout" svg:width="0.634cm" svg:height="0.635cm" svg:x="12.702cm" svg:y="9.528cm">
            <text:p/>
          </draw:rect>
        </draw:g>
        <draw:g>
          <draw:rect draw:style-name="gr17" draw:text-style-name="P8" draw:layer="layout" svg:width="0.635cm" svg:height="0.635cm" svg:x="13.971cm" svg:y="9.528cm">
            <text:p/>
          </draw:rect>
        </draw:g>
        <draw:g>
          <draw:rect draw:style-name="gr17" draw:text-style-name="P8" draw:layer="layout" svg:width="0.635cm" svg:height="0.635cm" svg:x="14.606cm" svg:y="9.528cm">
            <text:p/>
          </draw:rect>
        </draw:g>
        <draw:g>
          <draw:rect draw:style-name="gr17" draw:text-style-name="P8" draw:layer="layout" svg:width="0.635cm" svg:height="0.635cm" svg:x="12.066cm" svg:y="9.528cm">
            <text:p/>
          </draw:rect>
        </draw:g>
        <draw:g>
          <draw:rect draw:style-name="gr17" draw:text-style-name="P8" draw:layer="layout" svg:width="0.635cm" svg:height="0.635cm" svg:x="13.336cm" svg:y="9.528cm">
            <text:p/>
          </draw:rect>
        </draw:g>
        <draw:g>
          <draw:rect draw:style-name="gr17" draw:text-style-name="P8" draw:layer="layout" svg:width="0.635cm" svg:height="0.635cm" svg:x="15.877cm" svg:y="9.528cm">
            <text:p/>
          </draw:rect>
        </draw:g>
        <draw:g>
          <draw:rect draw:style-name="gr17" draw:text-style-name="P8" draw:layer="layout" svg:width="0.635cm" svg:height="0.635cm" svg:x="10.161cm" svg:y="9.528cm">
            <text:p/>
          </draw:rect>
        </draw:g>
        <draw:g>
          <draw:rect draw:style-name="gr17" draw:text-style-name="P8" draw:layer="layout" svg:width="0.635cm" svg:height="0.635cm" svg:x="15.241cm" svg:y="9.528cm">
            <text:p/>
          </draw:rect>
        </draw:g>
        <draw:g>
          <draw:rect draw:style-name="gr17" draw:text-style-name="P8" draw:layer="layout" svg:width="0.635cm" svg:height="0.635cm" svg:x="9.527cm" svg:y="10.798cm">
            <text:p/>
          </draw:rect>
        </draw:g>
        <draw:g>
          <draw:rect draw:style-name="gr17" draw:text-style-name="P8" draw:layer="layout" svg:width="0.635cm" svg:height="0.635cm" svg:x="9.527cm" svg:y="11.433cm">
            <text:p/>
          </draw:rect>
        </draw:g>
        <draw:g>
          <draw:rect draw:style-name="gr30" draw:text-style-name="P8" draw:layer="layout" svg:width="0.635cm" svg:height="0.635cm" svg:x="9.527cm" svg:y="12.703cm">
            <text:p/>
          </draw:rect>
        </draw:g>
        <draw:g>
          <draw:rect draw:style-name="gr17" draw:text-style-name="P8" draw:layer="layout" svg:width="0.635cm" svg:height="0.635cm" svg:x="9.527cm" svg:y="14.608cm">
            <text:p/>
          </draw:rect>
        </draw:g>
        <draw:g>
          <draw:rect draw:style-name="gr17" draw:text-style-name="P8" draw:layer="layout" svg:width="0.635cm" svg:height="0.635cm" svg:x="9.527cm" svg:y="13.973cm">
            <text:p/>
          </draw:rect>
        </draw:g>
        <draw:g>
          <draw:rect draw:style-name="gr17" draw:text-style-name="P8" draw:layer="layout" svg:width="0.635cm" svg:height="0.635cm" svg:x="9.526cm" svg:y="13.338cm">
            <text:p/>
          </draw:rect>
        </draw:g>
        <draw:g>
          <draw:rect draw:style-name="gr17" draw:text-style-name="P8" draw:layer="layout" svg:width="0.635cm" svg:height="0.635cm" svg:x="9.526cm" svg:y="12.068cm">
            <text:p/>
          </draw:rect>
        </draw:g>
        <draw:g>
          <draw:rect draw:style-name="gr17" draw:text-style-name="P8" draw:layer="layout" svg:width="0.635cm" svg:height="0.635cm" svg:x="9.526cm" svg:y="15.243cm">
            <text:p/>
          </draw:rect>
        </draw:g>
        <draw:g>
          <draw:rect draw:style-name="gr17" draw:text-style-name="P8" draw:layer="layout" svg:width="0.635cm" svg:height="0.635cm" svg:x="9.526cm" svg:y="10.163cm">
            <text:p/>
          </draw:rect>
        </draw:g>
        <draw:g>
          <draw:rect draw:style-name="gr17" draw:text-style-name="P8" draw:layer="layout" svg:width="0.635cm" svg:height="0.635cm" svg:x="9.526cm" svg:y="9.528cm">
            <text:p/>
          </draw:rect>
        </draw:g>
        <draw:g>
          <draw:rect draw:style-name="gr17" draw:text-style-name="P8" draw:layer="layout" svg:width="0.635cm" svg:height="0.635cm" svg:x="11.432cm" svg:y="15.878cm">
            <text:p/>
          </draw:rect>
        </draw:g>
        <draw:g>
          <draw:rect draw:style-name="gr27" draw:text-style-name="P8" draw:layer="layout" svg:width="0.634cm" svg:height="0.635cm" svg:x="12.702cm" svg:y="15.878cm">
            <text:p/>
          </draw:rect>
        </draw:g>
        <draw:g>
          <draw:rect draw:style-name="gr17" draw:text-style-name="P8" draw:layer="layout" svg:width="0.635cm" svg:height="0.635cm" svg:x="13.971cm" svg:y="15.878cm">
            <text:p/>
          </draw:rect>
        </draw:g>
        <draw:g>
          <draw:rect draw:style-name="gr17" draw:text-style-name="P8" draw:layer="layout" svg:width="0.635cm" svg:height="0.635cm" svg:x="14.606cm" svg:y="15.878cm">
            <text:p/>
          </draw:rect>
        </draw:g>
        <draw:g>
          <draw:rect draw:style-name="gr17" draw:text-style-name="P8" draw:layer="layout" svg:width="0.635cm" svg:height="0.635cm" svg:x="10.797cm" svg:y="15.878cm">
            <text:p/>
          </draw:rect>
        </draw:g>
        <draw:g>
          <draw:rect draw:style-name="gr17" draw:text-style-name="P8" draw:layer="layout" svg:width="0.635cm" svg:height="0.635cm" svg:x="13.336cm" svg:y="15.878cm">
            <text:p/>
          </draw:rect>
        </draw:g>
        <draw:g>
          <draw:rect draw:style-name="gr17" draw:text-style-name="P8" draw:layer="layout" svg:width="0.635cm" svg:height="0.635cm" svg:x="12.066cm" svg:y="15.878cm">
            <text:p/>
          </draw:rect>
        </draw:g>
        <draw:g>
          <draw:rect draw:style-name="gr17" draw:text-style-name="P8" draw:layer="layout" svg:width="0.635cm" svg:height="0.635cm" svg:x="15.877cm" svg:y="15.878cm">
            <text:p/>
          </draw:rect>
        </draw:g>
        <draw:g>
          <draw:rect draw:style-name="gr17" draw:text-style-name="P8" draw:layer="layout" svg:width="0.635cm" svg:height="0.635cm" svg:x="10.161cm" svg:y="15.878cm">
            <text:p/>
          </draw:rect>
        </draw:g>
        <draw:g>
          <draw:rect draw:style-name="gr17" draw:text-style-name="P8" draw:layer="layout" svg:width="0.635cm" svg:height="0.635cm" svg:x="15.241cm" svg:y="15.878cm">
            <text:p/>
          </draw:rect>
        </draw:g>
        <draw:g>
          <draw:rect draw:style-name="gr17" draw:text-style-name="P8" draw:layer="layout" svg:width="0.635cm" svg:height="0.635cm" svg:x="9.526cm" svg:y="15.878cm">
            <text:p/>
          </draw:rect>
        </draw:g>
        <draw:g>
          <draw:rect draw:style-name="gr18" draw:text-style-name="P8" draw:layer="layout" svg:width="0.635cm" svg:height="0.635cm" svg:x="11.434cm" svg:y="13.974cm">
            <text:p/>
          </draw:rect>
        </draw:g>
        <draw:g>
          <draw:rect draw:style-name="gr30" draw:text-style-name="P8" draw:layer="layout" svg:width="0.635cm" svg:height="0.635cm" svg:x="10.162cm" svg:y="12.068cm">
            <text:p/>
          </draw:rect>
        </draw:g>
        <draw:g>
          <draw:rect draw:style-name="gr30" draw:text-style-name="P8" draw:layer="layout" svg:width="0.635cm" svg:height="0.635cm" svg:x="10.162cm" svg:y="13.338cm">
            <text:p/>
          </draw:rect>
        </draw:g>
        <draw:g>
          <draw:rect draw:style-name="gr30" draw:text-style-name="P8" draw:layer="layout" svg:width="0.635cm" svg:height="0.635cm" svg:x="10.797cm" svg:y="12.068cm">
            <text:p/>
          </draw:rect>
        </draw:g>
        <draw:g>
          <draw:rect draw:style-name="gr30" draw:text-style-name="P8" draw:layer="layout" svg:width="0.635cm" svg:height="0.635cm" svg:x="10.797cm" svg:y="13.338cm">
            <text:p/>
          </draw:rect>
        </draw:g>
        <draw:g>
          <draw:rect draw:style-name="gr30" draw:text-style-name="P8" draw:layer="layout" svg:width="0.635cm" svg:height="0.635cm" svg:x="10.797cm" svg:y="13.973cm">
            <text:p/>
          </draw:rect>
        </draw:g>
        <draw:g>
          <draw:rect draw:style-name="gr30" draw:text-style-name="P8" draw:layer="layout" svg:width="0.635cm" svg:height="0.635cm" svg:x="10.797cm" svg:y="11.433cm">
            <text:p/>
          </draw:rect>
        </draw:g>
        <draw:g>
          <draw:rect draw:style-name="gr30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3.973cm">
            <text:p/>
          </draw:rect>
        </draw:g>
        <draw:g>
          <draw:rect draw:style-name="gr27" draw:text-style-name="P8" draw:layer="layout" svg:width="0.634cm" svg:height="0.635cm" svg:x="12.067cm" svg:y="15.243cm">
            <text:p/>
          </draw:rect>
        </draw:g>
        <draw:g>
          <draw:rect draw:style-name="gr27" draw:text-style-name="P8" draw:layer="layout" svg:width="0.634cm" svg:height="0.635cm" svg:x="13.337cm" svg:y="15.243cm">
            <text:p/>
          </draw:rect>
        </draw:g>
        <draw:g>
          <draw:rect draw:style-name="gr27" draw:text-style-name="P8" draw:layer="layout" svg:width="0.634cm" svg:height="0.635cm" svg:x="11.432cm" svg:y="15.243cm">
            <text:p/>
          </draw:rect>
        </draw:g>
        <draw:g>
          <draw:rect draw:style-name="gr27" draw:text-style-name="P8" draw:layer="layout" svg:width="0.634cm" svg:height="0.635cm" svg:x="13.973cm" svg:y="15.243cm">
            <text:p/>
          </draw:rect>
        </draw:g>
        <draw:g>
          <draw:rect draw:style-name="gr27" draw:text-style-name="P8" draw:layer="layout" svg:width="0.634cm" svg:height="0.635cm" svg:x="12.068cm" svg:y="14.608cm">
            <text:p/>
          </draw:rect>
        </draw:g>
        <draw:g>
          <draw:rect draw:style-name="gr27" draw:text-style-name="P8" draw:layer="layout" svg:width="0.634cm" svg:height="0.635cm" svg:x="13.337cm" svg:y="14.608cm">
            <text:p/>
          </draw:rect>
        </draw:g>
        <draw:g>
          <draw:rect draw:style-name="gr27" draw:text-style-name="P8" draw:layer="layout" svg:width="0.634cm" svg:height="0.635cm" svg:x="11.433cm" svg:y="14.608cm">
            <text:p/>
          </draw:rect>
        </draw:g>
        <draw:g>
          <draw:rect draw:style-name="gr27" draw:text-style-name="P8" draw:layer="layout" svg:width="0.634cm" svg:height="0.635cm" svg:x="13.973cm" svg:y="14.608cm">
            <text:p/>
          </draw:rect>
        </draw:g>
        <draw:g>
          <draw:rect draw:style-name="gr30" draw:text-style-name="P8" draw:layer="layout" svg:width="0.635cm" svg:height="0.635cm" svg:x="10.797cm" svg:y="14.608cm">
            <text:p/>
          </draw:rect>
        </draw:g>
        <draw:g>
          <draw:rect draw:style-name="gr27" draw:text-style-name="P8" draw:layer="layout" svg:width="0.634cm" svg:height="0.635cm" svg:x="14.608cm" svg:y="14.608cm">
            <text:p/>
          </draw:rect>
        </draw:g>
        <draw:g>
          <draw:rect draw:style-name="gr28" draw:text-style-name="P8" draw:layer="layout" svg:width="0.635cm" svg:height="0.635cm" svg:x="15.242cm" svg:y="13.338cm">
            <text:p/>
          </draw:rect>
        </draw:g>
        <draw:g>
          <draw:rect draw:style-name="gr28" draw:text-style-name="P8" draw:layer="layout" svg:width="0.635cm" svg:height="0.635cm" svg:x="15.242cm" svg:y="12.068cm">
            <text:p/>
          </draw:rect>
        </draw:g>
        <draw:g>
          <draw:rect draw:style-name="gr28" draw:text-style-name="P8" draw:layer="layout" svg:width="0.635cm" svg:height="0.635cm" svg:x="15.242cm" svg:y="13.973cm">
            <text:p/>
          </draw:rect>
        </draw:g>
        <draw:g>
          <draw:rect draw:style-name="gr28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4.607cm" svg:y="13.338cm">
            <text:p/>
          </draw:rect>
        </draw:g>
        <draw:g>
          <draw:rect draw:style-name="gr28" draw:text-style-name="P8" draw:layer="layout" svg:width="0.635cm" svg:height="0.635cm" svg:x="14.607cm" svg:y="13.973cm">
            <text:p/>
          </draw:rect>
        </draw:g>
        <draw:g>
          <draw:rect draw:style-name="gr28" draw:text-style-name="P8" draw:layer="layout" svg:width="0.635cm" svg:height="0.635cm" svg:x="14.607cm" svg:y="12.068cm">
            <text:p/>
          </draw:rect>
        </draw:g>
        <draw:g>
          <draw:rect draw:style-name="gr28" draw:text-style-name="P8" draw:layer="layout" svg:width="0.635cm" svg:height="0.635cm" svg:x="14.607cm" svg:y="11.433cm">
            <text:p/>
          </draw:rect>
        </draw:g>
        <draw:g>
          <draw:rect draw:style-name="gr28" draw:text-style-name="P8" draw:layer="layout" svg:width="0.635cm" svg:height="0.635cm" svg:x="14.607cm" svg:y="10.798cm">
            <text:p/>
          </draw:rect>
        </draw:g>
        <draw:g>
          <draw:rect draw:style-name="gr29" draw:text-style-name="P8" draw:layer="layout" svg:width="0.634cm" svg:height="0.635cm" svg:x="12.067cm" svg:y="10.163cm">
            <text:p/>
          </draw:rect>
        </draw:g>
        <draw:g>
          <draw:rect draw:style-name="gr29" draw:text-style-name="P8" draw:layer="layout" svg:width="0.634cm" svg:height="0.635cm" svg:x="13.338cm" svg:y="10.163cm">
            <text:p/>
          </draw:rect>
        </draw:g>
        <draw:g>
          <draw:rect draw:style-name="gr29" draw:text-style-name="P8" draw:layer="layout" svg:width="0.634cm" svg:height="0.635cm" svg:x="12.068cm" svg:y="10.798cm">
            <text:p/>
          </draw:rect>
        </draw:g>
        <draw:g>
          <draw:rect draw:style-name="gr29" draw:text-style-name="P8" draw:layer="layout" svg:width="0.634cm" svg:height="0.635cm" svg:x="13.338cm" svg:y="10.798cm">
            <text:p/>
          </draw:rect>
        </draw:g>
        <draw:g>
          <draw:rect draw:style-name="gr29" draw:text-style-name="P8" draw:layer="layout" svg:width="0.634cm" svg:height="0.635cm" svg:x="13.973cm" svg:y="10.798cm">
            <text:p/>
          </draw:rect>
        </draw:g>
        <draw:g>
          <draw:rect draw:style-name="gr29" draw:text-style-name="P8" draw:layer="layout" svg:width="0.634cm" svg:height="0.635cm" svg:x="11.433cm" svg:y="10.798cm">
            <text:p/>
          </draw:rect>
        </draw:g>
        <draw:g>
          <draw:rect draw:style-name="gr29" draw:text-style-name="P8" draw:layer="layout" svg:width="0.634cm" svg:height="0.635cm" svg:x="11.433cm" svg:y="10.163cm">
            <text:p/>
          </draw:rect>
        </draw:g>
        <draw:g>
          <draw:rect draw:style-name="gr29" draw:text-style-name="P8" draw:layer="layout" svg:width="0.634cm" svg:height="0.635cm" svg:x="13.973cm" svg:y="10.163cm">
            <text:p/>
          </draw:rect>
        </draw:g>
        <draw:g>
          <draw:rect draw:style-name="gr29" draw:text-style-name="P8" draw:layer="layout" svg:width="0.634cm" svg:height="0.635cm" svg:x="10.798cm" svg:y="10.798cm">
            <text:p/>
          </draw:rect>
        </draw:g>
        <draw:custom-shape draw:style-name="gr31" draw:text-style-name="P8" draw:layer="layout" svg:width="0.635cm" svg:height="0.635cm" svg:x="11.432cm" svg:y="14.60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3.972cm" svg:y="13.97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0.162cm" svg:y="11.4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2cm" svg:y="13.33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5" draw:text-style-name="P10" draw:layer="layout" svg:x1="13.018cm" svg:y1="12.701cm" svg:x2="13.018cm" svg:y2="12.066cm">
          <text:p/>
        </draw:line>
        <draw:line draw:style-name="gr25" draw:text-style-name="P10" draw:layer="layout" svg:x1="13.335cm" svg:y1="13.019cm" svg:x2="13.97cm" svg:y2="13.019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rect draw:style-name="gr15" draw:text-style-name="P8" draw:layer="layout" svg:width="0.635cm" svg:height="0.635cm" svg:x="12.068cm" svg:y="12.068cm">
            <text:p/>
          </draw:rect>
        </draw:g>
        <draw:g>
          <draw:rect draw:style-name="gr15" draw:text-style-name="P8" draw:layer="layout" svg:width="0.634cm" svg:height="0.635cm" svg:x="12.7cm" svg:y="12.065cm">
            <text:p/>
          </draw:rect>
        </draw:g>
        <draw:g>
          <draw:rect draw:style-name="gr16" draw:text-style-name="P8" draw:layer="layout" svg:width="0.635cm" svg:height="0.635cm" svg:x="13.337cm" svg:y="12.068cm">
            <text:p/>
          </draw:rect>
        </draw:g>
        <draw:g>
          <draw:rect draw:style-name="gr33" draw:text-style-name="P8" draw:layer="layout" svg:width="0.634cm" svg:height="0.635cm" svg:x="12.703cm" svg:y="12.703cm">
            <text:p/>
          </draw:rect>
        </draw:g>
        <draw:g>
          <draw:rect draw:style-name="gr18" draw:text-style-name="P8" draw:layer="layout" svg:width="0.635cm" svg:height="0.635cm" svg:x="12.068cm" svg:y="13.338cm">
            <text:p/>
          </draw:rect>
        </draw:g>
        <draw:g>
          <draw:rect draw:style-name="gr19" draw:text-style-name="P8" draw:layer="layout" svg:width="0.634cm" svg:height="0.635cm" svg:x="12.703cm" svg:y="13.338cm">
            <text:p/>
          </draw:rect>
        </draw:g>
        <draw:g>
          <draw:rect draw:style-name="gr15" draw:text-style-name="P8" draw:layer="layout" svg:width="0.635cm" svg:height="0.635cm" svg:x="11.433cm" svg:y="11.433cm">
            <text:p/>
          </draw:rect>
        </draw:g>
        <draw:g>
          <draw:rect draw:style-name="gr15" draw:text-style-name="P8" draw:layer="layout" svg:width="0.635cm" svg:height="0.635cm" svg:x="12.068cm" svg:y="11.433cm">
            <text:p/>
          </draw:rect>
        </draw:g>
        <draw:g>
          <draw:rect draw:style-name="gr15" draw:text-style-name="P8" draw:layer="layout" svg:width="0.634cm" svg:height="0.635cm" svg:x="12.703cm" svg:y="11.433cm">
            <text:p/>
          </draw:rect>
        </draw:g>
        <draw:g>
          <draw:rect draw:style-name="gr15" draw:text-style-name="P8" draw:layer="layout" svg:width="0.635cm" svg:height="0.635cm" svg:x="13.337cm" svg:y="11.433cm">
            <text:p/>
          </draw:rect>
        </draw:g>
        <draw:g>
          <draw:rect draw:style-name="gr17" draw:text-style-name="P8" draw:layer="layout" svg:width="0.635cm" svg:height="0.635cm" svg:x="10.798cm" svg:y="10.798cm">
            <text:p/>
          </draw:rect>
        </draw:g>
        <draw:g>
          <draw:rect draw:style-name="gr17" draw:text-style-name="P8" draw:layer="layout" svg:width="0.635cm" svg:height="0.635cm" svg:x="11.433cm" svg:y="10.798cm">
            <text:p/>
          </draw:rect>
        </draw:g>
        <draw:g>
          <draw:rect draw:style-name="gr15" draw:text-style-name="P8" draw:layer="layout" svg:width="0.634cm" svg:height="0.635cm" svg:x="12.703cm" svg:y="10.798cm">
            <text:p/>
          </draw:rect>
        </draw:g>
        <draw:g>
          <draw:rect draw:style-name="gr17" draw:text-style-name="P8" draw:layer="layout" svg:width="0.635cm" svg:height="0.635cm" svg:x="13.972cm" svg:y="10.798cm">
            <text:p/>
          </draw:rect>
        </draw:g>
        <draw:g>
          <draw:rect draw:style-name="gr16" draw:text-style-name="P8" draw:layer="layout" svg:width="0.635cm" svg:height="0.635cm" svg:x="13.337cm" svg:y="12.703cm">
            <text:p/>
          </draw:rect>
        </draw:g>
        <draw:g>
          <draw:rect draw:style-name="gr23" draw:text-style-name="P8" draw:layer="layout" svg:width="0.635cm" svg:height="0.635cm" svg:x="13.972cm" svg:y="11.433cm">
            <text:p/>
          </draw:rect>
        </draw:g>
        <draw:g>
          <draw:rect draw:style-name="gr16" draw:text-style-name="P8" draw:layer="layout" svg:width="0.635cm" svg:height="0.635cm" svg:x="13.972cm" svg:y="12.068cm">
            <text:p/>
          </draw:rect>
        </draw:g>
        <draw:g>
          <draw:rect draw:style-name="gr16" draw:text-style-name="P8" draw:layer="layout" svg:width="0.635cm" svg:height="0.635cm" svg:x="13.972cm" svg:y="12.703cm">
            <text:p/>
          </draw:rect>
        </draw:g>
        <draw:g>
          <draw:rect draw:style-name="gr16" draw:text-style-name="P8" draw:layer="layout" svg:width="0.635cm" svg:height="0.635cm" svg:x="13.972cm" svg:y="13.338cm">
            <text:p/>
          </draw:rect>
        </draw:g>
        <draw:g>
          <draw:rect draw:style-name="gr17" draw:text-style-name="P8" draw:layer="layout" svg:width="0.635cm" svg:height="0.635cm" svg:x="14.607cm" svg:y="10.798cm">
            <text:p/>
          </draw:rect>
        </draw:g>
        <draw:g>
          <draw:rect draw:style-name="gr17" draw:text-style-name="P8" draw:layer="layout" svg:width="0.635cm" svg:height="0.635cm" svg:x="14.607cm" svg:y="11.433cm">
            <text:p/>
          </draw:rect>
        </draw:g>
        <draw:g>
          <draw:rect draw:style-name="gr16" draw:text-style-name="P8" draw:layer="layout" svg:width="0.635cm" svg:height="0.635cm" svg:x="14.607cm" svg:y="12.703cm">
            <text:p/>
          </draw:rect>
        </draw:g>
        <draw:g>
          <draw:rect draw:style-name="gr17" draw:text-style-name="P8" draw:layer="layout" svg:width="0.635cm" svg:height="0.635cm" svg:x="14.607cm" svg:y="13.973cm">
            <text:p/>
          </draw:rect>
        </draw:g>
        <draw:g>
          <draw:rect draw:style-name="gr19" draw:text-style-name="P8" draw:layer="layout" svg:width="0.635cm" svg:height="0.635cm" svg:x="13.337cm" svg:y="13.338cm">
            <text:p/>
          </draw:rect>
        </draw:g>
        <draw:g>
          <draw:rect draw:style-name="gr19" draw:text-style-name="P8" draw:layer="layout" svg:width="0.635cm" svg:height="0.635cm" svg:x="12.068cm" svg:y="13.973cm">
            <text:p/>
          </draw:rect>
        </draw:g>
        <draw:g>
          <draw:rect draw:style-name="gr19" draw:text-style-name="P8" draw:layer="layout" svg:width="0.634cm" svg:height="0.635cm" svg:x="12.703cm" svg:y="13.973cm">
            <text:p/>
          </draw:rect>
        </draw:g>
        <draw:g>
          <draw:rect draw:style-name="gr19" draw:text-style-name="P8" draw:layer="layout" svg:width="0.635cm" svg:height="0.635cm" svg:x="13.337cm" svg:y="13.973cm">
            <text:p/>
          </draw:rect>
        </draw:g>
        <draw:g>
          <draw:rect draw:style-name="gr19" draw:text-style-name="P8" draw:layer="layout" svg:width="0.635cm" svg:height="0.635cm" svg:x="13.972cm" svg:y="13.973cm">
            <text:p/>
          </draw:rect>
        </draw:g>
        <draw:g>
          <draw:rect draw:style-name="gr17" draw:text-style-name="P8" draw:layer="layout" svg:width="0.635cm" svg:height="0.635cm" svg:x="11.433cm" svg:y="14.608cm">
            <text:p/>
          </draw:rect>
        </draw:g>
        <draw:g>
          <draw:rect draw:style-name="gr19" draw:text-style-name="P8" draw:layer="layout" svg:width="0.634cm" svg:height="0.635cm" svg:x="12.703cm" svg:y="14.608cm">
            <text:p/>
          </draw:rect>
        </draw:g>
        <draw:g>
          <draw:rect draw:style-name="gr17" draw:text-style-name="P8" draw:layer="layout" svg:width="0.635cm" svg:height="0.635cm" svg:x="13.972cm" svg:y="14.608cm">
            <text:p/>
          </draw:rect>
        </draw:g>
        <draw:g>
          <draw:rect draw:style-name="gr17" draw:text-style-name="P8" draw:layer="layout" svg:width="0.635cm" svg:height="0.635cm" svg:x="14.607cm" svg:y="14.608cm">
            <text:p/>
          </draw:rect>
        </draw:g>
        <draw:g>
          <draw:rect draw:style-name="gr18" draw:text-style-name="P8" draw:layer="layout" svg:width="0.635cm" svg:height="0.635cm" svg:x="12.068cm" svg:y="12.703cm">
            <text:p/>
          </draw:rect>
        </draw:g>
        <draw:g>
          <draw:rect draw:style-name="gr17" draw:text-style-name="P8" draw:layer="layout" svg:width="0.635cm" svg:height="0.635cm" svg:x="10.798cm" svg:y="11.433cm">
            <text:p/>
          </draw:rect>
        </draw:g>
        <draw:g>
          <draw:rect draw:style-name="gr18" draw:text-style-name="P8" draw:layer="layout" svg:width="0.635cm" svg:height="0.635cm" svg:x="10.798cm" svg:y="12.703cm">
            <text:p/>
          </draw:rect>
        </draw:g>
        <draw:g>
          <draw:rect draw:style-name="gr18" draw:text-style-name="P8" draw:layer="layout" svg:width="0.635cm" svg:height="0.635cm" svg:x="11.433cm" svg:y="12.703cm">
            <text:p/>
          </draw:rect>
        </draw:g>
        <draw:g>
          <draw:rect draw:style-name="gr18" draw:text-style-name="P8" draw:layer="layout" svg:width="0.635cm" svg:height="0.635cm" svg:x="11.433cm" svg:y="12.068cm">
            <text:p/>
          </draw:rect>
        </draw:g>
        <draw:g>
          <draw:rect draw:style-name="gr18" draw:text-style-name="P8" draw:layer="layout" svg:width="0.635cm" svg:height="0.635cm" svg:x="11.433cm" svg:y="13.973cm">
            <text:p/>
          </draw:rect>
        </draw:g>
        <draw:g>
          <draw:rect draw:style-name="gr18" draw:text-style-name="P8" draw:layer="layout" svg:width="0.635cm" svg:height="0.635cm" svg:x="11.433cm" svg:y="13.338cm">
            <text:p/>
          </draw:rect>
        </draw:g>
        <draw:g>
          <draw:rect draw:style-name="gr17" draw:text-style-name="P8" draw:layer="layout" svg:width="0.635cm" svg:height="0.635cm" svg:x="10.798cm" svg:y="14.608cm">
            <text:p/>
          </draw:rect>
        </draw:g>
        <draw:g>
          <draw:rect draw:style-name="gr17" draw:text-style-name="P8" draw:layer="layout" svg:width="0.635cm" svg:height="0.635cm" svg:x="10.798cm" svg:y="13.973cm">
            <text:p/>
          </draw:rect>
        </draw:g>
        <draw:g>
          <draw:rect draw:style-name="gr17" draw:text-style-name="P8" draw:layer="layout" svg:width="0.635cm" svg:height="0.635cm" svg:x="14.607cm" svg:y="13.338cm">
            <text:p/>
          </draw:rect>
        </draw:g>
        <draw:g>
          <draw:rect draw:style-name="gr17" draw:text-style-name="P8" draw:layer="layout" svg:width="0.635cm" svg:height="0.635cm" svg:x="13.337cm" svg:y="14.608cm">
            <text:p/>
          </draw:rect>
        </draw:g>
        <draw:g>
          <draw:rect draw:style-name="gr17" draw:text-style-name="P8" draw:layer="layout" svg:width="0.635cm" svg:height="0.635cm" svg:x="12.067cm" svg:y="14.608cm">
            <text:p/>
          </draw:rect>
        </draw:g>
        <draw:g>
          <draw:rect draw:style-name="gr17" draw:text-style-name="P8" draw:layer="layout" svg:width="0.635cm" svg:height="0.635cm" svg:x="10.797cm" svg:y="13.338cm">
            <text:p/>
          </draw:rect>
        </draw:g>
        <draw:g>
          <draw:rect draw:style-name="gr17" draw:text-style-name="P8" draw:layer="layout" svg:width="0.635cm" svg:height="0.635cm" svg:x="10.797cm" svg:y="12.068cm">
            <text:p/>
          </draw:rect>
        </draw:g>
        <draw:g>
          <draw:rect draw:style-name="gr17" draw:text-style-name="P8" draw:layer="layout" svg:width="0.635cm" svg:height="0.635cm" svg:x="12.067cm" svg:y="10.798cm">
            <text:p/>
          </draw:rect>
        </draw:g>
        <draw:g>
          <draw:rect draw:style-name="gr17" draw:text-style-name="P8" draw:layer="layout" svg:width="0.635cm" svg:height="0.635cm" svg:x="14.607cm" svg:y="12.068cm">
            <text:p/>
          </draw:rect>
        </draw:g>
        <draw:g>
          <draw:rect draw:style-name="gr17" draw:text-style-name="P8" draw:layer="layout" svg:width="0.635cm" svg:height="0.635cm" svg:x="13.337cm" svg:y="10.798cm">
            <text:p/>
          </draw:rect>
        </draw:g>
        <draw:g>
          <draw:rect draw:style-name="gr17" draw:text-style-name="P8" draw:layer="layout" svg:width="0.635cm" svg:height="0.635cm" svg:x="11.432cm" svg:y="15.243cm">
            <text:p/>
          </draw:rect>
        </draw:g>
        <draw:g>
          <draw:rect draw:style-name="gr27" draw:text-style-name="P8" draw:layer="layout" svg:width="0.634cm" svg:height="0.635cm" svg:x="12.702cm" svg:y="15.243cm">
            <text:p/>
          </draw:rect>
        </draw:g>
        <draw:g>
          <draw:rect draw:style-name="gr17" draw:text-style-name="P8" draw:layer="layout" svg:width="0.635cm" svg:height="0.635cm" svg:x="13.971cm" svg:y="15.243cm">
            <text:p/>
          </draw:rect>
        </draw:g>
        <draw:g>
          <draw:rect draw:style-name="gr17" draw:text-style-name="P8" draw:layer="layout" svg:width="0.635cm" svg:height="0.635cm" svg:x="14.606cm" svg:y="15.243cm">
            <text:p/>
          </draw:rect>
        </draw:g>
        <draw:g>
          <draw:rect draw:style-name="gr17" draw:text-style-name="P8" draw:layer="layout" svg:width="0.635cm" svg:height="0.635cm" svg:x="10.797cm" svg:y="15.243cm">
            <text:p/>
          </draw:rect>
        </draw:g>
        <draw:g>
          <draw:rect draw:style-name="gr17" draw:text-style-name="P8" draw:layer="layout" svg:width="0.635cm" svg:height="0.635cm" svg:x="13.336cm" svg:y="15.243cm">
            <text:p/>
          </draw:rect>
        </draw:g>
        <draw:g>
          <draw:rect draw:style-name="gr17" draw:text-style-name="P8" draw:layer="layout" svg:width="0.635cm" svg:height="0.635cm" svg:x="12.066cm" svg:y="15.243cm">
            <text:p/>
          </draw:rect>
        </draw:g>
        <draw:g>
          <draw:rect draw:style-name="gr17" draw:text-style-name="P8" draw:layer="layout" svg:width="0.635cm" svg:height="0.635cm" svg:x="15.878cm" svg:y="10.798cm">
            <text:p/>
          </draw:rect>
        </draw:g>
        <draw:g>
          <draw:rect draw:style-name="gr17" draw:text-style-name="P8" draw:layer="layout" svg:width="0.635cm" svg:height="0.635cm" svg:x="15.878cm" svg:y="11.433cm">
            <text:p/>
          </draw:rect>
        </draw:g>
        <draw:g>
          <draw:rect draw:style-name="gr28" draw:text-style-name="P8" draw:layer="layout" svg:width="0.635cm" svg:height="0.635cm" svg:x="15.878cm" svg:y="12.703cm">
            <text:p/>
          </draw:rect>
        </draw:g>
        <draw:g>
          <draw:rect draw:style-name="gr17" draw:text-style-name="P8" draw:layer="layout" svg:width="0.635cm" svg:height="0.635cm" svg:x="15.878cm" svg:y="13.973cm">
            <text:p/>
          </draw:rect>
        </draw:g>
        <draw:g>
          <draw:rect draw:style-name="gr17" draw:text-style-name="P8" draw:layer="layout" svg:width="0.635cm" svg:height="0.635cm" svg:x="15.878cm" svg:y="14.608cm">
            <text:p/>
          </draw:rect>
        </draw:g>
        <draw:g>
          <draw:rect draw:style-name="gr17" draw:text-style-name="P8" draw:layer="layout" svg:width="0.635cm" svg:height="0.635cm" svg:x="15.878cm" svg:y="13.338cm">
            <text:p/>
          </draw:rect>
        </draw:g>
        <draw:g>
          <draw:rect draw:style-name="gr17" draw:text-style-name="P8" draw:layer="layout" svg:width="0.635cm" svg:height="0.635cm" svg:x="15.878cm" svg:y="12.068cm">
            <text:p/>
          </draw:rect>
        </draw:g>
        <draw:g>
          <draw:rect draw:style-name="gr17" draw:text-style-name="P8" draw:layer="layout" svg:width="0.635cm" svg:height="0.635cm" svg:x="15.877cm" svg:y="15.243cm">
            <text:p/>
          </draw:rect>
        </draw:g>
        <draw:g>
          <draw:rect draw:style-name="gr17" draw:text-style-name="P8" draw:layer="layout" svg:width="0.635cm" svg:height="0.635cm" svg:x="10.797cm" svg:y="10.163cm">
            <text:p/>
          </draw:rect>
        </draw:g>
        <draw:g>
          <draw:rect draw:style-name="gr17" draw:text-style-name="P8" draw:layer="layout" svg:width="0.635cm" svg:height="0.635cm" svg:x="11.432cm" svg:y="10.163cm">
            <text:p/>
          </draw:rect>
        </draw:g>
        <draw:g>
          <draw:rect draw:style-name="gr29" draw:text-style-name="P8" draw:layer="layout" svg:width="0.634cm" svg:height="0.635cm" svg:x="12.702cm" svg:y="10.163cm">
            <text:p/>
          </draw:rect>
        </draw:g>
        <draw:g>
          <draw:rect draw:style-name="gr17" draw:text-style-name="P8" draw:layer="layout" svg:width="0.635cm" svg:height="0.635cm" svg:x="13.971cm" svg:y="10.163cm">
            <text:p/>
          </draw:rect>
        </draw:g>
        <draw:g>
          <draw:rect draw:style-name="gr17" draw:text-style-name="P8" draw:layer="layout" svg:width="0.635cm" svg:height="0.635cm" svg:x="14.606cm" svg:y="10.163cm">
            <text:p/>
          </draw:rect>
        </draw:g>
        <draw:g>
          <draw:rect draw:style-name="gr17" draw:text-style-name="P8" draw:layer="layout" svg:width="0.635cm" svg:height="0.635cm" svg:x="12.066cm" svg:y="10.163cm">
            <text:p/>
          </draw:rect>
        </draw:g>
        <draw:g>
          <draw:rect draw:style-name="gr17" draw:text-style-name="P8" draw:layer="layout" svg:width="0.635cm" svg:height="0.635cm" svg:x="13.336cm" svg:y="10.163cm">
            <text:p/>
          </draw:rect>
        </draw:g>
        <draw:g>
          <draw:rect draw:style-name="gr17" draw:text-style-name="P8" draw:layer="layout" svg:width="0.635cm" svg:height="0.635cm" svg:x="15.877cm" svg:y="10.163cm">
            <text:p/>
          </draw:rect>
        </draw:g>
        <draw:g>
          <draw:rect draw:style-name="gr17" draw:text-style-name="P8" draw:layer="layout" svg:width="0.635cm" svg:height="0.635cm" svg:x="10.162cm" svg:y="10.798cm">
            <text:p/>
          </draw:rect>
        </draw:g>
        <draw:g>
          <draw:rect draw:style-name="gr17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2.703cm">
            <text:p/>
          </draw:rect>
        </draw:g>
        <draw:g>
          <draw:rect draw:style-name="gr17" draw:text-style-name="P8" draw:layer="layout" svg:width="0.635cm" svg:height="0.635cm" svg:x="10.162cm" svg:y="14.608cm">
            <text:p/>
          </draw:rect>
        </draw:g>
        <draw:g>
          <draw:rect draw:style-name="gr17" draw:text-style-name="P8" draw:layer="layout" svg:width="0.635cm" svg:height="0.635cm" svg:x="10.162cm" svg:y="13.973cm">
            <text:p/>
          </draw:rect>
        </draw:g>
        <draw:g>
          <draw:rect draw:style-name="gr17" draw:text-style-name="P8" draw:layer="layout" svg:width="0.635cm" svg:height="0.635cm" svg:x="10.161cm" svg:y="13.338cm">
            <text:p/>
          </draw:rect>
        </draw:g>
        <draw:g>
          <draw:rect draw:style-name="gr17" draw:text-style-name="P8" draw:layer="layout" svg:width="0.635cm" svg:height="0.635cm" svg:x="10.161cm" svg:y="12.068cm">
            <text:p/>
          </draw:rect>
        </draw:g>
        <draw:g>
          <draw:rect draw:style-name="gr17" draw:text-style-name="P8" draw:layer="layout" svg:width="0.635cm" svg:height="0.635cm" svg:x="10.161cm" svg:y="15.243cm">
            <text:p/>
          </draw:rect>
        </draw:g>
        <draw:g>
          <draw:rect draw:style-name="gr17" draw:text-style-name="P8" draw:layer="layout" svg:width="0.635cm" svg:height="0.635cm" svg:x="10.161cm" svg:y="10.163cm">
            <text:p/>
          </draw:rect>
        </draw:g>
        <draw:g>
          <draw:rect draw:style-name="gr17" draw:text-style-name="P8" draw:layer="layout" svg:width="0.635cm" svg:height="0.635cm" svg:x="15.242cm" svg:y="10.798cm">
            <text:p/>
          </draw:rect>
        </draw:g>
        <draw:g>
          <draw:rect draw:style-name="gr17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5.242cm" svg:y="12.703cm">
            <text:p/>
          </draw:rect>
        </draw:g>
        <draw:g>
          <draw:rect draw:style-name="gr17" draw:text-style-name="P8" draw:layer="layout" svg:width="0.635cm" svg:height="0.635cm" svg:x="15.242cm" svg:y="13.973cm">
            <text:p/>
          </draw:rect>
        </draw:g>
        <draw:g>
          <draw:rect draw:style-name="gr17" draw:text-style-name="P8" draw:layer="layout" svg:width="0.635cm" svg:height="0.635cm" svg:x="15.242cm" svg:y="14.608cm">
            <text:p/>
          </draw:rect>
        </draw:g>
        <draw:g>
          <draw:rect draw:style-name="gr17" draw:text-style-name="P8" draw:layer="layout" svg:width="0.635cm" svg:height="0.635cm" svg:x="15.242cm" svg:y="13.338cm">
            <text:p/>
          </draw:rect>
        </draw:g>
        <draw:g>
          <draw:rect draw:style-name="gr17" draw:text-style-name="P8" draw:layer="layout" svg:width="0.635cm" svg:height="0.635cm" svg:x="15.242cm" svg:y="12.068cm">
            <text:p/>
          </draw:rect>
        </draw:g>
        <draw:g>
          <draw:rect draw:style-name="gr17" draw:text-style-name="P8" draw:layer="layout" svg:width="0.635cm" svg:height="0.635cm" svg:x="15.241cm" svg:y="15.243cm">
            <text:p/>
          </draw:rect>
        </draw:g>
        <draw:g>
          <draw:rect draw:style-name="gr17" draw:text-style-name="P8" draw:layer="layout" svg:width="0.635cm" svg:height="0.635cm" svg:x="15.241cm" svg:y="10.163cm">
            <text:p/>
          </draw:rect>
        </draw:g>
        <draw:g>
          <draw:rect draw:style-name="gr17" draw:text-style-name="P8" draw:layer="layout" svg:width="0.635cm" svg:height="0.635cm" svg:x="10.797cm" svg:y="9.528cm">
            <text:p/>
          </draw:rect>
        </draw:g>
        <draw:g>
          <draw:rect draw:style-name="gr17" draw:text-style-name="P8" draw:layer="layout" svg:width="0.635cm" svg:height="0.635cm" svg:x="11.432cm" svg:y="9.528cm">
            <text:p/>
          </draw:rect>
        </draw:g>
        <draw:g>
          <draw:rect draw:style-name="gr29" draw:text-style-name="P8" draw:layer="layout" svg:width="0.634cm" svg:height="0.635cm" svg:x="12.702cm" svg:y="9.528cm">
            <text:p/>
          </draw:rect>
        </draw:g>
        <draw:g>
          <draw:rect draw:style-name="gr17" draw:text-style-name="P8" draw:layer="layout" svg:width="0.635cm" svg:height="0.635cm" svg:x="13.971cm" svg:y="9.528cm">
            <text:p/>
          </draw:rect>
        </draw:g>
        <draw:g>
          <draw:rect draw:style-name="gr17" draw:text-style-name="P8" draw:layer="layout" svg:width="0.635cm" svg:height="0.635cm" svg:x="14.606cm" svg:y="9.528cm">
            <text:p/>
          </draw:rect>
        </draw:g>
        <draw:g>
          <draw:rect draw:style-name="gr17" draw:text-style-name="P8" draw:layer="layout" svg:width="0.635cm" svg:height="0.635cm" svg:x="12.066cm" svg:y="9.528cm">
            <text:p/>
          </draw:rect>
        </draw:g>
        <draw:g>
          <draw:rect draw:style-name="gr17" draw:text-style-name="P8" draw:layer="layout" svg:width="0.635cm" svg:height="0.635cm" svg:x="13.336cm" svg:y="9.528cm">
            <text:p/>
          </draw:rect>
        </draw:g>
        <draw:g>
          <draw:rect draw:style-name="gr17" draw:text-style-name="P8" draw:layer="layout" svg:width="0.635cm" svg:height="0.635cm" svg:x="15.877cm" svg:y="9.528cm">
            <text:p/>
          </draw:rect>
        </draw:g>
        <draw:g>
          <draw:rect draw:style-name="gr17" draw:text-style-name="P8" draw:layer="layout" svg:width="0.635cm" svg:height="0.635cm" svg:x="10.161cm" svg:y="9.528cm">
            <text:p/>
          </draw:rect>
        </draw:g>
        <draw:g>
          <draw:rect draw:style-name="gr17" draw:text-style-name="P8" draw:layer="layout" svg:width="0.635cm" svg:height="0.635cm" svg:x="15.241cm" svg:y="9.528cm">
            <text:p/>
          </draw:rect>
        </draw:g>
        <draw:g>
          <draw:rect draw:style-name="gr17" draw:text-style-name="P8" draw:layer="layout" svg:width="0.635cm" svg:height="0.635cm" svg:x="9.527cm" svg:y="10.798cm">
            <text:p/>
          </draw:rect>
        </draw:g>
        <draw:g>
          <draw:rect draw:style-name="gr17" draw:text-style-name="P8" draw:layer="layout" svg:width="0.635cm" svg:height="0.635cm" svg:x="9.527cm" svg:y="11.433cm">
            <text:p/>
          </draw:rect>
        </draw:g>
        <draw:g>
          <draw:rect draw:style-name="gr30" draw:text-style-name="P8" draw:layer="layout" svg:width="0.635cm" svg:height="0.635cm" svg:x="9.527cm" svg:y="12.703cm">
            <text:p/>
          </draw:rect>
        </draw:g>
        <draw:g>
          <draw:rect draw:style-name="gr17" draw:text-style-name="P8" draw:layer="layout" svg:width="0.635cm" svg:height="0.635cm" svg:x="9.527cm" svg:y="14.608cm">
            <text:p/>
          </draw:rect>
        </draw:g>
        <draw:g>
          <draw:rect draw:style-name="gr17" draw:text-style-name="P8" draw:layer="layout" svg:width="0.635cm" svg:height="0.635cm" svg:x="9.527cm" svg:y="13.973cm">
            <text:p/>
          </draw:rect>
        </draw:g>
        <draw:g>
          <draw:rect draw:style-name="gr17" draw:text-style-name="P8" draw:layer="layout" svg:width="0.635cm" svg:height="0.635cm" svg:x="9.526cm" svg:y="13.338cm">
            <text:p/>
          </draw:rect>
        </draw:g>
        <draw:g>
          <draw:rect draw:style-name="gr17" draw:text-style-name="P8" draw:layer="layout" svg:width="0.635cm" svg:height="0.635cm" svg:x="9.526cm" svg:y="12.068cm">
            <text:p/>
          </draw:rect>
        </draw:g>
        <draw:g>
          <draw:rect draw:style-name="gr17" draw:text-style-name="P8" draw:layer="layout" svg:width="0.635cm" svg:height="0.635cm" svg:x="9.526cm" svg:y="15.243cm">
            <text:p/>
          </draw:rect>
        </draw:g>
        <draw:g>
          <draw:rect draw:style-name="gr17" draw:text-style-name="P8" draw:layer="layout" svg:width="0.635cm" svg:height="0.635cm" svg:x="9.526cm" svg:y="10.163cm">
            <text:p/>
          </draw:rect>
        </draw:g>
        <draw:g>
          <draw:rect draw:style-name="gr17" draw:text-style-name="P8" draw:layer="layout" svg:width="0.635cm" svg:height="0.635cm" svg:x="9.526cm" svg:y="9.528cm">
            <text:p/>
          </draw:rect>
        </draw:g>
        <draw:g>
          <draw:rect draw:style-name="gr17" draw:text-style-name="P8" draw:layer="layout" svg:width="0.635cm" svg:height="0.635cm" svg:x="11.432cm" svg:y="15.878cm">
            <text:p/>
          </draw:rect>
        </draw:g>
        <draw:g>
          <draw:rect draw:style-name="gr27" draw:text-style-name="P8" draw:layer="layout" svg:width="0.634cm" svg:height="0.635cm" svg:x="12.702cm" svg:y="15.878cm">
            <text:p/>
          </draw:rect>
        </draw:g>
        <draw:g>
          <draw:rect draw:style-name="gr17" draw:text-style-name="P8" draw:layer="layout" svg:width="0.635cm" svg:height="0.635cm" svg:x="13.971cm" svg:y="15.878cm">
            <text:p/>
          </draw:rect>
        </draw:g>
        <draw:g>
          <draw:rect draw:style-name="gr17" draw:text-style-name="P8" draw:layer="layout" svg:width="0.635cm" svg:height="0.635cm" svg:x="14.606cm" svg:y="15.878cm">
            <text:p/>
          </draw:rect>
        </draw:g>
        <draw:g>
          <draw:rect draw:style-name="gr17" draw:text-style-name="P8" draw:layer="layout" svg:width="0.635cm" svg:height="0.635cm" svg:x="10.797cm" svg:y="15.878cm">
            <text:p/>
          </draw:rect>
        </draw:g>
        <draw:g>
          <draw:rect draw:style-name="gr17" draw:text-style-name="P8" draw:layer="layout" svg:width="0.635cm" svg:height="0.635cm" svg:x="13.336cm" svg:y="15.878cm">
            <text:p/>
          </draw:rect>
        </draw:g>
        <draw:g>
          <draw:rect draw:style-name="gr17" draw:text-style-name="P8" draw:layer="layout" svg:width="0.635cm" svg:height="0.635cm" svg:x="12.066cm" svg:y="15.878cm">
            <text:p/>
          </draw:rect>
        </draw:g>
        <draw:g>
          <draw:rect draw:style-name="gr17" draw:text-style-name="P8" draw:layer="layout" svg:width="0.635cm" svg:height="0.635cm" svg:x="15.877cm" svg:y="15.878cm">
            <text:p/>
          </draw:rect>
        </draw:g>
        <draw:g>
          <draw:rect draw:style-name="gr17" draw:text-style-name="P8" draw:layer="layout" svg:width="0.635cm" svg:height="0.635cm" svg:x="10.161cm" svg:y="15.878cm">
            <text:p/>
          </draw:rect>
        </draw:g>
        <draw:g>
          <draw:rect draw:style-name="gr17" draw:text-style-name="P8" draw:layer="layout" svg:width="0.635cm" svg:height="0.635cm" svg:x="15.241cm" svg:y="15.878cm">
            <text:p/>
          </draw:rect>
        </draw:g>
        <draw:g>
          <draw:rect draw:style-name="gr17" draw:text-style-name="P8" draw:layer="layout" svg:width="0.635cm" svg:height="0.635cm" svg:x="9.526cm" svg:y="15.878cm">
            <text:p/>
          </draw:rect>
        </draw:g>
        <draw:g>
          <draw:rect draw:style-name="gr18" draw:text-style-name="P8" draw:layer="layout" svg:width="0.635cm" svg:height="0.635cm" svg:x="11.434cm" svg:y="13.974cm">
            <text:p/>
          </draw:rect>
        </draw:g>
        <draw:g>
          <draw:rect draw:style-name="gr30" draw:text-style-name="P8" draw:layer="layout" svg:width="0.635cm" svg:height="0.635cm" svg:x="10.162cm" svg:y="12.068cm">
            <text:p/>
          </draw:rect>
        </draw:g>
        <draw:g>
          <draw:rect draw:style-name="gr30" draw:text-style-name="P8" draw:layer="layout" svg:width="0.635cm" svg:height="0.635cm" svg:x="10.162cm" svg:y="13.338cm">
            <text:p/>
          </draw:rect>
        </draw:g>
        <draw:g>
          <draw:rect draw:style-name="gr30" draw:text-style-name="P8" draw:layer="layout" svg:width="0.635cm" svg:height="0.635cm" svg:x="10.797cm" svg:y="12.068cm">
            <text:p/>
          </draw:rect>
        </draw:g>
        <draw:g>
          <draw:rect draw:style-name="gr30" draw:text-style-name="P8" draw:layer="layout" svg:width="0.635cm" svg:height="0.635cm" svg:x="10.797cm" svg:y="13.338cm">
            <text:p/>
          </draw:rect>
        </draw:g>
        <draw:g>
          <draw:rect draw:style-name="gr30" draw:text-style-name="P8" draw:layer="layout" svg:width="0.635cm" svg:height="0.635cm" svg:x="10.797cm" svg:y="13.973cm">
            <text:p/>
          </draw:rect>
        </draw:g>
        <draw:g>
          <draw:rect draw:style-name="gr30" draw:text-style-name="P8" draw:layer="layout" svg:width="0.635cm" svg:height="0.635cm" svg:x="10.797cm" svg:y="11.433cm">
            <text:p/>
          </draw:rect>
        </draw:g>
        <draw:g>
          <draw:rect draw:style-name="gr30" draw:text-style-name="P8" draw:layer="layout" svg:width="0.635cm" svg:height="0.635cm" svg:x="10.162cm" svg:y="11.433cm">
            <text:p/>
          </draw:rect>
        </draw:g>
        <draw:g>
          <draw:rect draw:style-name="gr30" draw:text-style-name="P8" draw:layer="layout" svg:width="0.635cm" svg:height="0.635cm" svg:x="10.162cm" svg:y="13.973cm">
            <text:p/>
          </draw:rect>
        </draw:g>
        <draw:g>
          <draw:rect draw:style-name="gr27" draw:text-style-name="P8" draw:layer="layout" svg:width="0.634cm" svg:height="0.635cm" svg:x="12.067cm" svg:y="15.243cm">
            <text:p/>
          </draw:rect>
        </draw:g>
        <draw:g>
          <draw:rect draw:style-name="gr27" draw:text-style-name="P8" draw:layer="layout" svg:width="0.634cm" svg:height="0.635cm" svg:x="13.337cm" svg:y="15.243cm">
            <text:p/>
          </draw:rect>
        </draw:g>
        <draw:g>
          <draw:rect draw:style-name="gr27" draw:text-style-name="P8" draw:layer="layout" svg:width="0.634cm" svg:height="0.635cm" svg:x="11.432cm" svg:y="15.243cm">
            <text:p/>
          </draw:rect>
        </draw:g>
        <draw:g>
          <draw:rect draw:style-name="gr27" draw:text-style-name="P8" draw:layer="layout" svg:width="0.634cm" svg:height="0.635cm" svg:x="13.973cm" svg:y="15.243cm">
            <text:p/>
          </draw:rect>
        </draw:g>
        <draw:g>
          <draw:rect draw:style-name="gr27" draw:text-style-name="P8" draw:layer="layout" svg:width="0.634cm" svg:height="0.635cm" svg:x="12.068cm" svg:y="14.608cm">
            <text:p/>
          </draw:rect>
        </draw:g>
        <draw:g>
          <draw:rect draw:style-name="gr27" draw:text-style-name="P8" draw:layer="layout" svg:width="0.634cm" svg:height="0.635cm" svg:x="13.337cm" svg:y="14.608cm">
            <text:p/>
          </draw:rect>
        </draw:g>
        <draw:g>
          <draw:rect draw:style-name="gr27" draw:text-style-name="P8" draw:layer="layout" svg:width="0.634cm" svg:height="0.635cm" svg:x="11.433cm" svg:y="14.608cm">
            <text:p/>
          </draw:rect>
        </draw:g>
        <draw:g>
          <draw:rect draw:style-name="gr27" draw:text-style-name="P8" draw:layer="layout" svg:width="0.634cm" svg:height="0.635cm" svg:x="13.973cm" svg:y="14.608cm">
            <text:p/>
          </draw:rect>
        </draw:g>
        <draw:g>
          <draw:rect draw:style-name="gr30" draw:text-style-name="P8" draw:layer="layout" svg:width="0.635cm" svg:height="0.635cm" svg:x="10.797cm" svg:y="14.608cm">
            <text:p/>
          </draw:rect>
        </draw:g>
        <draw:g>
          <draw:rect draw:style-name="gr27" draw:text-style-name="P8" draw:layer="layout" svg:width="0.634cm" svg:height="0.635cm" svg:x="14.608cm" svg:y="14.608cm">
            <text:p/>
          </draw:rect>
        </draw:g>
        <draw:g>
          <draw:rect draw:style-name="gr28" draw:text-style-name="P8" draw:layer="layout" svg:width="0.635cm" svg:height="0.635cm" svg:x="15.242cm" svg:y="13.338cm">
            <text:p/>
          </draw:rect>
        </draw:g>
        <draw:g>
          <draw:rect draw:style-name="gr28" draw:text-style-name="P8" draw:layer="layout" svg:width="0.635cm" svg:height="0.635cm" svg:x="15.242cm" svg:y="12.068cm">
            <text:p/>
          </draw:rect>
        </draw:g>
        <draw:g>
          <draw:rect draw:style-name="gr28" draw:text-style-name="P8" draw:layer="layout" svg:width="0.635cm" svg:height="0.635cm" svg:x="15.242cm" svg:y="13.973cm">
            <text:p/>
          </draw:rect>
        </draw:g>
        <draw:g>
          <draw:rect draw:style-name="gr28" draw:text-style-name="P8" draw:layer="layout" svg:width="0.635cm" svg:height="0.635cm" svg:x="15.242cm" svg:y="11.433cm">
            <text:p/>
          </draw:rect>
        </draw:g>
        <draw:g>
          <draw:rect draw:style-name="gr28" draw:text-style-name="P8" draw:layer="layout" svg:width="0.635cm" svg:height="0.635cm" svg:x="14.607cm" svg:y="13.338cm">
            <text:p/>
          </draw:rect>
        </draw:g>
        <draw:g>
          <draw:rect draw:style-name="gr28" draw:text-style-name="P8" draw:layer="layout" svg:width="0.635cm" svg:height="0.635cm" svg:x="14.607cm" svg:y="13.973cm">
            <text:p/>
          </draw:rect>
        </draw:g>
        <draw:g>
          <draw:rect draw:style-name="gr28" draw:text-style-name="P8" draw:layer="layout" svg:width="0.635cm" svg:height="0.635cm" svg:x="14.607cm" svg:y="12.068cm">
            <text:p/>
          </draw:rect>
        </draw:g>
        <draw:g>
          <draw:rect draw:style-name="gr28" draw:text-style-name="P8" draw:layer="layout" svg:width="0.635cm" svg:height="0.635cm" svg:x="14.607cm" svg:y="11.433cm">
            <text:p/>
          </draw:rect>
        </draw:g>
        <draw:g>
          <draw:rect draw:style-name="gr28" draw:text-style-name="P8" draw:layer="layout" svg:width="0.635cm" svg:height="0.635cm" svg:x="14.607cm" svg:y="10.798cm">
            <text:p/>
          </draw:rect>
        </draw:g>
        <draw:g>
          <draw:rect draw:style-name="gr29" draw:text-style-name="P8" draw:layer="layout" svg:width="0.634cm" svg:height="0.635cm" svg:x="12.067cm" svg:y="10.163cm">
            <text:p/>
          </draw:rect>
        </draw:g>
        <draw:g>
          <draw:rect draw:style-name="gr29" draw:text-style-name="P8" draw:layer="layout" svg:width="0.634cm" svg:height="0.635cm" svg:x="13.338cm" svg:y="10.163cm">
            <text:p/>
          </draw:rect>
        </draw:g>
        <draw:g>
          <draw:rect draw:style-name="gr29" draw:text-style-name="P8" draw:layer="layout" svg:width="0.634cm" svg:height="0.635cm" svg:x="12.068cm" svg:y="10.798cm">
            <text:p/>
          </draw:rect>
        </draw:g>
        <draw:g>
          <draw:rect draw:style-name="gr29" draw:text-style-name="P8" draw:layer="layout" svg:width="0.634cm" svg:height="0.635cm" svg:x="13.338cm" svg:y="10.798cm">
            <text:p/>
          </draw:rect>
        </draw:g>
        <draw:g>
          <draw:rect draw:style-name="gr29" draw:text-style-name="P8" draw:layer="layout" svg:width="0.634cm" svg:height="0.635cm" svg:x="13.973cm" svg:y="10.798cm">
            <text:p/>
          </draw:rect>
        </draw:g>
        <draw:g>
          <draw:rect draw:style-name="gr29" draw:text-style-name="P8" draw:layer="layout" svg:width="0.634cm" svg:height="0.635cm" svg:x="11.433cm" svg:y="10.798cm">
            <text:p/>
          </draw:rect>
        </draw:g>
        <draw:g>
          <draw:rect draw:style-name="gr29" draw:text-style-name="P8" draw:layer="layout" svg:width="0.634cm" svg:height="0.635cm" svg:x="11.433cm" svg:y="10.163cm">
            <text:p/>
          </draw:rect>
        </draw:g>
        <draw:g>
          <draw:rect draw:style-name="gr29" draw:text-style-name="P8" draw:layer="layout" svg:width="0.634cm" svg:height="0.635cm" svg:x="13.973cm" svg:y="10.163cm">
            <text:p/>
          </draw:rect>
        </draw:g>
        <draw:g>
          <draw:rect draw:style-name="gr29" draw:text-style-name="P8" draw:layer="layout" svg:width="0.634cm" svg:height="0.635cm" svg:x="10.798cm" svg:y="10.798cm">
            <text:p/>
          </draw:rect>
        </draw:g>
        <draw:custom-shape draw:style-name="gr31" draw:text-style-name="P8" draw:layer="layout" svg:width="0.635cm" svg:height="0.635cm" svg:x="10.162cm" svg:y="11.43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2cm" svg:y="13.33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2.7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5" draw:text-style-name="P10" draw:layer="layout" svg:x1="13.018cm" svg:y1="13.017cm" svg:x2="13.017cm" svg:y2="12.38cm">
          <text:p/>
        </draw:line>
        <draw:line draw:style-name="gr25" draw:text-style-name="P10" draw:layer="layout" svg:x1="12.382cm" svg:y1="12.382cm" svg:x2="12.381cm" svg:y2="11.745cm">
          <text:p/>
        </draw:line>
        <draw:line draw:style-name="gr25" draw:text-style-name="P10" draw:layer="layout" svg:x1="12.382cm" svg:y1="11.749cm" svg:x2="12.381cm" svg:y2="11.112cm">
          <text:p/>
        </draw:line>
        <draw:line draw:style-name="gr25" draw:text-style-name="P10" draw:layer="layout" svg:x1="13.018cm" svg:y1="12.382cm" svg:x2="12.382cm" svg:y2="12.382cm">
          <text:p/>
        </draw:line>
        <draw:line draw:style-name="gr25" draw:text-style-name="P10" draw:layer="layout" svg:x1="14.923cm" svg:y1="12.382cm" svg:x2="14.922cm" svg:y2="11.745cm">
          <text:p/>
        </draw:line>
        <draw:line draw:style-name="gr25" draw:text-style-name="P10" draw:layer="layout" svg:x1="14.923cm" svg:y1="11.749cm" svg:x2="14.922cm" svg:y2="11.112cm">
          <text:p/>
        </draw:line>
        <draw:custom-shape draw:style-name="gr34" draw:text-style-name="P8" draw:layer="layout" svg:width="0.635cm" svg:height="0.635cm" svg:x="12.7cm" svg:y="11.4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335cm" svg:y="11.4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97cm" svg:y="11.4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0" draw:layer="layout" svg:x1="14.287cm" svg:y1="12.382cm" svg:x2="14.922cm" svg:y2="12.382cm">
          <text:p/>
        </draw:line>
        <draw:custom-shape draw:style-name="gr35" draw:text-style-name="P8" draw:layer="layout" svg:width="0.635cm" svg:height="0.381cm" svg:x="12.954cm" svg:y="12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8" draw:layer="layout" svg:width="0.635cm" svg:height="0.381cm" svg:x="13.716cm" svg:y="12.19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rect draw:style-name="gr15" draw:text-style-name="P8" draw:layer="layout" svg:width="0.635cm" svg:height="0.635cm" svg:x="12.069cm" svg:y="12.069cm">
            <text:p/>
          </draw:rect>
        </draw:g>
        <draw:g>
          <draw:rect draw:style-name="gr15" draw:text-style-name="P8" draw:layer="layout" svg:width="0.634cm" svg:height="0.635cm" svg:x="12.701cm" svg:y="12.066cm">
            <text:p/>
          </draw:rect>
        </draw:g>
        <draw:g>
          <draw:rect draw:style-name="gr16" draw:text-style-name="P8" draw:layer="layout" svg:width="0.635cm" svg:height="0.635cm" svg:x="13.338cm" svg:y="12.069cm">
            <text:p/>
          </draw:rect>
        </draw:g>
        <draw:g>
          <draw:rect draw:style-name="gr33" draw:text-style-name="P8" draw:layer="layout" svg:width="0.634cm" svg:height="0.635cm" svg:x="12.704cm" svg:y="12.704cm">
            <text:p/>
          </draw:rect>
        </draw:g>
        <draw:g>
          <draw:rect draw:style-name="gr18" draw:text-style-name="P8" draw:layer="layout" svg:width="0.635cm" svg:height="0.635cm" svg:x="12.069cm" svg:y="13.339cm">
            <text:p/>
          </draw:rect>
        </draw:g>
        <draw:g>
          <draw:rect draw:style-name="gr19" draw:text-style-name="P8" draw:layer="layout" svg:width="0.634cm" svg:height="0.635cm" svg:x="12.704cm" svg:y="13.339cm">
            <text:p/>
          </draw:rect>
        </draw:g>
        <draw:g>
          <draw:rect draw:style-name="gr15" draw:text-style-name="P8" draw:layer="layout" svg:width="0.635cm" svg:height="0.635cm" svg:x="11.434cm" svg:y="11.434cm">
            <text:p/>
          </draw:rect>
        </draw:g>
        <draw:g>
          <draw:rect draw:style-name="gr15" draw:text-style-name="P8" draw:layer="layout" svg:width="0.635cm" svg:height="0.635cm" svg:x="12.069cm" svg:y="11.434cm">
            <text:p/>
          </draw:rect>
        </draw:g>
        <draw:g>
          <draw:rect draw:style-name="gr15" draw:text-style-name="P8" draw:layer="layout" svg:width="0.634cm" svg:height="0.635cm" svg:x="12.704cm" svg:y="11.434cm">
            <text:p/>
          </draw:rect>
        </draw:g>
        <draw:g>
          <draw:rect draw:style-name="gr15" draw:text-style-name="P8" draw:layer="layout" svg:width="0.635cm" svg:height="0.635cm" svg:x="13.338cm" svg:y="11.434cm">
            <text:p/>
          </draw:rect>
        </draw:g>
        <draw:g>
          <draw:rect draw:style-name="gr17" draw:text-style-name="P8" draw:layer="layout" svg:width="0.635cm" svg:height="0.635cm" svg:x="10.799cm" svg:y="10.799cm">
            <text:p/>
          </draw:rect>
        </draw:g>
        <draw:g>
          <draw:rect draw:style-name="gr17" draw:text-style-name="P8" draw:layer="layout" svg:width="0.635cm" svg:height="0.635cm" svg:x="11.434cm" svg:y="10.799cm">
            <text:p/>
          </draw:rect>
        </draw:g>
        <draw:g>
          <draw:rect draw:style-name="gr15" draw:text-style-name="P8" draw:layer="layout" svg:width="0.634cm" svg:height="0.635cm" svg:x="12.704cm" svg:y="10.799cm">
            <text:p/>
          </draw:rect>
        </draw:g>
        <draw:g>
          <draw:rect draw:style-name="gr17" draw:text-style-name="P8" draw:layer="layout" svg:width="0.635cm" svg:height="0.635cm" svg:x="13.973cm" svg:y="10.799cm">
            <text:p/>
          </draw:rect>
        </draw:g>
        <draw:g>
          <draw:rect draw:style-name="gr16" draw:text-style-name="P8" draw:layer="layout" svg:width="0.635cm" svg:height="0.635cm" svg:x="13.338cm" svg:y="12.704cm">
            <text:p/>
          </draw:rect>
        </draw:g>
        <draw:g>
          <draw:rect draw:style-name="gr23" draw:text-style-name="P8" draw:layer="layout" svg:width="0.635cm" svg:height="0.635cm" svg:x="13.973cm" svg:y="11.434cm">
            <text:p/>
          </draw:rect>
        </draw:g>
        <draw:g>
          <draw:rect draw:style-name="gr16" draw:text-style-name="P8" draw:layer="layout" svg:width="0.635cm" svg:height="0.635cm" svg:x="13.973cm" svg:y="12.069cm">
            <text:p/>
          </draw:rect>
        </draw:g>
        <draw:g>
          <draw:rect draw:style-name="gr16" draw:text-style-name="P8" draw:layer="layout" svg:width="0.635cm" svg:height="0.635cm" svg:x="13.973cm" svg:y="12.704cm">
            <text:p/>
          </draw:rect>
        </draw:g>
        <draw:g>
          <draw:rect draw:style-name="gr16" draw:text-style-name="P8" draw:layer="layout" svg:width="0.635cm" svg:height="0.635cm" svg:x="13.973cm" svg:y="13.339cm">
            <text:p/>
          </draw:rect>
        </draw:g>
        <draw:g>
          <draw:rect draw:style-name="gr17" draw:text-style-name="P8" draw:layer="layout" svg:width="0.635cm" svg:height="0.635cm" svg:x="14.608cm" svg:y="10.799cm">
            <text:p/>
          </draw:rect>
        </draw:g>
        <draw:g>
          <draw:rect draw:style-name="gr17" draw:text-style-name="P8" draw:layer="layout" svg:width="0.635cm" svg:height="0.635cm" svg:x="14.608cm" svg:y="11.434cm">
            <text:p/>
          </draw:rect>
        </draw:g>
        <draw:g>
          <draw:rect draw:style-name="gr16" draw:text-style-name="P8" draw:layer="layout" svg:width="0.635cm" svg:height="0.635cm" svg:x="14.608cm" svg:y="12.704cm">
            <text:p/>
          </draw:rect>
        </draw:g>
        <draw:g>
          <draw:rect draw:style-name="gr17" draw:text-style-name="P8" draw:layer="layout" svg:width="0.635cm" svg:height="0.635cm" svg:x="14.608cm" svg:y="13.974cm">
            <text:p/>
          </draw:rect>
        </draw:g>
        <draw:g>
          <draw:rect draw:style-name="gr19" draw:text-style-name="P8" draw:layer="layout" svg:width="0.635cm" svg:height="0.635cm" svg:x="13.338cm" svg:y="13.339cm">
            <text:p/>
          </draw:rect>
        </draw:g>
        <draw:g>
          <draw:rect draw:style-name="gr19" draw:text-style-name="P8" draw:layer="layout" svg:width="0.635cm" svg:height="0.635cm" svg:x="12.069cm" svg:y="13.974cm">
            <text:p/>
          </draw:rect>
        </draw:g>
        <draw:g>
          <draw:rect draw:style-name="gr19" draw:text-style-name="P8" draw:layer="layout" svg:width="0.634cm" svg:height="0.635cm" svg:x="12.704cm" svg:y="13.974cm">
            <text:p/>
          </draw:rect>
        </draw:g>
        <draw:g>
          <draw:rect draw:style-name="gr19" draw:text-style-name="P8" draw:layer="layout" svg:width="0.635cm" svg:height="0.635cm" svg:x="13.338cm" svg:y="13.974cm">
            <text:p/>
          </draw:rect>
        </draw:g>
        <draw:g>
          <draw:rect draw:style-name="gr19" draw:text-style-name="P8" draw:layer="layout" svg:width="0.635cm" svg:height="0.635cm" svg:x="13.973cm" svg:y="13.974cm">
            <text:p/>
          </draw:rect>
        </draw:g>
        <draw:g>
          <draw:rect draw:style-name="gr17" draw:text-style-name="P8" draw:layer="layout" svg:width="0.635cm" svg:height="0.635cm" svg:x="11.434cm" svg:y="14.609cm">
            <text:p/>
          </draw:rect>
        </draw:g>
        <draw:g>
          <draw:rect draw:style-name="gr19" draw:text-style-name="P8" draw:layer="layout" svg:width="0.634cm" svg:height="0.635cm" svg:x="12.704cm" svg:y="14.609cm">
            <text:p/>
          </draw:rect>
        </draw:g>
        <draw:g>
          <draw:rect draw:style-name="gr17" draw:text-style-name="P8" draw:layer="layout" svg:width="0.635cm" svg:height="0.635cm" svg:x="13.973cm" svg:y="14.609cm">
            <text:p/>
          </draw:rect>
        </draw:g>
        <draw:g>
          <draw:rect draw:style-name="gr17" draw:text-style-name="P8" draw:layer="layout" svg:width="0.635cm" svg:height="0.635cm" svg:x="14.608cm" svg:y="14.609cm">
            <text:p/>
          </draw:rect>
        </draw:g>
        <draw:g>
          <draw:rect draw:style-name="gr18" draw:text-style-name="P8" draw:layer="layout" svg:width="0.635cm" svg:height="0.635cm" svg:x="12.069cm" svg:y="12.704cm">
            <text:p/>
          </draw:rect>
        </draw:g>
        <draw:g>
          <draw:rect draw:style-name="gr17" draw:text-style-name="P8" draw:layer="layout" svg:width="0.635cm" svg:height="0.635cm" svg:x="10.799cm" svg:y="11.434cm">
            <text:p/>
          </draw:rect>
        </draw:g>
        <draw:g>
          <draw:rect draw:style-name="gr18" draw:text-style-name="P8" draw:layer="layout" svg:width="0.635cm" svg:height="0.635cm" svg:x="10.799cm" svg:y="12.704cm">
            <text:p/>
          </draw:rect>
        </draw:g>
        <draw:g>
          <draw:rect draw:style-name="gr18" draw:text-style-name="P8" draw:layer="layout" svg:width="0.635cm" svg:height="0.635cm" svg:x="11.434cm" svg:y="12.704cm">
            <text:p/>
          </draw:rect>
        </draw:g>
        <draw:g>
          <draw:rect draw:style-name="gr18" draw:text-style-name="P8" draw:layer="layout" svg:width="0.635cm" svg:height="0.635cm" svg:x="11.434cm" svg:y="12.069cm">
            <text:p/>
          </draw:rect>
        </draw:g>
        <draw:g>
          <draw:rect draw:style-name="gr18" draw:text-style-name="P8" draw:layer="layout" svg:width="0.635cm" svg:height="0.635cm" svg:x="11.434cm" svg:y="13.974cm">
            <text:p/>
          </draw:rect>
        </draw:g>
        <draw:g>
          <draw:rect draw:style-name="gr18" draw:text-style-name="P8" draw:layer="layout" svg:width="0.635cm" svg:height="0.635cm" svg:x="11.434cm" svg:y="13.339cm">
            <text:p/>
          </draw:rect>
        </draw:g>
        <draw:g>
          <draw:rect draw:style-name="gr17" draw:text-style-name="P8" draw:layer="layout" svg:width="0.635cm" svg:height="0.635cm" svg:x="10.799cm" svg:y="14.609cm">
            <text:p/>
          </draw:rect>
        </draw:g>
        <draw:g>
          <draw:rect draw:style-name="gr17" draw:text-style-name="P8" draw:layer="layout" svg:width="0.635cm" svg:height="0.635cm" svg:x="10.799cm" svg:y="13.974cm">
            <text:p/>
          </draw:rect>
        </draw:g>
        <draw:g>
          <draw:rect draw:style-name="gr17" draw:text-style-name="P8" draw:layer="layout" svg:width="0.635cm" svg:height="0.635cm" svg:x="14.608cm" svg:y="13.339cm">
            <text:p/>
          </draw:rect>
        </draw:g>
        <draw:g>
          <draw:rect draw:style-name="gr17" draw:text-style-name="P8" draw:layer="layout" svg:width="0.635cm" svg:height="0.635cm" svg:x="13.338cm" svg:y="14.609cm">
            <text:p/>
          </draw:rect>
        </draw:g>
        <draw:g>
          <draw:rect draw:style-name="gr17" draw:text-style-name="P8" draw:layer="layout" svg:width="0.635cm" svg:height="0.635cm" svg:x="12.068cm" svg:y="14.609cm">
            <text:p/>
          </draw:rect>
        </draw:g>
        <draw:g>
          <draw:rect draw:style-name="gr17" draw:text-style-name="P8" draw:layer="layout" svg:width="0.635cm" svg:height="0.635cm" svg:x="10.798cm" svg:y="13.339cm">
            <text:p/>
          </draw:rect>
        </draw:g>
        <draw:g>
          <draw:rect draw:style-name="gr17" draw:text-style-name="P8" draw:layer="layout" svg:width="0.635cm" svg:height="0.635cm" svg:x="10.798cm" svg:y="12.069cm">
            <text:p/>
          </draw:rect>
        </draw:g>
        <draw:g>
          <draw:rect draw:style-name="gr17" draw:text-style-name="P8" draw:layer="layout" svg:width="0.635cm" svg:height="0.635cm" svg:x="12.068cm" svg:y="10.799cm">
            <text:p/>
          </draw:rect>
        </draw:g>
        <draw:g>
          <draw:rect draw:style-name="gr17" draw:text-style-name="P8" draw:layer="layout" svg:width="0.635cm" svg:height="0.635cm" svg:x="14.608cm" svg:y="12.069cm">
            <text:p/>
          </draw:rect>
        </draw:g>
        <draw:g>
          <draw:rect draw:style-name="gr17" draw:text-style-name="P8" draw:layer="layout" svg:width="0.635cm" svg:height="0.635cm" svg:x="13.338cm" svg:y="10.799cm">
            <text:p/>
          </draw:rect>
        </draw:g>
        <draw:g>
          <draw:rect draw:style-name="gr17" draw:text-style-name="P8" draw:layer="layout" svg:width="0.635cm" svg:height="0.635cm" svg:x="11.433cm" svg:y="15.244cm">
            <text:p/>
          </draw:rect>
        </draw:g>
        <draw:g>
          <draw:rect draw:style-name="gr27" draw:text-style-name="P8" draw:layer="layout" svg:width="0.634cm" svg:height="0.635cm" svg:x="12.703cm" svg:y="15.244cm">
            <text:p/>
          </draw:rect>
        </draw:g>
        <draw:g>
          <draw:rect draw:style-name="gr17" draw:text-style-name="P8" draw:layer="layout" svg:width="0.635cm" svg:height="0.635cm" svg:x="13.972cm" svg:y="15.244cm">
            <text:p/>
          </draw:rect>
        </draw:g>
        <draw:g>
          <draw:rect draw:style-name="gr17" draw:text-style-name="P8" draw:layer="layout" svg:width="0.635cm" svg:height="0.635cm" svg:x="14.607cm" svg:y="15.244cm">
            <text:p/>
          </draw:rect>
        </draw:g>
        <draw:g>
          <draw:rect draw:style-name="gr17" draw:text-style-name="P8" draw:layer="layout" svg:width="0.635cm" svg:height="0.635cm" svg:x="10.798cm" svg:y="15.244cm">
            <text:p/>
          </draw:rect>
        </draw:g>
        <draw:g>
          <draw:rect draw:style-name="gr17" draw:text-style-name="P8" draw:layer="layout" svg:width="0.635cm" svg:height="0.635cm" svg:x="13.337cm" svg:y="15.244cm">
            <text:p/>
          </draw:rect>
        </draw:g>
        <draw:g>
          <draw:rect draw:style-name="gr17" draw:text-style-name="P8" draw:layer="layout" svg:width="0.635cm" svg:height="0.635cm" svg:x="12.067cm" svg:y="15.244cm">
            <text:p/>
          </draw:rect>
        </draw:g>
        <draw:g>
          <draw:rect draw:style-name="gr17" draw:text-style-name="P8" draw:layer="layout" svg:width="0.635cm" svg:height="0.635cm" svg:x="15.879cm" svg:y="10.799cm">
            <text:p/>
          </draw:rect>
        </draw:g>
        <draw:g>
          <draw:rect draw:style-name="gr17" draw:text-style-name="P8" draw:layer="layout" svg:width="0.635cm" svg:height="0.635cm" svg:x="15.879cm" svg:y="11.434cm">
            <text:p/>
          </draw:rect>
        </draw:g>
        <draw:g>
          <draw:rect draw:style-name="gr28" draw:text-style-name="P8" draw:layer="layout" svg:width="0.635cm" svg:height="0.635cm" svg:x="15.879cm" svg:y="12.704cm">
            <text:p/>
          </draw:rect>
        </draw:g>
        <draw:g>
          <draw:rect draw:style-name="gr17" draw:text-style-name="P8" draw:layer="layout" svg:width="0.635cm" svg:height="0.635cm" svg:x="15.879cm" svg:y="13.974cm">
            <text:p/>
          </draw:rect>
        </draw:g>
        <draw:g>
          <draw:rect draw:style-name="gr17" draw:text-style-name="P8" draw:layer="layout" svg:width="0.635cm" svg:height="0.635cm" svg:x="15.879cm" svg:y="14.609cm">
            <text:p/>
          </draw:rect>
        </draw:g>
        <draw:g>
          <draw:rect draw:style-name="gr17" draw:text-style-name="P8" draw:layer="layout" svg:width="0.635cm" svg:height="0.635cm" svg:x="15.879cm" svg:y="13.339cm">
            <text:p/>
          </draw:rect>
        </draw:g>
        <draw:g>
          <draw:rect draw:style-name="gr17" draw:text-style-name="P8" draw:layer="layout" svg:width="0.635cm" svg:height="0.635cm" svg:x="15.879cm" svg:y="12.069cm">
            <text:p/>
          </draw:rect>
        </draw:g>
        <draw:g>
          <draw:rect draw:style-name="gr17" draw:text-style-name="P8" draw:layer="layout" svg:width="0.635cm" svg:height="0.635cm" svg:x="15.878cm" svg:y="15.244cm">
            <text:p/>
          </draw:rect>
        </draw:g>
        <draw:g>
          <draw:rect draw:style-name="gr17" draw:text-style-name="P8" draw:layer="layout" svg:width="0.635cm" svg:height="0.635cm" svg:x="10.798cm" svg:y="10.164cm">
            <text:p/>
          </draw:rect>
        </draw:g>
        <draw:g>
          <draw:rect draw:style-name="gr17" draw:text-style-name="P8" draw:layer="layout" svg:width="0.635cm" svg:height="0.635cm" svg:x="11.433cm" svg:y="10.164cm">
            <text:p/>
          </draw:rect>
        </draw:g>
        <draw:g>
          <draw:rect draw:style-name="gr29" draw:text-style-name="P8" draw:layer="layout" svg:width="0.634cm" svg:height="0.635cm" svg:x="12.703cm" svg:y="10.164cm">
            <text:p/>
          </draw:rect>
        </draw:g>
        <draw:g>
          <draw:rect draw:style-name="gr17" draw:text-style-name="P8" draw:layer="layout" svg:width="0.635cm" svg:height="0.635cm" svg:x="13.972cm" svg:y="10.164cm">
            <text:p/>
          </draw:rect>
        </draw:g>
        <draw:g>
          <draw:rect draw:style-name="gr17" draw:text-style-name="P8" draw:layer="layout" svg:width="0.635cm" svg:height="0.635cm" svg:x="14.607cm" svg:y="10.164cm">
            <text:p/>
          </draw:rect>
        </draw:g>
        <draw:g>
          <draw:rect draw:style-name="gr17" draw:text-style-name="P8" draw:layer="layout" svg:width="0.635cm" svg:height="0.635cm" svg:x="12.067cm" svg:y="10.164cm">
            <text:p/>
          </draw:rect>
        </draw:g>
        <draw:g>
          <draw:rect draw:style-name="gr17" draw:text-style-name="P8" draw:layer="layout" svg:width="0.635cm" svg:height="0.635cm" svg:x="13.337cm" svg:y="10.164cm">
            <text:p/>
          </draw:rect>
        </draw:g>
        <draw:g>
          <draw:rect draw:style-name="gr17" draw:text-style-name="P8" draw:layer="layout" svg:width="0.635cm" svg:height="0.635cm" svg:x="15.878cm" svg:y="10.164cm">
            <text:p/>
          </draw:rect>
        </draw:g>
        <draw:g>
          <draw:rect draw:style-name="gr17" draw:text-style-name="P8" draw:layer="layout" svg:width="0.635cm" svg:height="0.635cm" svg:x="10.163cm" svg:y="10.799cm">
            <text:p/>
          </draw:rect>
        </draw:g>
        <draw:g>
          <draw:rect draw:style-name="gr17" draw:text-style-name="P8" draw:layer="layout" svg:width="0.635cm" svg:height="0.635cm" svg:x="10.163cm" svg:y="11.434cm">
            <text:p/>
          </draw:rect>
        </draw:g>
        <draw:g>
          <draw:rect draw:style-name="gr30" draw:text-style-name="P8" draw:layer="layout" svg:width="0.635cm" svg:height="0.635cm" svg:x="10.163cm" svg:y="12.704cm">
            <text:p/>
          </draw:rect>
        </draw:g>
        <draw:g>
          <draw:rect draw:style-name="gr17" draw:text-style-name="P8" draw:layer="layout" svg:width="0.635cm" svg:height="0.635cm" svg:x="10.163cm" svg:y="14.609cm">
            <text:p/>
          </draw:rect>
        </draw:g>
        <draw:g>
          <draw:rect draw:style-name="gr17" draw:text-style-name="P8" draw:layer="layout" svg:width="0.635cm" svg:height="0.635cm" svg:x="10.163cm" svg:y="13.974cm">
            <text:p/>
          </draw:rect>
        </draw:g>
        <draw:g>
          <draw:rect draw:style-name="gr17" draw:text-style-name="P8" draw:layer="layout" svg:width="0.635cm" svg:height="0.635cm" svg:x="10.162cm" svg:y="13.339cm">
            <text:p/>
          </draw:rect>
        </draw:g>
        <draw:g>
          <draw:rect draw:style-name="gr17" draw:text-style-name="P8" draw:layer="layout" svg:width="0.635cm" svg:height="0.635cm" svg:x="10.162cm" svg:y="12.069cm">
            <text:p/>
          </draw:rect>
        </draw:g>
        <draw:g>
          <draw:rect draw:style-name="gr17" draw:text-style-name="P8" draw:layer="layout" svg:width="0.635cm" svg:height="0.635cm" svg:x="10.162cm" svg:y="15.244cm">
            <text:p/>
          </draw:rect>
        </draw:g>
        <draw:g>
          <draw:rect draw:style-name="gr17" draw:text-style-name="P8" draw:layer="layout" svg:width="0.635cm" svg:height="0.635cm" svg:x="10.162cm" svg:y="10.164cm">
            <text:p/>
          </draw:rect>
        </draw:g>
        <draw:g>
          <draw:rect draw:style-name="gr17" draw:text-style-name="P8" draw:layer="layout" svg:width="0.635cm" svg:height="0.635cm" svg:x="15.243cm" svg:y="10.799cm">
            <text:p/>
          </draw:rect>
        </draw:g>
        <draw:g>
          <draw:rect draw:style-name="gr17" draw:text-style-name="P8" draw:layer="layout" svg:width="0.635cm" svg:height="0.635cm" svg:x="15.243cm" svg:y="11.434cm">
            <text:p/>
          </draw:rect>
        </draw:g>
        <draw:g>
          <draw:rect draw:style-name="gr28" draw:text-style-name="P8" draw:layer="layout" svg:width="0.635cm" svg:height="0.635cm" svg:x="15.243cm" svg:y="12.704cm">
            <text:p/>
          </draw:rect>
        </draw:g>
        <draw:g>
          <draw:rect draw:style-name="gr17" draw:text-style-name="P8" draw:layer="layout" svg:width="0.635cm" svg:height="0.635cm" svg:x="15.243cm" svg:y="13.974cm">
            <text:p/>
          </draw:rect>
        </draw:g>
        <draw:g>
          <draw:rect draw:style-name="gr17" draw:text-style-name="P8" draw:layer="layout" svg:width="0.635cm" svg:height="0.635cm" svg:x="15.243cm" svg:y="14.609cm">
            <text:p/>
          </draw:rect>
        </draw:g>
        <draw:g>
          <draw:rect draw:style-name="gr17" draw:text-style-name="P8" draw:layer="layout" svg:width="0.635cm" svg:height="0.635cm" svg:x="15.243cm" svg:y="13.339cm">
            <text:p/>
          </draw:rect>
        </draw:g>
        <draw:g>
          <draw:rect draw:style-name="gr17" draw:text-style-name="P8" draw:layer="layout" svg:width="0.635cm" svg:height="0.635cm" svg:x="15.243cm" svg:y="12.069cm">
            <text:p/>
          </draw:rect>
        </draw:g>
        <draw:g>
          <draw:rect draw:style-name="gr17" draw:text-style-name="P8" draw:layer="layout" svg:width="0.635cm" svg:height="0.635cm" svg:x="15.242cm" svg:y="15.244cm">
            <text:p/>
          </draw:rect>
        </draw:g>
        <draw:g>
          <draw:rect draw:style-name="gr17" draw:text-style-name="P8" draw:layer="layout" svg:width="0.635cm" svg:height="0.635cm" svg:x="15.242cm" svg:y="10.164cm">
            <text:p/>
          </draw:rect>
        </draw:g>
        <draw:g>
          <draw:rect draw:style-name="gr17" draw:text-style-name="P8" draw:layer="layout" svg:width="0.635cm" svg:height="0.635cm" svg:x="10.798cm" svg:y="9.529cm">
            <text:p/>
          </draw:rect>
        </draw:g>
        <draw:g>
          <draw:rect draw:style-name="gr17" draw:text-style-name="P8" draw:layer="layout" svg:width="0.635cm" svg:height="0.635cm" svg:x="11.433cm" svg:y="9.529cm">
            <text:p/>
          </draw:rect>
        </draw:g>
        <draw:g>
          <draw:rect draw:style-name="gr29" draw:text-style-name="P8" draw:layer="layout" svg:width="0.634cm" svg:height="0.635cm" svg:x="12.703cm" svg:y="9.529cm">
            <text:p/>
          </draw:rect>
        </draw:g>
        <draw:g>
          <draw:rect draw:style-name="gr17" draw:text-style-name="P8" draw:layer="layout" svg:width="0.635cm" svg:height="0.635cm" svg:x="13.972cm" svg:y="9.529cm">
            <text:p/>
          </draw:rect>
        </draw:g>
        <draw:g>
          <draw:rect draw:style-name="gr17" draw:text-style-name="P8" draw:layer="layout" svg:width="0.635cm" svg:height="0.635cm" svg:x="14.607cm" svg:y="9.529cm">
            <text:p/>
          </draw:rect>
        </draw:g>
        <draw:g>
          <draw:rect draw:style-name="gr17" draw:text-style-name="P8" draw:layer="layout" svg:width="0.635cm" svg:height="0.635cm" svg:x="12.067cm" svg:y="9.529cm">
            <text:p/>
          </draw:rect>
        </draw:g>
        <draw:g>
          <draw:rect draw:style-name="gr17" draw:text-style-name="P8" draw:layer="layout" svg:width="0.635cm" svg:height="0.635cm" svg:x="13.337cm" svg:y="9.529cm">
            <text:p/>
          </draw:rect>
        </draw:g>
        <draw:g>
          <draw:rect draw:style-name="gr17" draw:text-style-name="P8" draw:layer="layout" svg:width="0.635cm" svg:height="0.635cm" svg:x="15.878cm" svg:y="9.529cm">
            <text:p/>
          </draw:rect>
        </draw:g>
        <draw:g>
          <draw:rect draw:style-name="gr17" draw:text-style-name="P8" draw:layer="layout" svg:width="0.635cm" svg:height="0.635cm" svg:x="10.162cm" svg:y="9.529cm">
            <text:p/>
          </draw:rect>
        </draw:g>
        <draw:g>
          <draw:rect draw:style-name="gr17" draw:text-style-name="P8" draw:layer="layout" svg:width="0.635cm" svg:height="0.635cm" svg:x="15.242cm" svg:y="9.529cm">
            <text:p/>
          </draw:rect>
        </draw:g>
        <draw:g>
          <draw:rect draw:style-name="gr17" draw:text-style-name="P8" draw:layer="layout" svg:width="0.635cm" svg:height="0.635cm" svg:x="9.528cm" svg:y="10.799cm">
            <text:p/>
          </draw:rect>
        </draw:g>
        <draw:g>
          <draw:rect draw:style-name="gr17" draw:text-style-name="P8" draw:layer="layout" svg:width="0.635cm" svg:height="0.635cm" svg:x="9.528cm" svg:y="11.434cm">
            <text:p/>
          </draw:rect>
        </draw:g>
        <draw:g>
          <draw:rect draw:style-name="gr30" draw:text-style-name="P8" draw:layer="layout" svg:width="0.635cm" svg:height="0.635cm" svg:x="9.528cm" svg:y="12.704cm">
            <text:p/>
          </draw:rect>
        </draw:g>
        <draw:g>
          <draw:rect draw:style-name="gr17" draw:text-style-name="P8" draw:layer="layout" svg:width="0.635cm" svg:height="0.635cm" svg:x="9.528cm" svg:y="14.609cm">
            <text:p/>
          </draw:rect>
        </draw:g>
        <draw:g>
          <draw:rect draw:style-name="gr17" draw:text-style-name="P8" draw:layer="layout" svg:width="0.635cm" svg:height="0.635cm" svg:x="9.528cm" svg:y="13.974cm">
            <text:p/>
          </draw:rect>
        </draw:g>
        <draw:g>
          <draw:rect draw:style-name="gr17" draw:text-style-name="P8" draw:layer="layout" svg:width="0.635cm" svg:height="0.635cm" svg:x="9.527cm" svg:y="13.339cm">
            <text:p/>
          </draw:rect>
        </draw:g>
        <draw:g>
          <draw:rect draw:style-name="gr17" draw:text-style-name="P8" draw:layer="layout" svg:width="0.635cm" svg:height="0.635cm" svg:x="9.527cm" svg:y="12.069cm">
            <text:p/>
          </draw:rect>
        </draw:g>
        <draw:g>
          <draw:rect draw:style-name="gr17" draw:text-style-name="P8" draw:layer="layout" svg:width="0.635cm" svg:height="0.635cm" svg:x="9.527cm" svg:y="15.244cm">
            <text:p/>
          </draw:rect>
        </draw:g>
        <draw:g>
          <draw:rect draw:style-name="gr17" draw:text-style-name="P8" draw:layer="layout" svg:width="0.635cm" svg:height="0.635cm" svg:x="9.527cm" svg:y="10.164cm">
            <text:p/>
          </draw:rect>
        </draw:g>
        <draw:g>
          <draw:rect draw:style-name="gr17" draw:text-style-name="P8" draw:layer="layout" svg:width="0.635cm" svg:height="0.635cm" svg:x="9.527cm" svg:y="9.529cm">
            <text:p/>
          </draw:rect>
        </draw:g>
        <draw:g>
          <draw:rect draw:style-name="gr17" draw:text-style-name="P8" draw:layer="layout" svg:width="0.635cm" svg:height="0.635cm" svg:x="11.433cm" svg:y="15.879cm">
            <text:p/>
          </draw:rect>
        </draw:g>
        <draw:g>
          <draw:rect draw:style-name="gr27" draw:text-style-name="P8" draw:layer="layout" svg:width="0.634cm" svg:height="0.635cm" svg:x="12.703cm" svg:y="15.879cm">
            <text:p/>
          </draw:rect>
        </draw:g>
        <draw:g>
          <draw:rect draw:style-name="gr17" draw:text-style-name="P8" draw:layer="layout" svg:width="0.635cm" svg:height="0.635cm" svg:x="13.972cm" svg:y="15.879cm">
            <text:p/>
          </draw:rect>
        </draw:g>
        <draw:g>
          <draw:rect draw:style-name="gr17" draw:text-style-name="P8" draw:layer="layout" svg:width="0.635cm" svg:height="0.635cm" svg:x="14.607cm" svg:y="15.879cm">
            <text:p/>
          </draw:rect>
        </draw:g>
        <draw:g>
          <draw:rect draw:style-name="gr17" draw:text-style-name="P8" draw:layer="layout" svg:width="0.635cm" svg:height="0.635cm" svg:x="10.798cm" svg:y="15.879cm">
            <text:p/>
          </draw:rect>
        </draw:g>
        <draw:g>
          <draw:rect draw:style-name="gr17" draw:text-style-name="P8" draw:layer="layout" svg:width="0.635cm" svg:height="0.635cm" svg:x="13.337cm" svg:y="15.879cm">
            <text:p/>
          </draw:rect>
        </draw:g>
        <draw:g>
          <draw:rect draw:style-name="gr17" draw:text-style-name="P8" draw:layer="layout" svg:width="0.635cm" svg:height="0.635cm" svg:x="12.067cm" svg:y="15.879cm">
            <text:p/>
          </draw:rect>
        </draw:g>
        <draw:g>
          <draw:rect draw:style-name="gr17" draw:text-style-name="P8" draw:layer="layout" svg:width="0.635cm" svg:height="0.635cm" svg:x="15.878cm" svg:y="15.879cm">
            <text:p/>
          </draw:rect>
        </draw:g>
        <draw:g>
          <draw:rect draw:style-name="gr17" draw:text-style-name="P8" draw:layer="layout" svg:width="0.635cm" svg:height="0.635cm" svg:x="10.162cm" svg:y="15.879cm">
            <text:p/>
          </draw:rect>
        </draw:g>
        <draw:g>
          <draw:rect draw:style-name="gr17" draw:text-style-name="P8" draw:layer="layout" svg:width="0.635cm" svg:height="0.635cm" svg:x="15.242cm" svg:y="15.879cm">
            <text:p/>
          </draw:rect>
        </draw:g>
        <draw:g>
          <draw:rect draw:style-name="gr17" draw:text-style-name="P8" draw:layer="layout" svg:width="0.635cm" svg:height="0.635cm" svg:x="9.527cm" svg:y="15.879cm">
            <text:p/>
          </draw:rect>
        </draw:g>
        <draw:g>
          <draw:rect draw:style-name="gr18" draw:text-style-name="P8" draw:layer="layout" svg:width="0.635cm" svg:height="0.635cm" svg:x="11.435cm" svg:y="13.975cm">
            <text:p/>
          </draw:rect>
        </draw:g>
        <draw:g>
          <draw:rect draw:style-name="gr30" draw:text-style-name="P8" draw:layer="layout" svg:width="0.635cm" svg:height="0.635cm" svg:x="10.163cm" svg:y="12.069cm">
            <text:p/>
          </draw:rect>
        </draw:g>
        <draw:g>
          <draw:rect draw:style-name="gr30" draw:text-style-name="P8" draw:layer="layout" svg:width="0.635cm" svg:height="0.635cm" svg:x="10.163cm" svg:y="13.339cm">
            <text:p/>
          </draw:rect>
        </draw:g>
        <draw:g>
          <draw:rect draw:style-name="gr30" draw:text-style-name="P8" draw:layer="layout" svg:width="0.635cm" svg:height="0.635cm" svg:x="10.798cm" svg:y="12.069cm">
            <text:p/>
          </draw:rect>
        </draw:g>
        <draw:g>
          <draw:rect draw:style-name="gr30" draw:text-style-name="P8" draw:layer="layout" svg:width="0.635cm" svg:height="0.635cm" svg:x="10.798cm" svg:y="13.339cm">
            <text:p/>
          </draw:rect>
        </draw:g>
        <draw:g>
          <draw:rect draw:style-name="gr30" draw:text-style-name="P8" draw:layer="layout" svg:width="0.635cm" svg:height="0.635cm" svg:x="10.798cm" svg:y="13.974cm">
            <text:p/>
          </draw:rect>
        </draw:g>
        <draw:g>
          <draw:rect draw:style-name="gr30" draw:text-style-name="P8" draw:layer="layout" svg:width="0.635cm" svg:height="0.635cm" svg:x="10.798cm" svg:y="11.434cm">
            <text:p/>
          </draw:rect>
        </draw:g>
        <draw:g>
          <draw:rect draw:style-name="gr30" draw:text-style-name="P8" draw:layer="layout" svg:width="0.635cm" svg:height="0.635cm" svg:x="10.163cm" svg:y="11.434cm">
            <text:p/>
          </draw:rect>
        </draw:g>
        <draw:g>
          <draw:rect draw:style-name="gr30" draw:text-style-name="P8" draw:layer="layout" svg:width="0.635cm" svg:height="0.635cm" svg:x="10.163cm" svg:y="13.974cm">
            <text:p/>
          </draw:rect>
        </draw:g>
        <draw:g>
          <draw:rect draw:style-name="gr27" draw:text-style-name="P8" draw:layer="layout" svg:width="0.634cm" svg:height="0.635cm" svg:x="12.068cm" svg:y="15.244cm">
            <text:p/>
          </draw:rect>
        </draw:g>
        <draw:g>
          <draw:rect draw:style-name="gr27" draw:text-style-name="P8" draw:layer="layout" svg:width="0.634cm" svg:height="0.635cm" svg:x="13.338cm" svg:y="15.244cm">
            <text:p/>
          </draw:rect>
        </draw:g>
        <draw:g>
          <draw:rect draw:style-name="gr27" draw:text-style-name="P8" draw:layer="layout" svg:width="0.634cm" svg:height="0.635cm" svg:x="11.433cm" svg:y="15.244cm">
            <text:p/>
          </draw:rect>
        </draw:g>
        <draw:g>
          <draw:rect draw:style-name="gr27" draw:text-style-name="P8" draw:layer="layout" svg:width="0.634cm" svg:height="0.635cm" svg:x="13.974cm" svg:y="15.244cm">
            <text:p/>
          </draw:rect>
        </draw:g>
        <draw:g>
          <draw:rect draw:style-name="gr27" draw:text-style-name="P8" draw:layer="layout" svg:width="0.634cm" svg:height="0.635cm" svg:x="12.069cm" svg:y="14.609cm">
            <text:p/>
          </draw:rect>
        </draw:g>
        <draw:g>
          <draw:rect draw:style-name="gr27" draw:text-style-name="P8" draw:layer="layout" svg:width="0.634cm" svg:height="0.635cm" svg:x="13.338cm" svg:y="14.609cm">
            <text:p/>
          </draw:rect>
        </draw:g>
        <draw:g>
          <draw:rect draw:style-name="gr27" draw:text-style-name="P8" draw:layer="layout" svg:width="0.634cm" svg:height="0.635cm" svg:x="11.434cm" svg:y="14.609cm">
            <text:p/>
          </draw:rect>
        </draw:g>
        <draw:g>
          <draw:rect draw:style-name="gr27" draw:text-style-name="P8" draw:layer="layout" svg:width="0.634cm" svg:height="0.635cm" svg:x="13.974cm" svg:y="14.609cm">
            <text:p/>
          </draw:rect>
        </draw:g>
        <draw:g>
          <draw:rect draw:style-name="gr30" draw:text-style-name="P8" draw:layer="layout" svg:width="0.635cm" svg:height="0.635cm" svg:x="10.798cm" svg:y="14.609cm">
            <text:p/>
          </draw:rect>
        </draw:g>
        <draw:g>
          <draw:rect draw:style-name="gr27" draw:text-style-name="P8" draw:layer="layout" svg:width="0.634cm" svg:height="0.635cm" svg:x="14.609cm" svg:y="14.609cm">
            <text:p/>
          </draw:rect>
        </draw:g>
        <draw:g>
          <draw:rect draw:style-name="gr28" draw:text-style-name="P8" draw:layer="layout" svg:width="0.635cm" svg:height="0.635cm" svg:x="15.243cm" svg:y="13.339cm">
            <text:p/>
          </draw:rect>
        </draw:g>
        <draw:g>
          <draw:rect draw:style-name="gr28" draw:text-style-name="P8" draw:layer="layout" svg:width="0.635cm" svg:height="0.635cm" svg:x="15.243cm" svg:y="12.069cm">
            <text:p/>
          </draw:rect>
        </draw:g>
        <draw:g>
          <draw:rect draw:style-name="gr28" draw:text-style-name="P8" draw:layer="layout" svg:width="0.635cm" svg:height="0.635cm" svg:x="15.243cm" svg:y="13.974cm">
            <text:p/>
          </draw:rect>
        </draw:g>
        <draw:g>
          <draw:rect draw:style-name="gr28" draw:text-style-name="P8" draw:layer="layout" svg:width="0.635cm" svg:height="0.635cm" svg:x="15.243cm" svg:y="11.434cm">
            <text:p/>
          </draw:rect>
        </draw:g>
        <draw:g>
          <draw:rect draw:style-name="gr28" draw:text-style-name="P8" draw:layer="layout" svg:width="0.635cm" svg:height="0.635cm" svg:x="14.608cm" svg:y="13.339cm">
            <text:p/>
          </draw:rect>
        </draw:g>
        <draw:g>
          <draw:rect draw:style-name="gr28" draw:text-style-name="P8" draw:layer="layout" svg:width="0.635cm" svg:height="0.635cm" svg:x="14.608cm" svg:y="13.974cm">
            <text:p/>
          </draw:rect>
        </draw:g>
        <draw:g>
          <draw:rect draw:style-name="gr28" draw:text-style-name="P8" draw:layer="layout" svg:width="0.635cm" svg:height="0.635cm" svg:x="14.608cm" svg:y="12.069cm">
            <text:p/>
          </draw:rect>
        </draw:g>
        <draw:g>
          <draw:rect draw:style-name="gr28" draw:text-style-name="P8" draw:layer="layout" svg:width="0.635cm" svg:height="0.635cm" svg:x="14.608cm" svg:y="11.434cm">
            <text:p/>
          </draw:rect>
        </draw:g>
        <draw:g>
          <draw:rect draw:style-name="gr28" draw:text-style-name="P8" draw:layer="layout" svg:width="0.635cm" svg:height="0.635cm" svg:x="14.608cm" svg:y="10.799cm">
            <text:p/>
          </draw:rect>
        </draw:g>
        <draw:g>
          <draw:rect draw:style-name="gr29" draw:text-style-name="P8" draw:layer="layout" svg:width="0.634cm" svg:height="0.635cm" svg:x="12.068cm" svg:y="10.164cm">
            <text:p/>
          </draw:rect>
        </draw:g>
        <draw:g>
          <draw:rect draw:style-name="gr29" draw:text-style-name="P8" draw:layer="layout" svg:width="0.634cm" svg:height="0.635cm" svg:x="13.339cm" svg:y="10.164cm">
            <text:p/>
          </draw:rect>
        </draw:g>
        <draw:g>
          <draw:rect draw:style-name="gr29" draw:text-style-name="P8" draw:layer="layout" svg:width="0.634cm" svg:height="0.635cm" svg:x="12.069cm" svg:y="10.799cm">
            <text:p/>
          </draw:rect>
        </draw:g>
        <draw:g>
          <draw:rect draw:style-name="gr29" draw:text-style-name="P8" draw:layer="layout" svg:width="0.634cm" svg:height="0.635cm" svg:x="13.339cm" svg:y="10.799cm">
            <text:p/>
          </draw:rect>
        </draw:g>
        <draw:g>
          <draw:rect draw:style-name="gr29" draw:text-style-name="P8" draw:layer="layout" svg:width="0.634cm" svg:height="0.635cm" svg:x="13.974cm" svg:y="10.799cm">
            <text:p/>
          </draw:rect>
        </draw:g>
        <draw:g>
          <draw:rect draw:style-name="gr29" draw:text-style-name="P8" draw:layer="layout" svg:width="0.634cm" svg:height="0.635cm" svg:x="11.434cm" svg:y="10.799cm">
            <text:p/>
          </draw:rect>
        </draw:g>
        <draw:g>
          <draw:rect draw:style-name="gr29" draw:text-style-name="P8" draw:layer="layout" svg:width="0.634cm" svg:height="0.635cm" svg:x="11.434cm" svg:y="10.164cm">
            <text:p/>
          </draw:rect>
        </draw:g>
        <draw:g>
          <draw:rect draw:style-name="gr29" draw:text-style-name="P8" draw:layer="layout" svg:width="0.634cm" svg:height="0.635cm" svg:x="13.974cm" svg:y="10.164cm">
            <text:p/>
          </draw:rect>
        </draw:g>
        <draw:g>
          <draw:rect draw:style-name="gr29" draw:text-style-name="P8" draw:layer="layout" svg:width="0.634cm" svg:height="0.635cm" svg:x="10.799cm" svg:y="10.799cm">
            <text:p/>
          </draw:rect>
        </draw:g>
        <draw:custom-shape draw:style-name="gr31" draw:text-style-name="P8" draw:layer="layout" svg:width="0.635cm" svg:height="0.635cm" svg:x="10.163cm" svg:y="11.43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3cm" svg:y="13.33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2.701cm" svg:y="12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6" draw:text-style-name="P10" draw:layer="layout" svg:x1="13.018cm" svg:y1="12.702cm" svg:x2="13.017cm" svg:y2="12.065cm">
          <text:p/>
        </draw:line>
        <draw:custom-shape draw:style-name="gr34" draw:text-style-name="P8" draw:layer="layout" svg:width="0.635cm" svg:height="0.635cm" svg:x="12.701cm" svg:y="11.43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336cm" svg:y="11.43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971cm" svg:y="11.43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0" draw:layer="layout" svg:x1="13.335cm" svg:y1="13.017cm" svg:x2="13.97cm" svg:y2="13.017cm">
          <text:p/>
        </draw:line>
        <draw:line draw:style-name="gr25" draw:text-style-name="P10" draw:layer="layout" svg:x1="13.017cm" svg:y1="13.335cm" svg:x2="13.017cm" svg:y2="13.97cm">
          <text:p/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rect draw:style-name="gr15" draw:text-style-name="P8" draw:layer="layout" svg:width="0.635cm" svg:height="0.635cm" svg:x="12.07cm" svg:y="12.07cm">
            <text:p/>
          </draw:rect>
        </draw:g>
        <draw:g>
          <draw:rect draw:style-name="gr15" draw:text-style-name="P8" draw:layer="layout" svg:width="0.634cm" svg:height="0.635cm" svg:x="12.702cm" svg:y="12.067cm">
            <text:p/>
          </draw:rect>
        </draw:g>
        <draw:g>
          <draw:rect draw:style-name="gr16" draw:text-style-name="P8" draw:layer="layout" svg:width="0.635cm" svg:height="0.635cm" svg:x="13.339cm" svg:y="12.07cm">
            <text:p/>
          </draw:rect>
        </draw:g>
        <draw:g>
          <draw:rect draw:style-name="gr33" draw:text-style-name="P8" draw:layer="layout" svg:width="0.634cm" svg:height="0.635cm" svg:x="12.705cm" svg:y="12.705cm">
            <text:p/>
          </draw:rect>
        </draw:g>
        <draw:g>
          <draw:rect draw:style-name="gr18" draw:text-style-name="P8" draw:layer="layout" svg:width="0.635cm" svg:height="0.635cm" svg:x="12.07cm" svg:y="13.34cm">
            <text:p/>
          </draw:rect>
        </draw:g>
        <draw:g>
          <draw:rect draw:style-name="gr19" draw:text-style-name="P8" draw:layer="layout" svg:width="0.634cm" svg:height="0.635cm" svg:x="12.705cm" svg:y="13.34cm">
            <text:p/>
          </draw:rect>
        </draw:g>
        <draw:g>
          <draw:rect draw:style-name="gr15" draw:text-style-name="P8" draw:layer="layout" svg:width="0.635cm" svg:height="0.635cm" svg:x="11.435cm" svg:y="11.435cm">
            <text:p/>
          </draw:rect>
        </draw:g>
        <draw:g>
          <draw:rect draw:style-name="gr15" draw:text-style-name="P8" draw:layer="layout" svg:width="0.635cm" svg:height="0.635cm" svg:x="12.07cm" svg:y="11.435cm">
            <text:p/>
          </draw:rect>
        </draw:g>
        <draw:g>
          <draw:rect draw:style-name="gr15" draw:text-style-name="P8" draw:layer="layout" svg:width="0.634cm" svg:height="0.635cm" svg:x="12.705cm" svg:y="11.435cm">
            <text:p/>
          </draw:rect>
        </draw:g>
        <draw:g>
          <draw:rect draw:style-name="gr15" draw:text-style-name="P8" draw:layer="layout" svg:width="0.635cm" svg:height="0.635cm" svg:x="13.339cm" svg:y="11.435cm">
            <text:p/>
          </draw:rect>
        </draw:g>
        <draw:g>
          <draw:rect draw:style-name="gr17" draw:text-style-name="P8" draw:layer="layout" svg:width="0.635cm" svg:height="0.635cm" svg:x="10.8cm" svg:y="10.8cm">
            <text:p/>
          </draw:rect>
        </draw:g>
        <draw:g>
          <draw:rect draw:style-name="gr17" draw:text-style-name="P8" draw:layer="layout" svg:width="0.635cm" svg:height="0.635cm" svg:x="11.435cm" svg:y="10.8cm">
            <text:p/>
          </draw:rect>
        </draw:g>
        <draw:g>
          <draw:rect draw:style-name="gr15" draw:text-style-name="P8" draw:layer="layout" svg:width="0.634cm" svg:height="0.635cm" svg:x="12.705cm" svg:y="10.8cm">
            <text:p/>
          </draw:rect>
        </draw:g>
        <draw:g>
          <draw:rect draw:style-name="gr17" draw:text-style-name="P8" draw:layer="layout" svg:width="0.635cm" svg:height="0.635cm" svg:x="13.974cm" svg:y="10.8cm">
            <text:p/>
          </draw:rect>
        </draw:g>
        <draw:g>
          <draw:rect draw:style-name="gr16" draw:text-style-name="P8" draw:layer="layout" svg:width="0.635cm" svg:height="0.635cm" svg:x="13.339cm" svg:y="12.705cm">
            <text:p/>
          </draw:rect>
        </draw:g>
        <draw:g>
          <draw:rect draw:style-name="gr23" draw:text-style-name="P8" draw:layer="layout" svg:width="0.635cm" svg:height="0.635cm" svg:x="13.974cm" svg:y="11.435cm">
            <text:p/>
          </draw:rect>
        </draw:g>
        <draw:g>
          <draw:rect draw:style-name="gr16" draw:text-style-name="P8" draw:layer="layout" svg:width="0.635cm" svg:height="0.635cm" svg:x="13.974cm" svg:y="12.07cm">
            <text:p/>
          </draw:rect>
        </draw:g>
        <draw:g>
          <draw:rect draw:style-name="gr16" draw:text-style-name="P8" draw:layer="layout" svg:width="0.635cm" svg:height="0.635cm" svg:x="13.974cm" svg:y="12.705cm">
            <text:p/>
          </draw:rect>
        </draw:g>
        <draw:g>
          <draw:rect draw:style-name="gr16" draw:text-style-name="P8" draw:layer="layout" svg:width="0.635cm" svg:height="0.635cm" svg:x="13.974cm" svg:y="13.34cm">
            <text:p/>
          </draw:rect>
        </draw:g>
        <draw:g>
          <draw:rect draw:style-name="gr17" draw:text-style-name="P8" draw:layer="layout" svg:width="0.635cm" svg:height="0.635cm" svg:x="14.609cm" svg:y="10.8cm">
            <text:p/>
          </draw:rect>
        </draw:g>
        <draw:g>
          <draw:rect draw:style-name="gr17" draw:text-style-name="P8" draw:layer="layout" svg:width="0.635cm" svg:height="0.635cm" svg:x="14.609cm" svg:y="11.435cm">
            <text:p/>
          </draw:rect>
        </draw:g>
        <draw:g>
          <draw:rect draw:style-name="gr16" draw:text-style-name="P8" draw:layer="layout" svg:width="0.635cm" svg:height="0.635cm" svg:x="14.609cm" svg:y="12.705cm">
            <text:p/>
          </draw:rect>
        </draw:g>
        <draw:g>
          <draw:rect draw:style-name="gr17" draw:text-style-name="P8" draw:layer="layout" svg:width="0.635cm" svg:height="0.635cm" svg:x="14.609cm" svg:y="13.975cm">
            <text:p/>
          </draw:rect>
        </draw:g>
        <draw:g>
          <draw:rect draw:style-name="gr19" draw:text-style-name="P8" draw:layer="layout" svg:width="0.635cm" svg:height="0.635cm" svg:x="13.339cm" svg:y="13.34cm">
            <text:p/>
          </draw:rect>
        </draw:g>
        <draw:g>
          <draw:rect draw:style-name="gr19" draw:text-style-name="P8" draw:layer="layout" svg:width="0.635cm" svg:height="0.635cm" svg:x="12.07cm" svg:y="13.975cm">
            <text:p/>
          </draw:rect>
        </draw:g>
        <draw:g>
          <draw:rect draw:style-name="gr19" draw:text-style-name="P8" draw:layer="layout" svg:width="0.634cm" svg:height="0.635cm" svg:x="12.705cm" svg:y="13.975cm">
            <text:p/>
          </draw:rect>
        </draw:g>
        <draw:g>
          <draw:rect draw:style-name="gr19" draw:text-style-name="P8" draw:layer="layout" svg:width="0.635cm" svg:height="0.635cm" svg:x="13.339cm" svg:y="13.975cm">
            <text:p/>
          </draw:rect>
        </draw:g>
        <draw:g>
          <draw:rect draw:style-name="gr19" draw:text-style-name="P8" draw:layer="layout" svg:width="0.635cm" svg:height="0.635cm" svg:x="13.974cm" svg:y="13.975cm">
            <text:p/>
          </draw:rect>
        </draw:g>
        <draw:g>
          <draw:rect draw:style-name="gr17" draw:text-style-name="P8" draw:layer="layout" svg:width="0.635cm" svg:height="0.635cm" svg:x="11.435cm" svg:y="14.61cm">
            <text:p/>
          </draw:rect>
        </draw:g>
        <draw:g>
          <draw:rect draw:style-name="gr19" draw:text-style-name="P8" draw:layer="layout" svg:width="0.634cm" svg:height="0.635cm" svg:x="12.705cm" svg:y="14.61cm">
            <text:p/>
          </draw:rect>
        </draw:g>
        <draw:g>
          <draw:rect draw:style-name="gr17" draw:text-style-name="P8" draw:layer="layout" svg:width="0.635cm" svg:height="0.635cm" svg:x="13.974cm" svg:y="14.61cm">
            <text:p/>
          </draw:rect>
        </draw:g>
        <draw:g>
          <draw:rect draw:style-name="gr17" draw:text-style-name="P8" draw:layer="layout" svg:width="0.635cm" svg:height="0.635cm" svg:x="14.609cm" svg:y="14.61cm">
            <text:p/>
          </draw:rect>
        </draw:g>
        <draw:g>
          <draw:rect draw:style-name="gr18" draw:text-style-name="P8" draw:layer="layout" svg:width="0.635cm" svg:height="0.635cm" svg:x="12.07cm" svg:y="12.705cm">
            <text:p/>
          </draw:rect>
        </draw:g>
        <draw:g>
          <draw:rect draw:style-name="gr17" draw:text-style-name="P8" draw:layer="layout" svg:width="0.635cm" svg:height="0.635cm" svg:x="10.8cm" svg:y="11.435cm">
            <text:p/>
          </draw:rect>
        </draw:g>
        <draw:g>
          <draw:rect draw:style-name="gr18" draw:text-style-name="P8" draw:layer="layout" svg:width="0.635cm" svg:height="0.635cm" svg:x="10.8cm" svg:y="12.705cm">
            <text:p/>
          </draw:rect>
        </draw:g>
        <draw:g>
          <draw:rect draw:style-name="gr18" draw:text-style-name="P8" draw:layer="layout" svg:width="0.635cm" svg:height="0.635cm" svg:x="11.435cm" svg:y="12.705cm">
            <text:p/>
          </draw:rect>
        </draw:g>
        <draw:g>
          <draw:rect draw:style-name="gr18" draw:text-style-name="P8" draw:layer="layout" svg:width="0.635cm" svg:height="0.635cm" svg:x="11.435cm" svg:y="12.07cm">
            <text:p/>
          </draw:rect>
        </draw:g>
        <draw:g>
          <draw:rect draw:style-name="gr18" draw:text-style-name="P8" draw:layer="layout" svg:width="0.635cm" svg:height="0.635cm" svg:x="11.435cm" svg:y="13.975cm">
            <text:p/>
          </draw:rect>
        </draw:g>
        <draw:g>
          <draw:rect draw:style-name="gr18" draw:text-style-name="P8" draw:layer="layout" svg:width="0.635cm" svg:height="0.635cm" svg:x="11.435cm" svg:y="13.34cm">
            <text:p/>
          </draw:rect>
        </draw:g>
        <draw:g>
          <draw:rect draw:style-name="gr17" draw:text-style-name="P8" draw:layer="layout" svg:width="0.635cm" svg:height="0.635cm" svg:x="10.8cm" svg:y="14.61cm">
            <text:p/>
          </draw:rect>
        </draw:g>
        <draw:g>
          <draw:rect draw:style-name="gr17" draw:text-style-name="P8" draw:layer="layout" svg:width="0.635cm" svg:height="0.635cm" svg:x="10.8cm" svg:y="13.975cm">
            <text:p/>
          </draw:rect>
        </draw:g>
        <draw:g>
          <draw:rect draw:style-name="gr17" draw:text-style-name="P8" draw:layer="layout" svg:width="0.635cm" svg:height="0.635cm" svg:x="14.609cm" svg:y="13.34cm">
            <text:p/>
          </draw:rect>
        </draw:g>
        <draw:g>
          <draw:rect draw:style-name="gr17" draw:text-style-name="P8" draw:layer="layout" svg:width="0.635cm" svg:height="0.635cm" svg:x="13.339cm" svg:y="14.61cm">
            <text:p/>
          </draw:rect>
        </draw:g>
        <draw:g>
          <draw:rect draw:style-name="gr17" draw:text-style-name="P8" draw:layer="layout" svg:width="0.635cm" svg:height="0.635cm" svg:x="12.069cm" svg:y="14.61cm">
            <text:p/>
          </draw:rect>
        </draw:g>
        <draw:g>
          <draw:rect draw:style-name="gr17" draw:text-style-name="P8" draw:layer="layout" svg:width="0.635cm" svg:height="0.635cm" svg:x="10.799cm" svg:y="13.34cm">
            <text:p/>
          </draw:rect>
        </draw:g>
        <draw:g>
          <draw:rect draw:style-name="gr17" draw:text-style-name="P8" draw:layer="layout" svg:width="0.635cm" svg:height="0.635cm" svg:x="10.799cm" svg:y="12.07cm">
            <text:p/>
          </draw:rect>
        </draw:g>
        <draw:g>
          <draw:rect draw:style-name="gr17" draw:text-style-name="P8" draw:layer="layout" svg:width="0.635cm" svg:height="0.635cm" svg:x="12.069cm" svg:y="10.8cm">
            <text:p/>
          </draw:rect>
        </draw:g>
        <draw:g>
          <draw:rect draw:style-name="gr17" draw:text-style-name="P8" draw:layer="layout" svg:width="0.635cm" svg:height="0.635cm" svg:x="14.609cm" svg:y="12.07cm">
            <text:p/>
          </draw:rect>
        </draw:g>
        <draw:g>
          <draw:rect draw:style-name="gr17" draw:text-style-name="P8" draw:layer="layout" svg:width="0.635cm" svg:height="0.635cm" svg:x="13.339cm" svg:y="10.8cm">
            <text:p/>
          </draw:rect>
        </draw:g>
        <draw:g>
          <draw:rect draw:style-name="gr17" draw:text-style-name="P8" draw:layer="layout" svg:width="0.635cm" svg:height="0.635cm" svg:x="11.434cm" svg:y="15.245cm">
            <text:p/>
          </draw:rect>
        </draw:g>
        <draw:g>
          <draw:rect draw:style-name="gr27" draw:text-style-name="P8" draw:layer="layout" svg:width="0.634cm" svg:height="0.635cm" svg:x="12.704cm" svg:y="15.245cm">
            <text:p/>
          </draw:rect>
        </draw:g>
        <draw:g>
          <draw:rect draw:style-name="gr17" draw:text-style-name="P8" draw:layer="layout" svg:width="0.635cm" svg:height="0.635cm" svg:x="13.973cm" svg:y="15.245cm">
            <text:p/>
          </draw:rect>
        </draw:g>
        <draw:g>
          <draw:rect draw:style-name="gr17" draw:text-style-name="P8" draw:layer="layout" svg:width="0.635cm" svg:height="0.635cm" svg:x="14.608cm" svg:y="15.245cm">
            <text:p/>
          </draw:rect>
        </draw:g>
        <draw:g>
          <draw:rect draw:style-name="gr17" draw:text-style-name="P8" draw:layer="layout" svg:width="0.635cm" svg:height="0.635cm" svg:x="10.799cm" svg:y="15.245cm">
            <text:p/>
          </draw:rect>
        </draw:g>
        <draw:g>
          <draw:rect draw:style-name="gr17" draw:text-style-name="P8" draw:layer="layout" svg:width="0.635cm" svg:height="0.635cm" svg:x="13.338cm" svg:y="15.245cm">
            <text:p/>
          </draw:rect>
        </draw:g>
        <draw:g>
          <draw:rect draw:style-name="gr17" draw:text-style-name="P8" draw:layer="layout" svg:width="0.635cm" svg:height="0.635cm" svg:x="12.068cm" svg:y="15.245cm">
            <text:p/>
          </draw:rect>
        </draw:g>
        <draw:g>
          <draw:rect draw:style-name="gr17" draw:text-style-name="P8" draw:layer="layout" svg:width="0.635cm" svg:height="0.635cm" svg:x="15.88cm" svg:y="10.8cm">
            <text:p/>
          </draw:rect>
        </draw:g>
        <draw:g>
          <draw:rect draw:style-name="gr17" draw:text-style-name="P8" draw:layer="layout" svg:width="0.635cm" svg:height="0.635cm" svg:x="15.88cm" svg:y="11.435cm">
            <text:p/>
          </draw:rect>
        </draw:g>
        <draw:g>
          <draw:rect draw:style-name="gr28" draw:text-style-name="P8" draw:layer="layout" svg:width="0.635cm" svg:height="0.635cm" svg:x="15.88cm" svg:y="12.705cm">
            <text:p/>
          </draw:rect>
        </draw:g>
        <draw:g>
          <draw:rect draw:style-name="gr17" draw:text-style-name="P8" draw:layer="layout" svg:width="0.635cm" svg:height="0.635cm" svg:x="15.88cm" svg:y="13.975cm">
            <text:p/>
          </draw:rect>
        </draw:g>
        <draw:g>
          <draw:rect draw:style-name="gr17" draw:text-style-name="P8" draw:layer="layout" svg:width="0.635cm" svg:height="0.635cm" svg:x="15.88cm" svg:y="14.61cm">
            <text:p/>
          </draw:rect>
        </draw:g>
        <draw:g>
          <draw:rect draw:style-name="gr17" draw:text-style-name="P8" draw:layer="layout" svg:width="0.635cm" svg:height="0.635cm" svg:x="15.88cm" svg:y="13.34cm">
            <text:p/>
          </draw:rect>
        </draw:g>
        <draw:g>
          <draw:rect draw:style-name="gr17" draw:text-style-name="P8" draw:layer="layout" svg:width="0.635cm" svg:height="0.635cm" svg:x="15.88cm" svg:y="12.07cm">
            <text:p/>
          </draw:rect>
        </draw:g>
        <draw:g>
          <draw:rect draw:style-name="gr17" draw:text-style-name="P8" draw:layer="layout" svg:width="0.635cm" svg:height="0.635cm" svg:x="15.879cm" svg:y="15.245cm">
            <text:p/>
          </draw:rect>
        </draw:g>
        <draw:g>
          <draw:rect draw:style-name="gr17" draw:text-style-name="P8" draw:layer="layout" svg:width="0.635cm" svg:height="0.635cm" svg:x="10.799cm" svg:y="10.165cm">
            <text:p/>
          </draw:rect>
        </draw:g>
        <draw:g>
          <draw:rect draw:style-name="gr17" draw:text-style-name="P8" draw:layer="layout" svg:width="0.635cm" svg:height="0.635cm" svg:x="11.434cm" svg:y="10.165cm">
            <text:p/>
          </draw:rect>
        </draw:g>
        <draw:g>
          <draw:rect draw:style-name="gr29" draw:text-style-name="P8" draw:layer="layout" svg:width="0.634cm" svg:height="0.635cm" svg:x="12.704cm" svg:y="10.165cm">
            <text:p/>
          </draw:rect>
        </draw:g>
        <draw:g>
          <draw:rect draw:style-name="gr17" draw:text-style-name="P8" draw:layer="layout" svg:width="0.635cm" svg:height="0.635cm" svg:x="13.973cm" svg:y="10.165cm">
            <text:p/>
          </draw:rect>
        </draw:g>
        <draw:g>
          <draw:rect draw:style-name="gr17" draw:text-style-name="P8" draw:layer="layout" svg:width="0.635cm" svg:height="0.635cm" svg:x="14.608cm" svg:y="10.165cm">
            <text:p/>
          </draw:rect>
        </draw:g>
        <draw:g>
          <draw:rect draw:style-name="gr17" draw:text-style-name="P8" draw:layer="layout" svg:width="0.635cm" svg:height="0.635cm" svg:x="12.068cm" svg:y="10.165cm">
            <text:p/>
          </draw:rect>
        </draw:g>
        <draw:g>
          <draw:rect draw:style-name="gr17" draw:text-style-name="P8" draw:layer="layout" svg:width="0.635cm" svg:height="0.635cm" svg:x="13.338cm" svg:y="10.165cm">
            <text:p/>
          </draw:rect>
        </draw:g>
        <draw:g>
          <draw:rect draw:style-name="gr17" draw:text-style-name="P8" draw:layer="layout" svg:width="0.635cm" svg:height="0.635cm" svg:x="15.879cm" svg:y="10.165cm">
            <text:p/>
          </draw:rect>
        </draw:g>
        <draw:g>
          <draw:rect draw:style-name="gr17" draw:text-style-name="P8" draw:layer="layout" svg:width="0.635cm" svg:height="0.635cm" svg:x="10.164cm" svg:y="10.8cm">
            <text:p/>
          </draw:rect>
        </draw:g>
        <draw:g>
          <draw:rect draw:style-name="gr17" draw:text-style-name="P8" draw:layer="layout" svg:width="0.635cm" svg:height="0.635cm" svg:x="10.164cm" svg:y="11.435cm">
            <text:p/>
          </draw:rect>
        </draw:g>
        <draw:g>
          <draw:rect draw:style-name="gr30" draw:text-style-name="P8" draw:layer="layout" svg:width="0.635cm" svg:height="0.635cm" svg:x="10.164cm" svg:y="12.705cm">
            <text:p/>
          </draw:rect>
        </draw:g>
        <draw:g>
          <draw:rect draw:style-name="gr17" draw:text-style-name="P8" draw:layer="layout" svg:width="0.635cm" svg:height="0.635cm" svg:x="10.164cm" svg:y="14.61cm">
            <text:p/>
          </draw:rect>
        </draw:g>
        <draw:g>
          <draw:rect draw:style-name="gr17" draw:text-style-name="P8" draw:layer="layout" svg:width="0.635cm" svg:height="0.635cm" svg:x="10.164cm" svg:y="13.975cm">
            <text:p/>
          </draw:rect>
        </draw:g>
        <draw:g>
          <draw:rect draw:style-name="gr17" draw:text-style-name="P8" draw:layer="layout" svg:width="0.635cm" svg:height="0.635cm" svg:x="10.163cm" svg:y="13.34cm">
            <text:p/>
          </draw:rect>
        </draw:g>
        <draw:g>
          <draw:rect draw:style-name="gr17" draw:text-style-name="P8" draw:layer="layout" svg:width="0.635cm" svg:height="0.635cm" svg:x="10.163cm" svg:y="12.07cm">
            <text:p/>
          </draw:rect>
        </draw:g>
        <draw:g>
          <draw:rect draw:style-name="gr17" draw:text-style-name="P8" draw:layer="layout" svg:width="0.635cm" svg:height="0.635cm" svg:x="10.163cm" svg:y="15.245cm">
            <text:p/>
          </draw:rect>
        </draw:g>
        <draw:g>
          <draw:rect draw:style-name="gr17" draw:text-style-name="P8" draw:layer="layout" svg:width="0.635cm" svg:height="0.635cm" svg:x="10.163cm" svg:y="10.165cm">
            <text:p/>
          </draw:rect>
        </draw:g>
        <draw:g>
          <draw:rect draw:style-name="gr17" draw:text-style-name="P8" draw:layer="layout" svg:width="0.635cm" svg:height="0.635cm" svg:x="15.244cm" svg:y="10.8cm">
            <text:p/>
          </draw:rect>
        </draw:g>
        <draw:g>
          <draw:rect draw:style-name="gr17" draw:text-style-name="P8" draw:layer="layout" svg:width="0.635cm" svg:height="0.635cm" svg:x="15.244cm" svg:y="11.435cm">
            <text:p/>
          </draw:rect>
        </draw:g>
        <draw:g>
          <draw:rect draw:style-name="gr28" draw:text-style-name="P8" draw:layer="layout" svg:width="0.635cm" svg:height="0.635cm" svg:x="15.244cm" svg:y="12.705cm">
            <text:p/>
          </draw:rect>
        </draw:g>
        <draw:g>
          <draw:rect draw:style-name="gr17" draw:text-style-name="P8" draw:layer="layout" svg:width="0.635cm" svg:height="0.635cm" svg:x="15.244cm" svg:y="13.975cm">
            <text:p/>
          </draw:rect>
        </draw:g>
        <draw:g>
          <draw:rect draw:style-name="gr17" draw:text-style-name="P8" draw:layer="layout" svg:width="0.635cm" svg:height="0.635cm" svg:x="15.244cm" svg:y="14.61cm">
            <text:p/>
          </draw:rect>
        </draw:g>
        <draw:g>
          <draw:rect draw:style-name="gr17" draw:text-style-name="P8" draw:layer="layout" svg:width="0.635cm" svg:height="0.635cm" svg:x="15.244cm" svg:y="13.34cm">
            <text:p/>
          </draw:rect>
        </draw:g>
        <draw:g>
          <draw:rect draw:style-name="gr17" draw:text-style-name="P8" draw:layer="layout" svg:width="0.635cm" svg:height="0.635cm" svg:x="15.244cm" svg:y="12.07cm">
            <text:p/>
          </draw:rect>
        </draw:g>
        <draw:g>
          <draw:rect draw:style-name="gr17" draw:text-style-name="P8" draw:layer="layout" svg:width="0.635cm" svg:height="0.635cm" svg:x="15.243cm" svg:y="15.245cm">
            <text:p/>
          </draw:rect>
        </draw:g>
        <draw:g>
          <draw:rect draw:style-name="gr17" draw:text-style-name="P8" draw:layer="layout" svg:width="0.635cm" svg:height="0.635cm" svg:x="15.243cm" svg:y="10.165cm">
            <text:p/>
          </draw:rect>
        </draw:g>
        <draw:g>
          <draw:rect draw:style-name="gr17" draw:text-style-name="P8" draw:layer="layout" svg:width="0.635cm" svg:height="0.635cm" svg:x="10.799cm" svg:y="9.53cm">
            <text:p/>
          </draw:rect>
        </draw:g>
        <draw:g>
          <draw:rect draw:style-name="gr17" draw:text-style-name="P8" draw:layer="layout" svg:width="0.635cm" svg:height="0.635cm" svg:x="11.434cm" svg:y="9.53cm">
            <text:p/>
          </draw:rect>
        </draw:g>
        <draw:g>
          <draw:rect draw:style-name="gr29" draw:text-style-name="P8" draw:layer="layout" svg:width="0.634cm" svg:height="0.635cm" svg:x="12.704cm" svg:y="9.53cm">
            <text:p/>
          </draw:rect>
        </draw:g>
        <draw:g>
          <draw:rect draw:style-name="gr17" draw:text-style-name="P8" draw:layer="layout" svg:width="0.635cm" svg:height="0.635cm" svg:x="13.973cm" svg:y="9.53cm">
            <text:p/>
          </draw:rect>
        </draw:g>
        <draw:g>
          <draw:rect draw:style-name="gr17" draw:text-style-name="P8" draw:layer="layout" svg:width="0.635cm" svg:height="0.635cm" svg:x="14.608cm" svg:y="9.53cm">
            <text:p/>
          </draw:rect>
        </draw:g>
        <draw:g>
          <draw:rect draw:style-name="gr17" draw:text-style-name="P8" draw:layer="layout" svg:width="0.635cm" svg:height="0.635cm" svg:x="12.068cm" svg:y="9.53cm">
            <text:p/>
          </draw:rect>
        </draw:g>
        <draw:g>
          <draw:rect draw:style-name="gr17" draw:text-style-name="P8" draw:layer="layout" svg:width="0.635cm" svg:height="0.635cm" svg:x="13.338cm" svg:y="9.53cm">
            <text:p/>
          </draw:rect>
        </draw:g>
        <draw:g>
          <draw:rect draw:style-name="gr17" draw:text-style-name="P8" draw:layer="layout" svg:width="0.635cm" svg:height="0.635cm" svg:x="15.879cm" svg:y="9.53cm">
            <text:p/>
          </draw:rect>
        </draw:g>
        <draw:g>
          <draw:rect draw:style-name="gr17" draw:text-style-name="P8" draw:layer="layout" svg:width="0.635cm" svg:height="0.635cm" svg:x="10.163cm" svg:y="9.53cm">
            <text:p/>
          </draw:rect>
        </draw:g>
        <draw:g>
          <draw:rect draw:style-name="gr17" draw:text-style-name="P8" draw:layer="layout" svg:width="0.635cm" svg:height="0.635cm" svg:x="15.243cm" svg:y="9.53cm">
            <text:p/>
          </draw:rect>
        </draw:g>
        <draw:g>
          <draw:rect draw:style-name="gr17" draw:text-style-name="P8" draw:layer="layout" svg:width="0.635cm" svg:height="0.635cm" svg:x="9.529cm" svg:y="10.8cm">
            <text:p/>
          </draw:rect>
        </draw:g>
        <draw:g>
          <draw:rect draw:style-name="gr17" draw:text-style-name="P8" draw:layer="layout" svg:width="0.635cm" svg:height="0.635cm" svg:x="9.529cm" svg:y="11.435cm">
            <text:p/>
          </draw:rect>
        </draw:g>
        <draw:g>
          <draw:rect draw:style-name="gr30" draw:text-style-name="P8" draw:layer="layout" svg:width="0.635cm" svg:height="0.635cm" svg:x="9.529cm" svg:y="12.705cm">
            <text:p/>
          </draw:rect>
        </draw:g>
        <draw:g>
          <draw:rect draw:style-name="gr17" draw:text-style-name="P8" draw:layer="layout" svg:width="0.635cm" svg:height="0.635cm" svg:x="9.529cm" svg:y="14.61cm">
            <text:p/>
          </draw:rect>
        </draw:g>
        <draw:g>
          <draw:rect draw:style-name="gr17" draw:text-style-name="P8" draw:layer="layout" svg:width="0.635cm" svg:height="0.635cm" svg:x="9.529cm" svg:y="13.975cm">
            <text:p/>
          </draw:rect>
        </draw:g>
        <draw:g>
          <draw:rect draw:style-name="gr17" draw:text-style-name="P8" draw:layer="layout" svg:width="0.635cm" svg:height="0.635cm" svg:x="9.528cm" svg:y="13.34cm">
            <text:p/>
          </draw:rect>
        </draw:g>
        <draw:g>
          <draw:rect draw:style-name="gr17" draw:text-style-name="P8" draw:layer="layout" svg:width="0.635cm" svg:height="0.635cm" svg:x="9.528cm" svg:y="12.07cm">
            <text:p/>
          </draw:rect>
        </draw:g>
        <draw:g>
          <draw:rect draw:style-name="gr17" draw:text-style-name="P8" draw:layer="layout" svg:width="0.635cm" svg:height="0.635cm" svg:x="9.528cm" svg:y="15.245cm">
            <text:p/>
          </draw:rect>
        </draw:g>
        <draw:g>
          <draw:rect draw:style-name="gr17" draw:text-style-name="P8" draw:layer="layout" svg:width="0.635cm" svg:height="0.635cm" svg:x="9.528cm" svg:y="10.165cm">
            <text:p/>
          </draw:rect>
        </draw:g>
        <draw:g>
          <draw:rect draw:style-name="gr17" draw:text-style-name="P8" draw:layer="layout" svg:width="0.635cm" svg:height="0.635cm" svg:x="9.528cm" svg:y="9.53cm">
            <text:p/>
          </draw:rect>
        </draw:g>
        <draw:g>
          <draw:rect draw:style-name="gr17" draw:text-style-name="P8" draw:layer="layout" svg:width="0.635cm" svg:height="0.635cm" svg:x="11.434cm" svg:y="15.88cm">
            <text:p/>
          </draw:rect>
        </draw:g>
        <draw:g>
          <draw:rect draw:style-name="gr27" draw:text-style-name="P8" draw:layer="layout" svg:width="0.634cm" svg:height="0.635cm" svg:x="12.704cm" svg:y="15.88cm">
            <text:p/>
          </draw:rect>
        </draw:g>
        <draw:g>
          <draw:rect draw:style-name="gr17" draw:text-style-name="P8" draw:layer="layout" svg:width="0.635cm" svg:height="0.635cm" svg:x="13.973cm" svg:y="15.88cm">
            <text:p/>
          </draw:rect>
        </draw:g>
        <draw:g>
          <draw:rect draw:style-name="gr17" draw:text-style-name="P8" draw:layer="layout" svg:width="0.635cm" svg:height="0.635cm" svg:x="14.608cm" svg:y="15.88cm">
            <text:p/>
          </draw:rect>
        </draw:g>
        <draw:g>
          <draw:rect draw:style-name="gr17" draw:text-style-name="P8" draw:layer="layout" svg:width="0.635cm" svg:height="0.635cm" svg:x="10.799cm" svg:y="15.88cm">
            <text:p/>
          </draw:rect>
        </draw:g>
        <draw:g>
          <draw:rect draw:style-name="gr17" draw:text-style-name="P8" draw:layer="layout" svg:width="0.635cm" svg:height="0.635cm" svg:x="13.338cm" svg:y="15.88cm">
            <text:p/>
          </draw:rect>
        </draw:g>
        <draw:g>
          <draw:rect draw:style-name="gr17" draw:text-style-name="P8" draw:layer="layout" svg:width="0.635cm" svg:height="0.635cm" svg:x="12.068cm" svg:y="15.88cm">
            <text:p/>
          </draw:rect>
        </draw:g>
        <draw:g>
          <draw:rect draw:style-name="gr17" draw:text-style-name="P8" draw:layer="layout" svg:width="0.635cm" svg:height="0.635cm" svg:x="15.879cm" svg:y="15.88cm">
            <text:p/>
          </draw:rect>
        </draw:g>
        <draw:g>
          <draw:rect draw:style-name="gr17" draw:text-style-name="P8" draw:layer="layout" svg:width="0.635cm" svg:height="0.635cm" svg:x="10.163cm" svg:y="15.88cm">
            <text:p/>
          </draw:rect>
        </draw:g>
        <draw:g>
          <draw:rect draw:style-name="gr17" draw:text-style-name="P8" draw:layer="layout" svg:width="0.635cm" svg:height="0.635cm" svg:x="15.243cm" svg:y="15.88cm">
            <text:p/>
          </draw:rect>
        </draw:g>
        <draw:g>
          <draw:rect draw:style-name="gr17" draw:text-style-name="P8" draw:layer="layout" svg:width="0.635cm" svg:height="0.635cm" svg:x="9.528cm" svg:y="15.88cm">
            <text:p/>
          </draw:rect>
        </draw:g>
        <draw:g>
          <draw:rect draw:style-name="gr18" draw:text-style-name="P8" draw:layer="layout" svg:width="0.635cm" svg:height="0.635cm" svg:x="11.436cm" svg:y="13.976cm">
            <text:p/>
          </draw:rect>
        </draw:g>
        <draw:g>
          <draw:rect draw:style-name="gr30" draw:text-style-name="P8" draw:layer="layout" svg:width="0.635cm" svg:height="0.635cm" svg:x="10.164cm" svg:y="12.07cm">
            <text:p/>
          </draw:rect>
        </draw:g>
        <draw:g>
          <draw:rect draw:style-name="gr30" draw:text-style-name="P8" draw:layer="layout" svg:width="0.635cm" svg:height="0.635cm" svg:x="10.164cm" svg:y="13.34cm">
            <text:p/>
          </draw:rect>
        </draw:g>
        <draw:g>
          <draw:rect draw:style-name="gr30" draw:text-style-name="P8" draw:layer="layout" svg:width="0.635cm" svg:height="0.635cm" svg:x="10.799cm" svg:y="12.07cm">
            <text:p/>
          </draw:rect>
        </draw:g>
        <draw:g>
          <draw:rect draw:style-name="gr30" draw:text-style-name="P8" draw:layer="layout" svg:width="0.635cm" svg:height="0.635cm" svg:x="10.799cm" svg:y="13.34cm">
            <text:p/>
          </draw:rect>
        </draw:g>
        <draw:g>
          <draw:rect draw:style-name="gr30" draw:text-style-name="P8" draw:layer="layout" svg:width="0.635cm" svg:height="0.635cm" svg:x="10.799cm" svg:y="13.975cm">
            <text:p/>
          </draw:rect>
        </draw:g>
        <draw:g>
          <draw:rect draw:style-name="gr30" draw:text-style-name="P8" draw:layer="layout" svg:width="0.635cm" svg:height="0.635cm" svg:x="10.799cm" svg:y="11.435cm">
            <text:p/>
          </draw:rect>
        </draw:g>
        <draw:g>
          <draw:rect draw:style-name="gr30" draw:text-style-name="P8" draw:layer="layout" svg:width="0.635cm" svg:height="0.635cm" svg:x="10.164cm" svg:y="11.435cm">
            <text:p/>
          </draw:rect>
        </draw:g>
        <draw:g>
          <draw:rect draw:style-name="gr30" draw:text-style-name="P8" draw:layer="layout" svg:width="0.635cm" svg:height="0.635cm" svg:x="10.164cm" svg:y="13.975cm">
            <text:p/>
          </draw:rect>
        </draw:g>
        <draw:g>
          <draw:rect draw:style-name="gr27" draw:text-style-name="P8" draw:layer="layout" svg:width="0.634cm" svg:height="0.635cm" svg:x="12.069cm" svg:y="15.245cm">
            <text:p/>
          </draw:rect>
        </draw:g>
        <draw:g>
          <draw:rect draw:style-name="gr27" draw:text-style-name="P8" draw:layer="layout" svg:width="0.634cm" svg:height="0.635cm" svg:x="13.339cm" svg:y="15.245cm">
            <text:p/>
          </draw:rect>
        </draw:g>
        <draw:g>
          <draw:rect draw:style-name="gr27" draw:text-style-name="P8" draw:layer="layout" svg:width="0.634cm" svg:height="0.635cm" svg:x="11.434cm" svg:y="15.245cm">
            <text:p/>
          </draw:rect>
        </draw:g>
        <draw:g>
          <draw:rect draw:style-name="gr27" draw:text-style-name="P8" draw:layer="layout" svg:width="0.634cm" svg:height="0.635cm" svg:x="13.975cm" svg:y="15.245cm">
            <text:p/>
          </draw:rect>
        </draw:g>
        <draw:g>
          <draw:rect draw:style-name="gr27" draw:text-style-name="P8" draw:layer="layout" svg:width="0.634cm" svg:height="0.635cm" svg:x="12.07cm" svg:y="14.61cm">
            <text:p/>
          </draw:rect>
        </draw:g>
        <draw:g>
          <draw:rect draw:style-name="gr27" draw:text-style-name="P8" draw:layer="layout" svg:width="0.634cm" svg:height="0.635cm" svg:x="13.339cm" svg:y="14.61cm">
            <text:p/>
          </draw:rect>
        </draw:g>
        <draw:g>
          <draw:rect draw:style-name="gr27" draw:text-style-name="P8" draw:layer="layout" svg:width="0.634cm" svg:height="0.635cm" svg:x="11.435cm" svg:y="14.61cm">
            <text:p/>
          </draw:rect>
        </draw:g>
        <draw:g>
          <draw:rect draw:style-name="gr27" draw:text-style-name="P8" draw:layer="layout" svg:width="0.634cm" svg:height="0.635cm" svg:x="13.975cm" svg:y="14.61cm">
            <text:p/>
          </draw:rect>
        </draw:g>
        <draw:g>
          <draw:rect draw:style-name="gr30" draw:text-style-name="P8" draw:layer="layout" svg:width="0.635cm" svg:height="0.635cm" svg:x="10.799cm" svg:y="14.61cm">
            <text:p/>
          </draw:rect>
        </draw:g>
        <draw:g>
          <draw:rect draw:style-name="gr27" draw:text-style-name="P8" draw:layer="layout" svg:width="0.634cm" svg:height="0.635cm" svg:x="14.61cm" svg:y="14.61cm">
            <text:p/>
          </draw:rect>
        </draw:g>
        <draw:g>
          <draw:rect draw:style-name="gr28" draw:text-style-name="P8" draw:layer="layout" svg:width="0.635cm" svg:height="0.635cm" svg:x="15.244cm" svg:y="13.34cm">
            <text:p/>
          </draw:rect>
        </draw:g>
        <draw:g>
          <draw:rect draw:style-name="gr28" draw:text-style-name="P8" draw:layer="layout" svg:width="0.635cm" svg:height="0.635cm" svg:x="15.244cm" svg:y="12.07cm">
            <text:p/>
          </draw:rect>
        </draw:g>
        <draw:g>
          <draw:rect draw:style-name="gr28" draw:text-style-name="P8" draw:layer="layout" svg:width="0.635cm" svg:height="0.635cm" svg:x="15.244cm" svg:y="13.975cm">
            <text:p/>
          </draw:rect>
        </draw:g>
        <draw:g>
          <draw:rect draw:style-name="gr28" draw:text-style-name="P8" draw:layer="layout" svg:width="0.635cm" svg:height="0.635cm" svg:x="15.244cm" svg:y="11.435cm">
            <text:p/>
          </draw:rect>
        </draw:g>
        <draw:g>
          <draw:rect draw:style-name="gr28" draw:text-style-name="P8" draw:layer="layout" svg:width="0.635cm" svg:height="0.635cm" svg:x="14.609cm" svg:y="13.34cm">
            <text:p/>
          </draw:rect>
        </draw:g>
        <draw:g>
          <draw:rect draw:style-name="gr28" draw:text-style-name="P8" draw:layer="layout" svg:width="0.635cm" svg:height="0.635cm" svg:x="14.609cm" svg:y="13.975cm">
            <text:p/>
          </draw:rect>
        </draw:g>
        <draw:g>
          <draw:rect draw:style-name="gr28" draw:text-style-name="P8" draw:layer="layout" svg:width="0.635cm" svg:height="0.635cm" svg:x="14.609cm" svg:y="12.07cm">
            <text:p/>
          </draw:rect>
        </draw:g>
        <draw:g>
          <draw:rect draw:style-name="gr28" draw:text-style-name="P8" draw:layer="layout" svg:width="0.635cm" svg:height="0.635cm" svg:x="14.609cm" svg:y="11.435cm">
            <text:p/>
          </draw:rect>
        </draw:g>
        <draw:g>
          <draw:rect draw:style-name="gr28" draw:text-style-name="P8" draw:layer="layout" svg:width="0.635cm" svg:height="0.635cm" svg:x="14.609cm" svg:y="10.8cm">
            <text:p/>
          </draw:rect>
        </draw:g>
        <draw:g>
          <draw:rect draw:style-name="gr29" draw:text-style-name="P8" draw:layer="layout" svg:width="0.634cm" svg:height="0.635cm" svg:x="12.069cm" svg:y="10.165cm">
            <text:p/>
          </draw:rect>
        </draw:g>
        <draw:g>
          <draw:rect draw:style-name="gr29" draw:text-style-name="P8" draw:layer="layout" svg:width="0.634cm" svg:height="0.635cm" svg:x="13.34cm" svg:y="10.165cm">
            <text:p/>
          </draw:rect>
        </draw:g>
        <draw:g>
          <draw:rect draw:style-name="gr29" draw:text-style-name="P8" draw:layer="layout" svg:width="0.634cm" svg:height="0.635cm" svg:x="12.07cm" svg:y="10.8cm">
            <text:p/>
          </draw:rect>
        </draw:g>
        <draw:g>
          <draw:rect draw:style-name="gr29" draw:text-style-name="P8" draw:layer="layout" svg:width="0.634cm" svg:height="0.635cm" svg:x="13.34cm" svg:y="10.8cm">
            <text:p/>
          </draw:rect>
        </draw:g>
        <draw:g>
          <draw:rect draw:style-name="gr29" draw:text-style-name="P8" draw:layer="layout" svg:width="0.634cm" svg:height="0.635cm" svg:x="13.975cm" svg:y="10.8cm">
            <text:p/>
          </draw:rect>
        </draw:g>
        <draw:g>
          <draw:rect draw:style-name="gr29" draw:text-style-name="P8" draw:layer="layout" svg:width="0.634cm" svg:height="0.635cm" svg:x="11.435cm" svg:y="10.8cm">
            <text:p/>
          </draw:rect>
        </draw:g>
        <draw:g>
          <draw:rect draw:style-name="gr29" draw:text-style-name="P8" draw:layer="layout" svg:width="0.634cm" svg:height="0.635cm" svg:x="11.435cm" svg:y="10.165cm">
            <text:p/>
          </draw:rect>
        </draw:g>
        <draw:g>
          <draw:rect draw:style-name="gr29" draw:text-style-name="P8" draw:layer="layout" svg:width="0.634cm" svg:height="0.635cm" svg:x="13.975cm" svg:y="10.165cm">
            <text:p/>
          </draw:rect>
        </draw:g>
        <draw:g>
          <draw:rect draw:style-name="gr29" draw:text-style-name="P8" draw:layer="layout" svg:width="0.634cm" svg:height="0.635cm" svg:x="10.8cm" svg:y="10.8cm">
            <text:p/>
          </draw:rect>
        </draw:g>
        <draw:custom-shape draw:style-name="gr31" draw:text-style-name="P8" draw:layer="layout" svg:width="0.635cm" svg:height="0.635cm" svg:x="10.164cm" svg:y="11.43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8" draw:layer="layout" svg:width="0.635cm" svg:height="0.635cm" svg:x="11.434cm" svg:y="13.33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2" draw:text-style-name="P8" draw:layer="layout" svg:width="0.635cm" svg:height="0.635cm" svg:x="12.702cm" svg:y="12.7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5" draw:text-style-name="P10" draw:layer="layout" svg:x1="13.019cm" svg:y1="12.703cm" svg:x2="13.018cm" svg:y2="12.066cm">
          <text:p/>
        </draw:line>
        <draw:custom-shape draw:style-name="gr34" draw:text-style-name="P8" draw:layer="layout" svg:width="0.635cm" svg:height="0.635cm" svg:x="12.702cm" svg:y="11.4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337cm" svg:y="11.4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8" draw:layer="layout" svg:width="0.635cm" svg:height="0.635cm" svg:x="13.972cm" svg:y="11.4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0" draw:layer="layout" svg:x1="13.336cm" svg:y1="13.018cm" svg:x2="13.971cm" svg:y2="13.018cm">
          <text:p/>
        </draw:line>
        <draw:line draw:style-name="gr36" draw:text-style-name="P10" draw:layer="layout" svg:x1="13.018cm" svg:y1="13.336cm" svg:x2="13.018cm" svg:y2="13.971cm">
          <text:p/>
        </draw:lin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rect draw:style-name="gr15" draw:text-style-name="P8" draw:layer="layout" svg:width="0.635cm" svg:height="0.635cm" svg:x="12.071cm" svg:y="12.071cm">
            <text:p/>
          </draw:rect>
        </draw:g>
        <draw:g>
          <draw:rect draw:style-name="gr15" draw:text-style-name="P8" draw:layer="layout" svg:width="0.634cm" svg:height="0.635cm" svg:x="12.703cm" svg:y="12.068cm">
            <text:p/>
          </draw:rect>
        </draw:g>
        <draw:g>
          <draw:rect draw:style-name="gr16" draw:text-style-name="P8" draw:layer="layout" svg:width="0.635cm" svg:height="0.635cm" svg:x="13.34cm" svg:y="12.071cm">
            <text:p/>
          </draw:rect>
        </draw:g>
        <draw:g>
          <draw:rect draw:style-name="gr33" draw:text-style-name="P8" draw:layer="layout" svg:width="0.634cm" svg:height="0.635cm" svg:x="12.706cm" svg:y="12.706cm">
            <text:p/>
          </draw:rect>
        </draw:g>
        <draw:g>
          <draw:rect draw:style-name="gr18" draw:text-style-name="P8" draw:layer="layout" svg:width="0.635cm" svg:height="0.635cm" svg:x="12.071cm" svg:y="13.341cm">
            <text:p/>
          </draw:rect>
        </draw:g>
        <draw:g>
          <draw:rect draw:style-name="gr19" draw:text-style-name="P8" draw:layer="layout" svg:width="0.634cm" svg:height="0.635cm" svg:x="12.706cm" svg:y="13.341cm">
            <text:p/>
          </draw:rect>
        </draw:g>
        <draw:g>
          <draw:rect draw:style-name="gr15" draw:text-style-name="P8" draw:layer="layout" svg:width="0.635cm" svg:height="0.635cm" svg:x="11.436cm" svg:y="11.436cm">
            <text:p/>
          </draw:rect>
        </draw:g>
        <draw:g>
          <draw:rect draw:style-name="gr15" draw:text-style-name="P8" draw:layer="layout" svg:width="0.635cm" svg:height="0.635cm" svg:x="12.071cm" svg:y="11.436cm">
            <text:p/>
          </draw:rect>
        </draw:g>
        <draw:g>
          <draw:rect draw:style-name="gr15" draw:text-style-name="P8" draw:layer="layout" svg:width="0.634cm" svg:height="0.635cm" svg:x="12.706cm" svg:y="11.436cm">
            <text:p/>
          </draw:rect>
        </draw:g>
        <draw:g>
          <draw:rect draw:style-name="gr15" draw:text-style-name="P8" draw:layer="layout" svg:width="0.635cm" svg:height="0.635cm" svg:x="13.34cm" svg:y="11.436cm">
            <text:p/>
          </draw:rect>
        </draw:g>
        <draw:g>
          <draw:rect draw:style-name="gr17" draw:text-style-name="P8" draw:layer="layout" svg:width="0.635cm" svg:height="0.635cm" svg:x="10.801cm" svg:y="10.801cm">
            <text:p/>
          </draw:rect>
        </draw:g>
        <draw:g>
          <draw:rect draw:style-name="gr17" draw:text-style-name="P8" draw:layer="layout" svg:width="0.635cm" svg:height="0.635cm" svg:x="11.436cm" svg:y="10.801cm">
            <text:p/>
          </draw:rect>
        </draw:g>
        <draw:g>
          <draw:rect draw:style-name="gr15" draw:text-style-name="P8" draw:layer="layout" svg:width="0.634cm" svg:height="0.635cm" svg:x="12.706cm" svg:y="10.801cm">
            <text:p/>
          </draw:rect>
        </draw:g>
        <draw:g>
          <draw:rect draw:style-name="gr17" draw:text-style-name="P8" draw:layer="layout" svg:width="0.635cm" svg:height="0.635cm" svg:x="13.975cm" svg:y="10.801cm">
            <text:p/>
          </draw:rect>
        </draw:g>
        <draw:g>
          <draw:rect draw:style-name="gr16" draw:text-style-name="P8" draw:layer="layout" svg:width="0.635cm" svg:height="0.635cm" svg:x="13.34cm" svg:y="12.706cm">
            <text:p/>
          </draw:rect>
        </draw:g>
        <draw:g>
          <draw:rect draw:style-name="gr23" draw:text-style-name="P8" draw:layer="layout" svg:width="0.635cm" svg:height="0.635cm" svg:x="13.975cm" svg:y="11.436cm">
            <text:p/>
          </draw:rect>
        </draw:g>
        <draw:g>
          <draw:rect draw:style-name="gr16" draw:text-style-name="P8" draw:layer="layout" svg:width="0.635cm" svg:height="0.635cm" svg:x="13.975cm" svg:y="12.071cm">
            <text:p/>
          </draw:rect>
        </draw:g>
        <draw:g>
          <draw:rect draw:style-name="gr16" draw:text-style-name="P8" draw:layer="layout" svg:width="0.635cm" svg:height="0.635cm" svg:x="13.975cm" svg:y="12.706cm">
            <text:p/>
          </draw:rect>
        </draw:g>
        <draw:g>
          <draw:rect draw:style-name="gr16" draw:text-style-name="P8" draw:layer="layout" svg:width="0.635cm" svg:height="0.635cm" svg:x="13.975cm" svg:y="13.341cm">
            <text:p/>
          </draw:rect>
        </draw:g>
        <draw:g>
          <draw:rect draw:style-name="gr17" draw:text-style-name="P8" draw:layer="layout" svg:width="0.635cm" svg:height="0.635cm" svg:x="14.61cm" svg:y="10.801cm">
            <text:p/>
          </draw:rect>
        </draw:g>
        <draw:g>
          <draw:rect draw:style-name="gr17" draw:text-style-name="P8" draw:layer="layout" svg:width="0.635cm" svg:height="0.635cm" svg:x="14.61cm" svg:y="11.436cm">
            <text:p/>
          </draw:rect>
        </draw:g>
        <draw:g>
          <draw:rect draw:style-name="gr16" draw:text-style-name="P8" draw:layer="layout" svg:width="0.635cm" svg:height="0.635cm" svg:x="14.61cm" svg:y="12.706cm">
            <text:p/>
          </draw:rect>
        </draw:g>
        <draw:g>
          <draw:rect draw:style-name="gr17" draw:text-style-name="P8" draw:layer="layout" svg:width="0.635cm" svg:height="0.635cm" svg:x="14.61cm" svg:y="13.976cm">
            <text:p/>
          </draw:rect>
        </draw:g>
        <draw:g>
          <draw:rect draw:style-name="gr19" draw:text-style-name="P8" draw:layer="layout" svg:width="0.635cm" svg:height="0.635cm" svg:x="13.34cm" svg:y="13.341cm">
            <text:p/>
          </draw:rect>
        </draw:g>
        <draw:g>
          <draw:rect draw:style-name="gr19" draw:text-style-name="P8" draw:layer="layout" svg:width="0.635cm" svg:height="0.635cm" svg:x="12.071cm" svg:y="13.976cm">
            <text:p/>
          </draw:rect>
        </draw:g>
        <draw:g>
          <draw:rect draw:style-name="gr19" draw:text-style-name="P8" draw:layer="layout" svg:width="0.634cm" svg:height="0.635cm" svg:x="12.706cm" svg:y="13.976cm">
            <text:p/>
          </draw:rect>
        </draw:g>
        <draw:g>
          <draw:rect draw:style-name="gr19" draw:text-style-name="P8" draw:layer="layout" svg:width="0.635cm" svg:height="0.635cm" svg:x="13.34cm" svg:y="13.976cm">
            <text:p/>
          </draw:rect>
        </draw:g>
        <draw:g>
          <draw:rect draw:style-name="gr19" draw:text-style-name="P8" draw:layer="layout" svg:width="0.635cm" svg:height="0.635cm" svg:x="13.975cm" svg:y="13.976cm">
            <text:p/>
          </draw:rect>
        </draw:g>
        <draw:g>
          <draw:rect draw:style-name="gr17" draw:text-style-name="P8" draw:layer="layout" svg:width="0.635cm" svg:height="0.635cm" svg:x="11.436cm" svg:y="14.611cm">
            <text:p/>
          </draw:rect>
        </draw:g>
        <draw:g>
          <draw:rect draw:style-name="gr19" draw:text-style-name="P8" draw:layer="layout" svg:width="0.634cm" svg:height="0.635cm" svg:x="12.706cm" svg:y="14.611cm">
            <text:p/>
          </draw:rect>
        </draw:g>
        <draw:g>
          <draw:rect draw:style-name="gr17" draw:text-style-name="P8" draw:layer="layout" svg:width="0.635cm" svg:height="0.635cm" svg:x="13.975cm" svg:y="14.611cm">
            <text:p/>
          </draw:rect>
        </draw:g>
        <draw:g>
          <draw:rect draw:style-name="gr17" draw:text-style-name="P8" draw:layer="layout" svg:width="0.635cm" svg:height="0.635cm" svg:x="14.61cm" svg:y="14.611cm">
            <text:p/>
          </draw:rect>
        </draw:g>
        <draw:g>
          <draw:rect draw:style-name="gr18" draw:text-style-name="P8" draw:layer="layout" svg:width="0.635cm" svg:height="0.635cm" svg:x="12.071cm" svg:y="12.706cm">
            <text:p/>
          </draw:rect>
        </draw:g>
        <draw:g>
          <draw:rect draw:style-name="gr17" draw:text-style-name="P8" draw:layer="layout" svg:width="0.635cm" svg:height="0.635cm" svg:x="10.801cm" svg:y="11.436cm">
            <text:p/>
          </draw:rect>
        </draw:g>
        <draw:g>
          <draw:rect draw:style-name="gr18" draw:text-style-name="P8" draw:layer="layout" svg:width="0.635cm" svg:height="0.635cm" svg:x="10.801cm" svg:y="12.706cm">
            <text:p/>
          </draw:rect>
        </draw:g>
        <draw:g>
          <draw:rect draw:style-name="gr18" draw:text-style-name="P8" draw:layer="layout" svg:width="0.635cm" svg:height="0.635cm" svg:x="11.436cm" svg:y="12.706cm">
            <text:p/>
          </draw:rect>
        </draw:g>
        <draw:g>
          <draw:rect draw:style-name="gr18" draw:text-style-name="P8" draw:layer="layout" svg:width="0.635cm" svg:height="0.635cm" svg:x="11.436cm" svg:y="12.071cm">
            <text:p/>
          </draw:rect>
        </draw:g>
        <draw:g>
          <draw:rect draw:style-name="gr18" draw:text-style-name="P8" draw:layer="layout" svg:width="0.635cm" svg:height="0.635cm" svg:x="11.436cm" svg:y="13.976cm">
            <text:p/>
          </draw:rect>
        </draw:g>
        <draw:g>
          <draw:rect draw:style-name="gr18" draw:text-style-name="P8" draw:layer="layout" svg:width="0.635cm" svg:height="0.635cm" svg:x="11.436cm" svg:y="13.341cm">
            <text:p/>
          </draw:rect>
        </draw:g>
        <draw:g>
          <draw:rect draw:style-name="gr17" draw:text-style-name="P8" draw:layer="layout" svg:width="0.635cm" svg:height="0.635cm" svg:x="10.801cm" svg:y="14.611cm">
            <text:p/>
          </draw:rect>
        </draw:g>
        <draw:g>
          <draw:rect draw:style-name="gr17" draw:text-style-name="P8" draw:layer="layout" svg:width="0.635cm" svg:height="0.635cm" svg:x="10.801cm" svg:y="13.976cm">
            <text:p/>
          </draw:rect>
        </draw:g>
        <draw:g>
          <draw:rect draw:style-name="gr17" draw:text-style-name="P8" draw:layer="layout" svg:width="0.635cm" svg:height="0.635cm" svg:x="14.61cm" svg:y="13.341cm">
            <text:p/>
          </draw:rect>
        </draw:g>
        <draw:g>
          <draw:rect draw:style-name="gr17" draw:text-style-name="P8" draw:layer="layout" svg:width="0.635cm" svg:height="0.635cm" svg:x="13.34cm" svg:y="14.611cm">
            <text:p/>
          </draw:rect>
        </draw:g>
        <draw:g>
          <draw:rect draw:style-name="gr17" draw:text-style-name="P8" draw:layer="layout" svg:width="0.635cm" svg:height="0.635cm" svg:x="12.07cm" svg:y="14.611cm">
            <text:p/>
          </draw:rect>
        </draw:g>
        <draw:g>
          <draw:rect draw:style-name="gr17" draw:text-style-name="P8" draw:layer="layout" svg:width="0.635cm" svg:height="0.635cm" svg:x="10.8cm" svg:y="13.341cm">
            <text:p/>
          </draw:rect>
        </draw:g>
        <draw:g>
          <draw:rect draw:style-name="gr17" draw:text-style-name="P8" draw:layer="layout" svg:width="0.635cm" svg:height="0.635cm" svg:x="10.8cm" svg:y="12.071cm">
            <text:p/>
          </draw:rect>
        </draw:g>
        <draw:g>
          <draw:rect draw:style-name="gr17" draw:text-style-name="P8" draw:layer="layout" svg:width="0.635cm" svg:height="0.635cm" svg:x="12.07cm" svg:y="10.801cm">
            <text:p/>
          </draw:rect>
        </draw:g>
        <draw:g>
          <draw:rect draw:style-name="gr17" draw:text-style-name="P8" draw:layer="layout" svg:width="0.635cm" svg:height="0.635cm" svg:x="14.61cm" svg:y="12.071cm">
            <text:p/>
          </draw:rect>
        </draw:g>
        <draw:g>
          <draw:rect draw:style-name="gr17" draw:text-style-name="P8" draw:layer="layout" svg:width="0.635cm" svg:height="0.635cm" svg:x="13.34cm" svg:y="10.801cm">
            <text:p/>
          </draw:rect>
        </draw:g>
        <draw:g>
          <draw:rect draw:style-name="gr17" draw:text-style-name="P8" draw:layer="layout" svg:width="0.635cm" svg:height="0.635cm" svg:x="11.435cm" svg:y="15.246cm">
            <text:p/>
          </draw:rect>
        </draw:g>
        <draw:g>
          <draw:rect draw:style-name="gr27" draw:text-style-name="P8" draw:layer="layout" svg:width="0.634cm" svg:height="0.635cm" svg:x="12.705cm" svg:y="15.246cm">
            <text:p/>
          </draw:rect>
        </draw:g>
        <draw:g>
          <draw:rect draw:style-name="gr17" draw:text-style-name="P8" draw:layer="layout" svg:width="0.635cm" svg:height="0.635cm" svg:x="13.974cm" svg:y="15.246cm">
            <text:p/>
          </draw:rect>
        </draw:g>
        <draw:g>
          <draw:rect draw:style-name="gr17" draw:text-style-name="P8" draw:layer="layout" svg:width="0.635cm" svg:height="0.635cm" svg:x="14.609cm" svg:y="15.246cm">
            <text:p/>
          </draw:rect>
        </draw:g>
        <draw:g>
          <draw:rect draw:style-name="gr17" draw:text-style-name="P8" draw:layer="layout" svg:width="0.635cm" svg:height="0.635cm" svg:x="10.8cm" svg:y="15.246cm">
            <text:p/>
          </draw:rect>
        </draw:g>
        <draw:g>
          <draw:rect draw:style-name="gr17" draw:text-style-name="P8" draw:layer="layout" svg:width="0.635cm" svg:height="0.635cm" svg:x="13.339cm" svg:y="15.246cm">
            <text:p/>
          </draw:rect>
        </draw:g>
        <draw:g>
          <draw:rect draw:style-name="gr17" draw:text-style-name="P8" draw:layer="layout" svg:width="0.635cm" svg:height="0.635cm" svg:x="12.069cm" svg:y="15.246cm">
            <text:p/>
          </draw:rect>
        </draw:g>
        <draw:g>
          <draw:rect draw:style-name="gr17" draw:text-style-name="P8" draw:layer="layout" svg:width="0.635cm" svg:height="0.635cm" svg:x="15.881cm" svg:y="10.801cm">
            <text:p/>
          </draw:rect>
        </draw:g>
        <draw:g>
          <draw:rect draw:style-name="gr17" draw:text-style-name="P8" draw:layer="layout" svg:width="0.635cm" svg:height="0.635cm" svg:x="15.881cm" svg:y="11.436cm">
            <text:p/>
          </draw:rect>
        </draw:g>
        <draw:g>
          <draw:rect draw:style-name="gr28" draw:text-style-name="P8" draw:layer="layout" svg:width="0.635cm" svg:height="0.635cm" svg:x="15.881cm" svg:y="12.706cm">
            <text:p/>
          </draw:rect>
        </draw:g>
        <draw:g>
          <draw:rect draw:style-name="gr17" draw:text-style-name="P8" draw:layer="layout" svg:width="0.635cm" svg:height="0.635cm" svg:x="15.881cm" svg:y="13.976cm">
            <text:p/>
          </draw:rect>
        </draw:g>
        <draw:g>
          <draw:rect draw:style-name="gr17" draw:text-style-name="P8" draw:layer="layout" svg:width="0.635cm" svg:height="0.635cm" svg:x="15.881cm" svg:y="14.611cm">
            <text:p/>
          </draw:rect>
        </draw:g>
        <draw:g>
          <draw:rect draw:style-name="gr17" draw:text-style-name="P8" draw:layer="layout" svg:width="0.635cm" svg:height="0.635cm" svg:x="15.881cm" svg:y="13.341cm">
            <text:p/>
          </draw:rect>
        </draw:g>
        <draw:g>
          <draw:rect draw:style-name="gr17" draw:text-style-name="P8" draw:layer="layout" svg:width="0.635cm" svg:height="0.635cm" svg:x="15.881cm" svg:y="12.071cm">
            <text:p/>
          </draw:rect>
        </draw:g>
        <draw:g>
          <draw:rect draw:style-name="gr17" draw:text-style-name="P8" draw:layer="layout" svg:width="0.635cm" svg:height="0.635cm" svg:x="15.88cm" svg:y="15.246cm">
            <text:p/>
          </draw:rect>
        </draw:g>
        <draw:g>
          <draw:rect draw:style-name="gr17" draw:text-style-name="P8" draw:layer="layout" svg:width="0.635cm" svg:height="0.635cm" svg:x="10.8cm" svg:y="10.166cm">
            <text:p/>
          </draw:rect>
        </draw:g>
        <draw:g>
          <draw:rect draw:style-name="gr17" draw:text-style-name="P8" draw:layer="layout" svg:width="0.635cm" svg:height="0.635cm" svg:x="11.435cm" svg:y="10.166cm">
            <text:p/>
          </draw:rect>
        </draw:g>
        <draw:g>
          <draw:rect draw:style-name="gr29" draw:text-style-name="P8" draw:layer="layout" svg:width="0.634cm" svg:height="0.635cm" svg:x="12.705cm" svg:y="10.166cm">
            <text:p/>
          </draw:rect>
        </draw:g>
        <draw:g>
          <draw:rect draw:style-name="gr17" draw:text-style-name="P8" draw:layer="layout" svg:width="0.635cm" svg:height="0.635cm" svg:x="13.974cm" svg:y="10.166cm">
            <text:p/>
          </draw:rect>
        </draw:g>
        <draw:g>
          <draw:rect draw:style-name="gr17" draw:text-style-name="P8" draw:layer="layout" svg:width="0.635cm" svg:height="0.635cm" svg:x="14.609cm" svg:y="10.166cm">
            <text:p/>
          </draw:rect>
        </draw:g>
        <draw:g>
          <draw:rect draw:style-name="gr17" draw:text-style-name="P8" draw:layer="layout" svg:width="0.635cm" svg:height="0.635cm" svg:x="12.069cm" svg:y="10.166cm">
            <text:p/>
          </draw:rect>
        </draw:g>
        <draw:g>
          <draw:rect draw:style-name="gr17" draw:text-style-name="P8" draw:layer="layout" svg:width="0.635cm" svg:height="0.635cm" svg:x="13.339cm" svg:y="10.166cm">
            <text:p/>
          </draw:rect>
        </draw:g>
        <draw:g>
          <draw:rect draw:style-name="gr17" draw:text-style-name="P8" draw:layer="layout" svg:width="0.635cm" svg:height="0.635cm" svg:x="15.88cm" svg:y="10.166cm">
            <text:p/>
          </draw:rect>
        </draw:g>
        <draw:g>
          <draw:rect draw:style-name="gr17" draw:text-style-name="P8" draw:layer="layout" svg:width="0.635cm" svg:height="0.635cm" svg:x="10.165cm" svg:y="10.801cm">
            <text:p/>
          </draw:rect>
        </draw:g>
        <draw:g>
          <draw:rect draw:style-name="gr17" draw:text-style-name="P8" draw:layer="layout" svg:width="0.635cm" svg:height="0.635cm" svg:x="10.165cm" svg:y="11.436cm">
            <text:p/>
          </draw:rect>
        </draw:g>
        <draw:g>
          <draw:rect draw:style-name="gr30" draw:text-style-name="P8" draw:layer="layout" svg:width="0.635cm" svg:height="0.635cm" svg:x="10.165cm" svg:y="12.706cm">
            <text:p/>
          </draw:rect>
        </draw:g>
        <draw:g>
          <draw:rect draw:style-name="gr17" draw:text-style-name="P8" draw:layer="layout" svg:width="0.635cm" svg:height="0.635cm" svg:x="10.165cm" svg:y="14.611cm">
            <text:p/>
          </draw:rect>
        </draw:g>
        <draw:g>
          <draw:rect draw:style-name="gr17" draw:text-style-name="P8" draw:layer="layout" svg:width="0.635cm" svg:height="0.635cm" svg:x="10.165cm" svg:y="13.976cm">
            <text:p/>
          </draw:rect>
        </draw:g>
        <draw:g>
          <draw:rect draw:style-name="gr17" draw:text-style-name="P8" draw:layer="layout" svg:width="0.635cm" svg:height="0.635cm" svg:x="10.164cm" svg:y="13.341cm">
            <text:p/>
          </draw:rect>
        </draw:g>
        <draw:g>
          <draw:rect draw:style-name="gr17" draw:text-style-name="P8" draw:layer="layout" svg:width="0.635cm" svg:height="0.635cm" svg:x="10.164cm" svg:y="12.071cm">
            <text:p/>
          </draw:rect>
        </draw:g>
        <draw:g>
          <draw:rect draw:style-name="gr17" draw:text-style-name="P8" draw:layer="layout" svg:width="0.635cm" svg:height="0.635cm" svg:x="10.164cm" svg:y="15.246cm">
            <text:p/>
          </draw:rect>
        </draw:g>
        <draw:g>
          <draw:rect draw:style-name="gr17" draw:text-style-name="P8" draw:layer="layout" svg:width="0.635cm" svg:height="0.635cm" svg:x="10.164cm" svg:y="10.166cm">
            <text:p/>
          </draw:rect>
        </draw:g>
        <draw:g>
          <draw:rect draw:style-name="gr17" draw:text-style-name="P8" draw:layer="layout" svg:width="0.635cm" svg:height="0.635cm" svg:x="15.245cm" svg:y="10.801cm">
            <text:p/>
          </draw:rect>
        </draw:g>
        <draw:g>
          <draw:rect draw:style-name="gr17" draw:text-style-name="P8" draw:layer="layout" svg:width="0.635cm" svg:height="0.635cm" svg:x="15.245cm" svg:y="11.436cm">
            <text:p/>
          </draw:rect>
        </draw:g>
        <draw:g>
          <draw:rect draw:style-name="gr28" draw:text-style-name="P8" draw:layer="layout" svg:width="0.635cm" svg:height="0.635cm" svg:x="15.245cm" svg:y="12.706cm">
            <text:p/>
          </draw:rect>
        </draw:g>
        <draw:g>
          <draw:rect draw:style-name="gr17" draw:text-style-name="P8" draw:layer="layout" svg:width="0.635cm" svg:height="0.635cm" svg:x="15.245cm" svg:y="13.976cm">
            <text:p/>
          </draw:rect>
        </draw:g>
        <draw:g>
          <draw:rect draw:style-name="gr17" draw:text-style-name="P8" draw:layer="layout" svg:width="0.635cm" svg:height="0.635cm" svg:x="15.245cm" svg:y="14.611cm">
            <text:p/>
          </draw:rect>
        </draw:g>
        <draw:g>
          <draw:rect draw:style-name="gr17" draw:text-style-name="P8" draw:layer="layout" svg:width="0.635cm" svg:height="0.635cm" svg:x="15.245cm" svg:y="13.341cm">
            <text:p/>
          </draw:rect>
        </draw:g>
        <draw:g>
          <draw:rect draw:style-name="gr17" draw:text-style-name="P8" draw:layer="layout" svg:width="0.635cm" svg:height="0.635cm" svg:x="15.245cm" svg:y="12.071cm">
            <text:p/>
          </draw:rect>
        </draw:g>
        <draw:g>
          <draw:rect draw:style-name="gr17" draw:text-style-name="P8" draw:layer="layout" svg:width="0.635cm" svg:height="0.635cm" svg:x="15.244cm" svg:y="15.246cm">
            <text:p/>
          </draw:rect>
        </draw:g>
        <draw:g>
          <draw:rect draw:style-name="gr17" draw:text-style-name="P8" draw:layer="layout" svg:width="0.635cm" svg:height="0.635cm" svg:x="15.244cm" svg:y="10.166cm">
            <text:p/>
          </draw:rect>
        </draw:g>
        <draw:g>
          <draw:rect draw:style-name="gr17" draw:text-style-name="P8" draw:layer="layout" svg:width="0.635cm" svg:height="0.635cm" svg:x="10.8cm" svg:y="9.531cm">
            <text:p/>
          </draw:rect>
        </draw:g>
        <draw:g>
          <draw:rect draw:style-name="gr17" draw:text-style-name="P8" draw:layer="layout" svg:width="0.635cm" svg:height="0.635cm" svg:x="11.435cm" svg:y="9.531cm">
            <text:p/>
          </draw:rect>
        </draw:g>
        <draw:g>
          <draw:rect draw:style-name="gr29" draw:text-style-name="P8" draw:layer="layout" svg:width="0.634cm" svg:height="0.635cm" svg:x="12.705cm" svg:y="9.531cm">
            <text:p/>
          </draw:rect>
        </draw:g>
        <draw:g>
          <draw:rect draw:style-name="gr17" draw:text-style-name="P8" draw:layer="layout" svg:width="0.635cm" svg:height="0.635cm" svg:x="13.974cm" svg:y="9.531cm">
            <text:p/>
          </draw:rect>
        </draw:g>
        <draw:g>
          <draw:rect draw:style-name="gr17" draw:text-style-name="P8" draw:layer="layout" svg:width="0.635cm" svg:height="0.635cm" svg:x="14.609cm" svg:y="9.531cm">
            <text:p/>
          </draw:rect>
        </draw:g>
        <draw:g>
          <draw:rect draw:style-name="gr17" draw:text-style-name="P8" draw:layer="layout" svg:width="0.635cm" svg:height="0.635cm" svg:x="12.069cm" svg:y="9.531cm">
            <text:p/>
          </draw:rect>
        </draw:g>
        <draw:g>
          <draw:rect draw:style-name="gr17" draw:text-style-name="P8" draw:layer="layout" svg:width="0.635cm" svg:height="0.635cm" svg:x="13.339cm" svg:y="9.531cm">
            <text:p/>
          </draw:rect>
        </draw:g>
        <draw:g>
          <draw:rect draw:style-name="gr17" draw:text-style-name="P8" draw:layer="layout" svg:width="0.635cm" svg:height="0.635cm" svg:x="15.88cm" svg:y="9.531cm">
            <text:p/>
          </draw:rect>
        </draw:g>
        <draw:g>
          <draw:rect draw:style-name="gr17" draw:text-style-name="P8" draw:layer="layout" svg:width="0.635cm" svg:height="0.635cm" svg:x="10.164cm" svg:y="9.531cm">
            <text:p/>
          </draw:rect>
        </draw:g>
        <draw:g>
          <draw:rect draw:style-name="gr17" draw:text-style-name="P8" draw:layer="layout" svg:width="0.635cm" svg:height="0.635cm" svg:x="15.244cm" svg:y="9.531cm">
            <text:p/>
          </draw:rect>
        </draw:g>
        <draw:g>
          <draw:rect draw:style-name="gr17" draw:text-style-name="P8" draw:layer="layout" svg:width="0.635cm" svg:height="0.635cm" svg:x="9.53cm" svg:y="10.801cm">
            <text:p/>
          </draw:rect>
        </draw:g>
        <draw:g>
          <draw:rect draw:style-name="gr17" draw:text-style-name="P8" draw:layer="layout" svg:width="0.635cm" svg:height="0.635cm" svg:x="9.53cm" svg:y="11.436cm">
            <text:p/>
          </draw:rect>
        </draw:g>
        <draw:g>
          <draw:rect draw:style-name="gr30" draw:text-style-name="P8" draw:layer="layout" svg:width="0.635cm" svg:height="0.635cm" svg:x="9.53cm" svg:y="12.706cm">
            <text:p/>
          </draw:rect>
        </draw:g>
        <draw:g>
          <draw:rect draw:style-name="gr17" draw:text-style-name="P8" draw:layer="layout" svg:width="0.635cm" svg:height="0.635cm" svg:x="9.53cm" svg:y="14.611cm">
            <text:p/>
          </draw:rect>
        </draw:g>
        <draw:g>
          <draw:rect draw:style-name="gr17" draw:text-style-name="P8" draw:layer="layout" svg:width="0.635cm" svg:height="0.635cm" svg:x="9.53cm" svg:y="13.976cm">
            <text:p/>
          </draw:rect>
        </draw:g>
        <draw:g>
          <draw:rect draw:style-name="gr17" draw:text-style-name="P8" draw:layer="layout" svg:width="0.635cm" svg:height="0.635cm" svg:x="9.529cm" svg:y="13.341cm">
            <text:p/>
          </draw:rect>
        </draw:g>
        <draw:g>
          <draw:rect draw:style-name="gr17" draw:text-style-name="P8" draw:layer="layout" svg:width="0.635cm" svg:height="0.635cm" svg:x="9.529cm" svg:y="12.071cm">
            <text:p/>
          </draw:rect>
        </draw:g>
        <draw:g>
          <draw:rect draw:style-name="gr17" draw:text-style-name="P8" draw:layer="layout" svg:width="0.635cm" svg:height="0.635cm" svg:x="9.529cm" svg:y="15.246cm">
            <text:p/>
          </draw:rect>
        </draw:g>
        <draw:g>
          <draw:rect draw:style-name="gr17" draw:text-style-name="P8" draw:layer="layout" svg:width="0.635cm" svg:height="0.635cm" svg:x="9.529cm" svg:y="10.166cm">
            <text:p/>
          </draw:rect>
        </draw:g>
        <draw:g>
          <draw:rect draw:style-name="gr17" draw:text-style-name="P8" draw:layer="layout" svg:width="0.635cm" svg:height="0.635cm" svg:x="9.529cm" svg:y="9.531cm">
            <text:p/>
          </draw:rect>
        </draw:g>
        <draw:g>
          <draw:rect draw:style-name="gr17" draw:text-style-name="P8" draw:layer="layout" svg:width="0.635cm" svg:height="0.635cm" svg:x="11.435cm" svg:y="15.881cm">
            <text:p/>
          </draw:rect>
        </draw:g>
        <draw:g>
          <draw:rect draw:style-name="gr27" draw:text-style-name="P8" draw:layer="layout" svg:width="0.634cm" svg:height="0.635cm" svg:x="12.705cm" svg:y="15.881cm">
            <text:p/>
          </draw:rect>
        </draw:g>
        <draw:g>
          <draw:rect draw:style-name="gr17" draw:text-style-name="P8" draw:layer="layout" svg:width="0.635cm" svg:height="0.635cm" svg:x="13.974cm" svg:y="15.881cm">
            <text:p/>
          </draw:rect>
        </draw:g>
        <draw:g>
          <draw:rect draw:style-name="gr17" draw:text-style-name="P8" draw:layer="layout" svg:width="0.635cm" svg:height="0.635cm" svg:x="14.609cm" svg:y="15.881cm">
            <text:p/>
          </draw:rect>
        </draw:g>
        <draw:g>
          <draw:rect draw:style-name="gr17" draw:text-style-name="P8" draw:layer="layout" svg:width="0.635cm" svg:height="0.635cm" svg:x="10.8cm" svg:y="15.881cm">
            <text:p/>
          </draw:rect>
        </draw:g>
        <draw:g>
          <draw:rect draw:style-name="gr17" draw:text-style-name="P8" draw:layer="layout" svg:width="0.635cm" svg:height="0.635cm" svg:x="13.339cm" svg:y="15.881cm">
            <text:p/>
          </draw:rect>
        </draw:g>
        <draw:g>
          <draw:rect draw:style-name="gr17" draw:text-style-name="P8" draw:layer="layout" svg:width="0.635cm" svg:height="0.635cm" svg:x="12.069cm" svg:y="15.881cm">
            <text:p/>
          </draw:rect>
        </draw:g>
        <draw:g>
          <draw:rect draw:style-name="gr17" draw:text-style-name="P8" draw:layer="layout" svg:width="0.635cm" svg:height="0.635cm" svg:x="15.88cm" svg:y="15.881cm">
            <text:p/>
          </draw:rect>
        </draw:g>
        <draw:g>
          <draw:rect draw:style-name="gr17" draw:text-style-name="P8" draw:layer="layout" svg:width="0.635cm" svg:height="0.635cm" svg:x="10.164cm" svg:y="15.881cm">
            <text:p/>
          </draw:rect>
        </draw:g>
        <draw:g>
          <draw:rect draw:style-name="gr17" draw:text-style-name="P8" draw:layer="layout" svg:width="0.635cm" svg:height="0.635cm" svg:x="15.244cm" svg:y="15.881cm">
            <text:p/>
          </draw:rect>
        </draw:g>
        <draw:g>
          <draw:rect draw:style-name="gr17" draw:text-style-name="P8" draw:layer="layout" svg:width="0.635cm" svg:height="0.635cm" svg:x="9.529cm" svg:y="15.881cm">
            <text:p/>
          </draw:rect>
        </draw:g>
        <draw:g>
          <draw:rect draw:style-name="gr18" draw:text-style-name="P8" draw:layer="layout" svg:width="0.635cm" svg:height="0.635cm" svg:x="11.437cm" svg:y="13.977cm">
            <text:p/>
          </draw:rect>
        </draw:g>
        <draw:g>
          <draw:rect draw:style-name="gr30" draw:text-style-name="P8" draw:layer="layout" svg:width="0.635cm" svg:height="0.635cm" svg:x="10.165cm" svg:y="12.071cm">
            <text:p/>
          </draw:rect>
        </draw:g>
        <draw:g>
          <draw:rect draw:style-name="gr30" draw:text-style-name="P8" draw:layer="layout" svg:width="0.635cm" svg:height="0.635cm" svg:x="10.165cm" svg:y="13.341cm">
            <text:p/>
          </draw:rect>
        </draw:g>
        <draw:g>
          <draw:rect draw:style-name="gr30" draw:text-style-name="P8" draw:layer="layout" svg:width="0.635cm" svg:height="0.635cm" svg:x="10.8cm" svg:y="12.071cm">
            <text:p/>
          </draw:rect>
        </draw:g>
        <draw:g>
          <draw:rect draw:style-name="gr30" draw:text-style-name="P8" draw:layer="layout" svg:width="0.635cm" svg:height="0.635cm" svg:x="10.8cm" svg:y="13.341cm">
            <text:p/>
          </draw:rect>
        </draw:g>
        <draw:g>
          <draw:rect draw:style-name="gr30" draw:text-style-name="P8" draw:layer="layout" svg:width="0.635cm" svg:height="0.635cm" svg:x="10.8cm" svg:y="13.976cm">
            <text:p/>
          </draw:rect>
        </draw:g>
        <draw:g>
          <draw:rect draw:style-name="gr30" draw:text-style-name="P8" draw:layer="layout" svg:width="0.635cm" svg:height="0.635cm" svg:x="10.8cm" svg:y="11.436cm">
            <text:p/>
          </draw:rect>
        </draw:g>
        <draw:g>
          <draw:rect draw:style-name="gr30" draw:text-style-name="P8" draw:layer="layout" svg:width="0.635cm" svg:height="0.635cm" svg:x="10.165cm" svg:y="11.436cm">
            <text:p/>
          </draw:rect>
        </draw:g>
        <draw:g>
          <draw:rect draw:style-name="gr30" draw:text-style-name="P8" draw:layer="layout" svg:width="0.635cm" svg:height="0.635cm" svg:x="10.165cm" svg:y="13.976cm">
            <text:p/>
          </draw:rect>
        </draw:g>
        <draw:g>
          <draw:rect draw:style-name="gr27" draw:text-style-name="P8" draw:layer="layout" svg:width="0.634cm" svg:height="0.635cm" svg:x="12.07cm" svg:y="15.246cm">
            <text:p/>
          </draw:rect>
        </draw:g>
        <draw:g>
          <draw:rect draw:style-name="gr27" draw:text-style-name="P8" draw:layer="layout" svg:width="0.634cm" svg:height="0.635cm" svg:x="13.34cm" svg:y="15.246cm">
            <text:p/>
          </draw:rect>
        </draw:g>
        <draw:g>
          <draw:rect draw:style-name="gr27" draw:text-style-name="P8" draw:layer="layout" svg:width="0.634cm" svg:height="0.635cm" svg:x="11.435cm" svg:y="15.246cm">
            <text:p/>
          </draw:rect>
        </draw:g>
        <draw:g>
          <draw:rect draw:style-name="gr27" draw:text-style-name="P8" draw:layer="layout" svg:width="0.634cm" svg:height="0.635cm" svg:x="13.976cm" svg:y="15.246cm">
            <text:p/>
          </draw:rect>
        </draw:g>
        <draw:g>
          <draw:rect draw:style-name="gr27" draw:text-style-name="P8" draw:layer="layout" svg:width="0.634cm" svg:height="0.635cm" svg:x="12.071cm" svg:y="14.611cm">
            <text:p/>
          </draw:rect>
        </draw:g>
        <draw:g>
          <draw:rect draw:style-name="gr27" draw:text-style-name="P8" draw:layer="layout" svg:width="0.634cm" svg:height="0.635cm" svg:x="13.34cm" svg:y="14.611cm">
            <text:p/>
          </draw:rect>
        </draw:g>
        <draw:g>
          <draw:rect draw:style-name="gr27" draw:text-style-name="P8" draw:layer="layout" svg:width="0.634cm" svg:height="0.635cm" svg:x="11.436cm" svg:y="14.611cm">
            <text:p/>
          </draw:rect>
        </draw:g>
        <draw:g>
          <draw:rect draw:style-name="gr27" draw:text-style-name="P8" draw:layer="layout" svg:width="0.634cm" svg:height="0.635cm" svg:x="13.976cm" svg:y="14.611cm">
            <text:p/>
          </draw:rect>
        </draw:g>
        <draw:g>
          <draw:rect draw:style-name="gr30" draw:text-style-name="P8" draw:layer="layout" svg:width="0.635cm" svg:height="0.635cm" svg:x="10.8cm" svg:y="14.611cm">
            <text:p/>
          </draw:rect>
        </draw:g>
        <draw:g>
          <draw:rect draw:style-name="gr27" draw:text-style-name="P8" draw:layer="layout" svg:width="0.634cm" svg:height="0.635cm" svg:x="14.611cm" svg:y="14.611cm">
            <text:p/>
          </draw:rect>
        </draw:g>
        <draw:g>
          <draw:rect draw:style-name="gr28" draw:text-style-name="P8" draw:layer="layout" svg:width="0.635cm" svg:height="0.635cm" svg:x="15.245cm" svg:y="13.341cm">
            <text:p/>
          </draw:rect>
        </draw:g>
        <draw:g>
          <draw:rect draw:style-name="gr28" draw:text-style-name="P8" draw:layer="layout" svg:width="0.635cm" svg:height="0.635cm" svg:x="15.245cm" svg:y="12.071cm">
            <text:p/>
          </draw:rect>
        </draw:g>
        <draw:g>
          <draw:rect draw:style-name="gr28" draw:text-style-name="P8" draw:layer="layout" svg:width="0.635cm" svg:height="0.635cm" svg:x="15.245cm" svg:y="13.976cm">
            <text:p/>
          </draw:rect>
        </draw:g>
        <draw:g>
          <draw:rect draw:style-name="gr28" draw:text-style-name="P8" draw:layer="layout" svg:width="0.635cm" svg:height="0.635cm" svg:x="15.245cm" svg:y="11.436cm">
            <text:p/>
          </draw:rect>
        </draw:g>
        <draw:g>
          <draw:rect draw:style-name="gr28" draw:text-style-name="P8" draw:layer="layout" svg:width="0.635cm" svg:height="0.635cm" svg:x="14.61cm" svg:y="13.341cm">
            <text:p/>
          </draw:rect>
        </draw:g>
        <draw:g>
          <draw:rect draw:style-name="gr28" draw:text-style-name="P8" draw:layer="layout" svg:width="0.635cm" svg:height="0.635cm" svg:x="14.61cm" svg:y="13.976cm">
            <text:p/>
          </draw:rect>
        </draw:g>
        <draw:g>
          <draw:rect draw:style-name="gr28" draw:text-style-name="P8" draw:layer="layout" svg:width="0.635cm" svg:height="0.635cm" svg:x="14.61cm" svg:y="12.071cm">
            <text:p/>
          </draw:rect>
        </draw:g>
        <draw:g>
          <draw:rect draw:style-name="gr28" draw:text-style-name="P8" draw:layer="layout" svg:width="0.635cm" svg:height="0.635cm" svg:x="14.61cm" svg:y="11.436cm">
            <text:p/>
          </draw:rect>
        </draw:g>
        <draw:g>
          <draw:rect draw:style-name="gr28" draw:text-style-name="P8" draw:layer="layout" svg:width="0.635cm" svg:height="0.635cm" svg:x="14.61cm" svg:y="10.801cm">
            <text:p/>
          </draw:rect>
        </draw:g>
        <draw:g>
          <draw:rect draw:style-name="gr29" draw:text-style-name="P8" draw:layer="layout" svg:width="0.634cm" svg:height="0.635cm" svg:x="12.07cm" svg:y="10.166cm">
            <text:p/>
          </draw:rect>
        </draw:g>
        <draw:g>
          <draw:rect draw:style-name="gr29" draw:text-style-name="P8" draw:layer="layout" svg:width="0.634cm" svg:height="0.635cm" svg:x="13.341cm" svg:y="10.166cm">
            <text:p/>
          </draw:rect>
        </draw:g>
        <draw:g>
          <draw:rect draw:style-name="gr29" draw:text-style-name="P8" draw:layer="layout" svg:width="0.634cm" svg:height="0.635cm" svg:x="12.071cm" svg:y="10.801cm">
            <text:p/>
          </draw:rect>
        </draw:g>
        <draw:g>
          <draw:rect draw:style-name="gr29" draw:text-style-name="P8" draw:layer="layout" svg:width="0.634cm" svg:height="0.635cm" svg:x="13.341cm" svg:y="10.801cm">
            <text:p/>
          </draw:rect>
        </draw:g>
        <draw:g>
          <draw:rect draw:style-name="gr29" draw:text-style-name="P8" draw:layer="layout" svg:width="0.634cm" svg:height="0.635cm" svg:x="13.976cm" svg:y="10.801cm">
            <text:p/>
          </draw:rect>
        </draw:g>
        <draw:g>
          <draw:rect draw:style-name="gr29" draw:text-style-name="P8" draw:layer="layout" svg:width="0.634cm" svg:height="0.635cm" svg:x="11.436cm" svg:y="10.801cm">
            <text:p/>
          </draw:rect>
        </draw:g>
        <draw:g>
          <draw:rect draw:style-name="gr29" draw:text-style-name="P8" draw:layer="layout" svg:width="0.634cm" svg:height="0.635cm" svg:x="11.436cm" svg:y="10.166cm">
            <text:p/>
          </draw:rect>
        </draw:g>
        <draw:g>
          <draw:rect draw:style-name="gr29" draw:text-style-name="P8" draw:layer="layout" svg:width="0.634cm" svg:height="0.635cm" svg:x="13.976cm" svg:y="10.166cm">
            <text:p/>
          </draw:rect>
        </draw:g>
        <draw:g>
          <draw:rect draw:style-name="gr29" draw:text-style-name="P8" draw:layer="layout" svg:width="0.634cm" svg:height="0.635cm" svg:x="10.801cm" svg:y="10.801cm">
            <text:p/>
          </draw:rect>
        </draw:g>
        <draw:custom-shape draw:style-name="gr32" draw:text-style-name="P8" draw:layer="layout" svg:width="0.635cm" svg:height="0.635cm" svg:x="12.703cm" svg:y="12.7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25" draw:text-style-name="P10" draw:layer="layout" svg:x1="13.017cm" svg:y1="13.019cm" svg:x2="13.016cm" svg:y2="12.382cm">
          <text:p/>
        </draw:line>
        <draw:line draw:style-name="gr37" draw:text-style-name="P10" draw:layer="layout" svg:x1="13.017cm" svg:y1="12.382cm" svg:x2="13.652cm" svg:y2="12.382cm">
          <text:p/>
        </draw:line>
        <draw:line draw:style-name="gr37" draw:text-style-name="P10" draw:layer="layout" svg:x1="13.018cm" svg:y1="12.382cm" svg:x2="13.017cm" svg:y2="11.747cm">
          <text:p/>
        </draw:line>
        <draw:line draw:style-name="gr37" draw:text-style-name="P10" draw:layer="layout" svg:x1="13.018cm" svg:y1="12.382cm" svg:x2="12.382cm" svg:y2="12.382cm">
          <text:p/>
        </draw:lin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" draw:layer="layout" svg:x1="5.08cm" svg:y1="11.43cm" svg:x2="5.08cm" svg:y2="6.985cm">
          <text:p/>
        </draw:line>
        <draw:line draw:style-name="gr38" draw:layer="layout" svg:x1="4.445cm" svg:y1="10.795cm" svg:x2="9.525cm" svg:y2="10.795cm">
          <text:p/>
        </draw:line>
        <draw:frame draw:style-name="gr39" draw:text-style-name="P2" draw:layer="layout" svg:width="2.611cm" svg:height="0.725cm" svg:x="2.54cm" svg:y="6.894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9.466cm" svg:y="10.623cm">
          <draw:text-box>
            <text:p text:style-name="P1"><text:span text:style-name="T1">Zeit</text:span></text:p>
          </draw:text-box>
        </draw:frame>
        <draw:ellipse draw:style-name="gr6" draw:layer="layout" svg:width="1.271cm" svg:height="4.446cm" svg:x="7.618cm" svg:y="6.984cm">
          <text:p/>
        </draw:ellipse>
        <draw:frame draw:style-name="gr41" draw:text-style-name="P3" draw:layer="layout" svg:width="2.865cm" svg:height="1.199cm" svg:x="8.312cm" svg:y="11.43cm">
          <draw:text-box>
            <text:p text:style-name="P1"><text:span text:style-name="T8">positives</text:span></text:p>
            <text:p text:style-name="P1"><text:span text:style-name="T8">Ereignis</text:span></text:p>
          </draw:text-box>
        </draw:frame>
        <draw:line draw:style-name="gr42" draw:text-style-name="P5" draw:layer="layout" svg:x1="4.446cm" svg:y1="14.364cm" svg:x2="8.256cm" svg:y2="14.364cm">
          <text:p/>
        </draw:line>
        <draw:frame draw:style-name="gr43" draw:text-style-name="P11" draw:layer="layout" svg:width="6.984cm" svg:height="0.877cm" svg:x="8.256cm" svg:y="13.729cm">
          <draw:text-box>
            <text:p text:style-name="P1"><text:span text:style-name="T9">Reward für jeweilige ActionSets</text:span></text:p>
          </draw:text-box>
        </draw:frame>
        <draw:line draw:style-name="gr1" draw:layer="layout" svg:x1="12.7cm" svg:y1="11.43cm" svg:x2="12.7cm" svg:y2="6.985cm">
          <text:p/>
        </draw:line>
        <draw:line draw:style-name="gr38" draw:layer="layout" svg:x1="12.065cm" svg:y1="10.795cm" svg:x2="17.145cm" svg:y2="10.795cm">
          <text:p/>
        </draw:line>
        <draw:frame draw:style-name="gr39" draw:text-style-name="P12" draw:layer="layout" svg:width="2.611cm" svg:height="0.725cm" svg:x="10.16cm" svg:y="6.984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17.144cm" svg:y="10.623cm">
          <draw:text-box>
            <text:p text:style-name="P1"><text:span text:style-name="T1">Zeit</text:span></text:p>
          </draw:text-box>
        </draw:frame>
        <draw:ellipse draw:style-name="gr44" draw:layer="layout" svg:width="1.271cm" svg:height="4.446cm" svg:x="15.238cm" svg:y="6.984cm">
          <text:p/>
        </draw:ellipse>
        <draw:frame draw:style-name="gr45" draw:text-style-name="P13" draw:layer="layout" svg:width="3.085cm" svg:height="1.199cm" svg:x="15.932cm" svg:y="11.5cm">
          <draw:text-box>
            <text:p text:style-name="P1"><text:span text:style-name="T10">negatives</text:span></text:p>
            <text:p text:style-name="P1"><text:span text:style-name="T10">Ereignis</text:span></text:p>
          </draw:text-box>
        </draw:frame>
        <draw:line draw:style-name="gr46" draw:text-style-name="P8" draw:layer="layout" svg:x1="8.254cm" svg:y1="10.159cm" svg:x2="8.254cm" svg:y2="8.254cm">
          <text:p/>
        </draw:line>
        <draw:line draw:style-name="gr46" draw:text-style-name="P8" draw:layer="layout" svg:x1="15.874cm" svg:y1="8.254cm" svg:x2="15.874cm" svg:y2="10.159cm">
          <text:p/>
        </draw:line>
        <draw:custom-shape draw:style-name="gr47" draw:text-style-name="P8" draw:layer="layout" svg:width="0.634cm" svg:height="3.174cm" draw:transform="rotate (-1.58336269741014) translate (8.262cm 12.0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8" draw:layer="layout" svg:width="0.636cm" svg:height="3.175cm" draw:transform="rotate (-1.57027272802019) translate (15.874cm 12.0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9" draw:text-style-name="P14" draw:layer="layout" svg:width="13.195cm" svg:height="0.725cm" svg:x="5.714cm" svg:y="12.699cm">
          <draw:text-box>
            <text:p><text:span text:style-name="T7">Gespeicherte ActionSets seit dem letzten Ereignis</text:span></text:p>
          </draw:text-box>
        </draw:frame>
        <draw:polyline draw:style-name="gr50" draw:text-style-name="P5" draw:layer="layout" svg:width="4.489cm" svg:height="0.448cm" draw:transform="skewX (0.000349065850398789) rotate (0.785572696322499) translate (5.07933333333333cm 10.7945cm)" svg:viewBox="0 0 4490 449" draw:points="0,22448 1347,22897 3143,22897 4490,22448">
          <text:p/>
        </draw:polyline>
        <draw:line draw:style-name="gr51" draw:text-style-name="P5" draw:layer="layout" svg:x1="5.079cm" svg:y1="10.795cm" svg:x2="8.254cm" svg:y2="7.62cm">
          <text:p/>
        </draw:line>
        <draw:polyline draw:style-name="gr50" draw:text-style-name="P5" draw:layer="layout" svg:width="0.449cm" svg:height="4.49cm" draw:transform="skewX (0.000349065850398839) rotate (0.785572696322499) translate (12.3820549514742cm 7.93688915224764cm)" svg:viewBox="0 0 450 4491" draw:points="449,28736 0,30083 0,31879 450,33227">
          <text:p/>
        </draw:polyline>
        <draw:line draw:style-name="gr42" draw:text-style-name="P5" draw:layer="layout" svg:x1="12.699cm" svg:y1="7.62cm" svg:x2="15.874cm" svg:y2="10.795cm">
          <text:p/>
        </draw:line>
        <draw:line draw:style-name="gr50" draw:text-style-name="P5" draw:layer="layout" svg:x1="4.445cm" svg:y1="14.999cm" svg:x2="8.255cm" svg:y2="14.999cm">
          <text:p/>
        </draw:line>
        <draw:frame draw:style-name="gr52" draw:text-style-name="P11" draw:layer="layout" svg:width="10.16cm" svg:height="0.877cm" svg:x="8.255cm" svg:y="14.363cm">
          <draw:text-box>
            <text:p text:style-name="P1"><text:span text:style-name="T9">Quadratischer Reward für jeweilige ActionSets</text:span></text:p>
          </draw:text-box>
        </draw:frame>
        <draw:line draw:style-name="gr53" draw:text-style-name="P8" draw:layer="layout" svg:x1="5.715cm" svg:y1="10.795cm" svg:x2="5.715cm" svg:y2="11.43cm">
          <text:p/>
        </draw:line>
        <draw:line draw:style-name="gr53" draw:text-style-name="P8" draw:layer="layout" svg:x1="6.35cm" svg:y1="10.795cm" svg:x2="6.35cm" svg:y2="11.43cm">
          <text:p/>
        </draw:line>
        <draw:line draw:style-name="gr53" draw:text-style-name="P8" draw:layer="layout" svg:x1="6.985cm" svg:y1="10.795cm" svg:x2="6.985cm" svg:y2="11.43cm">
          <text:p/>
        </draw:line>
        <draw:line draw:style-name="gr53" draw:text-style-name="P8" draw:layer="layout" svg:x1="7.62cm" svg:y1="10.795cm" svg:x2="7.62cm" svg:y2="11.43cm">
          <text:p/>
        </draw:line>
        <draw:line draw:style-name="gr53" draw:text-style-name="P8" draw:layer="layout" svg:x1="8.255cm" svg:y1="10.795cm" svg:x2="8.255cm" svg:y2="11.43cm">
          <text:p/>
        </draw:line>
        <draw:line draw:style-name="gr53" draw:text-style-name="P8" draw:layer="layout" svg:x1="13.335cm" svg:y1="10.795cm" svg:x2="13.335cm" svg:y2="11.43cm">
          <text:p/>
        </draw:line>
        <draw:line draw:style-name="gr53" draw:text-style-name="P8" draw:layer="layout" svg:x1="13.97cm" svg:y1="10.795cm" svg:x2="13.97cm" svg:y2="11.43cm">
          <text:p/>
        </draw:line>
        <draw:line draw:style-name="gr53" draw:text-style-name="P8" draw:layer="layout" svg:x1="14.605cm" svg:y1="10.795cm" svg:x2="14.605cm" svg:y2="11.43cm">
          <text:p/>
        </draw:line>
        <draw:line draw:style-name="gr53" draw:text-style-name="P8" draw:layer="layout" svg:x1="15.24cm" svg:y1="10.795cm" svg:x2="15.24cm" svg:y2="11.43cm">
          <text:p/>
        </draw:line>
        <draw:line draw:style-name="gr53" draw:text-style-name="P8" draw:layer="layout" svg:x1="15.875cm" svg:y1="10.795cm" svg:x2="15.875cm" svg:y2="11.43cm">
          <text:p/>
        </draw:line>
        <draw:frame draw:style-name="gr54" draw:layer="layout" svg:width="0.853cm" svg:height="0.963cm" svg:x="3.81cm" svg:y="11.102cm">
          <draw:text-box>
            <text:p>0</text:p>
          </draw:text-box>
        </draw:frame>
        <draw:frame draw:style-name="gr54" draw:layer="layout" svg:width="0.853cm" svg:height="0.963cm" svg:x="11.43cm" svg:y="11.102cm">
          <draw:text-box>
            <text:p>0</text:p>
          </draw:text-box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1" draw:layer="layout" svg:x1="5.081cm" svg:y1="11.43cm" svg:x2="5.08cm" svg:y2="6.985cm">
          <text:p/>
        </draw:line>
        <draw:line draw:style-name="gr38" draw:layer="layout" svg:x1="4.445cm" svg:y1="10.796cm" svg:x2="20.32cm" svg:y2="10.795cm">
          <text:p/>
        </draw:line>
        <draw:frame draw:style-name="gr39" draw:text-style-name="P2" draw:layer="layout" svg:width="2.611cm" svg:height="0.725cm" svg:x="5.644cm" svg:y="6.26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19.05cm" svg:y="10.795cm">
          <draw:text-box>
            <text:p text:style-name="P1"><text:span text:style-name="T1">Zeit</text:span></text:p>
          </draw:text-box>
        </draw:frame>
        <draw:line draw:style-name="gr42" draw:text-style-name="P5" draw:layer="layout" svg:x1="5.08cm" svg:y1="10.796cm" svg:x2="8.255cm" svg:y2="7.621cm">
          <text:p/>
        </draw:line>
        <draw:line draw:style-name="gr55" draw:layer="layout" svg:x1="5.08cm" svg:y1="10.795cm" svg:x2="8.255cm" svg:y2="10.795cm">
          <text:p/>
        </draw:line>
        <draw:line draw:style-name="gr55" draw:layer="layout" svg:x1="8.255cm" svg:y1="7.62cm" svg:x2="8.256cm" svg:y2="10.795cm">
          <text:p/>
        </draw:line>
        <draw:line draw:style-name="gr55" draw:layer="layout" svg:x1="10.795cm" svg:y1="7.62cm" svg:x2="8.255cm" svg:y2="7.62cm">
          <text:p/>
        </draw:line>
        <draw:line draw:style-name="gr55" draw:layer="layout" svg:x1="10.795cm" svg:y1="7.62cm" svg:x2="10.795cm" svg:y2="10.795cm">
          <text:p/>
        </draw:line>
        <draw:line draw:style-name="gr55" draw:layer="layout" svg:x1="10.795cm" svg:y1="10.795cm" svg:x2="16.51cm" svg:y2="10.795cm">
          <text:p/>
        </draw:line>
        <draw:line draw:style-name="gr55" draw:layer="layout" svg:x1="16.51cm" svg:y1="10.795cm" svg:x2="16.51cm" svg:y2="7.62cm">
          <text:p/>
        </draw:line>
        <draw:line draw:style-name="gr56" draw:layer="layout" svg:x1="16.51cm" svg:y1="7.62cm" svg:x2="19.05cm" svg:y2="7.62cm">
          <text:p/>
        </draw:line>
        <draw:line draw:style-name="gr42" draw:text-style-name="P5" draw:layer="layout" svg:x1="10.795cm" svg:y1="10.795cm" svg:x2="8.256cm" svg:y2="7.622cm">
          <text:p/>
        </draw:line>
        <draw:line draw:style-name="gr42" draw:text-style-name="P5" draw:layer="layout" svg:x1="16.51cm" svg:y1="7.62cm" svg:x2="10.795cm" svg:y2="10.795cm">
          <text:p/>
        </draw:line>
        <draw:line draw:style-name="gr57" draw:text-style-name="P5" draw:layer="layout" svg:x1="5.08cm" svg:y1="13.728cm" svg:x2="6.985cm" svg:y2="13.728cm">
          <text:p/>
        </draw:line>
        <draw:frame draw:style-name="gr58" draw:text-style-name="P11" draw:layer="layout" svg:width="11.399cm" svg:height="0.877cm" svg:x="7.016cm" svg:y="13.093cm">
          <draw:text-box>
            <text:p text:style-name="P1"><text:span text:style-name="T9">Status des Zielsensors (Ziel in Reichweite = 1)</text:span></text:p>
          </draw:text-box>
        </draw:frame>
        <draw:line draw:style-name="gr42" draw:text-style-name="P5" draw:layer="layout" svg:x1="5.08cm" svg:y1="14.363cm" svg:x2="6.985cm" svg:y2="14.363cm">
          <text:p/>
        </draw:line>
        <draw:frame draw:style-name="gr58" draw:text-style-name="P11" draw:layer="layout" svg:width="11.399cm" svg:height="0.877cm" svg:x="7.016cm" svg:y="13.728cm">
          <draw:text-box>
            <text:p text:style-name="P1"><text:span text:style-name="T9">Vergebener Reward für die bearbeiteten ActionSets</text:span></text:p>
          </draw:text-box>
        </draw:frame>
        <draw:line draw:style-name="gr53" draw:text-style-name="P8" draw:layer="layout" svg:x1="4.445cm" svg:y1="7.62cm" svg:x2="5.715cm" svg:y2="7.62cm">
          <text:p/>
        </draw:line>
        <draw:frame draw:style-name="gr54" draw:text-style-name="P14" draw:layer="layout" svg:width="0.739cm" svg:height="0.725cm" svg:x="3.81cm" svg:y="6.985cm">
          <draw:text-box>
            <text:p><text:span text:style-name="T7">1</text:span></text:p>
          </draw:text-box>
        </draw:frame>
        <draw:frame draw:style-name="gr54" draw:text-style-name="P14" draw:layer="layout" svg:width="0.739cm" svg:height="0.725cm" svg:x="3.81cm" svg:y="10.07cm">
          <draw:text-box>
            <text:p><text:span text:style-name="T7">0</text:span></text:p>
          </draw:text-box>
        </draw:frame>
        <draw:line draw:style-name="gr53" draw:text-style-name="P8" draw:layer="layout" svg:x1="5.715cm" svg:y1="10.795cm" svg:x2="5.715cm" svg:y2="11.43cm">
          <text:p/>
        </draw:line>
        <draw:line draw:style-name="gr53" draw:text-style-name="P8" draw:layer="layout" svg:x1="6.35cm" svg:y1="11.43cm" svg:x2="6.35cm" svg:y2="10.795cm">
          <text:p/>
        </draw:line>
        <draw:line draw:style-name="gr53" draw:text-style-name="P8" draw:layer="layout" svg:x1="6.985cm" svg:y1="11.43cm" svg:x2="6.985cm" svg:y2="10.795cm">
          <text:p/>
        </draw:line>
        <draw:line draw:style-name="gr53" draw:text-style-name="P8" draw:layer="layout" svg:x1="7.62cm" svg:y1="11.43cm" svg:x2="7.62cm" svg:y2="10.795cm">
          <text:p/>
        </draw:line>
        <draw:line draw:style-name="gr53" draw:text-style-name="P8" draw:layer="layout" svg:x1="8.255cm" svg:y1="11.43cm" svg:x2="8.255cm" svg:y2="10.795cm">
          <text:p/>
        </draw:line>
        <draw:line draw:style-name="gr53" draw:text-style-name="P8" draw:layer="layout" svg:x1="8.89cm" svg:y1="11.43cm" svg:x2="8.89cm" svg:y2="10.795cm">
          <text:p/>
        </draw:line>
        <draw:line draw:style-name="gr53" draw:text-style-name="P8" draw:layer="layout" svg:x1="9.525cm" svg:y1="11.43cm" svg:x2="9.525cm" svg:y2="10.795cm">
          <text:p/>
        </draw:line>
        <draw:line draw:style-name="gr53" draw:text-style-name="P8" draw:layer="layout" svg:x1="16.51cm" svg:y1="11.43cm" svg:x2="16.51cm" svg:y2="10.795cm">
          <text:p/>
        </draw:line>
        <draw:line draw:style-name="gr53" draw:text-style-name="P8" draw:layer="layout" svg:x1="15.875cm" svg:y1="11.43cm" svg:x2="15.875cm" svg:y2="10.795cm">
          <text:p/>
        </draw:line>
        <draw:line draw:style-name="gr53" draw:text-style-name="P8" draw:layer="layout" svg:x1="15.24cm" svg:y1="11.43cm" svg:x2="15.24cm" svg:y2="10.795cm">
          <text:p/>
        </draw:line>
        <draw:line draw:style-name="gr53" draw:text-style-name="P8" draw:layer="layout" svg:x1="14.605cm" svg:y1="11.43cm" svg:x2="14.605cm" svg:y2="10.795cm">
          <text:p/>
        </draw:line>
        <draw:line draw:style-name="gr53" draw:text-style-name="P8" draw:layer="layout" svg:x1="13.97cm" svg:y1="11.43cm" svg:x2="13.97cm" svg:y2="10.795cm">
          <text:p/>
        </draw:line>
        <draw:line draw:style-name="gr53" draw:text-style-name="P8" draw:layer="layout" svg:x1="13.335cm" svg:y1="11.43cm" svg:x2="13.335cm" svg:y2="10.795cm">
          <text:p/>
        </draw:line>
        <draw:line draw:style-name="gr53" draw:text-style-name="P8" draw:layer="layout" svg:x1="12.7cm" svg:y1="11.43cm" svg:x2="12.7cm" svg:y2="10.795cm">
          <text:p/>
        </draw:line>
        <draw:line draw:style-name="gr53" draw:text-style-name="P8" draw:layer="layout" svg:x1="12.065cm" svg:y1="11.43cm" svg:x2="12.065cm" svg:y2="10.795cm">
          <text:p/>
        </draw:line>
        <draw:line draw:style-name="gr53" draw:text-style-name="P8" draw:layer="layout" svg:x1="11.43cm" svg:y1="11.43cm" svg:x2="11.43cm" svg:y2="10.795cm">
          <text:p/>
        </draw:line>
        <draw:line draw:style-name="gr53" draw:text-style-name="P8" draw:layer="layout" svg:x1="10.795cm" svg:y1="11.43cm" svg:x2="10.795cm" svg:y2="10.795cm">
          <text:p/>
        </draw:line>
        <draw:line draw:style-name="gr59" draw:text-style-name="P8" draw:layer="layout" svg:x1="17.145cm" svg:y1="11.43cm" svg:x2="17.145cm" svg:y2="10.795cm">
          <text:p/>
        </draw:line>
        <draw:line draw:style-name="gr59" draw:text-style-name="P8" draw:layer="layout" svg:x1="17.78cm" svg:y1="11.43cm" svg:x2="17.78cm" svg:y2="10.795cm">
          <text:p/>
        </draw:line>
        <draw:line draw:style-name="gr53" draw:text-style-name="P8" draw:layer="layout" svg:x1="10.16cm" svg:y1="11.431cm" svg:x2="10.16cm" svg:y2="10.796cm">
          <text:p/>
        </draw:line>
        <draw:line draw:style-name="gr59" draw:text-style-name="P8" draw:layer="layout" svg:x1="18.415cm" svg:y1="11.43cm" svg:x2="18.415cm" svg:y2="10.795cm">
          <text:p/>
        </draw:line>
        <draw:line draw:style-name="gr59" draw:text-style-name="P8" draw:layer="layout" svg:x1="19.05cm" svg:y1="11.43cm" svg:x2="19.05cm" svg:y2="10.795cm">
          <text:p/>
        </draw:line>
        <draw:line draw:style-name="gr60" draw:text-style-name="P15" draw:layer="layout" svg:x1="19.05cm" svg:y1="14.605cm" svg:x2="19.05cm" svg:y2="11.43cm">
          <text:p/>
        </draw:line>
        <draw:frame draw:style-name="gr54" draw:text-style-name="P14" draw:layer="layout" svg:width="4.02cm" svg:height="0.725cm" svg:x="16.935cm" svg:y="14.515cm">
          <draw:text-box>
            <text:p text:style-name="P8"><text:span text:style-name="T7">Aktueller Zeitpunkt</text:span></text:p>
          </draw:text-box>
        </draw:frame>
        <draw:custom-shape draw:style-name="gr61" draw:text-style-name="P8" draw:layer="layout" svg:width="0.635cm" svg:height="2.539cm" draw:transform="rotate (-1.56276781223661) translate (19.053cm 11.44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14" draw:layer="layout" svg:width="4.896cm" svg:height="0.725cm" svg:x="13.97cm" svg:y="12.065cm">
          <draw:text-box>
            <text:p><text:span text:style-name="T7">ActionSets im Speicher</text:span></text:p>
          </draw:text-box>
        </draw:frame>
        <draw:custom-shape draw:style-name="gr61" draw:text-style-name="P8" draw:layer="layout" svg:width="0.635cm" svg:height="11.434cm" draw:transform="rotate (-1.56276781223661) translate (16.51cm 11.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14" draw:layer="layout" svg:width="6.196cm" svg:height="0.725cm" svg:x="6.35cm" svg:y="12.065cm">
          <draw:text-box>
            <text:p><text:span text:style-name="T7">Bereits bearbeitete ActionSets</text:span></text:p>
          </draw:text-box>
        </draw:frame>
        <draw:line draw:style-name="gr42" draw:text-style-name="P5" draw:layer="layout" svg:x1="16.511cm" svg:y1="7.621cm" svg:x2="17.78cm" svg:y2="8.255cm">
          <text:p/>
        </draw:line>
        <draw:frame draw:style-name="gr54" draw:text-style-name="P16" draw:layer="layout" svg:width="0.853cm" svg:height="0.963cm" svg:x="16.927cm" svg:y="7.927cm">
          <draw:text-box>
            <text:p><text:span text:style-name="T11">?</text:span></text:p>
          </draw:text-box>
        </draw:frame>
        <draw:frame draw:style-name="gr54" draw:text-style-name="P14" draw:layer="layout" svg:width="4.833cm" svg:height="1.199cm" svg:x="16.51cm" svg:y="8.89cm">
          <draw:text-box>
            <text:p><text:span text:style-name="T7">Zu vergebener Reward</text:span></text:p>
            <text:p><text:span text:style-name="T7">noch unbekan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polygon draw:style-name="gr62" draw:text-style-name="P8" draw:layer="layout" svg:width="10.794cm" svg:height="3.174cm" svg:x="8.255cm" svg:y="7.62cm" svg:viewBox="0 0 10795 3175" draw:points="0,0 10795,3175 5080,0">
          <text:p/>
        </draw:polygon>
        <draw:line draw:style-name="gr1" draw:layer="layout" svg:x1="5.082cm" svg:y1="11.43cm" svg:x2="5.081cm" svg:y2="6.985cm">
          <text:p/>
        </draw:line>
        <draw:line draw:style-name="gr38" draw:layer="layout" svg:x1="4.446cm" svg:y1="10.796cm" svg:x2="20.321cm" svg:y2="10.795cm">
          <text:p/>
        </draw:line>
        <draw:frame draw:style-name="gr39" draw:text-style-name="P2" draw:layer="layout" svg:width="2.611cm" svg:height="0.725cm" svg:x="5.645cm" svg:y="6.26cm">
          <draw:text-box>
            <text:p text:style-name="P1"><text:span text:style-name="T7">Reward</text:span></text:p>
          </draw:text-box>
        </draw:frame>
        <draw:frame draw:style-name="gr40" draw:text-style-name="P2" draw:layer="layout" svg:width="1.771cm" svg:height="0.806cm" svg:x="19.051cm" svg:y="10.795cm">
          <draw:text-box>
            <text:p text:style-name="P1"><text:span text:style-name="T1">Zeit</text:span></text:p>
          </draw:text-box>
        </draw:frame>
        <draw:line draw:style-name="gr42" draw:text-style-name="P5" draw:layer="layout" svg:x1="5.081cm" svg:y1="10.796cm" svg:x2="8.256cm" svg:y2="7.621cm">
          <text:p/>
        </draw:line>
        <draw:line draw:style-name="gr55" draw:layer="layout" svg:x1="5.081cm" svg:y1="10.795cm" svg:x2="8.256cm" svg:y2="10.795cm">
          <text:p/>
        </draw:line>
        <draw:line draw:style-name="gr55" draw:layer="layout" svg:x1="8.256cm" svg:y1="7.62cm" svg:x2="8.257cm" svg:y2="10.795cm">
          <text:p/>
        </draw:line>
        <draw:line draw:style-name="gr56" draw:layer="layout" svg:x1="8.255cm" svg:y1="7.62cm" svg:x2="19.051cm" svg:y2="7.62cm">
          <text:p/>
        </draw:line>
        <draw:line draw:style-name="gr57" draw:text-style-name="P5" draw:layer="layout" svg:x1="5.08cm" svg:y1="13.97cm" svg:x2="6.985cm" svg:y2="13.97cm">
          <text:p/>
        </draw:line>
        <draw:frame draw:style-name="gr58" draw:text-style-name="P11" draw:layer="layout" svg:width="11.399cm" svg:height="0.877cm" svg:x="7.016cm" svg:y="13.335cm">
          <draw:text-box>
            <text:p text:style-name="P1"><text:span text:style-name="T9">Status des Zielsensors (Ziel in Reichweite = 1)</text:span></text:p>
          </draw:text-box>
        </draw:frame>
        <draw:line draw:style-name="gr42" draw:text-style-name="P5" draw:layer="layout" svg:x1="5.08cm" svg:y1="14.605cm" svg:x2="6.985cm" svg:y2="14.605cm">
          <text:p/>
        </draw:line>
        <draw:frame draw:style-name="gr58" draw:text-style-name="P11" draw:layer="layout" svg:width="11.399cm" svg:height="0.877cm" svg:x="7.016cm" svg:y="13.97cm">
          <draw:text-box>
            <text:p text:style-name="P1"><text:span text:style-name="T9">Vergebener Reward für die bearbeiteten ActionSets</text:span></text:p>
          </draw:text-box>
        </draw:frame>
        <draw:line draw:style-name="gr53" draw:text-style-name="P8" draw:layer="layout" svg:x1="4.446cm" svg:y1="7.62cm" svg:x2="5.716cm" svg:y2="7.62cm">
          <text:p/>
        </draw:line>
        <draw:frame draw:style-name="gr54" draw:text-style-name="P14" draw:layer="layout" svg:width="0.739cm" svg:height="0.725cm" svg:x="3.811cm" svg:y="6.985cm">
          <draw:text-box>
            <text:p><text:span text:style-name="T7">1</text:span></text:p>
          </draw:text-box>
        </draw:frame>
        <draw:frame draw:style-name="gr54" draw:text-style-name="P14" draw:layer="layout" svg:width="0.739cm" svg:height="0.725cm" svg:x="3.811cm" svg:y="10.07cm">
          <draw:text-box>
            <text:p><text:span text:style-name="T7">0</text:span></text:p>
          </draw:text-box>
        </draw:frame>
        <draw:line draw:style-name="gr53" draw:text-style-name="P8" draw:layer="layout" svg:x1="5.716cm" svg:y1="10.795cm" svg:x2="5.716cm" svg:y2="11.43cm">
          <text:p/>
        </draw:line>
        <draw:line draw:style-name="gr53" draw:text-style-name="P8" draw:layer="layout" svg:x1="6.351cm" svg:y1="11.43cm" svg:x2="6.351cm" svg:y2="10.795cm">
          <text:p/>
        </draw:line>
        <draw:line draw:style-name="gr53" draw:text-style-name="P8" draw:layer="layout" svg:x1="6.986cm" svg:y1="11.43cm" svg:x2="6.986cm" svg:y2="10.795cm">
          <text:p/>
        </draw:line>
        <draw:line draw:style-name="gr53" draw:text-style-name="P8" draw:layer="layout" svg:x1="7.621cm" svg:y1="11.43cm" svg:x2="7.621cm" svg:y2="10.795cm">
          <text:p/>
        </draw:line>
        <draw:line draw:style-name="gr53" draw:text-style-name="P8" draw:layer="layout" svg:x1="8.256cm" svg:y1="11.43cm" svg:x2="8.256cm" svg:y2="10.795cm">
          <text:p/>
        </draw:line>
        <draw:line draw:style-name="gr63" draw:text-style-name="P8" draw:layer="layout" svg:x1="8.891cm" svg:y1="11.43cm" svg:x2="8.891cm" svg:y2="10.795cm">
          <text:p/>
        </draw:line>
        <draw:line draw:style-name="gr63" draw:text-style-name="P8" draw:layer="layout" svg:x1="9.526cm" svg:y1="11.43cm" svg:x2="9.526cm" svg:y2="10.795cm">
          <text:p/>
        </draw:line>
        <draw:line draw:style-name="gr59" draw:text-style-name="P8" draw:layer="layout" svg:x1="16.511cm" svg:y1="11.43cm" svg:x2="16.511cm" svg:y2="10.795cm">
          <text:p/>
        </draw:line>
        <draw:line draw:style-name="gr59" draw:text-style-name="P8" draw:layer="layout" svg:x1="15.876cm" svg:y1="11.43cm" svg:x2="15.876cm" svg:y2="10.795cm">
          <text:p/>
        </draw:line>
        <draw:line draw:style-name="gr59" draw:text-style-name="P8" draw:layer="layout" svg:x1="15.241cm" svg:y1="11.43cm" svg:x2="15.241cm" svg:y2="10.795cm">
          <text:p/>
        </draw:line>
        <draw:line draw:style-name="gr59" draw:text-style-name="P8" draw:layer="layout" svg:x1="14.606cm" svg:y1="11.43cm" svg:x2="14.606cm" svg:y2="10.795cm">
          <text:p/>
        </draw:line>
        <draw:line draw:style-name="gr59" draw:text-style-name="P8" draw:layer="layout" svg:x1="13.971cm" svg:y1="11.43cm" svg:x2="13.971cm" svg:y2="10.795cm">
          <text:p/>
        </draw:line>
        <draw:line draw:style-name="gr63" draw:text-style-name="P8" draw:layer="layout" svg:x1="13.336cm" svg:y1="11.43cm" svg:x2="13.336cm" svg:y2="10.795cm">
          <text:p/>
        </draw:line>
        <draw:line draw:style-name="gr63" draw:text-style-name="P8" draw:layer="layout" svg:x1="12.701cm" svg:y1="11.43cm" svg:x2="12.701cm" svg:y2="10.795cm">
          <text:p/>
        </draw:line>
        <draw:line draw:style-name="gr63" draw:text-style-name="P8" draw:layer="layout" svg:x1="12.066cm" svg:y1="11.43cm" svg:x2="12.066cm" svg:y2="10.795cm">
          <text:p/>
        </draw:line>
        <draw:line draw:style-name="gr63" draw:text-style-name="P8" draw:layer="layout" svg:x1="11.431cm" svg:y1="11.43cm" svg:x2="11.431cm" svg:y2="10.795cm">
          <text:p/>
        </draw:line>
        <draw:line draw:style-name="gr63" draw:text-style-name="P8" draw:layer="layout" svg:x1="10.796cm" svg:y1="11.43cm" svg:x2="10.796cm" svg:y2="10.795cm">
          <text:p/>
        </draw:line>
        <draw:line draw:style-name="gr59" draw:text-style-name="P8" draw:layer="layout" svg:x1="17.146cm" svg:y1="11.43cm" svg:x2="17.146cm" svg:y2="10.795cm">
          <text:p/>
        </draw:line>
        <draw:line draw:style-name="gr59" draw:text-style-name="P8" draw:layer="layout" svg:x1="17.781cm" svg:y1="11.43cm" svg:x2="17.781cm" svg:y2="10.795cm">
          <text:p/>
        </draw:line>
        <draw:line draw:style-name="gr63" draw:text-style-name="P8" draw:layer="layout" svg:x1="10.161cm" svg:y1="11.431cm" svg:x2="10.161cm" svg:y2="10.796cm">
          <text:p/>
        </draw:line>
        <draw:line draw:style-name="gr59" draw:text-style-name="P8" draw:layer="layout" svg:x1="18.416cm" svg:y1="11.43cm" svg:x2="18.416cm" svg:y2="10.795cm">
          <text:p/>
        </draw:line>
        <draw:line draw:style-name="gr59" draw:text-style-name="P8" draw:layer="layout" svg:x1="19.051cm" svg:y1="11.43cm" svg:x2="19.051cm" svg:y2="10.795cm">
          <text:p/>
        </draw:line>
        <draw:line draw:style-name="gr64" draw:text-style-name="P15" draw:layer="layout" svg:x1="19.051cm" svg:y1="14.605cm" svg:x2="19.051cm" svg:y2="11.43cm">
          <text:p/>
        </draw:line>
        <draw:frame draw:style-name="gr54" draw:text-style-name="P14" draw:layer="layout" svg:width="4.02cm" svg:height="0.725cm" svg:x="16.936cm" svg:y="14.515cm">
          <draw:text-box>
            <text:p text:style-name="P8"><text:span text:style-name="T7">Aktueller Zeitpunkt</text:span></text:p>
          </draw:text-box>
        </draw:frame>
        <draw:custom-shape draw:style-name="gr61" draw:text-style-name="P8" draw:layer="layout" svg:width="0.635cm" svg:height="9.527cm" draw:transform="rotate (-1.57044726094539) translate (18.417cm 11.4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14" draw:layer="layout" svg:width="4.896cm" svg:height="0.725cm" svg:x="10.795cm" svg:y="12.065cm">
          <draw:text-box>
            <text:p><text:span text:style-name="T7">ActionSets im Speicher</text:span></text:p>
          </draw:text-box>
        </draw:frame>
        <draw:line draw:style-name="gr50" draw:text-style-name="P5" draw:layer="layout" svg:x1="8.89cm" svg:y1="7.62cm" svg:x2="13.335cm" svg:y2="7.62cm">
          <text:p/>
        </draw:line>
        <draw:frame draw:style-name="gr54" draw:text-style-name="P16" draw:layer="layout" svg:width="0.853cm" svg:height="0.963cm" svg:x="8.672cm" svg:y="8.255cm">
          <draw:text-box>
            <text:p><text:span text:style-name="T11">?</text:span></text:p>
          </draw:text-box>
        </draw:frame>
        <draw:frame draw:style-name="gr54" draw:text-style-name="P14" draw:layer="layout" svg:width="4.833cm" svg:height="1.199cm" svg:x="8.502cm" svg:y="8.961cm">
          <draw:text-box>
            <text:p><text:span text:style-name="T7">Zu vergebener Reward</text:span></text:p>
            <text:p><text:span text:style-name="T7">eigentlich unbekant</text:span></text:p>
          </draw:text-box>
        </draw:frame>
        <draw:custom-shape draw:style-name="gr61" draw:text-style-name="P8" draw:layer="layout" svg:width="0.635cm" svg:height="4.445cm" draw:transform="rotate (1.570272728019) translate (8.89cm 6.9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ellipse draw:style-name="gr65" draw:layer="layout" svg:width="1.271cm" svg:height="4.446cm" svg:x="18.414cm" svg:y="6.984cm">
          <text:p/>
        </draw:ellipse>
        <draw:frame draw:style-name="gr66" draw:text-style-name="P17" draw:layer="layout" svg:width="1.27cm" svg:height="0.963cm" svg:x="18.415cm" svg:y="8.89cm">
          <draw:text-box>
            <text:p><text:span text:style-name="T12"><text:s/></text:span><text:span text:style-name="T12">X</text:span></text:p>
          </draw:text-box>
        </draw:frame>
        <draw:frame draw:style-name="gr54" draw:text-style-name="P17" draw:layer="layout" svg:width="2.894cm" svg:height="0.963cm" svg:x="15.521cm" svg:y="7.927cm">
          <draw:text-box>
            <text:p><text:span text:style-name="T12">Überlauf</text:span></text:p>
          </draw:text-box>
        </draw:frame>
        <draw:frame draw:style-name="gr54" draw:text-style-name="P14" draw:layer="layout" svg:width="6.09cm" svg:height="0.725cm" svg:x="8.515cm" svg:y="5.625cm">
          <draw:text-box>
            <text:p><text:span text:style-name="T7">Reward für neutrales Ereignis</text:span></text:p>
          </draw:text-box>
        </draw:frame>
        <draw:line draw:style-name="gr42" draw:text-style-name="P5" draw:layer="layout" svg:x1="8.256cm" svg:y1="7.621cm" svg:x2="9.525cm" svg:y2="8.255cm">
          <text:p/>
        </draw:line>
        <draw:rect draw:style-name="gr53" draw:text-style-name="P8" draw:layer="layout" svg:width="0.635cm" svg:height="0.635cm" svg:x="6.349cm" svg:y="14.847cm">
          <text:p/>
        </draw:rect>
        <draw:frame draw:style-name="gr54" draw:text-style-name="P14" draw:layer="layout" svg:width="3.774cm" svg:height="0.725cm" svg:x="7.02cm" svg:y="14.757cm">
          <draw:text-box>
            <text:p><text:span text:style-name="T7">Maximaler Fehler</text:span></text:p>
          </draw:text-box>
        </draw:frame>
        <draw:frame draw:style-name="gr54" draw:text-style-name="P18" draw:layer="layout" svg:width="5.18cm" svg:height="0.725cm" svg:x="5.08cm" svg:y="12.7cm">
          <draw:text-box>
            <text:p><text:span text:style-name="T10">Zu löschende ActionSets</text:span></text:p>
          </draw:text-box>
        </draw:frame>
        <draw:custom-shape draw:style-name="gr67" draw:text-style-name="P8" draw:layer="layout" svg:width="1.269cm" svg:height="4.444cm" draw:transform="rotate (-1.57044726094539) translate (13.334cm 11.43cm)">
          <text:p/>
          <draw:enhanced-geometry svg:viewBox="0 0 21600 21600" draw:glue-points="0 0 0 21600 21600 10800" draw:text-areas="0 ?f9 7800 ?f10" draw:type="right-brace" draw:modifiers="1800 16619.12260967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g>
          <draw:rect draw:style-name="gr17" draw:text-style-name="P8" draw:layer="layout" svg:width="1.27cm" svg:height="1.27cm" svg:x="10.795cm" svg:y="10.16cm">
            <text:p/>
          </draw:rect>
        </draw:g>
        <draw:g>
          <draw:rect draw:style-name="gr17" draw:text-style-name="P8" draw:layer="layout" svg:width="1.27cm" svg:height="1.27cm" svg:x="12.065cm" svg:y="10.16cm">
            <text:p/>
          </draw:rect>
        </draw:g>
        <draw:g>
          <draw:rect draw:style-name="gr17" draw:text-style-name="P8" draw:layer="layout" svg:width="1.27cm" svg:height="1.27cm" svg:x="13.335cm" svg:y="10.16cm">
            <text:p/>
          </draw:rect>
        </draw:g>
        <draw:g>
          <draw:rect draw:style-name="gr17" draw:text-style-name="P8" draw:layer="layout" svg:width="1.27cm" svg:height="1.27cm" svg:x="12.065cm" svg:y="11.43cm">
            <text:p/>
          </draw:rect>
        </draw:g>
        <draw:g>
          <draw:rect draw:style-name="gr17" draw:text-style-name="P8" draw:layer="layout" svg:width="1.27cm" svg:height="1.27cm" svg:x="10.795cm" svg:y="12.7cm">
            <text:p/>
          </draw:rect>
        </draw:g>
        <draw:g>
          <draw:rect draw:style-name="gr17" draw:text-style-name="P8" draw:layer="layout" svg:width="1.27cm" svg:height="1.27cm" svg:x="12.065cm" svg:y="12.7cm">
            <text:p/>
          </draw:rect>
        </draw:g>
        <draw:g>
          <draw:rect draw:style-name="gr17" draw:text-style-name="P8" draw:layer="layout" svg:width="1.27cm" svg:height="1.27cm" svg:x="9.525cm" svg:y="8.89cm">
            <text:p/>
          </draw:rect>
        </draw:g>
        <draw:g>
          <draw:rect draw:style-name="gr17" draw:text-style-name="P8" draw:layer="layout" svg:width="1.27cm" svg:height="1.27cm" svg:x="10.795cm" svg:y="8.89cm">
            <text:p/>
          </draw:rect>
        </draw:g>
        <draw:g>
          <draw:rect draw:style-name="gr17" draw:text-style-name="P8" draw:layer="layout" svg:width="1.27cm" svg:height="1.27cm" svg:x="12.065cm" svg:y="8.89cm">
            <text:p/>
          </draw:rect>
        </draw:g>
        <draw:g>
          <draw:rect draw:style-name="gr17" draw:text-style-name="P8" draw:layer="layout" svg:width="1.27cm" svg:height="1.27cm" svg:x="13.335cm" svg:y="8.89cm">
            <text:p/>
          </draw:rect>
        </draw:g>
        <draw:g>
          <draw:rect draw:style-name="gr17" draw:text-style-name="P8" draw:layer="layout" svg:width="1.27cm" svg:height="1.27cm" svg:x="8.255cm" svg:y="7.62cm">
            <text:p/>
          </draw:rect>
        </draw:g>
        <draw:g>
          <draw:rect draw:style-name="gr17" draw:text-style-name="P8" draw:layer="layout" svg:width="1.27cm" svg:height="1.27cm" svg:x="9.525cm" svg:y="7.62cm">
            <text:p/>
          </draw:rect>
        </draw:g>
        <draw:g>
          <draw:rect draw:style-name="gr17" draw:text-style-name="P8" draw:layer="layout" svg:width="1.27cm" svg:height="1.27cm" svg:x="10.795cm" svg:y="7.62cm">
            <text:p/>
          </draw:rect>
        </draw:g>
        <draw:g>
          <draw:rect draw:style-name="gr17" draw:text-style-name="P8" draw:layer="layout" svg:width="1.27cm" svg:height="1.27cm" svg:x="12.065cm" svg:y="7.62cm">
            <text:p/>
          </draw:rect>
        </draw:g>
        <draw:g>
          <draw:rect draw:style-name="gr17" draw:text-style-name="P8" draw:layer="layout" svg:width="1.27cm" svg:height="1.27cm" svg:x="13.335cm" svg:y="7.62cm">
            <text:p/>
          </draw:rect>
        </draw:g>
        <draw:g>
          <draw:rect draw:style-name="gr17" draw:text-style-name="P8" draw:layer="layout" svg:width="1.27cm" svg:height="1.27cm" svg:x="14.605cm" svg:y="7.62cm">
            <text:p/>
          </draw:rect>
        </draw:g>
        <draw:g>
          <draw:rect draw:style-name="gr17" draw:text-style-name="P8" draw:layer="layout" svg:width="1.27cm" svg:height="1.27cm" svg:x="13.335cm" svg:y="11.43cm">
            <text:p/>
          </draw:rect>
        </draw:g>
        <draw:g>
          <draw:rect draw:style-name="gr17" draw:text-style-name="P8" draw:layer="layout" svg:width="1.27cm" svg:height="1.27cm" svg:x="14.605cm" svg:y="8.89cm">
            <text:p/>
          </draw:rect>
        </draw:g>
        <draw:g>
          <draw:rect draw:style-name="gr17" draw:text-style-name="P8" draw:layer="layout" svg:width="1.27cm" svg:height="1.27cm" svg:x="14.605cm" svg:y="10.16cm">
            <text:p/>
          </draw:rect>
        </draw:g>
        <draw:g>
          <draw:rect draw:style-name="gr17" draw:text-style-name="P8" draw:layer="layout" svg:width="1.27cm" svg:height="1.27cm" svg:x="14.605cm" svg:y="11.43cm">
            <text:p/>
          </draw:rect>
        </draw:g>
        <draw:g>
          <draw:rect draw:style-name="gr17" draw:text-style-name="P8" draw:layer="layout" svg:width="1.27cm" svg:height="1.27cm" svg:x="14.605cm" svg:y="12.7cm">
            <text:p/>
          </draw:rect>
        </draw:g>
        <draw:g>
          <draw:rect draw:style-name="gr17" draw:text-style-name="P8" draw:layer="layout" svg:width="1.27cm" svg:height="1.27cm" svg:x="15.875cm" svg:y="7.62cm">
            <text:p/>
          </draw:rect>
        </draw:g>
        <draw:g>
          <draw:rect draw:style-name="gr17" draw:text-style-name="P8" draw:layer="layout" svg:width="1.27cm" svg:height="1.27cm" svg:x="15.875cm" svg:y="8.89cm">
            <text:p/>
          </draw:rect>
        </draw:g>
        <draw:g>
          <draw:rect draw:style-name="gr17" draw:text-style-name="P8" draw:layer="layout" svg:width="1.27cm" svg:height="1.27cm" svg:x="15.875cm" svg:y="10.16cm">
            <text:p/>
          </draw:rect>
        </draw:g>
        <draw:g>
          <draw:rect draw:style-name="gr17" draw:text-style-name="P8" draw:layer="layout" svg:width="1.27cm" svg:height="1.27cm" svg:x="15.875cm" svg:y="11.43cm">
            <text:p/>
          </draw:rect>
        </draw:g>
        <draw:g>
          <draw:rect draw:style-name="gr17" draw:text-style-name="P8" draw:layer="layout" svg:width="1.27cm" svg:height="1.27cm" svg:x="15.875cm" svg:y="12.7cm">
            <text:p/>
          </draw:rect>
        </draw:g>
        <draw:g>
          <draw:rect draw:style-name="gr17" draw:text-style-name="P8" draw:layer="layout" svg:width="1.27cm" svg:height="1.27cm" svg:x="15.875cm" svg:y="13.97cm">
            <text:p/>
          </draw:rect>
        </draw:g>
        <draw:g>
          <draw:rect draw:style-name="gr17" draw:text-style-name="P8" draw:layer="layout" svg:width="1.27cm" svg:height="1.27cm" svg:x="13.335cm" svg:y="12.7cm">
            <text:p/>
          </draw:rect>
        </draw:g>
        <draw:g>
          <draw:rect draw:style-name="gr17" draw:text-style-name="P8" draw:layer="layout" svg:width="1.27cm" svg:height="1.27cm" svg:x="10.795cm" svg:y="13.97cm">
            <text:p/>
          </draw:rect>
        </draw:g>
        <draw:g>
          <draw:rect draw:style-name="gr17" draw:text-style-name="P8" draw:layer="layout" svg:width="1.27cm" svg:height="1.27cm" svg:x="12.065cm" svg:y="13.97cm">
            <text:p/>
          </draw:rect>
        </draw:g>
        <draw:g>
          <draw:rect draw:style-name="gr17" draw:text-style-name="P8" draw:layer="layout" svg:width="1.27cm" svg:height="1.27cm" svg:x="13.335cm" svg:y="13.97cm">
            <text:p/>
          </draw:rect>
        </draw:g>
        <draw:g>
          <draw:rect draw:style-name="gr17" draw:text-style-name="P8" draw:layer="layout" svg:width="1.27cm" svg:height="1.27cm" svg:x="14.605cm" svg:y="13.97cm">
            <text:p/>
          </draw:rect>
        </draw:g>
        <draw:g>
          <draw:rect draw:style-name="gr17" draw:text-style-name="P8" draw:layer="layout" svg:width="1.27cm" svg:height="1.27cm" svg:x="9.525cm" svg:y="15.24cm">
            <text:p/>
          </draw:rect>
        </draw:g>
        <draw:g>
          <draw:rect draw:style-name="gr17" draw:text-style-name="P8" draw:layer="layout" svg:width="1.27cm" svg:height="1.27cm" svg:x="10.795cm" svg:y="15.24cm">
            <text:p/>
          </draw:rect>
        </draw:g>
        <draw:g>
          <draw:rect draw:style-name="gr17" draw:text-style-name="P8" draw:layer="layout" svg:width="1.27cm" svg:height="1.27cm" svg:x="12.065cm" svg:y="15.24cm">
            <text:p/>
          </draw:rect>
        </draw:g>
        <draw:g>
          <draw:rect draw:style-name="gr17" draw:text-style-name="P8" draw:layer="layout" svg:width="1.27cm" svg:height="1.27cm" svg:x="13.335cm" svg:y="15.24cm">
            <text:p/>
          </draw:rect>
        </draw:g>
        <draw:g>
          <draw:rect draw:style-name="gr17" draw:text-style-name="P8" draw:layer="layout" svg:width="1.27cm" svg:height="1.27cm" svg:x="14.605cm" svg:y="15.24cm">
            <text:p/>
          </draw:rect>
        </draw:g>
        <draw:g>
          <draw:rect draw:style-name="gr17" draw:text-style-name="P8" draw:layer="layout" svg:width="1.27cm" svg:height="1.27cm" svg:x="15.875cm" svg:y="15.24cm">
            <text:p/>
          </draw:rect>
        </draw:g>
        <draw:g>
          <draw:rect draw:style-name="gr17" draw:text-style-name="P8" draw:layer="layout" svg:width="1.27cm" svg:height="1.27cm" svg:x="10.795cm" svg:y="11.43cm">
            <text:p/>
          </draw:rect>
        </draw:g>
        <draw:g>
          <draw:rect draw:style-name="gr17" draw:text-style-name="P8" draw:layer="layout" svg:width="1.27cm" svg:height="1.27cm" svg:x="8.255cm" svg:y="10.16cm">
            <text:p/>
          </draw:rect>
        </draw:g>
        <draw:g>
          <draw:rect draw:style-name="gr17" draw:text-style-name="P8" draw:layer="layout" svg:width="1.27cm" svg:height="1.27cm" svg:x="8.255cm" svg:y="8.89cm">
            <text:p/>
          </draw:rect>
        </draw:g>
        <draw:g>
          <draw:rect draw:style-name="gr17" draw:text-style-name="P8" draw:layer="layout" svg:width="1.27cm" svg:height="1.27cm" svg:x="8.255cm" svg:y="12.7cm">
            <text:p/>
          </draw:rect>
        </draw:g>
        <draw:g>
          <draw:rect draw:style-name="gr17" draw:text-style-name="P8" draw:layer="layout" svg:width="1.27cm" svg:height="1.27cm" svg:x="8.255cm" svg:y="11.43cm">
            <text:p/>
          </draw:rect>
        </draw:g>
        <draw:g>
          <draw:rect draw:style-name="gr17" draw:text-style-name="P8" draw:layer="layout" svg:width="1.27cm" svg:height="1.27cm" svg:x="9.525cm" svg:y="11.43cm">
            <text:p/>
          </draw:rect>
        </draw:g>
        <draw:g>
          <draw:rect draw:style-name="gr17" draw:text-style-name="P8" draw:layer="layout" svg:width="1.27cm" svg:height="1.27cm" svg:x="9.525cm" svg:y="10.16cm">
            <text:p/>
          </draw:rect>
        </draw:g>
        <draw:g>
          <draw:rect draw:style-name="gr17" draw:text-style-name="P8" draw:layer="layout" svg:width="1.27cm" svg:height="1.27cm" svg:x="9.525cm" svg:y="13.97cm">
            <text:p/>
          </draw:rect>
        </draw:g>
        <draw:g>
          <draw:rect draw:style-name="gr17" draw:text-style-name="P8" draw:layer="layout" svg:width="1.27cm" svg:height="1.27cm" svg:x="9.525cm" svg:y="12.7cm">
            <text:p/>
          </draw:rect>
        </draw:g>
        <draw:g>
          <draw:rect draw:style-name="gr17" draw:text-style-name="P8" draw:layer="layout" svg:width="1.27cm" svg:height="1.27cm" svg:x="8.255cm" svg:y="15.24cm">
            <text:p/>
          </draw:rect>
        </draw:g>
        <draw:g>
          <draw:rect draw:style-name="gr17" draw:text-style-name="P8" draw:layer="layout" svg:width="1.27cm" svg:height="1.27cm" svg:x="8.255cm" svg:y="13.9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8" draw:text-style-name="P8" draw:layer="layout" svg:width="1.269cm" svg:height="1.269cm" svg:x="14.605cm" svg:y="13.97cm" svg:viewBox="0 0 1270 1270" svg:d="m635 0c360 0 635 275 635 635s-275 635-635 635-635-275-635-635 275-635 635-635z">
            <text:p/>
          </draw:path>
          <draw:path draw:style-name="gr68" draw:text-style-name="P8" draw:layer="layout" svg:width="0.135cm" svg:height="0.135cm" svg:x="14.965cm" svg:y="14.343cm" svg:viewBox="0 0 136 136" svg:d="m68 0c38 0 68 30 68 68s-30 68-68 68-68-30-68-68 30-68 68-68z">
            <text:p/>
          </draw:path>
          <draw:path draw:style-name="gr68" draw:text-style-name="P8" draw:layer="layout" svg:width="0.135cm" svg:height="0.135cm" svg:x="15.377cm" svg:y="14.343cm" svg:viewBox="0 0 136 136" svg:d="m68 0c38 0 68 30 68 68s-30 68-68 68-68-30-68-68 30-68 68-68z">
            <text:p/>
          </draw:path>
          <draw:path draw:style-name="gr68" draw:text-style-name="P8" draw:layer="layout" svg:width="0.697cm" svg:height="0.088cm" svg:x="14.891cm" svg:y="14.882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0.79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1.15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1.56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1.081cm" svg:y="11.072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4.60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4.96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5.37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4.891cm" svg:y="11.072cm" svg:viewBox="0 0 698 89" svg:d="m0 0c224 118 474 118 698 0">
            <text:p/>
          </draw:path>
        </draw:g>
        <draw:g>
          <draw:rect draw:style-name="gr17" draw:text-style-name="P8" draw:layer="layout" svg:width="1.27cm" svg:height="1.27cm" svg:x="17.145cm" svg:y="7.62cm">
            <text:p/>
          </draw:rect>
        </draw:g>
        <draw:g>
          <draw:rect draw:style-name="gr17" draw:text-style-name="P8" draw:layer="layout" svg:width="1.27cm" svg:height="1.27cm" svg:x="17.145cm" svg:y="8.89cm">
            <text:p/>
          </draw:rect>
        </draw:g>
        <draw:g>
          <draw:rect draw:style-name="gr17" draw:text-style-name="P8" draw:layer="layout" svg:width="1.27cm" svg:height="1.27cm" svg:x="17.145cm" svg:y="10.16cm">
            <text:p/>
          </draw:rect>
        </draw:g>
        <draw:g>
          <draw:rect draw:style-name="gr17" draw:text-style-name="P8" draw:layer="layout" svg:width="1.27cm" svg:height="1.27cm" svg:x="17.145cm" svg:y="11.43cm">
            <text:p/>
          </draw:rect>
        </draw:g>
        <draw:g>
          <draw:rect draw:style-name="gr17" draw:text-style-name="P8" draw:layer="layout" svg:width="1.27cm" svg:height="1.27cm" svg:x="17.145cm" svg:y="12.7cm">
            <text:p/>
          </draw:rect>
        </draw:g>
        <draw:g>
          <draw:rect draw:style-name="gr17" draw:text-style-name="P8" draw:layer="layout" svg:width="1.27cm" svg:height="1.27cm" svg:x="17.145cm" svg:y="13.97cm">
            <text:p/>
          </draw:rect>
        </draw:g>
        <draw:g>
          <draw:rect draw:style-name="gr17" draw:text-style-name="P8" draw:layer="layout" svg:width="1.27cm" svg:height="1.27cm" svg:x="17.145cm" svg:y="15.24cm">
            <text:p/>
          </draw:rect>
        </draw:g>
        <draw:g>
          <draw:rect draw:style-name="gr17" draw:text-style-name="P8" draw:layer="layout" svg:width="1.27cm" svg:height="1.27cm" svg:x="6.985cm" svg:y="7.62cm">
            <text:p/>
          </draw:rect>
        </draw:g>
        <draw:g>
          <draw:rect draw:style-name="gr17" draw:text-style-name="P8" draw:layer="layout" svg:width="1.27cm" svg:height="1.27cm" svg:x="6.985cm" svg:y="8.89cm">
            <text:p/>
          </draw:rect>
        </draw:g>
        <draw:g>
          <draw:rect draw:style-name="gr17" draw:text-style-name="P8" draw:layer="layout" svg:width="1.27cm" svg:height="1.27cm" svg:x="6.985cm" svg:y="10.16cm">
            <text:p/>
          </draw:rect>
        </draw:g>
        <draw:g>
          <draw:rect draw:style-name="gr17" draw:text-style-name="P8" draw:layer="layout" svg:width="1.27cm" svg:height="1.27cm" svg:x="6.985cm" svg:y="11.43cm">
            <text:p/>
          </draw:rect>
        </draw:g>
        <draw:g>
          <draw:rect draw:style-name="gr17" draw:text-style-name="P8" draw:layer="layout" svg:width="1.27cm" svg:height="1.27cm" svg:x="6.985cm" svg:y="12.7cm">
            <text:p/>
          </draw:rect>
        </draw:g>
        <draw:g>
          <draw:rect draw:style-name="gr17" draw:text-style-name="P8" draw:layer="layout" svg:width="1.27cm" svg:height="1.27cm" svg:x="6.985cm" svg:y="13.97cm">
            <text:p/>
          </draw:rect>
        </draw:g>
        <draw:g>
          <draw:rect draw:style-name="gr17" draw:text-style-name="P8" draw:layer="layout" svg:width="1.27cm" svg:height="1.27cm" svg:x="6.985cm" svg:y="15.24cm">
            <text:p/>
          </draw:rect>
        </draw:g>
        <draw:g>
          <draw:rect draw:style-name="gr17" draw:text-style-name="P8" draw:layer="layout" svg:width="1.27cm" svg:height="1.27cm" svg:x="9.525cm" svg:y="16.51cm">
            <text:p/>
          </draw:rect>
        </draw:g>
        <draw:g>
          <draw:rect draw:style-name="gr17" draw:text-style-name="P8" draw:layer="layout" svg:width="1.27cm" svg:height="1.27cm" svg:x="10.795cm" svg:y="16.51cm">
            <text:p/>
          </draw:rect>
        </draw:g>
        <draw:g>
          <draw:rect draw:style-name="gr17" draw:text-style-name="P8" draw:layer="layout" svg:width="1.27cm" svg:height="1.27cm" svg:x="12.065cm" svg:y="16.51cm">
            <text:p/>
          </draw:rect>
        </draw:g>
        <draw:g>
          <draw:rect draw:style-name="gr17" draw:text-style-name="P8" draw:layer="layout" svg:width="1.27cm" svg:height="1.27cm" svg:x="13.335cm" svg:y="16.51cm">
            <text:p/>
          </draw:rect>
        </draw:g>
        <draw:g>
          <draw:rect draw:style-name="gr17" draw:text-style-name="P8" draw:layer="layout" svg:width="1.27cm" svg:height="1.27cm" svg:x="14.605cm" svg:y="16.51cm">
            <text:p/>
          </draw:rect>
        </draw:g>
        <draw:g>
          <draw:rect draw:style-name="gr17" draw:text-style-name="P8" draw:layer="layout" svg:width="1.27cm" svg:height="1.27cm" svg:x="15.875cm" svg:y="16.51cm">
            <text:p/>
          </draw:rect>
        </draw:g>
        <draw:g>
          <draw:polygon draw:style-name="gr70" draw:text-style-name="P8" draw:layer="layout" svg:width="1.27cm" svg:height="1.27cm" svg:x="15.874cm" svg:y="16.509cm" svg:viewBox="0 0 1271 1271" draw:points="635,0 487,485 0,485 395,788 247,1271 635,975 1023,1271 875,788 1271,485 783,485">
            <text:p/>
          </draw:polygon>
        </draw:g>
        <draw:g>
          <draw:rect draw:style-name="gr17" draw:text-style-name="P8" draw:layer="layout" svg:width="1.27cm" svg:height="1.27cm" svg:x="8.255cm" svg:y="16.51cm">
            <text:p/>
          </draw:rect>
        </draw:g>
        <draw:g>
          <draw:rect draw:style-name="gr17" draw:text-style-name="P8" draw:layer="layout" svg:width="1.27cm" svg:height="1.27cm" svg:x="17.145cm" svg:y="16.51cm">
            <text:p/>
          </draw:rect>
        </draw:g>
        <draw:g>
          <draw:rect draw:style-name="gr17" draw:text-style-name="P8" draw:layer="layout" svg:width="1.27cm" svg:height="1.27cm" svg:x="6.985cm" svg:y="16.51cm">
            <text:p/>
          </draw:rect>
        </draw:g>
        <draw:g>
          <draw:rect draw:style-name="gr17" draw:text-style-name="P8" draw:layer="layout" svg:width="1.27cm" svg:height="1.27cm" svg:x="9.525cm" svg:y="6.35cm">
            <text:p/>
          </draw:rect>
        </draw:g>
        <draw:g>
          <draw:rect draw:style-name="gr17" draw:text-style-name="P8" draw:layer="layout" svg:width="1.27cm" svg:height="1.27cm" svg:x="10.795cm" svg:y="6.35cm">
            <text:p/>
          </draw:rect>
        </draw:g>
        <draw:g>
          <draw:rect draw:style-name="gr17" draw:text-style-name="P8" draw:layer="layout" svg:width="1.27cm" svg:height="1.27cm" svg:x="12.065cm" svg:y="6.35cm">
            <text:p/>
          </draw:rect>
        </draw:g>
        <draw:g>
          <draw:rect draw:style-name="gr17" draw:text-style-name="P8" draw:layer="layout" svg:width="1.27cm" svg:height="1.27cm" svg:x="13.335cm" svg:y="6.35cm">
            <text:p/>
          </draw:rect>
        </draw:g>
        <draw:g>
          <draw:rect draw:style-name="gr17" draw:text-style-name="P8" draw:layer="layout" svg:width="1.27cm" svg:height="1.27cm" svg:x="14.605cm" svg:y="6.35cm">
            <text:p/>
          </draw:rect>
        </draw:g>
        <draw:g>
          <draw:rect draw:style-name="gr17" draw:text-style-name="P8" draw:layer="layout" svg:width="1.27cm" svg:height="1.27cm" svg:x="15.875cm" svg:y="6.35cm">
            <text:p/>
          </draw:rect>
        </draw:g>
        <draw:g>
          <draw:rect draw:style-name="gr17" draw:text-style-name="P8" draw:layer="layout" svg:width="1.27cm" svg:height="1.27cm" svg:x="8.255cm" svg:y="6.35cm">
            <text:p/>
          </draw:rect>
        </draw:g>
        <draw:g>
          <draw:rect draw:style-name="gr17" draw:text-style-name="P8" draw:layer="layout" svg:width="1.27cm" svg:height="1.27cm" svg:x="17.145cm" svg:y="6.35cm">
            <text:p/>
          </draw:rect>
        </draw:g>
        <draw:g>
          <draw:rect draw:style-name="gr17" draw:text-style-name="P8" draw:layer="layout" svg:width="1.27cm" svg:height="1.27cm" svg:x="6.985cm" svg:y="6.35cm">
            <text:p/>
          </draw:rect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1" draw:text-style-name="P19" draw:layer="layout" svg:width="8.89cm" svg:height="8.89cm" svg:x="6.985cm" svg:y="6.35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2" draw:text-style-name="P19" draw:layer="layout" svg:width="8.89cm" svg:height="8.89cm" svg:x="10.795cm" svg:y="6.35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3" draw:text-style-name="P19" draw:layer="layout" svg:width="8.89cm" svg:height="8.89cm" svg:x="10.795cm" svg:y="10.108cm">
            <text:p/>
          </draw:circl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g>
          <draw:rect draw:style-name="gr17" draw:text-style-name="P8" draw:layer="layout" svg:width="1.27cm" svg:height="1.27cm" svg:x="10.795cm" svg:y="10.212cm">
            <text:p/>
          </draw:rect>
        </draw:g>
        <draw:g>
          <draw:rect draw:style-name="gr17" draw:text-style-name="P8" draw:layer="layout" svg:width="1.27cm" svg:height="1.27cm" svg:x="12.065cm" svg:y="10.212cm">
            <text:p/>
          </draw:rect>
        </draw:g>
        <draw:g>
          <draw:rect draw:style-name="gr17" draw:text-style-name="P8" draw:layer="layout" svg:width="1.27cm" svg:height="1.27cm" svg:x="13.335cm" svg:y="10.212cm">
            <text:p/>
          </draw:rect>
        </draw:g>
        <draw:g>
          <draw:rect draw:style-name="gr17" draw:text-style-name="P8" draw:layer="layout" svg:width="1.27cm" svg:height="1.27cm" svg:x="12.065cm" svg:y="11.482cm">
            <text:p/>
          </draw:rect>
        </draw:g>
        <draw:g>
          <draw:rect draw:style-name="gr17" draw:text-style-name="P8" draw:layer="layout" svg:width="1.27cm" svg:height="1.27cm" svg:x="10.795cm" svg:y="12.752cm">
            <text:p/>
          </draw:rect>
        </draw:g>
        <draw:g>
          <draw:rect draw:style-name="gr17" draw:text-style-name="P8" draw:layer="layout" svg:width="1.27cm" svg:height="1.27cm" svg:x="12.065cm" svg:y="12.752cm">
            <text:p/>
          </draw:rect>
        </draw:g>
        <draw:g>
          <draw:rect draw:style-name="gr17" draw:text-style-name="P8" draw:layer="layout" svg:width="1.27cm" svg:height="1.27cm" svg:x="9.525cm" svg:y="8.942cm">
            <text:p/>
          </draw:rect>
        </draw:g>
        <draw:g>
          <draw:rect draw:style-name="gr17" draw:text-style-name="P8" draw:layer="layout" svg:width="1.27cm" svg:height="1.27cm" svg:x="10.795cm" svg:y="8.942cm">
            <text:p/>
          </draw:rect>
        </draw:g>
        <draw:g>
          <draw:rect draw:style-name="gr17" draw:text-style-name="P8" draw:layer="layout" svg:width="1.27cm" svg:height="1.27cm" svg:x="12.065cm" svg:y="8.942cm">
            <text:p/>
          </draw:rect>
        </draw:g>
        <draw:g>
          <draw:rect draw:style-name="gr17" draw:text-style-name="P8" draw:layer="layout" svg:width="1.27cm" svg:height="1.27cm" svg:x="13.335cm" svg:y="8.942cm">
            <text:p/>
          </draw:rect>
        </draw:g>
        <draw:g>
          <draw:rect draw:style-name="gr17" draw:text-style-name="P8" draw:layer="layout" svg:width="1.27cm" svg:height="1.27cm" svg:x="8.255cm" svg:y="7.672cm">
            <text:p/>
          </draw:rect>
        </draw:g>
        <draw:g>
          <draw:rect draw:style-name="gr17" draw:text-style-name="P8" draw:layer="layout" svg:width="1.27cm" svg:height="1.27cm" svg:x="9.525cm" svg:y="7.672cm">
            <text:p/>
          </draw:rect>
        </draw:g>
        <draw:g>
          <draw:rect draw:style-name="gr17" draw:text-style-name="P8" draw:layer="layout" svg:width="1.27cm" svg:height="1.27cm" svg:x="10.795cm" svg:y="7.672cm">
            <text:p/>
          </draw:rect>
        </draw:g>
        <draw:g>
          <draw:rect draw:style-name="gr17" draw:text-style-name="P8" draw:layer="layout" svg:width="1.27cm" svg:height="1.27cm" svg:x="12.065cm" svg:y="7.672cm">
            <text:p/>
          </draw:rect>
        </draw:g>
        <draw:g>
          <draw:rect draw:style-name="gr17" draw:text-style-name="P8" draw:layer="layout" svg:width="1.27cm" svg:height="1.27cm" svg:x="13.335cm" svg:y="7.672cm">
            <text:p/>
          </draw:rect>
        </draw:g>
        <draw:g>
          <draw:rect draw:style-name="gr17" draw:text-style-name="P8" draw:layer="layout" svg:width="1.27cm" svg:height="1.27cm" svg:x="14.605cm" svg:y="7.672cm">
            <text:p/>
          </draw:rect>
        </draw:g>
        <draw:g>
          <draw:rect draw:style-name="gr17" draw:text-style-name="P8" draw:layer="layout" svg:width="1.27cm" svg:height="1.27cm" svg:x="13.335cm" svg:y="11.482cm">
            <text:p/>
          </draw:rect>
        </draw:g>
        <draw:g>
          <draw:rect draw:style-name="gr17" draw:text-style-name="P8" draw:layer="layout" svg:width="1.27cm" svg:height="1.27cm" svg:x="14.605cm" svg:y="8.942cm">
            <text:p/>
          </draw:rect>
        </draw:g>
        <draw:g>
          <draw:rect draw:style-name="gr17" draw:text-style-name="P8" draw:layer="layout" svg:width="1.27cm" svg:height="1.27cm" svg:x="14.605cm" svg:y="10.212cm">
            <text:p/>
          </draw:rect>
        </draw:g>
        <draw:g>
          <draw:rect draw:style-name="gr17" draw:text-style-name="P8" draw:layer="layout" svg:width="1.27cm" svg:height="1.27cm" svg:x="14.605cm" svg:y="11.482cm">
            <text:p/>
          </draw:rect>
        </draw:g>
        <draw:g>
          <draw:rect draw:style-name="gr17" draw:text-style-name="P8" draw:layer="layout" svg:width="1.27cm" svg:height="1.27cm" svg:x="14.605cm" svg:y="12.752cm">
            <text:p/>
          </draw:rect>
        </draw:g>
        <draw:g>
          <draw:rect draw:style-name="gr17" draw:text-style-name="P8" draw:layer="layout" svg:width="1.27cm" svg:height="1.27cm" svg:x="15.875cm" svg:y="7.672cm">
            <text:p/>
          </draw:rect>
        </draw:g>
        <draw:g>
          <draw:rect draw:style-name="gr17" draw:text-style-name="P8" draw:layer="layout" svg:width="1.27cm" svg:height="1.27cm" svg:x="15.875cm" svg:y="8.942cm">
            <text:p/>
          </draw:rect>
        </draw:g>
        <draw:g>
          <draw:rect draw:style-name="gr17" draw:text-style-name="P8" draw:layer="layout" svg:width="1.27cm" svg:height="1.27cm" svg:x="15.875cm" svg:y="10.212cm">
            <text:p/>
          </draw:rect>
        </draw:g>
        <draw:g>
          <draw:rect draw:style-name="gr17" draw:text-style-name="P8" draw:layer="layout" svg:width="1.27cm" svg:height="1.27cm" svg:x="15.875cm" svg:y="11.482cm">
            <text:p/>
          </draw:rect>
        </draw:g>
        <draw:g>
          <draw:rect draw:style-name="gr17" draw:text-style-name="P8" draw:layer="layout" svg:width="1.27cm" svg:height="1.27cm" svg:x="15.875cm" svg:y="12.752cm">
            <text:p/>
          </draw:rect>
        </draw:g>
        <draw:g>
          <draw:rect draw:style-name="gr17" draw:text-style-name="P8" draw:layer="layout" svg:width="1.27cm" svg:height="1.27cm" svg:x="15.875cm" svg:y="14.022cm">
            <text:p/>
          </draw:rect>
        </draw:g>
        <draw:g>
          <draw:rect draw:style-name="gr17" draw:text-style-name="P8" draw:layer="layout" svg:width="1.27cm" svg:height="1.27cm" svg:x="13.335cm" svg:y="12.752cm">
            <text:p/>
          </draw:rect>
        </draw:g>
        <draw:g>
          <draw:rect draw:style-name="gr17" draw:text-style-name="P8" draw:layer="layout" svg:width="1.27cm" svg:height="1.27cm" svg:x="10.795cm" svg:y="14.022cm">
            <text:p/>
          </draw:rect>
        </draw:g>
        <draw:g>
          <draw:rect draw:style-name="gr17" draw:text-style-name="P8" draw:layer="layout" svg:width="1.27cm" svg:height="1.27cm" svg:x="12.065cm" svg:y="14.022cm">
            <text:p/>
          </draw:rect>
        </draw:g>
        <draw:g>
          <draw:rect draw:style-name="gr17" draw:text-style-name="P8" draw:layer="layout" svg:width="1.27cm" svg:height="1.27cm" svg:x="13.335cm" svg:y="14.022cm">
            <text:p/>
          </draw:rect>
        </draw:g>
        <draw:g>
          <draw:rect draw:style-name="gr17" draw:text-style-name="P8" draw:layer="layout" svg:width="1.27cm" svg:height="1.27cm" svg:x="14.605cm" svg:y="14.022cm">
            <text:p/>
          </draw:rect>
        </draw:g>
        <draw:g>
          <draw:rect draw:style-name="gr17" draw:text-style-name="P8" draw:layer="layout" svg:width="1.27cm" svg:height="1.27cm" svg:x="9.525cm" svg:y="15.292cm">
            <text:p/>
          </draw:rect>
        </draw:g>
        <draw:g>
          <draw:rect draw:style-name="gr17" draw:text-style-name="P8" draw:layer="layout" svg:width="1.27cm" svg:height="1.27cm" svg:x="10.795cm" svg:y="15.292cm">
            <text:p/>
          </draw:rect>
        </draw:g>
        <draw:g>
          <draw:rect draw:style-name="gr17" draw:text-style-name="P8" draw:layer="layout" svg:width="1.27cm" svg:height="1.27cm" svg:x="12.065cm" svg:y="15.292cm">
            <text:p/>
          </draw:rect>
        </draw:g>
        <draw:g>
          <draw:rect draw:style-name="gr17" draw:text-style-name="P8" draw:layer="layout" svg:width="1.27cm" svg:height="1.27cm" svg:x="13.335cm" svg:y="15.292cm">
            <text:p/>
          </draw:rect>
        </draw:g>
        <draw:g>
          <draw:rect draw:style-name="gr17" draw:text-style-name="P8" draw:layer="layout" svg:width="1.27cm" svg:height="1.27cm" svg:x="14.605cm" svg:y="15.292cm">
            <text:p/>
          </draw:rect>
        </draw:g>
        <draw:g>
          <draw:rect draw:style-name="gr17" draw:text-style-name="P8" draw:layer="layout" svg:width="1.27cm" svg:height="1.27cm" svg:x="15.875cm" svg:y="15.292cm">
            <text:p/>
          </draw:rect>
        </draw:g>
        <draw:g>
          <draw:rect draw:style-name="gr17" draw:text-style-name="P8" draw:layer="layout" svg:width="1.27cm" svg:height="1.27cm" svg:x="10.795cm" svg:y="11.482cm">
            <text:p/>
          </draw:rect>
        </draw:g>
        <draw:g>
          <draw:rect draw:style-name="gr17" draw:text-style-name="P8" draw:layer="layout" svg:width="1.27cm" svg:height="1.27cm" svg:x="8.255cm" svg:y="10.212cm">
            <text:p/>
          </draw:rect>
        </draw:g>
        <draw:g>
          <draw:rect draw:style-name="gr17" draw:text-style-name="P8" draw:layer="layout" svg:width="1.27cm" svg:height="1.27cm" svg:x="8.255cm" svg:y="8.942cm">
            <text:p/>
          </draw:rect>
        </draw:g>
        <draw:g>
          <draw:rect draw:style-name="gr17" draw:text-style-name="P8" draw:layer="layout" svg:width="1.27cm" svg:height="1.27cm" svg:x="8.255cm" svg:y="12.752cm">
            <text:p/>
          </draw:rect>
        </draw:g>
        <draw:g>
          <draw:rect draw:style-name="gr17" draw:text-style-name="P8" draw:layer="layout" svg:width="1.27cm" svg:height="1.27cm" svg:x="8.255cm" svg:y="11.482cm">
            <text:p/>
          </draw:rect>
        </draw:g>
        <draw:g>
          <draw:rect draw:style-name="gr17" draw:text-style-name="P8" draw:layer="layout" svg:width="1.27cm" svg:height="1.27cm" svg:x="9.525cm" svg:y="11.482cm">
            <text:p/>
          </draw:rect>
        </draw:g>
        <draw:g>
          <draw:rect draw:style-name="gr17" draw:text-style-name="P8" draw:layer="layout" svg:width="1.27cm" svg:height="1.27cm" svg:x="9.525cm" svg:y="10.212cm">
            <text:p/>
          </draw:rect>
        </draw:g>
        <draw:g>
          <draw:rect draw:style-name="gr17" draw:text-style-name="P8" draw:layer="layout" svg:width="1.27cm" svg:height="1.27cm" svg:x="9.525cm" svg:y="14.022cm">
            <text:p/>
          </draw:rect>
        </draw:g>
        <draw:g>
          <draw:rect draw:style-name="gr17" draw:text-style-name="P8" draw:layer="layout" svg:width="1.27cm" svg:height="1.27cm" svg:x="9.525cm" svg:y="12.752cm">
            <text:p/>
          </draw:rect>
        </draw:g>
        <draw:g>
          <draw:rect draw:style-name="gr17" draw:text-style-name="P8" draw:layer="layout" svg:width="1.27cm" svg:height="1.27cm" svg:x="8.255cm" svg:y="15.292cm">
            <text:p/>
          </draw:rect>
        </draw:g>
        <draw:g>
          <draw:rect draw:style-name="gr17" draw:text-style-name="P8" draw:layer="layout" svg:width="1.27cm" svg:height="1.27cm" svg:x="8.255cm" svg:y="14.022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0.795cm" svg:y="10.212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1.155cm" svg:y="10.585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1.567cm" svg:y="10.585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1.081cm" svg:y="11.124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4.605cm" svg:y="10.212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4.965cm" svg:y="10.585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5.377cm" svg:y="10.585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4.891cm" svg:y="11.124cm" svg:viewBox="0 0 698 89" svg:d="m0 0c224 118 474 118 698 0">
            <text:p/>
          </draw:path>
        </draw:g>
        <draw:g>
          <draw:rect draw:style-name="gr17" draw:text-style-name="P8" draw:layer="layout" svg:width="1.27cm" svg:height="1.27cm" svg:x="17.145cm" svg:y="7.672cm">
            <text:p/>
          </draw:rect>
        </draw:g>
        <draw:g>
          <draw:rect draw:style-name="gr17" draw:text-style-name="P8" draw:layer="layout" svg:width="1.27cm" svg:height="1.27cm" svg:x="17.145cm" svg:y="8.942cm">
            <text:p/>
          </draw:rect>
        </draw:g>
        <draw:g>
          <draw:rect draw:style-name="gr17" draw:text-style-name="P8" draw:layer="layout" svg:width="1.27cm" svg:height="1.27cm" svg:x="17.145cm" svg:y="10.212cm">
            <text:p/>
          </draw:rect>
        </draw:g>
        <draw:g>
          <draw:rect draw:style-name="gr17" draw:text-style-name="P8" draw:layer="layout" svg:width="1.27cm" svg:height="1.27cm" svg:x="17.145cm" svg:y="11.482cm">
            <text:p/>
          </draw:rect>
        </draw:g>
        <draw:g>
          <draw:rect draw:style-name="gr17" draw:text-style-name="P8" draw:layer="layout" svg:width="1.27cm" svg:height="1.27cm" svg:x="17.145cm" svg:y="12.752cm">
            <text:p/>
          </draw:rect>
        </draw:g>
        <draw:g>
          <draw:rect draw:style-name="gr17" draw:text-style-name="P8" draw:layer="layout" svg:width="1.27cm" svg:height="1.27cm" svg:x="17.145cm" svg:y="14.022cm">
            <text:p/>
          </draw:rect>
        </draw:g>
        <draw:g>
          <draw:rect draw:style-name="gr17" draw:text-style-name="P8" draw:layer="layout" svg:width="1.27cm" svg:height="1.27cm" svg:x="17.145cm" svg:y="15.292cm">
            <text:p/>
          </draw:rect>
        </draw:g>
        <draw:g>
          <draw:rect draw:style-name="gr17" draw:text-style-name="P8" draw:layer="layout" svg:width="1.27cm" svg:height="1.27cm" svg:x="6.985cm" svg:y="7.672cm">
            <text:p/>
          </draw:rect>
        </draw:g>
        <draw:g>
          <draw:rect draw:style-name="gr17" draw:text-style-name="P8" draw:layer="layout" svg:width="1.27cm" svg:height="1.27cm" svg:x="6.985cm" svg:y="8.942cm">
            <text:p/>
          </draw:rect>
        </draw:g>
        <draw:g>
          <draw:rect draw:style-name="gr17" draw:text-style-name="P8" draw:layer="layout" svg:width="1.27cm" svg:height="1.27cm" svg:x="6.985cm" svg:y="10.212cm">
            <text:p/>
          </draw:rect>
        </draw:g>
        <draw:g>
          <draw:rect draw:style-name="gr17" draw:text-style-name="P8" draw:layer="layout" svg:width="1.27cm" svg:height="1.27cm" svg:x="6.985cm" svg:y="11.482cm">
            <text:p/>
          </draw:rect>
        </draw:g>
        <draw:g>
          <draw:rect draw:style-name="gr17" draw:text-style-name="P8" draw:layer="layout" svg:width="1.27cm" svg:height="1.27cm" svg:x="6.985cm" svg:y="12.752cm">
            <text:p/>
          </draw:rect>
        </draw:g>
        <draw:g>
          <draw:rect draw:style-name="gr17" draw:text-style-name="P8" draw:layer="layout" svg:width="1.27cm" svg:height="1.27cm" svg:x="6.985cm" svg:y="14.022cm">
            <text:p/>
          </draw:rect>
        </draw:g>
        <draw:g>
          <draw:rect draw:style-name="gr17" draw:text-style-name="P8" draw:layer="layout" svg:width="1.27cm" svg:height="1.27cm" svg:x="6.985cm" svg:y="15.292cm">
            <text:p/>
          </draw:rect>
        </draw:g>
        <draw:g>
          <draw:rect draw:style-name="gr17" draw:text-style-name="P8" draw:layer="layout" svg:width="1.27cm" svg:height="1.27cm" svg:x="9.525cm" svg:y="16.562cm">
            <text:p/>
          </draw:rect>
        </draw:g>
        <draw:g>
          <draw:rect draw:style-name="gr17" draw:text-style-name="P8" draw:layer="layout" svg:width="1.27cm" svg:height="1.27cm" svg:x="10.795cm" svg:y="16.562cm">
            <text:p/>
          </draw:rect>
        </draw:g>
        <draw:g>
          <draw:rect draw:style-name="gr17" draw:text-style-name="P8" draw:layer="layout" svg:width="1.27cm" svg:height="1.27cm" svg:x="12.065cm" svg:y="16.562cm">
            <text:p/>
          </draw:rect>
        </draw:g>
        <draw:g>
          <draw:rect draw:style-name="gr17" draw:text-style-name="P8" draw:layer="layout" svg:width="1.27cm" svg:height="1.27cm" svg:x="13.335cm" svg:y="16.562cm">
            <text:p/>
          </draw:rect>
        </draw:g>
        <draw:g>
          <draw:rect draw:style-name="gr17" draw:text-style-name="P8" draw:layer="layout" svg:width="1.27cm" svg:height="1.27cm" svg:x="14.605cm" svg:y="16.562cm">
            <text:p/>
          </draw:rect>
        </draw:g>
        <draw:g>
          <draw:rect draw:style-name="gr17" draw:text-style-name="P8" draw:layer="layout" svg:width="1.27cm" svg:height="1.27cm" svg:x="15.875cm" svg:y="16.562cm">
            <text:p/>
          </draw:rect>
        </draw:g>
        <draw:g>
          <draw:polygon draw:style-name="gr70" draw:text-style-name="P8" draw:layer="layout" svg:width="1.27cm" svg:height="1.27cm" svg:x="15.874cm" svg:y="16.509cm" svg:viewBox="0 0 1271 1271" draw:points="635,0 487,485 0,485 395,788 247,1271 635,975 1023,1271 875,788 1271,485 783,485">
            <text:p/>
          </draw:polygon>
        </draw:g>
        <draw:g>
          <draw:rect draw:style-name="gr17" draw:text-style-name="P8" draw:layer="layout" svg:width="1.27cm" svg:height="1.27cm" svg:x="8.255cm" svg:y="16.562cm">
            <text:p/>
          </draw:rect>
        </draw:g>
        <draw:g>
          <draw:rect draw:style-name="gr17" draw:text-style-name="P8" draw:layer="layout" svg:width="1.27cm" svg:height="1.27cm" svg:x="17.145cm" svg:y="16.562cm">
            <text:p/>
          </draw:rect>
        </draw:g>
        <draw:g>
          <draw:rect draw:style-name="gr17" draw:text-style-name="P8" draw:layer="layout" svg:width="1.27cm" svg:height="1.27cm" svg:x="6.985cm" svg:y="16.562cm">
            <text:p/>
          </draw:rect>
        </draw:g>
        <draw:g>
          <draw:rect draw:style-name="gr17" draw:text-style-name="P8" draw:layer="layout" svg:width="1.27cm" svg:height="1.27cm" svg:x="9.525cm" svg:y="6.402cm">
            <text:p/>
          </draw:rect>
        </draw:g>
        <draw:g>
          <draw:rect draw:style-name="gr17" draw:text-style-name="P8" draw:layer="layout" svg:width="1.27cm" svg:height="1.27cm" svg:x="10.795cm" svg:y="6.402cm">
            <text:p/>
          </draw:rect>
        </draw:g>
        <draw:g>
          <draw:rect draw:style-name="gr17" draw:text-style-name="P8" draw:layer="layout" svg:width="1.27cm" svg:height="1.27cm" svg:x="12.065cm" svg:y="6.402cm">
            <text:p/>
          </draw:rect>
        </draw:g>
        <draw:g>
          <draw:rect draw:style-name="gr17" draw:text-style-name="P8" draw:layer="layout" svg:width="1.27cm" svg:height="1.27cm" svg:x="13.335cm" svg:y="6.402cm">
            <text:p/>
          </draw:rect>
        </draw:g>
        <draw:g>
          <draw:rect draw:style-name="gr17" draw:text-style-name="P8" draw:layer="layout" svg:width="1.27cm" svg:height="1.27cm" svg:x="14.605cm" svg:y="6.402cm">
            <text:p/>
          </draw:rect>
        </draw:g>
        <draw:g>
          <draw:rect draw:style-name="gr17" draw:text-style-name="P8" draw:layer="layout" svg:width="1.27cm" svg:height="1.27cm" svg:x="15.875cm" svg:y="6.402cm">
            <text:p/>
          </draw:rect>
        </draw:g>
        <draw:g>
          <draw:rect draw:style-name="gr17" draw:text-style-name="P8" draw:layer="layout" svg:width="1.27cm" svg:height="1.27cm" svg:x="8.255cm" svg:y="6.402cm">
            <text:p/>
          </draw:rect>
        </draw:g>
        <draw:g>
          <draw:rect draw:style-name="gr17" draw:text-style-name="P8" draw:layer="layout" svg:width="1.27cm" svg:height="1.27cm" svg:x="17.145cm" svg:y="6.402cm">
            <text:p/>
          </draw:rect>
        </draw:g>
        <draw:g>
          <draw:rect draw:style-name="gr17" draw:text-style-name="P8" draw:layer="layout" svg:width="1.27cm" svg:height="1.27cm" svg:x="6.985cm" svg:y="6.402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4" draw:text-style-name="P8" draw:layer="layout" svg:width="1.269cm" svg:height="1.269cm" svg:x="12.065cm" svg:y="11.482cm" svg:viewBox="0 0 1270 1270" svg:d="m635 0c360 0 635 275 635 635s-275 635-635 635-635-275-635-635 275-635 635-635z">
            <text:p/>
          </draw:path>
          <draw:path draw:style-name="gr74" draw:text-style-name="P8" draw:layer="layout" svg:width="0.135cm" svg:height="0.135cm" svg:x="12.425cm" svg:y="11.855cm" svg:viewBox="0 0 136 136" svg:d="m68 0c38 0 68 30 68 68s-30 68-68 68-68-30-68-68 30-68 68-68z">
            <text:p/>
          </draw:path>
          <draw:path draw:style-name="gr74" draw:text-style-name="P8" draw:layer="layout" svg:width="0.135cm" svg:height="0.135cm" svg:x="12.837cm" svg:y="11.855cm" svg:viewBox="0 0 136 136" svg:d="m68 0c38 0 68 30 68 68s-30 68-68 68-68-30-68-68 30-68 68-68z">
            <text:p/>
          </draw:path>
          <draw:path draw:style-name="gr74" draw:text-style-name="P8" draw:layer="layout" svg:width="0.697cm" svg:height="0.088cm" svg:x="12.351cm" svg:y="12.394cm" svg:viewBox="0 0 698 89" svg:d="m0 0c224 118 474 118 698 0">
            <text:p/>
          </draw:path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5" draw:text-style-name="P19" draw:layer="layout" svg:width="8.89cm" svg:height="8.89cm" svg:x="6.985cm" svg:y="6.402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6" draw:text-style-name="P19" draw:layer="layout" svg:width="8.89cm" svg:height="8.89cm" svg:x="10.795cm" svg:y="6.402cm">
            <text:p/>
          </draw:circle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7" draw:text-style-name="P8" draw:layer="layout" svg:width="1.269cm" svg:height="1.269cm" svg:x="14.605cm" svg:y="14.022cm" svg:viewBox="0 0 1270 1270" svg:d="m635 0c360 0 635 275 635 635s-275 635-635 635-635-275-635-635 275-635 635-635z">
            <text:p/>
          </draw:path>
          <draw:path draw:style-name="gr77" draw:text-style-name="P8" draw:layer="layout" svg:width="0.135cm" svg:height="0.135cm" svg:x="14.965cm" svg:y="14.395cm" svg:viewBox="0 0 136 136" svg:d="m68 0c38 0 68 30 68 68s-30 68-68 68-68-30-68-68 30-68 68-68z">
            <text:p/>
          </draw:path>
          <draw:path draw:style-name="gr77" draw:text-style-name="P8" draw:layer="layout" svg:width="0.135cm" svg:height="0.135cm" svg:x="15.377cm" svg:y="14.395cm" svg:viewBox="0 0 136 136" svg:d="m68 0c38 0 68 30 68 68s-30 68-68 68-68-30-68-68 30-68 68-68z">
            <text:p/>
          </draw:path>
          <draw:path draw:style-name="gr77" draw:text-style-name="P8" draw:layer="layout" svg:width="0.697cm" svg:height="0.088cm" svg:x="14.891cm" svg:y="14.934cm" svg:viewBox="0 0 698 89" svg:d="m0 0c224 118 474 118 698 0">
            <text:p/>
          </draw:path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8" draw:text-style-name="P19" draw:layer="layout" svg:width="8.89cm" svg:height="8.89cm" svg:x="10.795cm" svg:y="10.16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79" draw:text-style-name="P19" draw:layer="layout" svg:width="8.89cm" svg:height="8.89cm" svg:x="8.255cm" svg:y="7.672cm">
            <text:p/>
          </draw:circle>
        </draw:g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g>
          <draw:rect draw:style-name="gr17" draw:text-style-name="P8" draw:layer="layout" svg:width="1.27cm" svg:height="1.27cm" svg:x="10.795cm" svg:y="10.16cm">
            <text:p/>
          </draw:rect>
        </draw:g>
        <draw:g>
          <draw:rect draw:style-name="gr17" draw:text-style-name="P8" draw:layer="layout" svg:width="1.27cm" svg:height="1.27cm" svg:x="12.065cm" svg:y="10.16cm">
            <text:p/>
          </draw:rect>
        </draw:g>
        <draw:g>
          <draw:rect draw:style-name="gr17" draw:text-style-name="P8" draw:layer="layout" svg:width="1.27cm" svg:height="1.27cm" svg:x="13.335cm" svg:y="10.16cm">
            <text:p/>
          </draw:rect>
        </draw:g>
        <draw:g>
          <draw:rect draw:style-name="gr17" draw:text-style-name="P8" draw:layer="layout" svg:width="1.27cm" svg:height="1.27cm" svg:x="12.065cm" svg:y="11.43cm">
            <text:p/>
          </draw:rect>
        </draw:g>
        <draw:g>
          <draw:rect draw:style-name="gr17" draw:text-style-name="P8" draw:layer="layout" svg:width="1.27cm" svg:height="1.27cm" svg:x="10.795cm" svg:y="12.7cm">
            <text:p/>
          </draw:rect>
        </draw:g>
        <draw:g>
          <draw:rect draw:style-name="gr17" draw:text-style-name="P8" draw:layer="layout" svg:width="1.27cm" svg:height="1.27cm" svg:x="12.065cm" svg:y="12.7cm">
            <text:p/>
          </draw:rect>
        </draw:g>
        <draw:g>
          <draw:rect draw:style-name="gr17" draw:text-style-name="P8" draw:layer="layout" svg:width="1.27cm" svg:height="1.27cm" svg:x="9.525cm" svg:y="8.89cm">
            <text:p/>
          </draw:rect>
        </draw:g>
        <draw:g>
          <draw:rect draw:style-name="gr17" draw:text-style-name="P8" draw:layer="layout" svg:width="1.27cm" svg:height="1.27cm" svg:x="10.795cm" svg:y="8.89cm">
            <text:p/>
          </draw:rect>
        </draw:g>
        <draw:g>
          <draw:rect draw:style-name="gr17" draw:text-style-name="P8" draw:layer="layout" svg:width="1.27cm" svg:height="1.27cm" svg:x="12.065cm" svg:y="8.89cm">
            <text:p/>
          </draw:rect>
        </draw:g>
        <draw:g>
          <draw:rect draw:style-name="gr17" draw:text-style-name="P8" draw:layer="layout" svg:width="1.27cm" svg:height="1.27cm" svg:x="13.335cm" svg:y="8.89cm">
            <text:p/>
          </draw:rect>
        </draw:g>
        <draw:g>
          <draw:rect draw:style-name="gr17" draw:text-style-name="P8" draw:layer="layout" svg:width="1.27cm" svg:height="1.27cm" svg:x="8.255cm" svg:y="7.62cm">
            <text:p/>
          </draw:rect>
        </draw:g>
        <draw:g>
          <draw:rect draw:style-name="gr17" draw:text-style-name="P8" draw:layer="layout" svg:width="1.27cm" svg:height="1.27cm" svg:x="9.525cm" svg:y="7.62cm">
            <text:p/>
          </draw:rect>
        </draw:g>
        <draw:g>
          <draw:rect draw:style-name="gr17" draw:text-style-name="P8" draw:layer="layout" svg:width="1.27cm" svg:height="1.27cm" svg:x="10.795cm" svg:y="7.62cm">
            <text:p/>
          </draw:rect>
        </draw:g>
        <draw:g>
          <draw:rect draw:style-name="gr17" draw:text-style-name="P8" draw:layer="layout" svg:width="1.27cm" svg:height="1.27cm" svg:x="12.065cm" svg:y="7.62cm">
            <text:p/>
          </draw:rect>
        </draw:g>
        <draw:g>
          <draw:rect draw:style-name="gr17" draw:text-style-name="P8" draw:layer="layout" svg:width="1.27cm" svg:height="1.27cm" svg:x="13.335cm" svg:y="7.62cm">
            <text:p/>
          </draw:rect>
        </draw:g>
        <draw:g>
          <draw:rect draw:style-name="gr17" draw:text-style-name="P8" draw:layer="layout" svg:width="1.27cm" svg:height="1.27cm" svg:x="14.605cm" svg:y="7.62cm">
            <text:p/>
          </draw:rect>
        </draw:g>
        <draw:g>
          <draw:rect draw:style-name="gr17" draw:text-style-name="P8" draw:layer="layout" svg:width="1.27cm" svg:height="1.27cm" svg:x="13.335cm" svg:y="11.43cm">
            <text:p/>
          </draw:rect>
        </draw:g>
        <draw:g>
          <draw:rect draw:style-name="gr17" draw:text-style-name="P8" draw:layer="layout" svg:width="1.27cm" svg:height="1.27cm" svg:x="14.605cm" svg:y="8.89cm">
            <text:p/>
          </draw:rect>
        </draw:g>
        <draw:g>
          <draw:rect draw:style-name="gr17" draw:text-style-name="P8" draw:layer="layout" svg:width="1.27cm" svg:height="1.27cm" svg:x="14.605cm" svg:y="10.16cm">
            <text:p/>
          </draw:rect>
        </draw:g>
        <draw:g>
          <draw:rect draw:style-name="gr17" draw:text-style-name="P8" draw:layer="layout" svg:width="1.27cm" svg:height="1.27cm" svg:x="14.605cm" svg:y="11.43cm">
            <text:p/>
          </draw:rect>
        </draw:g>
        <draw:g>
          <draw:rect draw:style-name="gr17" draw:text-style-name="P8" draw:layer="layout" svg:width="1.27cm" svg:height="1.27cm" svg:x="14.605cm" svg:y="12.7cm">
            <text:p/>
          </draw:rect>
        </draw:g>
        <draw:g>
          <draw:rect draw:style-name="gr17" draw:text-style-name="P8" draw:layer="layout" svg:width="1.27cm" svg:height="1.27cm" svg:x="15.875cm" svg:y="7.62cm">
            <text:p/>
          </draw:rect>
        </draw:g>
        <draw:g>
          <draw:rect draw:style-name="gr17" draw:text-style-name="P8" draw:layer="layout" svg:width="1.27cm" svg:height="1.27cm" svg:x="15.875cm" svg:y="8.89cm">
            <text:p/>
          </draw:rect>
        </draw:g>
        <draw:g>
          <draw:rect draw:style-name="gr17" draw:text-style-name="P8" draw:layer="layout" svg:width="1.27cm" svg:height="1.27cm" svg:x="15.875cm" svg:y="10.16cm">
            <text:p/>
          </draw:rect>
        </draw:g>
        <draw:g>
          <draw:rect draw:style-name="gr17" draw:text-style-name="P8" draw:layer="layout" svg:width="1.27cm" svg:height="1.27cm" svg:x="15.875cm" svg:y="11.43cm">
            <text:p/>
          </draw:rect>
        </draw:g>
        <draw:g>
          <draw:rect draw:style-name="gr17" draw:text-style-name="P8" draw:layer="layout" svg:width="1.27cm" svg:height="1.27cm" svg:x="15.875cm" svg:y="12.7cm">
            <text:p/>
          </draw:rect>
        </draw:g>
        <draw:g>
          <draw:rect draw:style-name="gr17" draw:text-style-name="P8" draw:layer="layout" svg:width="1.27cm" svg:height="1.27cm" svg:x="15.875cm" svg:y="13.97cm">
            <text:p/>
          </draw:rect>
        </draw:g>
        <draw:g>
          <draw:rect draw:style-name="gr17" draw:text-style-name="P8" draw:layer="layout" svg:width="1.27cm" svg:height="1.27cm" svg:x="13.335cm" svg:y="12.7cm">
            <text:p/>
          </draw:rect>
        </draw:g>
        <draw:g>
          <draw:rect draw:style-name="gr17" draw:text-style-name="P8" draw:layer="layout" svg:width="1.27cm" svg:height="1.27cm" svg:x="10.795cm" svg:y="13.97cm">
            <text:p/>
          </draw:rect>
        </draw:g>
        <draw:g>
          <draw:rect draw:style-name="gr17" draw:text-style-name="P8" draw:layer="layout" svg:width="1.27cm" svg:height="1.27cm" svg:x="12.065cm" svg:y="13.97cm">
            <text:p/>
          </draw:rect>
        </draw:g>
        <draw:g>
          <draw:rect draw:style-name="gr17" draw:text-style-name="P8" draw:layer="layout" svg:width="1.27cm" svg:height="1.27cm" svg:x="13.335cm" svg:y="13.97cm">
            <text:p/>
          </draw:rect>
        </draw:g>
        <draw:g>
          <draw:rect draw:style-name="gr17" draw:text-style-name="P8" draw:layer="layout" svg:width="1.27cm" svg:height="1.27cm" svg:x="14.605cm" svg:y="13.97cm">
            <text:p/>
          </draw:rect>
        </draw:g>
        <draw:g>
          <draw:rect draw:style-name="gr17" draw:text-style-name="P8" draw:layer="layout" svg:width="1.27cm" svg:height="1.27cm" svg:x="9.525cm" svg:y="15.24cm">
            <text:p/>
          </draw:rect>
        </draw:g>
        <draw:g>
          <draw:rect draw:style-name="gr17" draw:text-style-name="P8" draw:layer="layout" svg:width="1.27cm" svg:height="1.27cm" svg:x="10.795cm" svg:y="15.24cm">
            <text:p/>
          </draw:rect>
        </draw:g>
        <draw:g>
          <draw:rect draw:style-name="gr17" draw:text-style-name="P8" draw:layer="layout" svg:width="1.27cm" svg:height="1.27cm" svg:x="12.065cm" svg:y="15.24cm">
            <text:p/>
          </draw:rect>
        </draw:g>
        <draw:g>
          <draw:rect draw:style-name="gr17" draw:text-style-name="P8" draw:layer="layout" svg:width="1.27cm" svg:height="1.27cm" svg:x="13.335cm" svg:y="15.24cm">
            <text:p/>
          </draw:rect>
        </draw:g>
        <draw:g>
          <draw:rect draw:style-name="gr17" draw:text-style-name="P8" draw:layer="layout" svg:width="1.27cm" svg:height="1.27cm" svg:x="14.605cm" svg:y="15.24cm">
            <text:p/>
          </draw:rect>
        </draw:g>
        <draw:g>
          <draw:rect draw:style-name="gr17" draw:text-style-name="P8" draw:layer="layout" svg:width="1.27cm" svg:height="1.27cm" svg:x="15.875cm" svg:y="15.24cm">
            <text:p/>
          </draw:rect>
        </draw:g>
        <draw:g>
          <draw:rect draw:style-name="gr17" draw:text-style-name="P8" draw:layer="layout" svg:width="1.27cm" svg:height="1.27cm" svg:x="10.795cm" svg:y="11.43cm">
            <text:p/>
          </draw:rect>
        </draw:g>
        <draw:g>
          <draw:rect draw:style-name="gr17" draw:text-style-name="P8" draw:layer="layout" svg:width="1.27cm" svg:height="1.27cm" svg:x="8.255cm" svg:y="10.16cm">
            <text:p/>
          </draw:rect>
        </draw:g>
        <draw:g>
          <draw:rect draw:style-name="gr17" draw:text-style-name="P8" draw:layer="layout" svg:width="1.27cm" svg:height="1.27cm" svg:x="8.255cm" svg:y="8.89cm">
            <text:p/>
          </draw:rect>
        </draw:g>
        <draw:g>
          <draw:rect draw:style-name="gr17" draw:text-style-name="P8" draw:layer="layout" svg:width="1.27cm" svg:height="1.27cm" svg:x="8.255cm" svg:y="12.7cm">
            <text:p/>
          </draw:rect>
        </draw:g>
        <draw:g>
          <draw:rect draw:style-name="gr17" draw:text-style-name="P8" draw:layer="layout" svg:width="1.27cm" svg:height="1.27cm" svg:x="8.255cm" svg:y="11.43cm">
            <text:p/>
          </draw:rect>
        </draw:g>
        <draw:g>
          <draw:rect draw:style-name="gr17" draw:text-style-name="P8" draw:layer="layout" svg:width="1.27cm" svg:height="1.27cm" svg:x="9.525cm" svg:y="11.43cm">
            <text:p/>
          </draw:rect>
        </draw:g>
        <draw:g>
          <draw:rect draw:style-name="gr17" draw:text-style-name="P8" draw:layer="layout" svg:width="1.27cm" svg:height="1.27cm" svg:x="9.525cm" svg:y="10.16cm">
            <text:p/>
          </draw:rect>
        </draw:g>
        <draw:g>
          <draw:rect draw:style-name="gr17" draw:text-style-name="P8" draw:layer="layout" svg:width="1.27cm" svg:height="1.27cm" svg:x="9.525cm" svg:y="13.97cm">
            <text:p/>
          </draw:rect>
        </draw:g>
        <draw:g>
          <draw:rect draw:style-name="gr17" draw:text-style-name="P8" draw:layer="layout" svg:width="1.27cm" svg:height="1.27cm" svg:x="9.525cm" svg:y="12.7cm">
            <text:p/>
          </draw:rect>
        </draw:g>
        <draw:g>
          <draw:rect draw:style-name="gr17" draw:text-style-name="P8" draw:layer="layout" svg:width="1.27cm" svg:height="1.27cm" svg:x="8.255cm" svg:y="15.24cm">
            <text:p/>
          </draw:rect>
        </draw:g>
        <draw:g>
          <draw:rect draw:style-name="gr17" draw:text-style-name="P8" draw:layer="layout" svg:width="1.27cm" svg:height="1.27cm" svg:x="8.255cm" svg:y="13.97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0.79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1.15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1.56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1.081cm" svg:y="11.072cm" svg:viewBox="0 0 698 89" svg:d="m0 0c224 118 474 118 698 0">
            <text:p/>
          </draw:path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69" draw:text-style-name="P8" draw:layer="layout" svg:width="1.269cm" svg:height="1.269cm" svg:x="14.605cm" svg:y="10.16cm" svg:viewBox="0 0 1270 1270" svg:d="m635 0c360 0 635 275 635 635s-275 635-635 635-635-275-635-635 275-635 635-635z">
            <text:p/>
          </draw:path>
          <draw:path draw:style-name="gr69" draw:text-style-name="P8" draw:layer="layout" svg:width="0.135cm" svg:height="0.135cm" svg:x="14.965cm" svg:y="10.533cm" svg:viewBox="0 0 136 136" svg:d="m68 0c38 0 68 30 68 68s-30 68-68 68-68-30-68-68 30-68 68-68z">
            <text:p/>
          </draw:path>
          <draw:path draw:style-name="gr69" draw:text-style-name="P8" draw:layer="layout" svg:width="0.135cm" svg:height="0.135cm" svg:x="15.377cm" svg:y="10.533cm" svg:viewBox="0 0 136 136" svg:d="m68 0c38 0 68 30 68 68s-30 68-68 68-68-30-68-68 30-68 68-68z">
            <text:p/>
          </draw:path>
          <draw:path draw:style-name="gr69" draw:text-style-name="P8" draw:layer="layout" svg:width="0.697cm" svg:height="0.088cm" svg:x="14.891cm" svg:y="11.072cm" svg:viewBox="0 0 698 89" svg:d="m0 0c224 118 474 118 698 0">
            <text:p/>
          </draw:path>
        </draw:g>
        <draw:g>
          <draw:rect draw:style-name="gr17" draw:text-style-name="P8" draw:layer="layout" svg:width="1.27cm" svg:height="1.27cm" svg:x="17.145cm" svg:y="7.62cm">
            <text:p/>
          </draw:rect>
        </draw:g>
        <draw:g>
          <draw:rect draw:style-name="gr17" draw:text-style-name="P8" draw:layer="layout" svg:width="1.27cm" svg:height="1.27cm" svg:x="17.145cm" svg:y="8.89cm">
            <text:p/>
          </draw:rect>
        </draw:g>
        <draw:g>
          <draw:rect draw:style-name="gr17" draw:text-style-name="P8" draw:layer="layout" svg:width="1.27cm" svg:height="1.27cm" svg:x="17.145cm" svg:y="10.16cm">
            <text:p/>
          </draw:rect>
        </draw:g>
        <draw:g>
          <draw:rect draw:style-name="gr17" draw:text-style-name="P8" draw:layer="layout" svg:width="1.27cm" svg:height="1.27cm" svg:x="17.145cm" svg:y="11.43cm">
            <text:p/>
          </draw:rect>
        </draw:g>
        <draw:g>
          <draw:rect draw:style-name="gr17" draw:text-style-name="P8" draw:layer="layout" svg:width="1.27cm" svg:height="1.27cm" svg:x="17.145cm" svg:y="12.7cm">
            <text:p/>
          </draw:rect>
        </draw:g>
        <draw:g>
          <draw:rect draw:style-name="gr17" draw:text-style-name="P8" draw:layer="layout" svg:width="1.27cm" svg:height="1.27cm" svg:x="17.145cm" svg:y="13.97cm">
            <text:p/>
          </draw:rect>
        </draw:g>
        <draw:g>
          <draw:rect draw:style-name="gr17" draw:text-style-name="P8" draw:layer="layout" svg:width="1.27cm" svg:height="1.27cm" svg:x="17.145cm" svg:y="15.24cm">
            <text:p/>
          </draw:rect>
        </draw:g>
        <draw:g>
          <draw:rect draw:style-name="gr17" draw:text-style-name="P8" draw:layer="layout" svg:width="1.27cm" svg:height="1.27cm" svg:x="6.985cm" svg:y="7.62cm">
            <text:p/>
          </draw:rect>
        </draw:g>
        <draw:g>
          <draw:rect draw:style-name="gr17" draw:text-style-name="P8" draw:layer="layout" svg:width="1.27cm" svg:height="1.27cm" svg:x="6.985cm" svg:y="8.89cm">
            <text:p/>
          </draw:rect>
        </draw:g>
        <draw:g>
          <draw:rect draw:style-name="gr17" draw:text-style-name="P8" draw:layer="layout" svg:width="1.27cm" svg:height="1.27cm" svg:x="6.985cm" svg:y="10.16cm">
            <text:p/>
          </draw:rect>
        </draw:g>
        <draw:g>
          <draw:rect draw:style-name="gr17" draw:text-style-name="P8" draw:layer="layout" svg:width="1.27cm" svg:height="1.27cm" svg:x="6.985cm" svg:y="11.43cm">
            <text:p/>
          </draw:rect>
        </draw:g>
        <draw:g>
          <draw:rect draw:style-name="gr17" draw:text-style-name="P8" draw:layer="layout" svg:width="1.27cm" svg:height="1.27cm" svg:x="6.985cm" svg:y="12.7cm">
            <text:p/>
          </draw:rect>
        </draw:g>
        <draw:g>
          <draw:rect draw:style-name="gr17" draw:text-style-name="P8" draw:layer="layout" svg:width="1.27cm" svg:height="1.27cm" svg:x="6.985cm" svg:y="13.97cm">
            <text:p/>
          </draw:rect>
        </draw:g>
        <draw:g>
          <draw:rect draw:style-name="gr17" draw:text-style-name="P8" draw:layer="layout" svg:width="1.27cm" svg:height="1.27cm" svg:x="6.985cm" svg:y="15.24cm">
            <text:p/>
          </draw:rect>
        </draw:g>
        <draw:g>
          <draw:rect draw:style-name="gr17" draw:text-style-name="P8" draw:layer="layout" svg:width="1.27cm" svg:height="1.27cm" svg:x="9.525cm" svg:y="16.51cm">
            <text:p/>
          </draw:rect>
        </draw:g>
        <draw:g>
          <draw:rect draw:style-name="gr17" draw:text-style-name="P8" draw:layer="layout" svg:width="1.27cm" svg:height="1.27cm" svg:x="10.795cm" svg:y="16.51cm">
            <text:p/>
          </draw:rect>
        </draw:g>
        <draw:g>
          <draw:rect draw:style-name="gr17" draw:text-style-name="P8" draw:layer="layout" svg:width="1.27cm" svg:height="1.27cm" svg:x="12.065cm" svg:y="16.51cm">
            <text:p/>
          </draw:rect>
        </draw:g>
        <draw:g>
          <draw:rect draw:style-name="gr17" draw:text-style-name="P8" draw:layer="layout" svg:width="1.27cm" svg:height="1.27cm" svg:x="13.335cm" svg:y="16.51cm">
            <text:p/>
          </draw:rect>
        </draw:g>
        <draw:g>
          <draw:rect draw:style-name="gr17" draw:text-style-name="P8" draw:layer="layout" svg:width="1.27cm" svg:height="1.27cm" svg:x="14.605cm" svg:y="16.51cm">
            <text:p/>
          </draw:rect>
        </draw:g>
        <draw:g>
          <draw:rect draw:style-name="gr17" draw:text-style-name="P8" draw:layer="layout" svg:width="1.27cm" svg:height="1.27cm" svg:x="15.875cm" svg:y="16.51cm">
            <text:p/>
          </draw:rect>
        </draw:g>
        <draw:g>
          <draw:polygon draw:style-name="gr70" draw:text-style-name="P8" draw:layer="layout" svg:width="1.27cm" svg:height="1.27cm" svg:x="15.874cm" svg:y="16.51cm" svg:viewBox="0 0 1271 1271" draw:points="635,0 487,485 0,485 395,788 247,1271 635,975 1023,1271 875,788 1271,485 783,485">
            <text:p/>
          </draw:polygon>
        </draw:g>
        <draw:g>
          <draw:rect draw:style-name="gr17" draw:text-style-name="P8" draw:layer="layout" svg:width="1.27cm" svg:height="1.27cm" svg:x="8.255cm" svg:y="16.51cm">
            <text:p/>
          </draw:rect>
        </draw:g>
        <draw:g>
          <draw:rect draw:style-name="gr17" draw:text-style-name="P8" draw:layer="layout" svg:width="1.27cm" svg:height="1.27cm" svg:x="17.145cm" svg:y="16.51cm">
            <text:p/>
          </draw:rect>
        </draw:g>
        <draw:g>
          <draw:rect draw:style-name="gr17" draw:text-style-name="P8" draw:layer="layout" svg:width="1.27cm" svg:height="1.27cm" svg:x="6.985cm" svg:y="16.51cm">
            <text:p/>
          </draw:rect>
        </draw:g>
        <draw:g>
          <draw:rect draw:style-name="gr17" draw:text-style-name="P8" draw:layer="layout" svg:width="1.27cm" svg:height="1.27cm" svg:x="9.525cm" svg:y="6.35cm">
            <text:p/>
          </draw:rect>
        </draw:g>
        <draw:g>
          <draw:rect draw:style-name="gr17" draw:text-style-name="P8" draw:layer="layout" svg:width="1.27cm" svg:height="1.27cm" svg:x="10.795cm" svg:y="6.35cm">
            <text:p/>
          </draw:rect>
        </draw:g>
        <draw:g>
          <draw:rect draw:style-name="gr17" draw:text-style-name="P8" draw:layer="layout" svg:width="1.27cm" svg:height="1.27cm" svg:x="12.065cm" svg:y="6.35cm">
            <text:p/>
          </draw:rect>
        </draw:g>
        <draw:g>
          <draw:rect draw:style-name="gr17" draw:text-style-name="P8" draw:layer="layout" svg:width="1.27cm" svg:height="1.27cm" svg:x="13.335cm" svg:y="6.35cm">
            <text:p/>
          </draw:rect>
        </draw:g>
        <draw:g>
          <draw:rect draw:style-name="gr17" draw:text-style-name="P8" draw:layer="layout" svg:width="1.27cm" svg:height="1.27cm" svg:x="14.605cm" svg:y="6.35cm">
            <text:p/>
          </draw:rect>
        </draw:g>
        <draw:g>
          <draw:rect draw:style-name="gr17" draw:text-style-name="P8" draw:layer="layout" svg:width="1.27cm" svg:height="1.27cm" svg:x="15.875cm" svg:y="6.35cm">
            <text:p/>
          </draw:rect>
        </draw:g>
        <draw:g>
          <draw:rect draw:style-name="gr17" draw:text-style-name="P8" draw:layer="layout" svg:width="1.27cm" svg:height="1.27cm" svg:x="8.255cm" svg:y="6.35cm">
            <text:p/>
          </draw:rect>
        </draw:g>
        <draw:g>
          <draw:rect draw:style-name="gr17" draw:text-style-name="P8" draw:layer="layout" svg:width="1.27cm" svg:height="1.27cm" svg:x="17.145cm" svg:y="6.35cm">
            <text:p/>
          </draw:rect>
        </draw:g>
        <draw:g>
          <draw:rect draw:style-name="gr17" draw:text-style-name="P8" draw:layer="layout" svg:width="1.27cm" svg:height="1.27cm" svg:x="6.985cm" svg:y="6.35cm">
            <text:p/>
          </draw:rect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4" draw:text-style-name="P8" draw:layer="layout" svg:width="1.269cm" svg:height="1.269cm" svg:x="12.065cm" svg:y="11.43cm" svg:viewBox="0 0 1270 1270" svg:d="m635 0c360 0 635 275 635 635s-275 635-635 635-635-275-635-635 275-635 635-635z">
            <text:p/>
          </draw:path>
          <draw:path draw:style-name="gr74" draw:text-style-name="P8" draw:layer="layout" svg:width="0.135cm" svg:height="0.135cm" svg:x="12.425cm" svg:y="11.803cm" svg:viewBox="0 0 136 136" svg:d="m68 0c38 0 68 30 68 68s-30 68-68 68-68-30-68-68 30-68 68-68z">
            <text:p/>
          </draw:path>
          <draw:path draw:style-name="gr74" draw:text-style-name="P8" draw:layer="layout" svg:width="0.135cm" svg:height="0.135cm" svg:x="12.837cm" svg:y="11.803cm" svg:viewBox="0 0 136 136" svg:d="m68 0c38 0 68 30 68 68s-30 68-68 68-68-30-68-68 30-68 68-68z">
            <text:p/>
          </draw:path>
          <draw:path draw:style-name="gr74" draw:text-style-name="P8" draw:layer="layout" svg:width="0.697cm" svg:height="0.088cm" svg:x="12.351cm" svg:y="12.342cm" svg:viewBox="0 0 698 89" svg:d="m0 0c224 118 474 118 698 0">
            <text:p/>
          </draw:path>
        </draw:g>
        <draw:g draw:id="id1"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0" draw:text-style-name="P19" draw:layer="layout" svg:width="8.89cm" svg:height="8.89cm" svg:x="6.985cm" svg:y="6.35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1" draw:text-style-name="P19" draw:layer="layout" svg:width="8.89cm" svg:height="8.89cm" svg:x="10.795cm" svg:y="6.35cm">
            <text:p/>
          </draw:circle>
        </draw:g>
        <draw:g>
          <draw:glue-point draw:id="4" svg:x="4.996cm" svg:y="0cm"/>
          <draw:glue-point draw:id="5" svg:x="1.455cm" svg:y="1.455cm"/>
          <draw:glue-point draw:id="6" svg:x="0cm" svg:y="4.996cm"/>
          <draw:glue-point draw:id="7" svg:x="1.455cm" svg:y="8.536cm"/>
          <draw:glue-point draw:id="8" svg:x="4.996cm" svg:y="10cm"/>
          <draw:glue-point draw:id="9" svg:x="8.536cm" svg:y="8.536cm"/>
          <draw:glue-point draw:id="10" svg:x="10cm" svg:y="4.996cm"/>
          <draw:glue-point draw:id="11" svg:x="8.536cm" svg:y="1.455cm"/>
          <draw:path draw:style-name="gr77" draw:text-style-name="P8" draw:layer="layout" svg:width="1.269cm" svg:height="1.269cm" svg:x="14.605cm" svg:y="13.97cm" svg:viewBox="0 0 1270 1270" svg:d="m635 0c360 0 635 275 635 635s-275 635-635 635-635-275-635-635 275-635 635-635z">
            <text:p/>
          </draw:path>
          <draw:path draw:style-name="gr77" draw:text-style-name="P8" draw:layer="layout" svg:width="0.135cm" svg:height="0.135cm" svg:x="14.965cm" svg:y="14.343cm" svg:viewBox="0 0 136 136" svg:d="m68 0c38 0 68 30 68 68s-30 68-68 68-68-30-68-68 30-68 68-68z">
            <text:p/>
          </draw:path>
          <draw:path draw:style-name="gr77" draw:text-style-name="P8" draw:layer="layout" svg:width="0.135cm" svg:height="0.135cm" svg:x="15.377cm" svg:y="14.343cm" svg:viewBox="0 0 136 136" svg:d="m68 0c38 0 68 30 68 68s-30 68-68 68-68-30-68-68 30-68 68-68z">
            <text:p/>
          </draw:path>
          <draw:path draw:style-name="gr77" draw:text-style-name="P8" draw:layer="layout" svg:width="0.697cm" svg:height="0.088cm" svg:x="14.891cm" svg:y="14.882cm" svg:viewBox="0 0 698 89" svg:d="m0 0c224 118 474 118 698 0">
            <text:p/>
          </draw:path>
        </draw:g>
        <draw:g draw:id="id2"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2" draw:text-style-name="P19" draw:layer="layout" svg:width="8.89cm" svg:height="8.89cm" svg:x="10.795cm" svg:y="10.108cm">
            <text:p/>
          </draw:circle>
        </draw:g>
        <draw:g>
          <draw:glue-point draw:id="4" svg:x="4.999cm" svg:y="0cm"/>
          <draw:glue-point draw:id="5" svg:x="1.462cm" svg:y="1.462cm"/>
          <draw:glue-point draw:id="6" svg:x="0cm" svg:y="4.999cm"/>
          <draw:glue-point draw:id="7" svg:x="1.462cm" svg:y="8.536cm"/>
          <draw:glue-point draw:id="8" svg:x="4.999cm" svg:y="10cm"/>
          <draw:glue-point draw:id="9" svg:x="8.536cm" svg:y="8.536cm"/>
          <draw:glue-point draw:id="10" svg:x="10cm" svg:y="4.999cm"/>
          <draw:glue-point draw:id="11" svg:x="8.536cm" svg:y="1.462cm"/>
          <draw:circle draw:style-name="gr83" draw:text-style-name="P19" draw:layer="layout" svg:width="8.89cm" svg:height="8.89cm" svg:x="8.255cm" svg:y="7.62cm">
            <text:p/>
          </draw:circle>
        </draw:g>
        <draw:connector draw:style-name="gr84" draw:layer="layout" draw:type="curve" svg:x1="15.875cm" svg:y1="14.604cm" svg:x2="15.874cm" svg:y2="10.795cm" draw:end-shape="id1" draw:end-glue-point="4" svg:d="m15875 14604c826 0 827-3809-1-3809">
          <text:p/>
        </draw:connector>
        <draw:connector draw:style-name="gr84" draw:layer="layout" draw:type="curve" svg:x1="15.24cm" svg:y1="10.108cm" svg:x2="11.429cm" svg:y2="10.16cm" draw:start-shape="id2" draw:start-glue-point="0" svg:d="m15240 10108c0-864-3811-890-3811 52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5" draw:text-style-name="P8" draw:layer="layout" svg:width="11.245cm" svg:height="16.156cm" svg:x="1.045cm" svg:y="3.175cm">
          <draw:image xlink:href="Pictures/200002FA00002C0E00003F3D31AD3F15.svm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6" draw:layer="layout" svg:width="10.16cm" svg:height="6.985cm" svg:x="0.138cm" svg:y="2.83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5" draw:text-style-name="P8" draw:layer="layout" svg:width="10.218cm" svg:height="6.953cm" svg:x="1.212cm" svg:y="5.112cm">
          <draw:image xlink:href="Pictures/200003FA0000280B00001B4A8D4F46F5.svm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polygon draw:style-name="gr87" draw:text-style-name="P8" draw:layer="layout" svg:width="10.127cm" svg:height="6.977cm" svg:x="1.27cm" svg:y="1.594cm" svg:viewBox="0 0 10128 6978" draw:points="0,0 10128,0 10128,6978 0,6978">
          <text:p/>
        </draw:polygon>
        <draw:polyline draw:style-name="gr88" draw:text-style-name="P8" draw:layer="layout" svg:width="5.583cm" svg:height="5.221cm" svg:x="2.876cm" svg:y="1.918cm" svg:viewBox="0 0 5584 5222" draw:points="2792,5222 0,5222 0,0 5584,0 5584,5222 2792,5222">
          <text:p/>
        </draw:polyline>
        <draw:line draw:style-name="gr88" draw:text-style-name="P8" draw:layer="layout" svg:x1="8.46cm" svg:y1="7.14cm" svg:x2="2.876cm" svg:y2="7.14cm">
          <text:p/>
        </draw:line>
        <draw:line draw:style-name="gr88" draw:text-style-name="P8" draw:layer="layout" svg:x1="8.46cm" svg:y1="6.617cm" svg:x2="2.876cm" svg:y2="6.617cm">
          <text:p/>
        </draw:line>
        <draw:line draw:style-name="gr88" draw:text-style-name="P8" draw:layer="layout" svg:x1="8.46cm" svg:y1="6.095cm" svg:x2="2.876cm" svg:y2="6.095cm">
          <text:p/>
        </draw:line>
        <draw:line draw:style-name="gr88" draw:text-style-name="P8" draw:layer="layout" svg:x1="8.46cm" svg:y1="5.572cm" svg:x2="2.876cm" svg:y2="5.572cm">
          <text:p/>
        </draw:line>
        <draw:line draw:style-name="gr88" draw:text-style-name="P8" draw:layer="layout" svg:x1="8.46cm" svg:y1="5.051cm" svg:x2="2.876cm" svg:y2="5.051cm">
          <text:p/>
        </draw:line>
        <draw:line draw:style-name="gr88" draw:text-style-name="P8" draw:layer="layout" svg:x1="8.46cm" svg:y1="4.528cm" svg:x2="2.876cm" svg:y2="4.528cm">
          <text:p/>
        </draw:line>
        <draw:line draw:style-name="gr88" draw:text-style-name="P8" draw:layer="layout" svg:x1="8.46cm" svg:y1="4.006cm" svg:x2="2.876cm" svg:y2="4.006cm">
          <text:p/>
        </draw:line>
        <draw:line draw:style-name="gr88" draw:text-style-name="P8" draw:layer="layout" svg:x1="8.46cm" svg:y1="3.484cm" svg:x2="2.876cm" svg:y2="3.484cm">
          <text:p/>
        </draw:line>
        <draw:line draw:style-name="gr88" draw:text-style-name="P8" draw:layer="layout" svg:x1="8.46cm" svg:y1="2.962cm" svg:x2="2.876cm" svg:y2="2.962cm">
          <text:p/>
        </draw:line>
        <draw:line draw:style-name="gr88" draw:text-style-name="P8" draw:layer="layout" svg:x1="8.46cm" svg:y1="2.439cm" svg:x2="2.876cm" svg:y2="2.439cm">
          <text:p/>
        </draw:line>
        <draw:line draw:style-name="gr88" draw:text-style-name="P8" draw:layer="layout" svg:x1="8.46cm" svg:y1="1.917cm" svg:x2="2.876cm" svg:y2="1.917cm">
          <text:p/>
        </draw:line>
        <draw:frame draw:style-name="gr89" draw:text-style-name="P20" draw:layer="layout" svg:width="1.209cm" svg:height="0.569cm" svg:x="2.516cm" svg:y="7.435cm">
          <draw:text-box>
            <text:p><text:span text:style-name="T13">0.001</text:span></text:p>
          </draw:text-box>
        </draw:frame>
        <draw:frame draw:style-name="gr89" draw:text-style-name="P20" draw:layer="layout" svg:width="1.209cm" svg:height="0.569cm" svg:x="3.319cm" svg:y="7.435cm">
          <draw:text-box>
            <text:p><text:span text:style-name="T13">0.002</text:span></text:p>
          </draw:text-box>
        </draw:frame>
        <draw:frame draw:style-name="gr89" draw:text-style-name="P20" draw:layer="layout" svg:width="1.209cm" svg:height="0.569cm" svg:x="4.122cm" svg:y="7.435cm">
          <draw:text-box>
            <text:p><text:span text:style-name="T13">0.005</text:span></text:p>
          </draw:text-box>
        </draw:frame>
        <draw:frame draw:style-name="gr90" draw:text-style-name="P20" draw:layer="layout" svg:width="1.052cm" svg:height="0.569cm" svg:x="4.98cm" svg:y="7.435cm">
          <draw:text-box>
            <text:p><text:span text:style-name="T13">0.01</text:span></text:p>
          </draw:text-box>
        </draw:frame>
        <draw:frame draw:style-name="gr90" draw:text-style-name="P20" draw:layer="layout" svg:width="1.052cm" svg:height="0.569cm" svg:x="5.783cm" svg:y="7.435cm">
          <draw:text-box>
            <text:p><text:span text:style-name="T13">0.05</text:span></text:p>
          </draw:text-box>
        </draw:frame>
        <draw:frame draw:style-name="gr91" draw:text-style-name="P20" draw:layer="layout" svg:width="0.896cm" svg:height="0.569cm" svg:x="6.669cm" svg:y="7.435cm">
          <draw:text-box>
            <text:p><text:span text:style-name="T13">0.1</text:span></text:p>
          </draw:text-box>
        </draw:frame>
        <draw:frame draw:style-name="gr91" draw:text-style-name="P20" draw:layer="layout" svg:width="0.896cm" svg:height="0.569cm" svg:x="7.472cm" svg:y="7.435cm">
          <draw:text-box>
            <text:p><text:span text:style-name="T13">0.2</text:span></text:p>
          </draw:text-box>
        </draw:frame>
        <draw:frame draw:style-name="gr91" draw:text-style-name="P20" draw:layer="layout" svg:width="0.896cm" svg:height="0.569cm" svg:x="8.275cm" svg:y="7.435cm">
          <draw:text-box>
            <text:p><text:span text:style-name="T13">0.4</text:span></text:p>
          </draw:text-box>
        </draw:frame>
        <draw:line draw:style-name="gr88" draw:text-style-name="P8" draw:layer="layout" svg:x1="2.876cm" svg:y1="7.289cm" svg:x2="2.876cm" svg:y2="7.14cm">
          <text:p/>
        </draw:line>
        <draw:line draw:style-name="gr88" draw:text-style-name="P8" draw:layer="layout" svg:x1="3.673cm" svg:y1="7.289cm" svg:x2="3.673cm" svg:y2="7.14cm">
          <text:p/>
        </draw:line>
        <draw:line draw:style-name="gr88" draw:text-style-name="P8" draw:layer="layout" svg:x1="4.471cm" svg:y1="7.289cm" svg:x2="4.471cm" svg:y2="7.14cm">
          <text:p/>
        </draw:line>
        <draw:line draw:style-name="gr88" draw:text-style-name="P8" draw:layer="layout" svg:x1="5.268cm" svg:y1="7.289cm" svg:x2="5.268cm" svg:y2="7.14cm">
          <text:p/>
        </draw:line>
        <draw:line draw:style-name="gr88" draw:text-style-name="P8" draw:layer="layout" svg:x1="6.066cm" svg:y1="7.289cm" svg:x2="6.066cm" svg:y2="7.14cm">
          <text:p/>
        </draw:line>
        <draw:line draw:style-name="gr88" draw:text-style-name="P8" draw:layer="layout" svg:x1="6.864cm" svg:y1="7.289cm" svg:x2="6.864cm" svg:y2="7.14cm">
          <text:p/>
        </draw:line>
        <draw:line draw:style-name="gr88" draw:text-style-name="P8" draw:layer="layout" svg:x1="7.661cm" svg:y1="7.289cm" svg:x2="7.661cm" svg:y2="7.14cm">
          <text:p/>
        </draw:line>
        <draw:polyline draw:style-name="gr88" draw:text-style-name="P8" draw:layer="layout" svg:width="0.148cm" svg:height="5.582cm" draw:transform="rotate (1.5707963267946) translate (2.87578436181743cm 7.28918954992594cm)" svg:viewBox="0 0 149 5583" draw:points="0,11335 149,11335 149,5752">
          <text:p/>
        </draw:polyline>
        <draw:frame draw:style-name="gr91" draw:text-style-name="P20" draw:layer="layout" svg:width="0.815cm" svg:height="0.569cm" svg:x="2.323cm" svg:y="6.987cm">
          <draw:text-box>
            <text:p><text:span text:style-name="T13">35</text:span></text:p>
          </draw:text-box>
        </draw:frame>
        <draw:frame draw:style-name="gr90" draw:text-style-name="P20" draw:layer="layout" svg:width="1.052cm" svg:height="0.569cm" svg:x="2.073cm" svg:y="6.459cm">
          <draw:text-box>
            <text:p><text:span text:style-name="T13">35.5</text:span></text:p>
          </draw:text-box>
        </draw:frame>
        <draw:frame draw:style-name="gr91" draw:text-style-name="P20" draw:layer="layout" svg:width="0.815cm" svg:height="0.569cm" svg:x="2.323cm" svg:y="5.957cm">
          <draw:text-box>
            <text:p><text:span text:style-name="T13">36</text:span></text:p>
          </draw:text-box>
        </draw:frame>
        <draw:frame draw:style-name="gr90" draw:text-style-name="P20" draw:layer="layout" svg:width="1.052cm" svg:height="0.569cm" svg:x="2.073cm" svg:y="5.43cm">
          <draw:text-box>
            <text:p><text:span text:style-name="T13">36.5</text:span></text:p>
          </draw:text-box>
        </draw:frame>
        <draw:frame draw:style-name="gr91" draw:text-style-name="P20" draw:layer="layout" svg:width="0.815cm" svg:height="0.569cm" svg:x="2.323cm" svg:y="4.902cm">
          <draw:text-box>
            <text:p><text:span text:style-name="T13">37</text:span></text:p>
          </draw:text-box>
        </draw:frame>
        <draw:frame draw:style-name="gr90" draw:text-style-name="P20" draw:layer="layout" svg:width="1.052cm" svg:height="0.569cm" svg:x="2.073cm" svg:y="4.375cm">
          <draw:text-box>
            <text:p><text:span text:style-name="T13">37.5</text:span></text:p>
          </draw:text-box>
        </draw:frame>
        <draw:frame draw:style-name="gr91" draw:text-style-name="P20" draw:layer="layout" svg:width="0.815cm" svg:height="0.569cm" svg:x="2.323cm" svg:y="3.846cm">
          <draw:text-box>
            <text:p><text:span text:style-name="T13">38</text:span></text:p>
          </draw:text-box>
        </draw:frame>
        <draw:frame draw:style-name="gr90" draw:text-style-name="P20" draw:layer="layout" svg:width="1.052cm" svg:height="0.569cm" svg:x="2.073cm" svg:y="3.345cm">
          <draw:text-box>
            <text:p><text:span text:style-name="T13">38.5</text:span></text:p>
          </draw:text-box>
        </draw:frame>
        <draw:frame draw:style-name="gr91" draw:text-style-name="P20" draw:layer="layout" svg:width="0.815cm" svg:height="0.569cm" svg:x="2.323cm" svg:y="2.817cm">
          <draw:text-box>
            <text:p><text:span text:style-name="T13">39</text:span></text:p>
          </draw:text-box>
        </draw:frame>
        <draw:frame draw:style-name="gr90" draw:text-style-name="P20" draw:layer="layout" svg:width="1.052cm" svg:height="0.569cm" svg:x="2.073cm" svg:y="2.29cm">
          <draw:text-box>
            <text:p><text:span text:style-name="T13">39.5</text:span></text:p>
          </draw:text-box>
        </draw:frame>
        <draw:frame draw:style-name="gr91" draw:text-style-name="P20" draw:layer="layout" svg:width="0.815cm" svg:height="0.569cm" svg:x="2.323cm" svg:y="1.762cm">
          <draw:text-box>
            <text:p><text:span text:style-name="T13">40</text:span></text:p>
          </draw:text-box>
        </draw:frame>
        <draw:line draw:style-name="gr88" draw:text-style-name="P8" draw:layer="layout" svg:x1="2.726cm" svg:y1="7.14cm" svg:x2="2.876cm" svg:y2="7.14cm">
          <text:p/>
        </draw:line>
        <draw:line draw:style-name="gr88" draw:text-style-name="P8" draw:layer="layout" svg:x1="2.726cm" svg:y1="6.617cm" svg:x2="2.876cm" svg:y2="6.617cm">
          <text:p/>
        </draw:line>
        <draw:line draw:style-name="gr88" draw:text-style-name="P8" draw:layer="layout" svg:x1="2.726cm" svg:y1="6.095cm" svg:x2="2.876cm" svg:y2="6.095cm">
          <text:p/>
        </draw:line>
        <draw:line draw:style-name="gr88" draw:text-style-name="P8" draw:layer="layout" svg:x1="2.726cm" svg:y1="5.572cm" svg:x2="2.876cm" svg:y2="5.572cm">
          <text:p/>
        </draw:line>
        <draw:line draw:style-name="gr88" draw:text-style-name="P8" draw:layer="layout" svg:x1="2.726cm" svg:y1="5.051cm" svg:x2="2.876cm" svg:y2="5.051cm">
          <text:p/>
        </draw:line>
        <draw:line draw:style-name="gr88" draw:text-style-name="P8" draw:layer="layout" svg:x1="2.726cm" svg:y1="4.528cm" svg:x2="2.876cm" svg:y2="4.528cm">
          <text:p/>
        </draw:line>
        <draw:line draw:style-name="gr88" draw:text-style-name="P8" draw:layer="layout" svg:x1="2.726cm" svg:y1="4.006cm" svg:x2="2.876cm" svg:y2="4.006cm">
          <text:p/>
        </draw:line>
        <draw:line draw:style-name="gr88" draw:text-style-name="P8" draw:layer="layout" svg:x1="2.726cm" svg:y1="3.484cm" svg:x2="2.876cm" svg:y2="3.484cm">
          <text:p/>
        </draw:line>
        <draw:line draw:style-name="gr88" draw:text-style-name="P8" draw:layer="layout" svg:x1="2.726cm" svg:y1="2.962cm" svg:x2="2.876cm" svg:y2="2.962cm">
          <text:p/>
        </draw:line>
        <draw:line draw:style-name="gr88" draw:text-style-name="P8" draw:layer="layout" svg:x1="2.726cm" svg:y1="2.439cm" svg:x2="2.876cm" svg:y2="2.439cm">
          <text:p/>
        </draw:line>
        <draw:polyline draw:style-name="gr88" draw:text-style-name="P8" draw:layer="layout" svg:width="0.149cm" svg:height="5.221cm" svg:x="2.726cm" svg:y="1.917cm" svg:viewBox="0 0 150 5222" draw:points="0,0 150,0 150,5222">
          <text:p/>
        </draw:polyline>
        <draw:polygon draw:style-name="gr92" draw:text-style-name="P8" draw:layer="layout" svg:width="0.848cm" svg:height="0.638cm" svg:x="2.85cm" svg:y="2.962cm" svg:viewBox="0 0 849 639" draw:points="52,0 849,567 823,603 797,639 0,72 26,36">
          <text:p/>
        </draw:polygon>
        <draw:polygon draw:style-name="gr92" draw:text-style-name="P8" draw:layer="layout" svg:width="0.05cm" svg:height="0.043cm" svg:x="3.647cm" svg:y="3.565cm" svg:viewBox="0 0 51 44" draw:points="26,0 51,36 44,40 37,43 29,44 22,44 14,42 7,40 0,36">
          <text:p/>
        </draw:polygon>
        <draw:polygon draw:style-name="gr92" draw:text-style-name="P8" draw:layer="layout" svg:width="0.846cm" svg:height="0.611cm" svg:x="3.648cm" svg:y="2.988cm" svg:viewBox="0 0 847 612" draw:points="0,540 797,0 822,36 847,72 50,612 25,576">
          <text:p/>
        </draw:polygon>
        <draw:polygon draw:style-name="gr92" draw:text-style-name="P8" draw:layer="layout" svg:width="0.047cm" svg:height="0.043cm" svg:x="4.446cm" svg:y="2.98cm" svg:viewBox="0 0 48 44" draw:points="25,44 0,8 7,4 14,1 22,0 29,0 37,2 44,4 48,6">
          <text:p/>
        </draw:polygon>
        <draw:polygon draw:style-name="gr92" draw:text-style-name="P8" draw:layer="layout" svg:width="0.842cm" svg:height="0.555cm" svg:x="4.448cm" svg:y="2.986cm" svg:viewBox="0 0 843 556" draw:points="46,0 843,481 820,519 797,556 0,76 23,38">
          <text:p/>
        </draw:polygon>
        <draw:polygon draw:style-name="gr92" draw:text-style-name="P8" draw:layer="layout" svg:width="0.022cm" svg:height="0.043cm" svg:x="5.245cm" svg:y="3.505cm" svg:viewBox="0 0 23 44" draw:points="23,0 17,44 10,42 3,39 0,38">
          <text:p/>
        </draw:polygon>
        <draw:polygon draw:style-name="gr92" draw:text-style-name="P8" draw:layer="layout" svg:width="0.809cm" svg:height="0.191cm" svg:x="5.262cm" svg:y="3.461cm" svg:viewBox="0 0 810 192" draw:points="12,0 810,105 804,148 798,192 0,88 6,44">
          <text:p/>
        </draw:polygon>
        <draw:polygon draw:style-name="gr92" draw:text-style-name="P8" draw:layer="layout" svg:width="0.031cm" svg:height="0.043cm" svg:x="6.066cm" svg:y="3.566cm" svg:viewBox="0 0 32 44" draw:points="0,44 6,0 13,2 20,5 27,9 32,14">
          <text:p/>
        </draw:polygon>
        <draw:polygon draw:style-name="gr92" draw:text-style-name="P8" draw:layer="layout" svg:width="0.86cm" svg:height="0.913cm" svg:x="6.035cm" svg:y="3.58cm" svg:viewBox="0 0 861 914" draw:points="64,0 861,854 829,884 797,914 0,60 32,30">
          <text:p/>
        </draw:polygon>
        <draw:polygon draw:style-name="gr92" draw:text-style-name="P8" draw:layer="layout" svg:width="0.031cm" svg:height="0.036cm" svg:x="6.832cm" svg:y="4.463cm" svg:viewBox="0 0 32 37" draw:points="32,0 8,37 2,32 0,30">
          <text:p/>
        </draw:polygon>
        <draw:polygon draw:style-name="gr92" draw:text-style-name="P8" draw:layer="layout" svg:width="0.844cm" svg:height="0.601cm" svg:x="6.84cm" svg:y="4.427cm" svg:viewBox="0 0 845 602" draw:points="48,0 845,529 821,565 797,602 0,74 24,37">
          <text:p/>
        </draw:polygon>
        <draw:polygon draw:style-name="gr92" draw:text-style-name="P8" draw:layer="layout" svg:width="0.024cm" svg:height="0.036cm" svg:x="7.661cm" svg:y="4.955cm" svg:viewBox="0 0 25 37" draw:points="0,37 24,0 25,1">
          <text:p/>
        </draw:polygon>
        <draw:polygon draw:style-name="gr92" draw:text-style-name="P8" draw:layer="layout" svg:width="0.847cm" svg:height="0.612cm" svg:x="7.636cm" svg:y="4.956cm" svg:viewBox="0 0 848 613" draw:points="50,0 848,541 823,577 798,613 0,72 25,36">
          <text:p/>
        </draw:polygon>
        <draw:polygon draw:style-name="gr92" draw:text-style-name="P8" draw:layer="layout" svg:width="0.248cm" svg:height="0.248cm" svg:x="2.751cm" svg:y="2.873cm" svg:viewBox="0 0 249 249" draw:points="0,0 0,249 249,249 249,0">
          <text:p/>
        </draw:polygon>
        <draw:polyline draw:style-name="gr93" draw:text-style-name="P8" draw:layer="layout" svg:width="0.248cm" svg:height="0.248cm" svg:x="2.751cm" svg:y="2.873cm" svg:viewBox="0 0 249 249" draw:points="0,0 0,249 249,249 249,0 0,0">
          <text:p/>
        </draw:polyline>
        <draw:polygon draw:style-name="gr94" draw:text-style-name="P8" draw:layer="layout" svg:width="0.248cm" svg:height="0.248cm" svg:x="3.549cm" svg:y="3.44cm" svg:viewBox="0 0 249 249" draw:points="0,0 0,249 249,249 249,0">
          <text:p/>
        </draw:polygon>
        <draw:polyline draw:style-name="gr93" draw:text-style-name="P8" draw:layer="layout" svg:width="0.248cm" svg:height="0.248cm" svg:x="3.549cm" svg:y="3.44cm" svg:viewBox="0 0 249 249" draw:points="0,0 0,249 249,249 249,0 0,0">
          <text:p/>
        </draw:polyline>
        <draw:polygon draw:style-name="gr94" draw:text-style-name="P8" draw:layer="layout" svg:width="0.248cm" svg:height="0.248cm" svg:x="4.346cm" svg:y="2.9cm" svg:viewBox="0 0 249 249" draw:points="0,0 0,249 249,249 249,0">
          <text:p/>
        </draw:polygon>
        <draw:polyline draw:style-name="gr93" draw:text-style-name="P8" draw:layer="layout" svg:width="0.248cm" svg:height="0.248cm" svg:x="4.346cm" svg:y="2.9cm" svg:viewBox="0 0 249 249" draw:points="0,0 0,249 249,249 249,0 0,0">
          <text:p/>
        </draw:polyline>
        <draw:polygon draw:style-name="gr94" draw:text-style-name="P8" draw:layer="layout" svg:width="0.248cm" svg:height="0.248cm" svg:x="5.143cm" svg:y="3.381cm" svg:viewBox="0 0 249 249" draw:points="0,0 0,249 249,249 249,0">
          <text:p/>
        </draw:polygon>
        <draw:polyline draw:style-name="gr93" draw:text-style-name="P8" draw:layer="layout" svg:width="0.248cm" svg:height="0.248cm" svg:x="5.143cm" svg:y="3.381cm" svg:viewBox="0 0 249 249" draw:points="0,0 0,249 249,249 249,0 0,0">
          <text:p/>
        </draw:polyline>
        <draw:polygon draw:style-name="gr94" draw:text-style-name="P8" draw:layer="layout" svg:width="0.248cm" svg:height="0.248cm" svg:x="5.942cm" svg:y="3.485cm" svg:viewBox="0 0 249 249" draw:points="0,0 0,249 249,249 249,0">
          <text:p/>
        </draw:polygon>
        <draw:polyline draw:style-name="gr93" draw:text-style-name="P8" draw:layer="layout" svg:width="0.248cm" svg:height="0.248cm" svg:x="5.942cm" svg:y="3.485cm" svg:viewBox="0 0 249 249" draw:points="0,0 0,249 249,249 249,0 0,0">
          <text:p/>
        </draw:polyline>
        <draw:polygon draw:style-name="gr94" draw:text-style-name="P8" draw:layer="layout" svg:width="0.248cm" svg:height="0.248cm" svg:x="6.739cm" svg:y="4.339cm" svg:viewBox="0 0 249 249" draw:points="0,0 0,249 249,249 249,0">
          <text:p/>
        </draw:polygon>
        <draw:polyline draw:style-name="gr93" draw:text-style-name="P8" draw:layer="layout" svg:width="0.248cm" svg:height="0.248cm" svg:x="6.739cm" svg:y="4.339cm" svg:viewBox="0 0 249 249" draw:points="0,0 0,249 249,249 249,0 0,0">
          <text:p/>
        </draw:polyline>
        <draw:polygon draw:style-name="gr94" draw:text-style-name="P8" draw:layer="layout" svg:width="0.248cm" svg:height="0.248cm" svg:x="7.537cm" svg:y="4.868cm" svg:viewBox="0 0 249 249" draw:points="0,0 0,249 249,249 249,0">
          <text:p/>
        </draw:polygon>
        <draw:polyline draw:style-name="gr93" draw:text-style-name="P8" draw:layer="layout" svg:width="0.248cm" svg:height="0.248cm" svg:x="7.537cm" svg:y="4.868cm" svg:viewBox="0 0 249 249" draw:points="0,0 0,249 249,249 249,0 0,0">
          <text:p/>
        </draw:polyline>
        <draw:polygon draw:style-name="gr94" draw:text-style-name="P8" draw:layer="layout" svg:width="0.248cm" svg:height="0.248cm" svg:x="8.335cm" svg:y="5.409cm" svg:viewBox="0 0 249 249" draw:points="0,0 0,249 249,249 249,0">
          <text:p/>
        </draw:polygon>
        <draw:polyline draw:style-name="gr93" draw:text-style-name="P8" draw:layer="layout" svg:width="0.248cm" svg:height="0.248cm" svg:x="8.335cm" svg:y="5.409cm" svg:viewBox="0 0 249 249" draw:points="0,0 0,249 249,249 249,0 0,0">
          <text:p/>
        </draw:polyline>
        <draw:polygon draw:style-name="gr95" draw:text-style-name="P8" draw:layer="layout" svg:width="0.842cm" svg:height="0.556cm" svg:x="2.853cm" svg:y="2.304cm" svg:viewBox="0 0 843 557" draw:points="0,482 797,0 820,38 843,76 46,557 23,520">
          <text:p/>
        </draw:polygon>
        <draw:polygon draw:style-name="gr95" draw:text-style-name="P8" draw:layer="layout" svg:width="0.057cm" svg:height="0.043cm" svg:x="3.65cm" svg:y="2.298cm" svg:viewBox="0 0 58 44" draw:points="23,44 0,6 7,3 14,1 22,0 30,1 37,2 44,5 51,10 56,15 58,17">
          <text:p/>
        </draw:polygon>
        <draw:polygon draw:style-name="gr95" draw:text-style-name="P8" draw:layer="layout" svg:width="0.866cm" svg:height="1.083cm" svg:x="3.638cm" svg:y="2.315cm" svg:viewBox="0 0 867 1084" draw:points="70,0 867,1030 832,1057 797,1084 0,54 35,27">
          <text:p/>
        </draw:polygon>
        <draw:polygon draw:style-name="gr95" draw:text-style-name="P8" draw:layer="layout" svg:width="0.06cm" svg:height="0.043cm" svg:x="4.436cm" svg:y="3.372cm" svg:viewBox="0 0 61 44" draw:points="35,0 61,35 55,39 48,42 40,44 32,44 25,43 18,40 11,37 5,32 0,27">
          <text:p/>
        </draw:polygon>
        <draw:polygon draw:style-name="gr95" draw:text-style-name="P8" draw:layer="layout" svg:width="0.848cm" svg:height="0.66cm" svg:x="4.445cm" svg:y="2.746cm" svg:viewBox="0 0 849 661" draw:points="0,591 797,0 823,35 849,70 52,661 26,626">
          <text:p/>
        </draw:polygon>
        <draw:polygon draw:style-name="gr95" draw:text-style-name="P8" draw:layer="layout" svg:width="0.06cm" svg:height="0.043cm" svg:x="5.242cm" svg:y="2.737cm" svg:viewBox="0 0 61 44" draw:points="26,44 0,9 6,5 13,2 21,0 29,0 36,1 43,4 50,7 56,12 61,17">
          <text:p/>
        </draw:polygon>
        <draw:polygon draw:style-name="gr95" draw:text-style-name="P8" draw:layer="layout" svg:width="0.867cm" svg:height="1.096cm" svg:x="5.233cm" svg:y="2.754cm" svg:viewBox="0 0 868 1097" draw:points="70,0 868,1043 833,1070 798,1097 0,54 35,27">
          <text:p/>
        </draw:polygon>
        <draw:polygon draw:style-name="gr95" draw:text-style-name="P8" draw:layer="layout" svg:width="0.038cm" svg:height="0.043cm" svg:x="6.032cm" svg:y="3.824cm" svg:viewBox="0 0 39 44" draw:points="35,0 39,44 31,44 24,43 17,40 10,36 4,31 0,27">
          <text:p/>
        </draw:polygon>
        <draw:polygon draw:style-name="gr95" draw:text-style-name="P8" draw:layer="layout" svg:width="0.804cm" svg:height="0.162cm" svg:x="6.062cm" svg:y="3.704cm" svg:viewBox="0 0 805 163" draw:points="0,76 797,0 801,44 805,88 8,163 4,119">
          <text:p/>
        </draw:polygon>
        <draw:polygon draw:style-name="gr95" draw:text-style-name="P8" draw:layer="layout" svg:width="0.009cm" svg:height="0.043cm" svg:x="6.864cm" svg:y="3.748cm" svg:viewBox="0 0 10 44" draw:points="0,0 10,43 4,44">
          <text:p/>
        </draw:polygon>
        <draw:polygon draw:style-name="gr95" draw:text-style-name="P8" draw:layer="layout" svg:width="0.816cm" svg:height="0.279cm" svg:x="6.854cm" svg:y="3.511cm" svg:viewBox="0 0 817 280" draw:points="0,194 797,0 807,43 817,86 20,280 10,237">
          <text:p/>
        </draw:polygon>
        <draw:polygon draw:style-name="gr95" draw:text-style-name="P8" draw:layer="layout" svg:width="0.045cm" svg:height="0.043cm" svg:x="7.651cm" svg:y="3.51cm" svg:viewBox="0 0 46 44" draw:points="10,44 0,1 7,0 15,0 22,2 29,5 36,9 42,14 46,19">
          <text:p/>
        </draw:polygon>
        <draw:polygon draw:style-name="gr95" draw:text-style-name="P8" draw:layer="layout" svg:width="0.869cm" svg:height="1.185cm" svg:x="7.625cm" svg:y="3.529cm" svg:viewBox="0 0 870 1186" draw:points="72,0 870,1137 834,1162 798,1186 0,50 36,25">
          <text:p/>
        </draw:polygon>
        <draw:polygon draw:style-name="gr95" draw:text-style-name="P8" draw:layer="layout" svg:width="0.248cm" svg:height="0.248cm" svg:x="2.751cm" svg:y="2.699cm" svg:viewBox="0 0 249 249" draw:points="0,124 125,249 249,124 125,0">
          <text:p/>
        </draw:polygon>
        <draw:polyline draw:style-name="gr93" draw:text-style-name="P8" draw:layer="layout" svg:width="0.248cm" svg:height="0.248cm" svg:x="2.751cm" svg:y="2.699cm" svg:viewBox="0 0 249 249" draw:points="0,124 125,249 249,124 125,0 0,124">
          <text:p/>
        </draw:polyline>
        <draw:polygon draw:style-name="gr95" draw:text-style-name="P8" draw:layer="layout" svg:width="0.248cm" svg:height="0.248cm" svg:x="3.549cm" svg:y="2.217cm" svg:viewBox="0 0 249 249" draw:points="0,124 125,249 249,124 125,0">
          <text:p/>
        </draw:polygon>
        <draw:polyline draw:style-name="gr93" draw:text-style-name="P8" draw:layer="layout" svg:width="0.248cm" svg:height="0.248cm" svg:x="3.549cm" svg:y="2.217cm" svg:viewBox="0 0 249 249" draw:points="0,124 125,249 249,124 125,0 0,124">
          <text:p/>
        </draw:polyline>
        <draw:polygon draw:style-name="gr95" draw:text-style-name="P8" draw:layer="layout" svg:width="0.248cm" svg:height="0.248cm" svg:x="4.346cm" svg:y="3.247cm" svg:viewBox="0 0 249 249" draw:points="0,124 125,249 249,124 125,0">
          <text:p/>
        </draw:polygon>
        <draw:polyline draw:style-name="gr93" draw:text-style-name="P8" draw:layer="layout" svg:width="0.248cm" svg:height="0.248cm" svg:x="4.346cm" svg:y="3.247cm" svg:viewBox="0 0 249 249" draw:points="0,124 125,249 249,124 125,0 0,124">
          <text:p/>
        </draw:polyline>
        <draw:polygon draw:style-name="gr95" draw:text-style-name="P8" draw:layer="layout" svg:width="0.248cm" svg:height="0.248cm" svg:x="5.143cm" svg:y="2.656cm" svg:viewBox="0 0 249 249" draw:points="0,124 125,249 249,124 125,0">
          <text:p/>
        </draw:polygon>
        <draw:polyline draw:style-name="gr93" draw:text-style-name="P8" draw:layer="layout" svg:width="0.248cm" svg:height="0.248cm" svg:x="5.143cm" svg:y="2.656cm" svg:viewBox="0 0 249 249" draw:points="0,124 125,249 249,124 125,0 0,124">
          <text:p/>
        </draw:polyline>
        <draw:polygon draw:style-name="gr95" draw:text-style-name="P8" draw:layer="layout" svg:width="0.248cm" svg:height="0.248cm" svg:x="5.942cm" svg:y="3.699cm" svg:viewBox="0 0 249 249" draw:points="0,124 125,249 249,124 125,0">
          <text:p/>
        </draw:polygon>
        <draw:polyline draw:style-name="gr93" draw:text-style-name="P8" draw:layer="layout" svg:width="0.248cm" svg:height="0.248cm" svg:x="5.942cm" svg:y="3.699cm" svg:viewBox="0 0 249 249" draw:points="0,124 125,249 249,124 125,0 0,124">
          <text:p/>
        </draw:polyline>
        <draw:polygon draw:style-name="gr95" draw:text-style-name="P8" draw:layer="layout" svg:width="0.248cm" svg:height="0.248cm" svg:x="6.739cm" svg:y="3.623cm" svg:viewBox="0 0 249 249" draw:points="0,124 125,249 249,124 125,0">
          <text:p/>
        </draw:polygon>
        <draw:polyline draw:style-name="gr93" draw:text-style-name="P8" draw:layer="layout" svg:width="0.248cm" svg:height="0.248cm" svg:x="6.739cm" svg:y="3.623cm" svg:viewBox="0 0 249 249" draw:points="0,124 125,249 249,124 125,0 0,124">
          <text:p/>
        </draw:polyline>
        <draw:polygon draw:style-name="gr95" draw:text-style-name="P8" draw:layer="layout" svg:width="0.248cm" svg:height="0.248cm" svg:x="7.537cm" svg:y="3.429cm" svg:viewBox="0 0 249 249" draw:points="0,124 125,249 249,124 125,0">
          <text:p/>
        </draw:polygon>
        <draw:polyline draw:style-name="gr93" draw:text-style-name="P8" draw:layer="layout" svg:width="0.248cm" svg:height="0.248cm" svg:x="7.537cm" svg:y="3.429cm" svg:viewBox="0 0 249 249" draw:points="0,124 125,249 249,124 125,0 0,124">
          <text:p/>
        </draw:polyline>
        <draw:polygon draw:style-name="gr95" draw:text-style-name="P8" draw:layer="layout" svg:width="0.248cm" svg:height="0.248cm" svg:x="8.335cm" svg:y="4.566cm" svg:viewBox="0 0 249 249" draw:points="0,124 125,249 249,124 125,0">
          <text:p/>
        </draw:polygon>
        <draw:polyline draw:style-name="gr93" draw:text-style-name="P8" draw:layer="layout" svg:width="0.248cm" svg:height="0.248cm" svg:x="8.335cm" svg:y="4.566cm" svg:viewBox="0 0 249 249" draw:points="0,124 125,249 249,124 125,0 0,124">
          <text:p/>
        </draw:polyline>
        <draw:polygon draw:style-name="gr94" draw:text-style-name="P8" draw:layer="layout" svg:width="0.315cm" svg:height="0.087cm" svg:x="8.969cm" svg:y="4.754cm" svg:viewBox="0 0 316 88" draw:points="0,0 316,0 316,88 0,88">
          <text:p/>
        </draw:polygon>
        <draw:polygon draw:style-name="gr94" draw:text-style-name="P8" draw:layer="layout" svg:width="0.157cm" svg:height="0.157cm" svg:x="9.048cm" svg:y="4.718cm" svg:viewBox="0 0 158 158" draw:points="0,0 0,158 158,158 158,0">
          <text:p/>
        </draw:polygon>
        <draw:polyline draw:style-name="gr93" draw:text-style-name="P8" draw:layer="layout" svg:width="0.157cm" svg:height="0.157cm" svg:x="9.048cm" svg:y="4.718cm" svg:viewBox="0 0 158 158" draw:points="0,0 0,158 158,158 158,0 0,0">
          <text:p/>
        </draw:polyline>
        <draw:polygon draw:style-name="gr95" draw:text-style-name="P8" draw:layer="layout" svg:width="0.315cm" svg:height="0.087cm" svg:x="8.969cm" svg:y="5.179cm" svg:viewBox="0 0 316 88" draw:points="0,0 316,0 316,88 0,88">
          <text:p/>
        </draw:polygon>
        <draw:polygon draw:style-name="gr95" draw:text-style-name="P8" draw:layer="layout" svg:width="0.157cm" svg:height="0.157cm" svg:x="9.048cm" svg:y="5.143cm" svg:viewBox="0 0 158 158" draw:points="0,80 80,158 158,80 80,0">
          <text:p/>
        </draw:polygon>
        <draw:polyline draw:style-name="gr93" draw:text-style-name="P8" draw:layer="layout" svg:width="0.157cm" svg:height="0.157cm" svg:x="9.048cm" svg:y="5.143cm" svg:viewBox="0 0 158 158" draw:points="0,80 80,158 158,80 80,0 0,80">
          <text:p/>
        </draw:polyline>
        <draw:frame draw:style-name="gr96" draw:text-style-name="P20" draw:layer="layout" svg:width="2.018cm" svg:height="0.569cm" svg:x="9.327cm" svg:y="4.691cm">
          <draw:text-box>
            <text:p><text:span text:style-name="T13">500 Schritte</text:span></text:p>
          </draw:text-box>
        </draw:frame>
        <draw:frame draw:style-name="gr97" draw:text-style-name="P20" draw:layer="layout" svg:width="2.174cm" svg:height="0.569cm" svg:x="9.327cm" svg:y="5.113cm">
          <draw:text-box>
            <text:p><text:span text:style-name="T13">2000 Schritte</text:span></text:p>
          </draw:text-box>
        </draw:frame>
        <draw:frame draw:style-name="gr98" draw:text-style-name="P21" draw:layer="layout" svg:width="1.692cm" svg:height="0.603cm" svg:x="4.759cm" svg:y="7.93cm">
          <draw:text-box>
            <text:p><text:span text:style-name="T14">Lernrate</text:span></text:p>
          </draw:text-box>
        </draw:frame>
        <draw:frame draw:style-name="gr99" draw:text-style-name="P21" draw:layer="layout" svg:width="1.603cm" svg:height="0.603cm" draw:transform="rotate (1.5707963267946) translate (1.791cm 5.005cm)">
          <draw:text-box>
            <text:p><text:span text:style-name="T14">Qualitä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polygon draw:style-name="gr87" draw:text-style-name="P8" draw:layer="layout" svg:width="10.115cm" svg:height="6.98cm" svg:x="6.667cm" svg:y="2.54cm" svg:viewBox="0 0 10116 6981" draw:points="0,0 10116,0 10116,6981 0,6981">
          <text:p/>
        </draw:polygon>
        <draw:polyline draw:style-name="gr88" draw:text-style-name="P8" draw:layer="layout" svg:width="5.931cm" svg:height="5.224cm" svg:x="8.034cm" svg:y="2.864cm" svg:viewBox="0 0 5932 5225" draw:points="2965,5225 0,5225 0,0 5932,0 5932,5225 2965,5225">
          <text:p/>
        </draw:polyline>
        <draw:line draw:style-name="gr88" draw:text-style-name="P8" draw:layer="layout" svg:x1="13.966cm" svg:y1="8.088cm" svg:x2="8.034cm" svg:y2="8.088cm">
          <text:p/>
        </draw:line>
        <draw:line draw:style-name="gr88" draw:text-style-name="P8" draw:layer="layout" svg:x1="13.966cm" svg:y1="7.217cm" svg:x2="8.034cm" svg:y2="7.217cm">
          <text:p/>
        </draw:line>
        <draw:line draw:style-name="gr88" draw:text-style-name="P8" draw:layer="layout" svg:x1="13.966cm" svg:y1="6.346cm" svg:x2="8.034cm" svg:y2="6.346cm">
          <text:p/>
        </draw:line>
        <draw:line draw:style-name="gr88" draw:text-style-name="P8" draw:layer="layout" svg:x1="13.966cm" svg:y1="5.475cm" svg:x2="8.034cm" svg:y2="5.475cm">
          <text:p/>
        </draw:line>
        <draw:line draw:style-name="gr88" draw:text-style-name="P8" draw:layer="layout" svg:x1="13.966cm" svg:y1="4.604cm" svg:x2="8.034cm" svg:y2="4.604cm">
          <text:p/>
        </draw:line>
        <draw:line draw:style-name="gr88" draw:text-style-name="P8" draw:layer="layout" svg:x1="13.966cm" svg:y1="3.733cm" svg:x2="8.034cm" svg:y2="3.733cm">
          <text:p/>
        </draw:line>
        <draw:line draw:style-name="gr88" draw:text-style-name="P8" draw:layer="layout" svg:x1="13.966cm" svg:y1="2.862cm" svg:x2="8.034cm" svg:y2="2.862cm">
          <text:p/>
        </draw:line>
        <draw:frame draw:style-name="gr100" draw:text-style-name="P20" draw:layer="layout" svg:width="1.052cm" svg:height="0.569cm" svg:x="7.749cm" svg:y="8.369cm">
          <draw:text-box>
            <text:p><text:span text:style-name="T13">0.01</text:span></text:p>
          </draw:text-box>
        </draw:frame>
        <draw:frame draw:style-name="gr100" draw:text-style-name="P20" draw:layer="layout" svg:width="1.052cm" svg:height="0.569cm" svg:x="8.748cm" svg:y="8.369cm">
          <draw:text-box>
            <text:p><text:span text:style-name="T13">0.02</text:span></text:p>
          </draw:text-box>
        </draw:frame>
        <draw:frame draw:style-name="gr100" draw:text-style-name="P20" draw:layer="layout" svg:width="1.052cm" svg:height="0.569cm" svg:x="9.747cm" svg:y="8.369cm">
          <draw:text-box>
            <text:p><text:span text:style-name="T13">0.05</text:span></text:p>
          </draw:text-box>
        </draw:frame>
        <draw:frame draw:style-name="gr101" draw:text-style-name="P20" draw:layer="layout" svg:width="0.896cm" svg:height="0.569cm" svg:x="10.802cm" svg:y="8.369cm">
          <draw:text-box>
            <text:p><text:span text:style-name="T13">0.1</text:span></text:p>
          </draw:text-box>
        </draw:frame>
        <draw:frame draw:style-name="gr101" draw:text-style-name="P20" draw:layer="layout" svg:width="0.896cm" svg:height="0.569cm" svg:x="11.8cm" svg:y="8.369cm">
          <draw:text-box>
            <text:p><text:span text:style-name="T13">0.2</text:span></text:p>
          </draw:text-box>
        </draw:frame>
        <draw:frame draw:style-name="gr101" draw:text-style-name="P20" draw:layer="layout" svg:width="0.896cm" svg:height="0.569cm" svg:x="12.772cm" svg:y="8.369cm">
          <draw:text-box>
            <text:p><text:span text:style-name="T13">0.5</text:span></text:p>
          </draw:text-box>
        </draw:frame>
        <draw:frame draw:style-name="gr101" draw:text-style-name="P20" draw:layer="layout" svg:width="0.659cm" svg:height="0.569cm" svg:x="13.882cm" svg:y="8.369cm">
          <draw:text-box>
            <text:p><text:span text:style-name="T13">1</text:span></text:p>
          </draw:text-box>
        </draw:frame>
        <draw:line draw:style-name="gr88" draw:text-style-name="P8" draw:layer="layout" svg:x1="8.034cm" svg:y1="8.237cm" svg:x2="8.034cm" svg:y2="8.088cm">
          <text:p/>
        </draw:line>
        <draw:line draw:style-name="gr88" draw:text-style-name="P8" draw:layer="layout" svg:x1="9.021cm" svg:y1="8.237cm" svg:x2="9.021cm" svg:y2="8.088cm">
          <text:p/>
        </draw:line>
        <draw:line draw:style-name="gr88" draw:text-style-name="P8" draw:layer="layout" svg:x1="10.01cm" svg:y1="8.237cm" svg:x2="10.01cm" svg:y2="8.088cm">
          <text:p/>
        </draw:line>
        <draw:line draw:style-name="gr88" draw:text-style-name="P8" draw:layer="layout" svg:x1="10.999cm" svg:y1="8.237cm" svg:x2="10.999cm" svg:y2="8.088cm">
          <text:p/>
        </draw:line>
        <draw:line draw:style-name="gr88" draw:text-style-name="P8" draw:layer="layout" svg:x1="11.988cm" svg:y1="8.237cm" svg:x2="11.988cm" svg:y2="8.088cm">
          <text:p/>
        </draw:line>
        <draw:line draw:style-name="gr88" draw:text-style-name="P8" draw:layer="layout" svg:x1="12.976cm" svg:y1="8.237cm" svg:x2="12.976cm" svg:y2="8.088cm">
          <text:p/>
        </draw:line>
        <draw:polyline draw:style-name="gr88" draw:text-style-name="P8" draw:layer="layout" svg:width="0.148cm" svg:height="5.931cm" draw:transform="rotate (1.5707963267946) translate (8.03355613397555cm 8.23719159808919cm)" svg:viewBox="0 0 149 5932" draw:points="0,21999 149,21999 149,16067">
          <text:p/>
        </draw:polyline>
        <draw:frame draw:style-name="gr101" draw:text-style-name="P20" draw:layer="layout" svg:width="0.815cm" svg:height="0.569cm" svg:x="7.471cm" svg:y="7.948cm">
          <draw:text-box>
            <text:p><text:span text:style-name="T13">28</text:span></text:p>
          </draw:text-box>
        </draw:frame>
        <draw:frame draw:style-name="gr101" draw:text-style-name="P20" draw:layer="layout" svg:width="0.815cm" svg:height="0.569cm" svg:x="7.471cm" svg:y="7.078cm">
          <draw:text-box>
            <text:p><text:span text:style-name="T13">30</text:span></text:p>
          </draw:text-box>
        </draw:frame>
        <draw:frame draw:style-name="gr101" draw:text-style-name="P20" draw:layer="layout" svg:width="0.815cm" svg:height="0.569cm" svg:x="7.471cm" svg:y="6.21cm">
          <draw:text-box>
            <text:p><text:span text:style-name="T13">32</text:span></text:p>
          </draw:text-box>
        </draw:frame>
        <draw:frame draw:style-name="gr101" draw:text-style-name="P20" draw:layer="layout" svg:width="0.815cm" svg:height="0.569cm" svg:x="7.471cm" svg:y="5.341cm">
          <draw:text-box>
            <text:p><text:span text:style-name="T13">34</text:span></text:p>
          </draw:text-box>
        </draw:frame>
        <draw:frame draw:style-name="gr101" draw:text-style-name="P20" draw:layer="layout" svg:width="0.815cm" svg:height="0.569cm" svg:x="7.471cm" svg:y="4.446cm">
          <draw:text-box>
            <text:p><text:span text:style-name="T13">36</text:span></text:p>
          </draw:text-box>
        </draw:frame>
        <draw:frame draw:style-name="gr101" draw:text-style-name="P20" draw:layer="layout" svg:width="0.815cm" svg:height="0.569cm" svg:x="7.471cm" svg:y="3.576cm">
          <draw:text-box>
            <text:p><text:span text:style-name="T13">38</text:span></text:p>
          </draw:text-box>
        </draw:frame>
        <draw:frame draw:style-name="gr101" draw:text-style-name="P20" draw:layer="layout" svg:width="0.815cm" svg:height="0.569cm" svg:x="7.471cm" svg:y="2.707cm">
          <draw:text-box>
            <text:p><text:span text:style-name="T13">40</text:span></text:p>
          </draw:text-box>
        </draw:frame>
        <draw:line draw:style-name="gr88" draw:text-style-name="P8" draw:layer="layout" svg:x1="7.884cm" svg:y1="8.088cm" svg:x2="8.034cm" svg:y2="8.088cm">
          <text:p/>
        </draw:line>
        <draw:line draw:style-name="gr88" draw:text-style-name="P8" draw:layer="layout" svg:x1="7.884cm" svg:y1="7.217cm" svg:x2="8.034cm" svg:y2="7.217cm">
          <text:p/>
        </draw:line>
        <draw:line draw:style-name="gr88" draw:text-style-name="P8" draw:layer="layout" svg:x1="7.884cm" svg:y1="6.346cm" svg:x2="8.034cm" svg:y2="6.346cm">
          <text:p/>
        </draw:line>
        <draw:line draw:style-name="gr88" draw:text-style-name="P8" draw:layer="layout" svg:x1="7.884cm" svg:y1="5.475cm" svg:x2="8.034cm" svg:y2="5.475cm">
          <text:p/>
        </draw:line>
        <draw:line draw:style-name="gr88" draw:text-style-name="P8" draw:layer="layout" svg:x1="7.884cm" svg:y1="4.604cm" svg:x2="8.034cm" svg:y2="4.604cm">
          <text:p/>
        </draw:line>
        <draw:line draw:style-name="gr88" draw:text-style-name="P8" draw:layer="layout" svg:x1="7.884cm" svg:y1="3.733cm" svg:x2="8.034cm" svg:y2="3.733cm">
          <text:p/>
        </draw:line>
        <draw:polyline draw:style-name="gr88" draw:text-style-name="P8" draw:layer="layout" svg:width="0.149cm" svg:height="5.224cm" svg:x="7.884cm" svg:y="2.862cm" svg:viewBox="0 0 150 5225" draw:points="0,0 150,0 150,5225">
          <text:p/>
        </draw:polyline>
        <draw:polygon draw:style-name="gr92" draw:text-style-name="P8" draw:layer="layout" svg:width="1.023cm" svg:height="0.523cm" svg:x="8.016cm" svg:y="5.528cm" svg:viewBox="0 0 1024 524" draw:points="0,444 988,0 1006,40 1024,80 36,524 18,484">
          <text:p/>
        </draw:polygon>
        <draw:polygon draw:style-name="gr92" draw:text-style-name="P8" draw:layer="layout" svg:width="0.027cm" svg:height="0.039cm" svg:x="9.021cm" svg:y="5.568cm" svg:viewBox="0 0 28 40" draw:points="0,0 28,34 22,38 18,40">
          <text:p/>
        </draw:polygon>
        <draw:polygon draw:style-name="gr92" draw:text-style-name="P8" draw:layer="layout" svg:width="1.044cm" svg:height="0.898cm" svg:x="8.993cm" svg:y="4.703cm" svg:viewBox="0 0 1045 899" draw:points="0,831 989,0 1017,34 1045,68 56,899 28,865">
          <text:p/>
        </draw:polygon>
        <draw:polygon draw:style-name="gr92" draw:text-style-name="P8" draw:layer="layout" svg:width="0.027cm" svg:height="0.042cm" svg:x="9.982cm" svg:y="4.694cm" svg:viewBox="0 0 28 43" draw:points="28,43 0,9 6,5 13,2 20,0">
          <text:p/>
        </draw:polygon>
        <draw:polygon draw:style-name="gr92" draw:text-style-name="P8" draw:layer="layout" svg:width="1.004cm" svg:height="0.273cm" svg:x="10.002cm" svg:y="4.506cm" svg:viewBox="0 0 1005 274" draw:points="0,188 989,0 997,43 1005,86 16,274 8,231">
          <text:p/>
        </draw:polygon>
        <draw:polygon draw:style-name="gr92" draw:text-style-name="P8" draw:layer="layout" svg:width="0.021cm" svg:height="0.042cm" svg:x="10.999cm" svg:y="4.549cm" svg:viewBox="0 0 22 43" draw:points="0,0 22,38 15,41 8,43">
          <text:p/>
        </draw:polygon>
        <draw:polygon draw:style-name="gr92" draw:text-style-name="P8" draw:layer="layout" svg:width="1.032cm" svg:height="0.646cm" svg:x="10.977cm" svg:y="3.939cm" svg:viewBox="0 0 1033 647" draw:points="0,571 989,0 1011,38 1033,76 44,647 22,609">
          <text:p/>
        </draw:polygon>
        <draw:polygon draw:style-name="gr92" draw:text-style-name="P8" draw:layer="layout" svg:width="0.021cm" svg:height="0.039cm" svg:x="11.966cm" svg:y="3.937cm" svg:viewBox="0 0 22 40" draw:points="22,40 0,2 4,0">
          <text:p/>
        </draw:polygon>
        <draw:polygon draw:style-name="gr92" draw:text-style-name="P8" draw:layer="layout" svg:width="1.024cm" svg:height="0.531cm" svg:x="11.97cm" svg:y="3.485cm" svg:viewBox="0 0 1025 532" draw:points="0,453 989,0 1007,40 1025,80 36,532 18,493">
          <text:p/>
        </draw:polygon>
        <draw:polygon draw:style-name="gr92" draw:text-style-name="P8" draw:layer="layout" svg:width="0.034cm" svg:height="0.043cm" svg:x="12.959cm" svg:y="3.481cm" svg:viewBox="0 0 35 44" draw:points="18,44 0,4 7,1 14,0 22,0 30,2 35,3">
          <text:p/>
        </draw:polygon>
        <draw:polygon draw:style-name="gr92" draw:text-style-name="P8" draw:layer="layout" svg:width="1.022cm" svg:height="0.499cm" svg:x="12.96cm" svg:y="3.484cm" svg:viewBox="0 0 1023 500" draw:points="34,0 1023,418 1006,459 989,500 0,82 17,41">
          <text:p/>
        </draw:polygon>
        <draw:polygon draw:style-name="gr92" draw:text-style-name="P8" draw:layer="layout" svg:width="0.248cm" svg:height="0.248cm" svg:x="7.909cm" svg:y="5.887cm" svg:viewBox="0 0 249 249" draw:points="0,0 0,249 249,249 249,0">
          <text:p/>
        </draw:polygon>
        <draw:polyline draw:style-name="gr93" draw:text-style-name="P8" draw:layer="layout" svg:width="0.248cm" svg:height="0.248cm" svg:x="7.909cm" svg:y="5.887cm" svg:viewBox="0 0 249 249" draw:points="0,0 0,249 249,249 249,0 0,0">
          <text:p/>
        </draw:polyline>
        <draw:polygon draw:style-name="gr94" draw:text-style-name="P8" draw:layer="layout" svg:width="0.248cm" svg:height="0.248cm" svg:x="8.897cm" svg:y="5.443cm" svg:viewBox="0 0 249 249" draw:points="0,0 0,249 249,249 249,0">
          <text:p/>
        </draw:polygon>
        <draw:polyline draw:style-name="gr93" draw:text-style-name="P8" draw:layer="layout" svg:width="0.248cm" svg:height="0.248cm" svg:x="8.897cm" svg:y="5.443cm" svg:viewBox="0 0 249 249" draw:points="0,0 0,249 249,249 249,0 0,0">
          <text:p/>
        </draw:polyline>
        <draw:polygon draw:style-name="gr94" draw:text-style-name="P8" draw:layer="layout" svg:width="0.248cm" svg:height="0.248cm" svg:x="9.886cm" svg:y="4.612cm" svg:viewBox="0 0 249 249" draw:points="0,0 0,249 249,249 249,0">
          <text:p/>
        </draw:polygon>
        <draw:polyline draw:style-name="gr93" draw:text-style-name="P8" draw:layer="layout" svg:width="0.248cm" svg:height="0.248cm" svg:x="9.886cm" svg:y="4.612cm" svg:viewBox="0 0 249 249" draw:points="0,0 0,249 249,249 249,0 0,0">
          <text:p/>
        </draw:polyline>
        <draw:polygon draw:style-name="gr94" draw:text-style-name="P8" draw:layer="layout" svg:width="0.248cm" svg:height="0.248cm" svg:x="10.874cm" svg:y="4.424cm" svg:viewBox="0 0 249 249" draw:points="0,0 0,249 249,249 249,0">
          <text:p/>
        </draw:polygon>
        <draw:polyline draw:style-name="gr93" draw:text-style-name="P8" draw:layer="layout" svg:width="0.248cm" svg:height="0.248cm" svg:x="10.874cm" svg:y="4.424cm" svg:viewBox="0 0 249 249" draw:points="0,0 0,249 249,249 249,0 0,0">
          <text:p/>
        </draw:polyline>
        <draw:polygon draw:style-name="gr94" draw:text-style-name="P8" draw:layer="layout" svg:width="0.248cm" svg:height="0.248cm" svg:x="11.863cm" svg:y="3.853cm" svg:viewBox="0 0 249 249" draw:points="0,0 0,249 249,249 249,0">
          <text:p/>
        </draw:polygon>
        <draw:polyline draw:style-name="gr93" draw:text-style-name="P8" draw:layer="layout" svg:width="0.248cm" svg:height="0.248cm" svg:x="11.863cm" svg:y="3.853cm" svg:viewBox="0 0 249 249" draw:points="0,0 0,249 249,249 249,0 0,0">
          <text:p/>
        </draw:polyline>
        <draw:polygon draw:style-name="gr94" draw:text-style-name="P8" draw:layer="layout" svg:width="0.248cm" svg:height="0.248cm" svg:x="12.852cm" svg:y="3.4cm" svg:viewBox="0 0 249 249" draw:points="0,0 0,249 249,249 249,0">
          <text:p/>
        </draw:polygon>
        <draw:polyline draw:style-name="gr93" draw:text-style-name="P8" draw:layer="layout" svg:width="0.248cm" svg:height="0.248cm" svg:x="12.852cm" svg:y="3.4cm" svg:viewBox="0 0 249 249" draw:points="0,0 0,249 249,249 249,0 0,0">
          <text:p/>
        </draw:polyline>
        <draw:polygon draw:style-name="gr94" draw:text-style-name="P8" draw:layer="layout" svg:width="0.248cm" svg:height="0.248cm" svg:x="13.841cm" svg:y="3.818cm" svg:viewBox="0 0 249 249" draw:points="0,0 0,249 249,249 249,0">
          <text:p/>
        </draw:polygon>
        <draw:polyline draw:style-name="gr93" draw:text-style-name="P8" draw:layer="layout" svg:width="0.248cm" svg:height="0.248cm" svg:x="13.841cm" svg:y="3.818cm" svg:viewBox="0 0 249 249" draw:points="0,0 0,249 249,249 249,0 0,0">
          <text:p/>
        </draw:polyline>
        <draw:polygon draw:style-name="gr95" draw:text-style-name="P8" draw:layer="layout" svg:width="1.045cm" svg:height="0.925cm" svg:x="8.005cm" svg:y="4.366cm" svg:viewBox="0 0 1046 926" draw:points="0,860 988,0 1017,33 1046,66 58,926 29,893">
          <text:p/>
        </draw:polygon>
        <draw:polygon draw:style-name="gr95" draw:text-style-name="P8" draw:layer="layout" svg:width="0.028cm" svg:height="0.033cm" svg:x="8.992cm" svg:y="4.365cm" svg:viewBox="0 0 29 34" draw:points="29,34 0,1 1,0">
          <text:p/>
        </draw:polygon>
        <draw:polygon draw:style-name="gr95" draw:text-style-name="P8" draw:layer="layout" svg:width="1.044cm" svg:height="0.872cm" svg:x="8.993cm" svg:y="3.56cm" svg:viewBox="0 0 1045 873" draw:points="0,805 989,0 1017,34 1045,68 56,873 28,839">
          <text:p/>
        </draw:polygon>
        <draw:polygon draw:style-name="gr95" draw:text-style-name="P8" draw:layer="layout" svg:width="0.027cm" svg:height="0.042cm" svg:x="9.982cm" svg:y="3.551cm" svg:viewBox="0 0 28 43" draw:points="28,43 0,9 7,5 14,1 20,0">
          <text:p/>
        </draw:polygon>
        <draw:polygon draw:style-name="gr95" draw:text-style-name="P8" draw:layer="layout" svg:width="1.004cm" svg:height="0.272cm" svg:x="10.002cm" svg:y="3.364cm" svg:viewBox="0 0 1005 273" draw:points="0,187 989,0 997,43 1005,86 16,273 8,230">
          <text:p/>
        </draw:polygon>
        <draw:polygon draw:style-name="gr95" draw:text-style-name="P8" draw:layer="layout" svg:width="0.007cm" svg:height="0.043cm" svg:x="10.991cm" svg:y="3.363cm" svg:viewBox="0 0 8 44" draw:points="8,44 0,1 7,0 8,0">
          <text:p/>
        </draw:polygon>
        <draw:polygon draw:style-name="gr95" draw:text-style-name="P8" draw:layer="layout" svg:width="0.988cm" svg:height="0.095cm" svg:x="10.999cm" svg:y="3.363cm" svg:viewBox="0 0 989 96" draw:points="0,0 989,8 989,52 989,96 0,88 0,44">
          <text:p/>
        </draw:polygon>
        <draw:polygon draw:style-name="gr95" draw:text-style-name="P8" draw:layer="layout" svg:width="0.007cm" svg:height="0.043cm" svg:x="11.988cm" svg:y="3.415cm" svg:viewBox="0 0 8 44" draw:points="0,0 8,43 1,44 0,44">
          <text:p/>
        </draw:polygon>
        <draw:polygon draw:style-name="gr95" draw:text-style-name="P8" draw:layer="layout" svg:width="1.004cm" svg:height="0.277cm" svg:x="11.98cm" svg:y="3.18cm" svg:viewBox="0 0 1005 278" draw:points="0,192 989,0 997,43 1005,86 16,278 8,235">
          <text:p/>
        </draw:polygon>
        <draw:polygon draw:style-name="gr95" draw:text-style-name="P8" draw:layer="layout" svg:width="0.021cm" svg:height="0.043cm" svg:x="12.969cm" svg:y="3.179cm" svg:viewBox="0 0 22 44" draw:points="8,44 0,1 7,0 15,1 22,2">
          <text:p/>
        </draw:polygon>
        <draw:polygon draw:style-name="gr95" draw:text-style-name="P8" draw:layer="layout" svg:width="1.016cm" svg:height="0.405cm" svg:x="12.963cm" svg:y="3.181cm" svg:viewBox="0 0 1017 406" draw:points="28,0 1017,322 1003,364 989,406 0,84 14,42">
          <text:p/>
        </draw:polygon>
        <draw:polygon draw:style-name="gr95" draw:text-style-name="P8" draw:layer="layout" svg:width="0.248cm" svg:height="0.248cm" svg:x="7.909cm" svg:y="5.135cm" svg:viewBox="0 0 249 249" draw:points="0,124 125,249 249,124 125,0">
          <text:p/>
        </draw:polygon>
        <draw:polyline draw:style-name="gr93" draw:text-style-name="P8" draw:layer="layout" svg:width="0.248cm" svg:height="0.248cm" svg:x="7.909cm" svg:y="5.135cm" svg:viewBox="0 0 249 249" draw:points="0,124 125,249 249,124 125,0 0,124">
          <text:p/>
        </draw:polyline>
        <draw:polygon draw:style-name="gr95" draw:text-style-name="P8" draw:layer="layout" svg:width="0.248cm" svg:height="0.248cm" svg:x="8.897cm" svg:y="4.275cm" svg:viewBox="0 0 249 249" draw:points="0,124 125,249 249,124 125,0">
          <text:p/>
        </draw:polygon>
        <draw:polyline draw:style-name="gr93" draw:text-style-name="P8" draw:layer="layout" svg:width="0.248cm" svg:height="0.248cm" svg:x="8.897cm" svg:y="4.275cm" svg:viewBox="0 0 249 249" draw:points="0,124 125,249 249,124 125,0 0,124">
          <text:p/>
        </draw:polyline>
        <draw:polygon draw:style-name="gr95" draw:text-style-name="P8" draw:layer="layout" svg:width="0.248cm" svg:height="0.248cm" svg:x="9.886cm" svg:y="3.47cm" svg:viewBox="0 0 249 249" draw:points="0,124 125,249 249,124 125,0">
          <text:p/>
        </draw:polygon>
        <draw:polyline draw:style-name="gr93" draw:text-style-name="P8" draw:layer="layout" svg:width="0.248cm" svg:height="0.248cm" svg:x="9.886cm" svg:y="3.47cm" svg:viewBox="0 0 249 249" draw:points="0,124 125,249 249,124 125,0 0,124">
          <text:p/>
        </draw:polyline>
        <draw:polygon draw:style-name="gr95" draw:text-style-name="P8" draw:layer="layout" svg:width="0.248cm" svg:height="0.248cm" svg:x="10.874cm" svg:y="3.283cm" svg:viewBox="0 0 249 249" draw:points="0,124 125,249 249,124 125,0">
          <text:p/>
        </draw:polygon>
        <draw:polyline draw:style-name="gr93" draw:text-style-name="P8" draw:layer="layout" svg:width="0.248cm" svg:height="0.248cm" svg:x="10.874cm" svg:y="3.283cm" svg:viewBox="0 0 249 249" draw:points="0,124 125,249 249,124 125,0 0,124">
          <text:p/>
        </draw:polyline>
        <draw:polygon draw:style-name="gr95" draw:text-style-name="P8" draw:layer="layout" svg:width="0.248cm" svg:height="0.248cm" svg:x="11.863cm" svg:y="3.29cm" svg:viewBox="0 0 249 249" draw:points="0,124 125,249 249,124 125,0">
          <text:p/>
        </draw:polygon>
        <draw:polyline draw:style-name="gr93" draw:text-style-name="P8" draw:layer="layout" svg:width="0.248cm" svg:height="0.248cm" svg:x="11.863cm" svg:y="3.29cm" svg:viewBox="0 0 249 249" draw:points="0,124 125,249 249,124 125,0 0,124">
          <text:p/>
        </draw:polyline>
        <draw:polygon draw:style-name="gr95" draw:text-style-name="P8" draw:layer="layout" svg:width="0.248cm" svg:height="0.248cm" svg:x="12.852cm" svg:y="3.098cm" svg:viewBox="0 0 249 249" draw:points="0,124 125,249 249,124 125,0">
          <text:p/>
        </draw:polygon>
        <draw:polyline draw:style-name="gr93" draw:text-style-name="P8" draw:layer="layout" svg:width="0.248cm" svg:height="0.248cm" svg:x="12.852cm" svg:y="3.098cm" svg:viewBox="0 0 249 249" draw:points="0,124 125,249 249,124 125,0 0,124">
          <text:p/>
        </draw:polyline>
        <draw:polygon draw:style-name="gr95" draw:text-style-name="P8" draw:layer="layout" svg:width="0.248cm" svg:height="0.248cm" svg:x="13.841cm" svg:y="3.421cm" svg:viewBox="0 0 249 249" draw:points="0,124 125,249 249,124 125,0">
          <text:p/>
        </draw:polygon>
        <draw:polyline draw:style-name="gr93" draw:text-style-name="P8" draw:layer="layout" svg:width="0.248cm" svg:height="0.248cm" svg:x="13.841cm" svg:y="3.421cm" svg:viewBox="0 0 249 249" draw:points="0,124 125,249 249,124 125,0 0,124">
          <text:p/>
        </draw:polyline>
        <draw:polygon draw:style-name="gr94" draw:text-style-name="P8" draw:layer="layout" svg:width="0.315cm" svg:height="0.087cm" svg:x="14.355cm" svg:y="5.702cm" svg:viewBox="0 0 316 88" draw:points="0,0 316,0 316,88 0,88">
          <text:p/>
        </draw:polygon>
        <draw:polygon draw:style-name="gr94" draw:text-style-name="P8" draw:layer="layout" svg:width="0.157cm" svg:height="0.157cm" svg:x="14.434cm" svg:y="5.666cm" svg:viewBox="0 0 158 158" draw:points="0,0 0,158 158,158 158,0">
          <text:p/>
        </draw:polygon>
        <draw:polyline draw:style-name="gr93" draw:text-style-name="P8" draw:layer="layout" svg:width="0.157cm" svg:height="0.157cm" svg:x="14.434cm" svg:y="5.666cm" svg:viewBox="0 0 158 158" draw:points="0,0 0,158 158,158 158,0 0,0">
          <text:p/>
        </draw:polyline>
        <draw:polygon draw:style-name="gr95" draw:text-style-name="P8" draw:layer="layout" svg:width="0.315cm" svg:height="0.087cm" svg:x="14.355cm" svg:y="6.127cm" svg:viewBox="0 0 316 88" draw:points="0,0 316,0 316,88 0,88">
          <text:p/>
        </draw:polygon>
        <draw:polygon draw:style-name="gr95" draw:text-style-name="P8" draw:layer="layout" svg:width="0.157cm" svg:height="0.157cm" svg:x="14.434cm" svg:y="6.091cm" svg:viewBox="0 0 158 158" draw:points="0,80 80,158 158,80 80,0">
          <text:p/>
        </draw:polygon>
        <draw:polyline draw:style-name="gr93" draw:text-style-name="P8" draw:layer="layout" svg:width="0.157cm" svg:height="0.157cm" svg:x="14.434cm" svg:y="6.091cm" svg:viewBox="0 0 158 158" draw:points="0,80 80,158 158,80 80,0 0,80">
          <text:p/>
        </draw:polyline>
        <draw:frame draw:style-name="gr102" draw:text-style-name="P20" draw:layer="layout" svg:width="2.018cm" svg:height="0.569cm" svg:x="14.714cm" svg:y="5.63cm">
          <draw:text-box>
            <text:p><text:span text:style-name="T13">500 Schritte</text:span></text:p>
          </draw:text-box>
        </draw:frame>
        <draw:frame draw:style-name="gr103" draw:text-style-name="P20" draw:layer="layout" svg:width="2.174cm" svg:height="0.569cm" svg:x="14.714cm" svg:y="6.078cm">
          <draw:text-box>
            <text:p><text:span text:style-name="T13">2000 Schritte</text:span></text:p>
          </draw:text-box>
        </draw:frame>
        <draw:frame draw:style-name="gr104" draw:text-style-name="P21" draw:layer="layout" svg:width="2.619cm" svg:height="0.603cm" svg:x="9.691cm" svg:y="8.89cm">
          <draw:text-box>
            <text:p><text:span text:style-name="T14">"prediction init"</text:span></text:p>
          </draw:text-box>
        </draw:frame>
        <draw:frame draw:style-name="gr105" draw:text-style-name="P21" draw:layer="layout" svg:width="1.603cm" svg:height="0.603cm" draw:transform="rotate (1.5707963267946) translate (7.187cm 5.954cm)">
          <draw:text-box>
            <text:p><text:span text:style-name="T14">Qualitä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polygon draw:style-name="gr87" draw:text-style-name="P8" draw:layer="layout" svg:width="10.127cm" svg:height="6.977cm" svg:x="6.575cm" svg:y="3.492cm" svg:viewBox="0 0 10128 6978" draw:points="0,0 10128,0 10128,6978 0,6978">
          <text:p/>
        </draw:polygon>
        <draw:polyline draw:style-name="gr88" draw:text-style-name="P8" draw:layer="layout" svg:width="5.648cm" svg:height="5.221cm" svg:x="7.944cm" svg:y="3.816cm" svg:viewBox="0 0 5649 5222" draw:points="2824,5222 0,5222 0,0 5649,0 5649,5222 2824,5222">
          <text:p/>
        </draw:polyline>
        <draw:line draw:style-name="gr88" draw:text-style-name="P8" draw:layer="layout" svg:x1="13.593cm" svg:y1="9.038cm" svg:x2="7.944cm" svg:y2="9.038cm">
          <text:p/>
        </draw:line>
        <draw:line draw:style-name="gr88" draw:text-style-name="P8" draw:layer="layout" svg:x1="13.593cm" svg:y1="8.291cm" svg:x2="7.944cm" svg:y2="8.291cm">
          <text:p/>
        </draw:line>
        <draw:line draw:style-name="gr88" draw:text-style-name="P8" draw:layer="layout" svg:x1="13.593cm" svg:y1="7.545cm" svg:x2="7.944cm" svg:y2="7.545cm">
          <text:p/>
        </draw:line>
        <draw:line draw:style-name="gr88" draw:text-style-name="P8" draw:layer="layout" svg:x1="13.593cm" svg:y1="6.799cm" svg:x2="7.944cm" svg:y2="6.799cm">
          <text:p/>
        </draw:line>
        <draw:line draw:style-name="gr88" draw:text-style-name="P8" draw:layer="layout" svg:x1="13.593cm" svg:y1="6.053cm" svg:x2="7.944cm" svg:y2="6.053cm">
          <text:p/>
        </draw:line>
        <draw:line draw:style-name="gr88" draw:text-style-name="P8" draw:layer="layout" svg:x1="13.593cm" svg:y1="5.307cm" svg:x2="7.944cm" svg:y2="5.307cm">
          <text:p/>
        </draw:line>
        <draw:line draw:style-name="gr88" draw:text-style-name="P8" draw:layer="layout" svg:x1="13.593cm" svg:y1="4.561cm" svg:x2="7.944cm" svg:y2="4.561cm">
          <text:p/>
        </draw:line>
        <draw:line draw:style-name="gr88" draw:text-style-name="P8" draw:layer="layout" svg:x1="13.593cm" svg:y1="3.814cm" svg:x2="7.944cm" svg:y2="3.814cm">
          <text:p/>
        </draw:line>
        <draw:frame draw:style-name="gr91" draw:text-style-name="P20" draw:layer="layout" svg:width="0.659cm" svg:height="0.569cm" svg:x="7.877cm" svg:y="9.333cm">
          <draw:text-box>
            <text:p><text:span text:style-name="T13">8</text:span></text:p>
          </draw:text-box>
        </draw:frame>
        <draw:frame draw:style-name="gr91" draw:text-style-name="P20" draw:layer="layout" svg:width="0.815cm" svg:height="0.569cm" svg:x="10.618cm" svg:y="9.333cm">
          <draw:text-box>
            <text:p><text:span text:style-name="T13">12</text:span></text:p>
          </draw:text-box>
        </draw:frame>
        <draw:frame draw:style-name="gr91" draw:text-style-name="P20" draw:layer="layout" svg:width="0.815cm" svg:height="0.569cm" svg:x="13.442cm" svg:y="9.333cm">
          <draw:text-box>
            <text:p><text:span text:style-name="T13">16</text:span></text:p>
          </draw:text-box>
        </draw:frame>
        <draw:line draw:style-name="gr88" draw:text-style-name="P8" draw:layer="layout" svg:x1="7.944cm" svg:y1="9.187cm" svg:x2="7.944cm" svg:y2="9.038cm">
          <text:p/>
        </draw:line>
        <draw:line draw:style-name="gr88" draw:text-style-name="P8" draw:layer="layout" svg:x1="10.767cm" svg:y1="9.187cm" svg:x2="10.767cm" svg:y2="9.038cm">
          <text:p/>
        </draw:line>
        <draw:polyline draw:style-name="gr88" draw:text-style-name="P8" draw:layer="layout" svg:width="0.148cm" svg:height="5.648cm" draw:transform="rotate (1.5707963267946) translate (7.94355489061152cm 9.18718954991944cm)" svg:viewBox="0 0 149 5649" draw:points="0,21536 149,21536 149,15887">
          <text:p/>
        </draw:polyline>
        <draw:frame draw:style-name="gr91" draw:text-style-name="P20" draw:layer="layout" svg:width="0.659cm" svg:height="0.569cm" svg:x="7.544cm" svg:y="8.885cm">
          <draw:text-box>
            <text:p><text:span text:style-name="T13">0</text:span></text:p>
          </draw:text-box>
        </draw:frame>
        <draw:frame draw:style-name="gr91" draw:text-style-name="P20" draw:layer="layout" svg:width="0.815cm" svg:height="0.569cm" svg:x="7.378cm" svg:y="8.146cm">
          <draw:text-box>
            <text:p><text:span text:style-name="T13">10</text:span></text:p>
          </draw:text-box>
        </draw:frame>
        <draw:frame draw:style-name="gr91" draw:text-style-name="P20" draw:layer="layout" svg:width="0.815cm" svg:height="0.569cm" svg:x="7.378cm" svg:y="7.407cm">
          <draw:text-box>
            <text:p><text:span text:style-name="T13">20</text:span></text:p>
          </draw:text-box>
        </draw:frame>
        <draw:frame draw:style-name="gr91" draw:text-style-name="P20" draw:layer="layout" svg:width="0.815cm" svg:height="0.569cm" svg:x="7.378cm" svg:y="6.642cm">
          <draw:text-box>
            <text:p><text:span text:style-name="T13">30</text:span></text:p>
          </draw:text-box>
        </draw:frame>
        <draw:frame draw:style-name="gr91" draw:text-style-name="P20" draw:layer="layout" svg:width="0.815cm" svg:height="0.569cm" svg:x="7.378cm" svg:y="5.902cm">
          <draw:text-box>
            <text:p><text:span text:style-name="T13">40</text:span></text:p>
          </draw:text-box>
        </draw:frame>
        <draw:frame draw:style-name="gr91" draw:text-style-name="P20" draw:layer="layout" svg:width="0.815cm" svg:height="0.569cm" svg:x="7.378cm" svg:y="5.164cm">
          <draw:text-box>
            <text:p><text:span text:style-name="T13">50</text:span></text:p>
          </draw:text-box>
        </draw:frame>
        <draw:frame draw:style-name="gr91" draw:text-style-name="P20" draw:layer="layout" svg:width="0.815cm" svg:height="0.569cm" svg:x="7.378cm" svg:y="4.425cm">
          <draw:text-box>
            <text:p><text:span text:style-name="T13">60</text:span></text:p>
          </draw:text-box>
        </draw:frame>
        <draw:frame draw:style-name="gr91" draw:text-style-name="P20" draw:layer="layout" svg:width="0.815cm" svg:height="0.569cm" svg:x="7.378cm" svg:y="3.66cm">
          <draw:text-box>
            <text:p><text:span text:style-name="T13">70</text:span></text:p>
          </draw:text-box>
        </draw:frame>
        <draw:line draw:style-name="gr88" draw:text-style-name="P8" draw:layer="layout" svg:x1="7.794cm" svg:y1="9.038cm" svg:x2="7.944cm" svg:y2="9.038cm">
          <text:p/>
        </draw:line>
        <draw:line draw:style-name="gr88" draw:text-style-name="P8" draw:layer="layout" svg:x1="7.794cm" svg:y1="8.291cm" svg:x2="7.944cm" svg:y2="8.291cm">
          <text:p/>
        </draw:line>
        <draw:line draw:style-name="gr88" draw:text-style-name="P8" draw:layer="layout" svg:x1="7.794cm" svg:y1="7.545cm" svg:x2="7.944cm" svg:y2="7.545cm">
          <text:p/>
        </draw:line>
        <draw:line draw:style-name="gr88" draw:text-style-name="P8" draw:layer="layout" svg:x1="7.794cm" svg:y1="6.799cm" svg:x2="7.944cm" svg:y2="6.799cm">
          <text:p/>
        </draw:line>
        <draw:line draw:style-name="gr88" draw:text-style-name="P8" draw:layer="layout" svg:x1="7.794cm" svg:y1="6.053cm" svg:x2="7.944cm" svg:y2="6.053cm">
          <text:p/>
        </draw:line>
        <draw:line draw:style-name="gr88" draw:text-style-name="P8" draw:layer="layout" svg:x1="7.794cm" svg:y1="5.307cm" svg:x2="7.944cm" svg:y2="5.307cm">
          <text:p/>
        </draw:line>
        <draw:line draw:style-name="gr88" draw:text-style-name="P8" draw:layer="layout" svg:x1="7.794cm" svg:y1="4.561cm" svg:x2="7.944cm" svg:y2="4.561cm">
          <text:p/>
        </draw:line>
        <draw:polyline draw:style-name="gr88" draw:text-style-name="P8" draw:layer="layout" svg:width="0.149cm" svg:height="5.222cm" svg:x="7.794cm" svg:y="3.814cm" svg:viewBox="0 0 150 5223" draw:points="0,0 150,0 150,5223">
          <text:p/>
        </draw:polyline>
        <draw:polygon draw:style-name="gr92" draw:text-style-name="P8" draw:layer="layout" svg:width="2.849cm" svg:height="0.963cm" svg:x="7.931cm" svg:y="5.721cm" svg:viewBox="0 0 2850 964" draw:points="0,881 2824,0 2837,42 2850,84 26,964 13,923">
          <text:p/>
        </draw:polygon>
        <draw:polygon draw:style-name="gr92" draw:text-style-name="P8" draw:layer="layout" svg:width="0.012cm" svg:height="0.041cm" svg:x="10.754cm" svg:y="5.721cm" svg:viewBox="0 0 13 42" draw:points="13,42 0,0 1,0">
          <text:p/>
        </draw:polygon>
        <draw:polygon draw:style-name="gr92" draw:text-style-name="P8" draw:layer="layout" svg:width="2.848cm" svg:height="0.864cm" svg:x="10.755cm" svg:y="4.939cm" svg:viewBox="0 0 2849 865" draw:points="0,781 2825,0 2837,42 2849,84 24,865 12,823">
          <text:p/>
        </draw:polygon>
        <draw:polygon draw:style-name="gr92" draw:text-style-name="P8" draw:layer="layout" svg:width="0.248cm" svg:height="0.248cm" svg:x="7.819cm" svg:y="6.519cm" svg:viewBox="0 0 249 249" draw:points="0,0 0,249 249,249 249,0">
          <text:p/>
        </draw:polygon>
        <draw:polyline draw:style-name="gr93" draw:text-style-name="P8" draw:layer="layout" svg:width="0.248cm" svg:height="0.248cm" svg:x="7.819cm" svg:y="6.519cm" svg:viewBox="0 0 249 249" draw:points="0,0 0,249 249,249 249,0 0,0">
          <text:p/>
        </draw:polyline>
        <draw:polygon draw:style-name="gr94" draw:text-style-name="P8" draw:layer="layout" svg:width="0.248cm" svg:height="0.248cm" svg:x="10.643cm" svg:y="5.638cm" svg:viewBox="0 0 249 249" draw:points="0,0 0,249 249,249 249,0">
          <text:p/>
        </draw:polygon>
        <draw:polyline draw:style-name="gr93" draw:text-style-name="P8" draw:layer="layout" svg:width="0.248cm" svg:height="0.248cm" svg:x="10.643cm" svg:y="5.638cm" svg:viewBox="0 0 249 249" draw:points="0,0 0,249 249,249 249,0 0,0">
          <text:p/>
        </draw:polyline>
        <draw:polygon draw:style-name="gr94" draw:text-style-name="P8" draw:layer="layout" svg:width="0.248cm" svg:height="0.248cm" svg:x="13.468cm" svg:y="4.857cm" svg:viewBox="0 0 249 249" draw:points="0,0 0,249 249,249 249,0">
          <text:p/>
        </draw:polygon>
        <draw:polyline draw:style-name="gr93" draw:text-style-name="P8" draw:layer="layout" svg:width="0.248cm" svg:height="0.248cm" svg:x="13.468cm" svg:y="4.857cm" svg:viewBox="0 0 249 249" draw:points="0,0 0,249 249,249 249,0 0,0">
          <text:p/>
        </draw:polyline>
        <draw:polygon draw:style-name="gr95" draw:text-style-name="P8" draw:layer="layout" svg:width="2.849cm" svg:height="0.939cm" svg:x="7.931cm" svg:y="5.677cm" svg:viewBox="0 0 2850 940" draw:points="0,856 2824,0 2837,42 2850,84 26,940 13,898">
          <text:p/>
        </draw:polygon>
        <draw:polygon draw:style-name="gr95" draw:text-style-name="P8" draw:layer="layout" svg:width="0.012cm" svg:height="0.041cm" svg:x="10.754cm" svg:y="5.677cm" svg:viewBox="0 0 13 42" draw:points="13,42 0,0 1,0">
          <text:p/>
        </draw:polygon>
        <draw:polygon draw:style-name="gr95" draw:text-style-name="P8" draw:layer="layout" svg:width="2.848cm" svg:height="0.89cm" svg:x="10.755cm" svg:y="4.87cm" svg:viewBox="0 0 2849 891" draw:points="0,807 2825,0 2837,42 2849,84 24,891 12,849">
          <text:p/>
        </draw:polygon>
        <draw:polygon draw:style-name="gr95" draw:text-style-name="P8" draw:layer="layout" svg:width="0.248cm" svg:height="0.248cm" svg:x="7.819cm" svg:y="6.45cm" svg:viewBox="0 0 249 249" draw:points="0,124 125,249 249,124 125,0">
          <text:p/>
        </draw:polygon>
        <draw:polyline draw:style-name="gr93" draw:text-style-name="P8" draw:layer="layout" svg:width="0.248cm" svg:height="0.248cm" svg:x="7.819cm" svg:y="6.45cm" svg:viewBox="0 0 249 249" draw:points="0,124 125,249 249,124 125,0 0,124">
          <text:p/>
        </draw:polyline>
        <draw:polygon draw:style-name="gr95" draw:text-style-name="P8" draw:layer="layout" svg:width="0.248cm" svg:height="0.248cm" svg:x="10.643cm" svg:y="5.594cm" svg:viewBox="0 0 249 249" draw:points="0,124 125,249 249,124 125,0">
          <text:p/>
        </draw:polygon>
        <draw:polyline draw:style-name="gr93" draw:text-style-name="P8" draw:layer="layout" svg:width="0.248cm" svg:height="0.248cm" svg:x="10.643cm" svg:y="5.594cm" svg:viewBox="0 0 249 249" draw:points="0,124 125,249 249,124 125,0 0,124">
          <text:p/>
        </draw:polyline>
        <draw:polygon draw:style-name="gr95" draw:text-style-name="P8" draw:layer="layout" svg:width="0.248cm" svg:height="0.248cm" svg:x="13.468cm" svg:y="4.787cm" svg:viewBox="0 0 249 249" draw:points="0,124 125,249 249,124 125,0">
          <text:p/>
        </draw:polygon>
        <draw:polyline draw:style-name="gr93" draw:text-style-name="P8" draw:layer="layout" svg:width="0.248cm" svg:height="0.248cm" svg:x="13.468cm" svg:y="4.787cm" svg:viewBox="0 0 249 249" draw:points="0,124 125,249 249,124 125,0 0,124">
          <text:p/>
        </draw:polyline>
        <draw:polygon draw:style-name="gr106" draw:text-style-name="P8" draw:layer="layout" svg:width="2.855cm" svg:height="1.178cm" svg:x="7.928cm" svg:y="5.225cm" svg:viewBox="0 0 2856 1179" draw:points="0,1098 2824,0 2840,41 2856,82 32,1179 16,1139">
          <text:p/>
        </draw:polygon>
        <draw:polygon draw:style-name="gr106" draw:text-style-name="P8" draw:layer="layout" svg:width="0.015cm" svg:height="0.041cm" svg:x="10.751cm" svg:y="5.224cm" svg:viewBox="0 0 16 42" draw:points="16,42 0,1 3,0">
          <text:p/>
        </draw:polygon>
        <draw:polygon draw:style-name="gr106" draw:text-style-name="P8" draw:layer="layout" svg:width="2.85cm" svg:height="0.965cm" svg:x="10.754cm" svg:y="4.341cm" svg:viewBox="0 0 2851 966" draw:points="0,883 2825,0 2838,42 2851,84 26,966 13,925">
          <text:p/>
        </draw:polygon>
        <draw:polygon draw:style-name="gr106" draw:text-style-name="P8" draw:layer="layout" svg:width="0.248cm" svg:height="0.248cm" svg:x="7.819cm" svg:y="6.239cm" svg:viewBox="0 0 249 249" draw:points="0,0 125,249 249,0">
          <text:p/>
        </draw:polygon>
        <draw:polyline draw:style-name="gr93" draw:text-style-name="P8" draw:layer="layout" svg:width="0.248cm" svg:height="0.248cm" svg:x="7.819cm" svg:y="6.239cm" svg:viewBox="0 0 249 249" draw:points="0,0 125,249 249,0 0,0">
          <text:p/>
        </draw:polyline>
        <draw:polygon draw:style-name="gr106" draw:text-style-name="P8" draw:layer="layout" svg:width="0.248cm" svg:height="0.248cm" svg:x="10.643cm" svg:y="5.141cm" svg:viewBox="0 0 249 249" draw:points="0,0 125,249 249,0">
          <text:p/>
        </draw:polygon>
        <draw:polyline draw:style-name="gr93" draw:text-style-name="P8" draw:layer="layout" svg:width="0.248cm" svg:height="0.248cm" svg:x="10.643cm" svg:y="5.141cm" svg:viewBox="0 0 249 249" draw:points="0,0 125,249 249,0 0,0">
          <text:p/>
        </draw:polyline>
        <draw:polygon draw:style-name="gr106" draw:text-style-name="P8" draw:layer="layout" svg:width="0.248cm" svg:height="0.248cm" svg:x="13.468cm" svg:y="4.258cm" svg:viewBox="0 0 249 249" draw:points="0,0 125,249 249,0">
          <text:p/>
        </draw:polygon>
        <draw:polyline draw:style-name="gr93" draw:text-style-name="P8" draw:layer="layout" svg:width="0.248cm" svg:height="0.248cm" svg:x="13.468cm" svg:y="4.258cm" svg:viewBox="0 0 249 249" draw:points="0,0 125,249 249,0 0,0">
          <text:p/>
        </draw:polyline>
        <draw:polygon draw:style-name="gr94" draw:text-style-name="P8" draw:layer="layout" svg:width="0.315cm" svg:height="0.087cm" svg:x="14.063cm" svg:y="5.887cm" svg:viewBox="0 0 316 88" draw:points="0,0 316,0 316,88 0,88">
          <text:p/>
        </draw:polygon>
        <draw:polygon draw:style-name="gr94" draw:text-style-name="P8" draw:layer="layout" svg:width="0.157cm" svg:height="0.157cm" svg:x="14.141cm" svg:y="5.851cm" svg:viewBox="0 0 158 158" draw:points="0,0 0,158 158,158 158,0">
          <text:p/>
        </draw:polygon>
        <draw:polyline draw:style-name="gr93" draw:text-style-name="P8" draw:layer="layout" svg:width="0.157cm" svg:height="0.157cm" svg:x="14.141cm" svg:y="5.851cm" svg:viewBox="0 0 158 158" draw:points="0,0 0,158 158,158 158,0 0,0">
          <text:p/>
        </draw:polyline>
        <draw:polygon draw:style-name="gr95" draw:text-style-name="P8" draw:layer="layout" svg:width="0.315cm" svg:height="0.087cm" svg:x="14.063cm" svg:y="6.68cm" svg:viewBox="0 0 316 88" draw:points="0,0 316,0 316,88 0,88">
          <text:p/>
        </draw:polygon>
        <draw:polygon draw:style-name="gr95" draw:text-style-name="P8" draw:layer="layout" svg:width="0.157cm" svg:height="0.157cm" svg:x="14.141cm" svg:y="6.644cm" svg:viewBox="0 0 158 158" draw:points="0,80 80,158 158,80 80,0">
          <text:p/>
        </draw:polygon>
        <draw:polyline draw:style-name="gr93" draw:text-style-name="P8" draw:layer="layout" svg:width="0.157cm" svg:height="0.157cm" svg:x="14.141cm" svg:y="6.644cm" svg:viewBox="0 0 158 158" draw:points="0,80 80,158 158,80 80,0 0,80">
          <text:p/>
        </draw:polyline>
        <draw:polygon draw:style-name="gr106" draw:text-style-name="P8" draw:layer="layout" svg:width="0.315cm" svg:height="0.087cm" svg:x="14.063cm" svg:y="7.473cm" svg:viewBox="0 0 316 88" draw:points="0,0 316,0 316,88 0,88">
          <text:p/>
        </draw:polygon>
        <draw:polygon draw:style-name="gr106" draw:text-style-name="P8" draw:layer="layout" svg:width="0.157cm" svg:height="0.157cm" svg:x="14.141cm" svg:y="7.437cm" svg:viewBox="0 0 158 158" draw:points="0,0 80,158 158,0">
          <text:p/>
        </draw:polygon>
        <draw:polyline draw:style-name="gr93" draw:text-style-name="P8" draw:layer="layout" svg:width="0.157cm" svg:height="0.157cm" svg:x="14.141cm" svg:y="7.437cm" svg:viewBox="0 0 158 158" draw:points="0,0 80,158 158,0 0,0">
          <text:p/>
        </draw:polyline>
        <draw:frame draw:style-name="gr107" draw:text-style-name="P20" draw:layer="layout" svg:width="1.747cm" svg:height="0.569cm" svg:x="14.438cm" svg:y="5.824cm">
          <draw:text-box>
            <text:p><text:span text:style-name="T13">Zufälliger </text:span></text:p>
          </draw:text-box>
        </draw:frame>
        <draw:frame draw:style-name="gr108" draw:text-style-name="P20" draw:layer="layout" svg:width="2.005cm" svg:height="0.569cm" svg:x="14.438cm" svg:y="6.192cm">
          <draw:text-box>
            <text:p><text:span text:style-name="T13">Algorithmus</text:span></text:p>
          </draw:text-box>
        </draw:frame>
        <draw:frame draw:style-name="gr109" draw:text-style-name="P20" draw:layer="layout" svg:width="2.297cm" svg:height="0.569cm" svg:x="14.438cm" svg:y="6.615cm">
          <draw:text-box>
            <text:p><text:span text:style-name="T13">Einfache Heur</text:span></text:p>
          </draw:text-box>
        </draw:frame>
        <draw:frame draw:style-name="gr91" draw:text-style-name="P20" draw:layer="layout" svg:width="0.595cm" svg:height="0.569cm" svg:x="16.232cm" svg:y="6.615cm">
          <draw:text-box>
            <text:p><text:span text:style-name="T13">-</text:span></text:p>
          </draw:text-box>
        </draw:frame>
        <draw:frame draw:style-name="gr91" draw:text-style-name="P20" draw:layer="layout" svg:width="0.997cm" svg:height="0.569cm" svg:x="14.438cm" svg:y="6.983cm">
          <draw:text-box>
            <text:p><text:span text:style-name="T13">istik</text:span></text:p>
          </draw:text-box>
        </draw:frame>
        <draw:frame draw:style-name="gr110" draw:text-style-name="P20" draw:layer="layout" svg:width="1.954cm" svg:height="0.569cm" svg:x="14.438cm" svg:y="7.407cm">
          <draw:text-box>
            <text:p><text:span text:style-name="T13">Intelligente </text:span></text:p>
          </draw:text-box>
        </draw:frame>
        <draw:frame draw:style-name="gr111" draw:text-style-name="P20" draw:layer="layout" svg:width="1.607cm" svg:height="0.569cm" svg:x="14.438cm" svg:y="7.776cm">
          <draw:text-box>
            <text:p><text:span text:style-name="T13">Heuristik</text:span></text:p>
          </draw:text-box>
        </draw:frame>
        <draw:frame draw:style-name="gr112" draw:text-style-name="P21" draw:layer="layout" svg:width="1.692cm" svg:height="0.603cm" svg:x="9.981cm" svg:y="9.828cm">
          <draw:text-box>
            <text:p><text:span text:style-name="T14">Agenten</text:span></text:p>
          </draw:text-box>
        </draw:frame>
        <draw:frame draw:style-name="gr99" draw:text-style-name="P21" draw:layer="layout" svg:width="1.603cm" svg:height="0.603cm" draw:transform="rotate (1.5707963267946) translate (7.096cm 6.903cm)">
          <draw:text-box>
            <text:p><text:span text:style-name="T14">Qualität</text:span></text:p>
          </draw:text-box>
        </draw:frame>
        <draw:polygon draw:style-name="gr87" draw:text-style-name="P8" draw:layer="layout" svg:width="10.127cm" svg:height="6.977cm" svg:x="6.575cm" svg:y="11.437cm" svg:viewBox="0 0 10128 6978" draw:points="0,0 10128,0 10128,6978 0,6978">
          <text:p/>
        </draw:polygon>
        <draw:polyline draw:style-name="gr88" draw:text-style-name="P8" draw:layer="layout" svg:width="5.808cm" svg:height="5.221cm" svg:x="7.944cm" svg:y="11.761cm" svg:viewBox="0 0 5809 5222" draw:points="2905,5222 0,5222 0,0 5809,0 5809,5222 2905,5222">
          <text:p/>
        </draw:polyline>
        <draw:line draw:style-name="gr88" draw:text-style-name="P8" draw:layer="layout" svg:x1="13.753cm" svg:y1="16.983cm" svg:x2="7.944cm" svg:y2="16.983cm">
          <text:p/>
        </draw:line>
        <draw:line draw:style-name="gr88" draw:text-style-name="P8" draw:layer="layout" svg:x1="13.753cm" svg:y1="16.33cm" svg:x2="7.944cm" svg:y2="16.33cm">
          <text:p/>
        </draw:line>
        <draw:line draw:style-name="gr88" draw:text-style-name="P8" draw:layer="layout" svg:x1="13.753cm" svg:y1="15.677cm" svg:x2="7.944cm" svg:y2="15.677cm">
          <text:p/>
        </draw:line>
        <draw:line draw:style-name="gr88" draw:text-style-name="P8" draw:layer="layout" svg:x1="13.753cm" svg:y1="15.024cm" svg:x2="7.944cm" svg:y2="15.024cm">
          <text:p/>
        </draw:line>
        <draw:line draw:style-name="gr88" draw:text-style-name="P8" draw:layer="layout" svg:x1="13.753cm" svg:y1="14.371cm" svg:x2="7.944cm" svg:y2="14.371cm">
          <text:p/>
        </draw:line>
        <draw:line draw:style-name="gr88" draw:text-style-name="P8" draw:layer="layout" svg:x1="13.753cm" svg:y1="13.718cm" svg:x2="7.944cm" svg:y2="13.718cm">
          <text:p/>
        </draw:line>
        <draw:line draw:style-name="gr88" draw:text-style-name="P8" draw:layer="layout" svg:x1="13.753cm" svg:y1="13.065cm" svg:x2="7.944cm" svg:y2="13.065cm">
          <text:p/>
        </draw:line>
        <draw:line draw:style-name="gr88" draw:text-style-name="P8" draw:layer="layout" svg:x1="13.753cm" svg:y1="12.412cm" svg:x2="7.944cm" svg:y2="12.412cm">
          <text:p/>
        </draw:line>
        <draw:line draw:style-name="gr88" draw:text-style-name="P8" draw:layer="layout" svg:x1="13.753cm" svg:y1="11.76cm" svg:x2="7.944cm" svg:y2="11.76cm">
          <text:p/>
        </draw:line>
        <draw:frame draw:style-name="gr91" draw:text-style-name="P20" draw:layer="layout" svg:width="0.659cm" svg:height="0.569cm" svg:x="8.846cm" svg:y="17.278cm">
          <draw:text-box>
            <text:p><text:span text:style-name="T13">8</text:span></text:p>
          </draw:text-box>
        </draw:frame>
        <draw:frame draw:style-name="gr91" draw:text-style-name="P20" draw:layer="layout" svg:width="0.815cm" svg:height="0.569cm" svg:x="10.701cm" svg:y="17.278cm">
          <draw:text-box>
            <text:p><text:span text:style-name="T13">12</text:span></text:p>
          </draw:text-box>
        </draw:frame>
        <draw:frame draw:style-name="gr91" draw:text-style-name="P20" draw:layer="layout" svg:width="0.815cm" svg:height="0.569cm" svg:x="12.638cm" svg:y="17.278cm">
          <draw:text-box>
            <text:p><text:span text:style-name="T13">16</text:span></text:p>
          </draw:text-box>
        </draw:frame>
        <draw:line draw:style-name="gr88" draw:text-style-name="P8" draw:layer="layout" svg:x1="7.944cm" svg:y1="17.132cm" svg:x2="7.944cm" svg:y2="16.983cm">
          <text:p/>
        </draw:line>
        <draw:line draw:style-name="gr88" draw:text-style-name="P8" draw:layer="layout" svg:x1="9.879cm" svg:y1="17.132cm" svg:x2="9.879cm" svg:y2="16.983cm">
          <text:p/>
        </draw:line>
        <draw:line draw:style-name="gr88" draw:text-style-name="P8" draw:layer="layout" svg:x1="11.816cm" svg:y1="17.132cm" svg:x2="11.816cm" svg:y2="16.983cm">
          <text:p/>
        </draw:line>
        <draw:polyline draw:style-name="gr88" draw:text-style-name="P8" draw:layer="layout" svg:width="0.148cm" svg:height="5.808cm" draw:transform="rotate (1.5707963267946) translate (7.94355489061152cm 17.1321895499198cm)" svg:viewBox="0 0 149 5809" draw:points="0,21696 149,21696 149,15887">
          <text:p/>
        </draw:polyline>
        <draw:frame draw:style-name="gr91" draw:text-style-name="P20" draw:layer="layout" svg:width="0.659cm" svg:height="0.569cm" svg:x="7.544cm" svg:y="16.83cm">
          <draw:text-box>
            <text:p><text:span text:style-name="T13">0</text:span></text:p>
          </draw:text-box>
        </draw:frame>
        <draw:frame draw:style-name="gr91" draw:text-style-name="P20" draw:layer="layout" svg:width="0.815cm" svg:height="0.569cm" svg:x="7.378cm" svg:y="16.171cm">
          <draw:text-box>
            <text:p><text:span text:style-name="T13">10</text:span></text:p>
          </draw:text-box>
        </draw:frame>
        <draw:frame draw:style-name="gr91" draw:text-style-name="P20" draw:layer="layout" svg:width="0.815cm" svg:height="0.569cm" svg:x="7.378cm" svg:y="15.537cm">
          <draw:text-box>
            <text:p><text:span text:style-name="T13">20</text:span></text:p>
          </draw:text-box>
        </draw:frame>
        <draw:frame draw:style-name="gr91" draw:text-style-name="P20" draw:layer="layout" svg:width="0.815cm" svg:height="0.569cm" svg:x="7.378cm" svg:y="14.877cm">
          <draw:text-box>
            <text:p><text:span text:style-name="T13">30</text:span></text:p>
          </draw:text-box>
        </draw:frame>
        <draw:frame draw:style-name="gr91" draw:text-style-name="P20" draw:layer="layout" svg:width="0.815cm" svg:height="0.569cm" svg:x="7.378cm" svg:y="14.218cm">
          <draw:text-box>
            <text:p><text:span text:style-name="T13">40</text:span></text:p>
          </draw:text-box>
        </draw:frame>
        <draw:frame draw:style-name="gr91" draw:text-style-name="P20" draw:layer="layout" svg:width="0.815cm" svg:height="0.569cm" svg:x="7.378cm" svg:y="13.584cm">
          <draw:text-box>
            <text:p><text:span text:style-name="T13">50</text:span></text:p>
          </draw:text-box>
        </draw:frame>
        <draw:frame draw:style-name="gr91" draw:text-style-name="P20" draw:layer="layout" svg:width="0.815cm" svg:height="0.569cm" svg:x="7.378cm" svg:y="12.924cm">
          <draw:text-box>
            <text:p><text:span text:style-name="T13">60</text:span></text:p>
          </draw:text-box>
        </draw:frame>
        <draw:frame draw:style-name="gr91" draw:text-style-name="P20" draw:layer="layout" svg:width="0.815cm" svg:height="0.569cm" svg:x="7.378cm" svg:y="12.264cm">
          <draw:text-box>
            <text:p><text:span text:style-name="T13">70</text:span></text:p>
          </draw:text-box>
        </draw:frame>
        <draw:frame draw:style-name="gr91" draw:text-style-name="P20" draw:layer="layout" svg:width="0.815cm" svg:height="0.569cm" svg:x="7.378cm" svg:y="11.605cm">
          <draw:text-box>
            <text:p><text:span text:style-name="T13">80</text:span></text:p>
          </draw:text-box>
        </draw:frame>
        <draw:line draw:style-name="gr88" draw:text-style-name="P8" draw:layer="layout" svg:x1="7.794cm" svg:y1="16.983cm" svg:x2="7.944cm" svg:y2="16.983cm">
          <text:p/>
        </draw:line>
        <draw:line draw:style-name="gr88" draw:text-style-name="P8" draw:layer="layout" svg:x1="7.794cm" svg:y1="16.33cm" svg:x2="7.944cm" svg:y2="16.33cm">
          <text:p/>
        </draw:line>
        <draw:line draw:style-name="gr88" draw:text-style-name="P8" draw:layer="layout" svg:x1="7.794cm" svg:y1="15.677cm" svg:x2="7.944cm" svg:y2="15.677cm">
          <text:p/>
        </draw:line>
        <draw:line draw:style-name="gr88" draw:text-style-name="P8" draw:layer="layout" svg:x1="7.794cm" svg:y1="15.024cm" svg:x2="7.944cm" svg:y2="15.024cm">
          <text:p/>
        </draw:line>
        <draw:line draw:style-name="gr88" draw:text-style-name="P8" draw:layer="layout" svg:x1="7.794cm" svg:y1="14.371cm" svg:x2="7.944cm" svg:y2="14.371cm">
          <text:p/>
        </draw:line>
        <draw:line draw:style-name="gr88" draw:text-style-name="P8" draw:layer="layout" svg:x1="7.794cm" svg:y1="13.718cm" svg:x2="7.944cm" svg:y2="13.718cm">
          <text:p/>
        </draw:line>
        <draw:line draw:style-name="gr88" draw:text-style-name="P8" draw:layer="layout" svg:x1="7.794cm" svg:y1="13.065cm" svg:x2="7.944cm" svg:y2="13.065cm">
          <text:p/>
        </draw:line>
        <draw:line draw:style-name="gr88" draw:text-style-name="P8" draw:layer="layout" svg:x1="7.794cm" svg:y1="12.412cm" svg:x2="7.944cm" svg:y2="12.412cm">
          <text:p/>
        </draw:line>
        <draw:polyline draw:style-name="gr88" draw:text-style-name="P8" draw:layer="layout" svg:width="0.149cm" svg:height="5.221cm" svg:x="7.794cm" svg:y="11.76cm" svg:viewBox="0 0 150 5222" draw:points="0,0 150,0 150,5222">
          <text:p/>
        </draw:polyline>
        <draw:polygon draw:style-name="gr92" draw:text-style-name="P8" draw:layer="layout" svg:width="0.482cm" svg:height="3.887cm" svg:x="12.058cm" svg:y="13.095cm" svg:viewBox="0 0 483 3888" draw:points="0,3888 483,3888 483,0 0,0">
          <text:p/>
        </draw:polygon>
        <draw:polyline draw:style-name="gr93" draw:text-style-name="P8" draw:layer="layout" svg:width="0.482cm" svg:height="3.887cm" svg:x="12.058cm" svg:y="13.095cm" svg:viewBox="0 0 483 3888" draw:points="0,3888 483,3888 483,0 0,0 0,3888">
          <text:p/>
        </draw:polyline>
        <draw:polygon draw:style-name="gr94" draw:text-style-name="P8" draw:layer="layout" svg:width="0.483cm" svg:height="4.202cm" svg:x="10.121cm" svg:y="12.78cm" svg:viewBox="0 0 484 4203" draw:points="0,4203 484,4203 484,0 0,0">
          <text:p/>
        </draw:polygon>
        <draw:polyline draw:style-name="gr93" draw:text-style-name="P8" draw:layer="layout" svg:width="0.483cm" svg:height="4.202cm" svg:x="10.121cm" svg:y="12.78cm" svg:viewBox="0 0 484 4203" draw:points="0,4203 484,4203 484,0 0,0 0,4203">
          <text:p/>
        </draw:polyline>
        <draw:polygon draw:style-name="gr94" draw:text-style-name="P8" draw:layer="layout" svg:width="0.483cm" svg:height="4.486cm" svg:x="8.185cm" svg:y="12.496cm" svg:viewBox="0 0 484 4487" draw:points="0,4487 484,4487 484,0 0,0">
          <text:p/>
        </draw:polygon>
        <draw:polyline draw:style-name="gr93" draw:text-style-name="P8" draw:layer="layout" svg:width="0.483cm" svg:height="4.486cm" svg:x="8.185cm" svg:y="12.496cm" svg:viewBox="0 0 484 4487" draw:points="0,4487 484,4487 484,0 0,0 0,4487">
          <text:p/>
        </draw:polyline>
        <draw:polygon draw:style-name="gr95" draw:text-style-name="P8" draw:layer="layout" svg:width="0.483cm" svg:height="3.86cm" svg:x="12.542cm" svg:y="13.122cm" svg:viewBox="0 0 484 3861" draw:points="0,3861 484,3861 484,0 0,0">
          <text:p/>
        </draw:polygon>
        <draw:polyline draw:style-name="gr93" draw:text-style-name="P8" draw:layer="layout" svg:width="0.483cm" svg:height="3.86cm" svg:x="12.542cm" svg:y="13.122cm" svg:viewBox="0 0 484 3861" draw:points="0,3861 484,3861 484,0 0,0 0,3861">
          <text:p/>
        </draw:polyline>
        <draw:polygon draw:style-name="gr95" draw:text-style-name="P8" draw:layer="layout" svg:width="0.482cm" svg:height="4.173cm" svg:x="10.606cm" svg:y="12.809cm" svg:viewBox="0 0 483 4174" draw:points="0,4174 483,4174 483,0 0,0">
          <text:p/>
        </draw:polygon>
        <draw:polyline draw:style-name="gr93" draw:text-style-name="P8" draw:layer="layout" svg:width="0.482cm" svg:height="4.173cm" svg:x="10.606cm" svg:y="12.809cm" svg:viewBox="0 0 483 4174" draw:points="0,4174 483,4174 483,0 0,0 0,4174">
          <text:p/>
        </draw:polyline>
        <draw:polygon draw:style-name="gr95" draw:text-style-name="P8" draw:layer="layout" svg:width="0.483cm" svg:height="4.469cm" svg:x="8.669cm" svg:y="12.513cm" svg:viewBox="0 0 484 4470" draw:points="0,4470 484,4470 484,0 0,0">
          <text:p/>
        </draw:polygon>
        <draw:polyline draw:style-name="gr93" draw:text-style-name="P8" draw:layer="layout" svg:width="0.483cm" svg:height="4.469cm" svg:x="8.669cm" svg:y="12.513cm" svg:viewBox="0 0 484 4470" draw:points="0,4470 484,4470 484,0 0,0 0,4470">
          <text:p/>
        </draw:polyline>
        <draw:polygon draw:style-name="gr106" draw:text-style-name="P8" draw:layer="layout" svg:width="0.483cm" svg:height="4.339cm" svg:x="13.026cm" svg:y="12.643cm" svg:viewBox="0 0 484 4340" draw:points="0,4340 484,4340 484,0 0,0">
          <text:p/>
        </draw:polygon>
        <draw:polyline draw:style-name="gr93" draw:text-style-name="P8" draw:layer="layout" svg:width="0.483cm" svg:height="4.339cm" svg:x="13.026cm" svg:y="12.643cm" svg:viewBox="0 0 484 4340" draw:points="0,4340 484,4340 484,0 0,0 0,4340">
          <text:p/>
        </draw:polyline>
        <draw:polygon draw:style-name="gr106" draw:text-style-name="P8" draw:layer="layout" svg:width="0.483cm" svg:height="4.714cm" svg:x="11.089cm" svg:y="12.268cm" svg:viewBox="0 0 484 4715" draw:points="0,4715 484,4715 484,0 0,0">
          <text:p/>
        </draw:polygon>
        <draw:polyline draw:style-name="gr93" draw:text-style-name="P8" draw:layer="layout" svg:width="0.483cm" svg:height="4.714cm" svg:x="11.089cm" svg:y="12.268cm" svg:viewBox="0 0 484 4715" draw:points="0,4715 484,4715 484,0 0,0 0,4715">
          <text:p/>
        </draw:polyline>
        <draw:polygon draw:style-name="gr106" draw:text-style-name="P8" draw:layer="layout" svg:width="0.482cm" svg:height="4.95cm" svg:x="9.154cm" svg:y="12.032cm" svg:viewBox="0 0 483 4951" draw:points="0,4951 483,4951 483,0 0,0">
          <text:p/>
        </draw:polygon>
        <draw:polyline draw:style-name="gr93" draw:text-style-name="P8" draw:layer="layout" svg:width="0.482cm" svg:height="4.95cm" svg:x="9.154cm" svg:y="12.032cm" svg:viewBox="0 0 483 4951" draw:points="0,4951 483,4951 483,0 0,0 0,4951">
          <text:p/>
        </draw:polyline>
        <draw:polygon draw:style-name="gr94" draw:text-style-name="P8" draw:layer="layout" svg:width="0.209cm" svg:height="0.209cm" svg:x="14.116cm" svg:y="13.77cm" svg:viewBox="0 0 210 210" draw:points="0,0 210,0 210,210 0,210">
          <text:p/>
        </draw:polygon>
        <draw:polyline draw:style-name="gr93" draw:text-style-name="P8" draw:layer="layout" svg:width="0.209cm" svg:height="0.209cm" svg:x="14.116cm" svg:y="13.77cm" svg:viewBox="0 0 210 210" draw:points="105,210 0,210 0,0 210,0 210,210 105,210">
          <text:p/>
        </draw:polyline>
        <draw:polygon draw:style-name="gr95" draw:text-style-name="P8" draw:layer="layout" svg:width="0.209cm" svg:height="0.209cm" svg:x="14.116cm" svg:y="14.563cm" svg:viewBox="0 0 210 210" draw:points="0,0 210,0 210,210 0,210">
          <text:p/>
        </draw:polygon>
        <draw:polyline draw:style-name="gr93" draw:text-style-name="P8" draw:layer="layout" svg:width="0.209cm" svg:height="0.209cm" svg:x="14.116cm" svg:y="14.563cm" svg:viewBox="0 0 210 210" draw:points="105,210 0,210 0,0 210,0 210,210 105,210">
          <text:p/>
        </draw:polyline>
        <draw:polygon draw:style-name="gr106" draw:text-style-name="P8" draw:layer="layout" svg:width="0.209cm" svg:height="0.209cm" svg:x="14.116cm" svg:y="15.357cm" svg:viewBox="0 0 210 210" draw:points="0,0 210,0 210,210 0,210">
          <text:p/>
        </draw:polygon>
        <draw:polyline draw:style-name="gr93" draw:text-style-name="P8" draw:layer="layout" svg:width="0.209cm" svg:height="0.209cm" svg:x="14.116cm" svg:y="15.357cm" svg:viewBox="0 0 210 210" draw:points="105,210 0,210 0,0 210,0 210,210 105,210">
          <text:p/>
        </draw:polyline>
        <draw:frame draw:style-name="gr107" draw:text-style-name="P20" draw:layer="layout" svg:width="1.747cm" svg:height="0.569cm" svg:x="14.438cm" svg:y="13.769cm">
          <draw:text-box>
            <text:p><text:span text:style-name="T13">Zufälliger </text:span></text:p>
          </draw:text-box>
        </draw:frame>
        <draw:frame draw:style-name="gr108" draw:text-style-name="P20" draw:layer="layout" svg:width="2.005cm" svg:height="0.569cm" svg:x="14.438cm" svg:y="14.137cm">
          <draw:text-box>
            <text:p><text:span text:style-name="T13">Algorithmus</text:span></text:p>
          </draw:text-box>
        </draw:frame>
        <draw:frame draw:style-name="gr109" draw:text-style-name="P20" draw:layer="layout" svg:width="2.297cm" svg:height="0.569cm" svg:x="14.438cm" svg:y="14.56cm">
          <draw:text-box>
            <text:p><text:span text:style-name="T13">Einfache Heur</text:span></text:p>
          </draw:text-box>
        </draw:frame>
        <draw:frame draw:style-name="gr91" draw:text-style-name="P20" draw:layer="layout" svg:width="0.595cm" svg:height="0.569cm" svg:x="16.232cm" svg:y="14.56cm">
          <draw:text-box>
            <text:p><text:span text:style-name="T13">-</text:span></text:p>
          </draw:text-box>
        </draw:frame>
        <draw:frame draw:style-name="gr91" draw:text-style-name="P20" draw:layer="layout" svg:width="0.997cm" svg:height="0.569cm" svg:x="14.438cm" svg:y="14.928cm">
          <draw:text-box>
            <text:p><text:span text:style-name="T13">istik</text:span></text:p>
          </draw:text-box>
        </draw:frame>
        <draw:frame draw:style-name="gr110" draw:text-style-name="P20" draw:layer="layout" svg:width="1.954cm" svg:height="0.569cm" svg:x="14.438cm" svg:y="15.352cm">
          <draw:text-box>
            <text:p><text:span text:style-name="T13">Intelligente </text:span></text:p>
          </draw:text-box>
        </draw:frame>
        <draw:frame draw:style-name="gr111" draw:text-style-name="P20" draw:layer="layout" svg:width="1.607cm" svg:height="0.569cm" svg:x="14.438cm" svg:y="15.721cm">
          <draw:text-box>
            <text:p><text:span text:style-name="T13">Heuristik</text:span></text:p>
          </draw:text-box>
        </draw:frame>
        <draw:frame draw:style-name="gr112" draw:text-style-name="P21" draw:layer="layout" svg:width="1.692cm" svg:height="0.603cm" svg:x="9.981cm" svg:y="17.773cm">
          <draw:text-box>
            <text:p><text:span text:style-name="T14">Agenten</text:span></text:p>
          </draw:text-box>
        </draw:frame>
        <draw:frame draw:style-name="gr113" draw:text-style-name="P21" draw:layer="layout" svg:width="4.105cm" svg:height="0.603cm" draw:transform="rotate (1.5707963267946) translate (7.096cm 16.085cm)">
          <draw:text-box>
            <text:p><text:span text:style-name="T14">Effektive Abdeckung in %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5" draw:text-style-name="P8" draw:layer="layout" svg:width="10.21cm" svg:height="6.953cm" svg:x="7.302cm" svg:y="2.572cm">
          <draw:image xlink:href="Pictures/2000040E0000280300001B4AD62C10A2.svm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emens Lode</meta:initial-creator>
    <meta:creation-date>2009-02-08T22:16:42.02</meta:creation-date>
    <meta:editing-duration>PT33H43M41S</meta:editing-duration>
    <meta:editing-cycles>17</meta:editing-cycles>
    <dc:date>2009-02-21T23:39:47.32</dc:date>
    <dc:creator>Clemens Lode</dc:creator>
    <meta:generator>OpenOffice.org/3.0$Win32 OpenOffice.org_project/300m9$Build-9358</meta:generator>
    <meta:document-statistic meta:object-count="37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chart:data-source-has-labels="both" svg:x="0.205cm" svg:y="0.139cm" svg:width="7.208cm" svg:height="6.631cm">
          <chart:axis chart:dimension="x" chart:name="primary-x" chart:style-name="ch4">
            <chart:title svg:x="2.892cm" svg:y="6.312cm" chart:style-name="ch5">
              <text:p>"max population"</text:p>
            </chart:title>
            <chart:categories table:cell-range-address="local-table.$A$2:.$A$18"/>
          </chart:axis>
          <chart:axis chart:dimension="y" chart:name="primary-y" chart:style-name="ch6">
            <chart:title svg:x="0.205cm" svg:y="4.371cm" chart:style-name="ch7">
              <text:p>Zeit in Sekunden</text:p>
            </chart:title>
            <chart:grid chart:style-name="ch8" chart:class="major"/>
          </chart:axis>
          <chart:series chart:style-name="ch9" chart:values-cell-range-address="local-table.$B$2:.$B$18" chart:label-cell-address="local-table.$B$1" chart:class="chart:bar">
            <chart:data-point chart:repeated="17"/>
          </chart:series>
          <chart:series chart:style-name="ch10" chart:values-cell-range-address="local-table.$C$2:.$C$18" chart:label-cell-address="local-table.$C$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 Schritte</text:p>
              </table:table-cell>
              <table:table-cell office:value-type="string">
                <text:p>2000 Schritte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3.7">
                <text:p>3.7</text:p>
              </table:table-cell>
              <table:table-cell office:value-type="float" office:value="13.9587">
                <text:p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